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_0.2_0.5_1000" table:style-name="ta1">
        <table:shapes>
          <draw:frame draw:z-index="0" draw:style-name="gr1" draw:text-style-name="P1" svg:width="250.79mm" svg:height="89.99mm" svg:x="81.76mm" svg:y="11.89mm">
            <draw:object draw:notify-on-update-of-ranges="'basic_0.2_0.5_1000'.A1:'basic_0.2_0.5_1000'.A1 'basic_0.2_0.5_1000'.A2:'basic_0.2_0.5_1000'.A1001 'basic_0.2_0.5_1000'.B1:'basic_0.2_0.5_1000'.B1 'basic_0.2_0.5_1000'.B2:'basic_0.2_0.5_1000'.B1001 'basic_0.2_0.5_1000'.C1:'basic_0.2_0.5_1000'.C1 'basic_0.2_0.5_1000'.C2:'basic_0.2_0.5_1000'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.32527132" calcext:value-type="float">
            <text:p>3.32527132</text:p>
          </table:table-cell>
          <table:table-cell office:value-type="float" office:value="3.40767795" calcext:value-type="float">
            <text:p>3.40767795</text:p>
          </table:table-cell>
          <table:table-cell office:value-type="float" office:value="3.44780544" calcext:value-type="float">
            <text:p>3.44780544</text:p>
          </table:table-cell>
        </table:table-row>
        <table:table-row table:style-name="ro1">
          <table:table-cell office:value-type="float" office:value="2.93201042" calcext:value-type="float">
            <text:p>2.93201042</text:p>
          </table:table-cell>
          <table:table-cell office:value-type="float" office:value="3.04860089" calcext:value-type="float">
            <text:p>3.04860089</text:p>
          </table:table-cell>
          <table:table-cell office:value-type="float" office:value="3.06519328" calcext:value-type="float">
            <text:p>3.06519328</text:p>
          </table:table-cell>
        </table:table-row>
        <table:table-row table:style-name="ro1">
          <table:table-cell office:value-type="float" office:value="2.68614942" calcext:value-type="float">
            <text:p>2.68614942</text:p>
          </table:table-cell>
          <table:table-cell office:value-type="float" office:value="2.78989379" calcext:value-type="float">
            <text:p>2.78989379</text:p>
          </table:table-cell>
          <table:table-cell office:value-type="float" office:value="2.79463648" calcext:value-type="float">
            <text:p>2.79463648</text:p>
          </table:table-cell>
        </table:table-row>
        <table:table-row table:style-name="ro1">
          <table:table-cell office:value-type="float" office:value="2.55728038" calcext:value-type="float">
            <text:p>2.55728038</text:p>
          </table:table-cell>
          <table:table-cell office:value-type="float" office:value="2.63037881" calcext:value-type="float">
            <text:p>2.63037881</text:p>
          </table:table-cell>
          <table:table-cell office:value-type="float" office:value="2.63235356" calcext:value-type="float">
            <text:p>2.63235356</text:p>
          </table:table-cell>
        </table:table-row>
        <table:table-row table:style-name="ro1">
          <table:table-cell office:value-type="float" office:value="2.49512442" calcext:value-type="float">
            <text:p>2.49512442</text:p>
          </table:table-cell>
          <table:table-cell office:value-type="float" office:value="2.53920592" calcext:value-type="float">
            <text:p>2.53920592</text:p>
          </table:table-cell>
          <table:table-cell office:value-type="float" office:value="2.54293403" calcext:value-type="float">
            <text:p>2.54293403</text:p>
          </table:table-cell>
        </table:table-row>
        <table:table-row table:style-name="ro1">
          <table:table-cell office:value-type="float" office:value="2.46591187" calcext:value-type="float">
            <text:p>2.46591187</text:p>
          </table:table-cell>
          <table:table-cell office:value-type="float" office:value="2.48876098" calcext:value-type="float">
            <text:p>2.48876098</text:p>
          </table:table-cell>
          <table:table-cell office:value-type="float" office:value="2.49563877" calcext:value-type="float">
            <text:p>2.49563877</text:p>
          </table:table-cell>
        </table:table-row>
        <table:table-row table:style-name="ro1">
          <table:table-cell office:value-type="float" office:value="2.45178747" calcext:value-type="float">
            <text:p>2.45178747</text:p>
          </table:table-cell>
          <table:table-cell office:value-type="float" office:value="2.46089437" calcext:value-type="float">
            <text:p>2.46089437</text:p>
          </table:table-cell>
          <table:table-cell office:value-type="float" office:value="2.47085275" calcext:value-type="float">
            <text:p>2.47085275</text:p>
          </table:table-cell>
        </table:table-row>
        <table:table-row table:style-name="ro1">
          <table:table-cell office:value-type="float" office:value="2.44428927" calcext:value-type="float">
            <text:p>2.44428927</text:p>
          </table:table-cell>
          <table:table-cell office:value-type="float" office:value="2.44506529" calcext:value-type="float">
            <text:p>2.44506529</text:p>
          </table:table-cell>
          <table:table-cell office:value-type="float" office:value="2.45758247" calcext:value-type="float">
            <text:p>2.45758247</text:p>
          </table:table-cell>
        </table:table-row>
        <table:table-row table:style-name="ro1">
          <table:table-cell office:value-type="float" office:value="2.43964158" calcext:value-type="float">
            <text:p>2.43964158</text:p>
          </table:table-cell>
          <table:table-cell office:value-type="float" office:value="2.43551839" calcext:value-type="float">
            <text:p>2.43551839</text:p>
          </table:table-cell>
          <table:table-cell office:value-type="float" office:value="2.45006804" calcext:value-type="float">
            <text:p>2.45006804</text:p>
          </table:table-cell>
        </table:table-row>
        <table:table-row table:style-name="ro1">
          <table:table-cell office:value-type="float" office:value="2.43621541" calcext:value-type="float">
            <text:p>2.43621541</text:p>
          </table:table-cell>
          <table:table-cell office:value-type="float" office:value="2.42921385" calcext:value-type="float">
            <text:p>2.42921385</text:p>
          </table:table-cell>
          <table:table-cell office:value-type="float" office:value="2.445402" calcext:value-type="float">
            <text:p>2.445402</text:p>
          </table:table-cell>
        </table:table-row>
        <table:table-row table:style-name="ro1">
          <table:table-cell office:value-type="float" office:value="2.43331647" calcext:value-type="float">
            <text:p>2.43331647</text:p>
          </table:table-cell>
          <table:table-cell office:value-type="float" office:value="2.42457309" calcext:value-type="float">
            <text:p>2.42457309</text:p>
          </table:table-cell>
          <table:table-cell office:value-type="float" office:value="2.44214439" calcext:value-type="float">
            <text:p>2.44214439</text:p>
          </table:table-cell>
        </table:table-row>
        <table:table-row table:style-name="ro1">
          <table:table-cell office:value-type="float" office:value="2.43064625" calcext:value-type="float">
            <text:p>2.43064625</text:p>
          </table:table-cell>
          <table:table-cell office:value-type="float" office:value="2.42078117" calcext:value-type="float">
            <text:p>2.42078117</text:p>
          </table:table-cell>
          <table:table-cell office:value-type="float" office:value="2.43958597" calcext:value-type="float">
            <text:p>2.43958597</text:p>
          </table:table-cell>
        </table:table-row>
        <table:table-row table:style-name="ro1">
          <table:table-cell office:value-type="float" office:value="2.42807261" calcext:value-type="float">
            <text:p>2.42807261</text:p>
          </table:table-cell>
          <table:table-cell office:value-type="float" office:value="2.4174161" calcext:value-type="float">
            <text:p>2.4174161</text:p>
          </table:table-cell>
          <table:table-cell office:value-type="float" office:value="2.43737542" calcext:value-type="float">
            <text:p>2.43737542</text:p>
          </table:table-cell>
        </table:table-row>
        <table:table-row table:style-name="ro1">
          <table:table-cell office:value-type="float" office:value="2.42553433" calcext:value-type="float">
            <text:p>2.42553433</text:p>
          </table:table-cell>
          <table:table-cell office:value-type="float" office:value="2.41425704" calcext:value-type="float">
            <text:p>2.41425704</text:p>
          </table:table-cell>
          <table:table-cell office:value-type="float" office:value="2.43533602" calcext:value-type="float">
            <text:p>2.43533602</text:p>
          </table:table-cell>
        </table:table-row>
        <table:table-row table:style-name="ro1">
          <table:table-cell office:value-type="float" office:value="2.42300137" calcext:value-type="float">
            <text:p>2.42300137</text:p>
          </table:table-cell>
          <table:table-cell office:value-type="float" office:value="2.41118634" calcext:value-type="float">
            <text:p>2.41118634</text:p>
          </table:table-cell>
          <table:table-cell office:value-type="float" office:value="2.43337671" calcext:value-type="float">
            <text:p>2.43337671</text:p>
          </table:table-cell>
        </table:table-row>
        <table:table-row table:style-name="ro1">
          <table:table-cell office:value-type="float" office:value="2.42045784" calcext:value-type="float">
            <text:p>2.42045784</text:p>
          </table:table-cell>
          <table:table-cell office:value-type="float" office:value="2.40813975" calcext:value-type="float">
            <text:p>2.40813975</text:p>
          </table:table-cell>
          <table:table-cell office:value-type="float" office:value="2.43144911" calcext:value-type="float">
            <text:p>2.43144911</text:p>
          </table:table-cell>
        </table:table-row>
        <table:table-row table:style-name="ro1">
          <table:table-cell office:value-type="float" office:value="2.41789447" calcext:value-type="float">
            <text:p>2.41789447</text:p>
          </table:table-cell>
          <table:table-cell office:value-type="float" office:value="2.405081" calcext:value-type="float">
            <text:p>2.405081</text:p>
          </table:table-cell>
          <table:table-cell office:value-type="float" office:value="2.42952649" calcext:value-type="float">
            <text:p>2.42952649</text:p>
          </table:table-cell>
        </table:table-row>
        <table:table-row table:style-name="ro1">
          <table:table-cell office:value-type="float" office:value="2.41530519" calcext:value-type="float">
            <text:p>2.41530519</text:p>
          </table:table-cell>
          <table:table-cell office:value-type="float" office:value="2.40198877" calcext:value-type="float">
            <text:p>2.40198877</text:p>
          </table:table-cell>
          <table:table-cell office:value-type="float" office:value="2.42759334" calcext:value-type="float">
            <text:p>2.42759334</text:p>
          </table:table-cell>
        </table:table-row>
        <table:table-row table:style-name="ro1">
          <table:table-cell office:value-type="float" office:value="2.41268546" calcext:value-type="float">
            <text:p>2.41268546</text:p>
          </table:table-cell>
          <table:table-cell office:value-type="float" office:value="2.39884974" calcext:value-type="float">
            <text:p>2.39884974</text:p>
          </table:table-cell>
          <table:table-cell office:value-type="float" office:value="2.42564008" calcext:value-type="float">
            <text:p>2.42564008</text:p>
          </table:table-cell>
        </table:table-row>
        <table:table-row table:style-name="ro1">
          <table:table-cell office:value-type="float" office:value="2.41003148" calcext:value-type="float">
            <text:p>2.41003148</text:p>
          </table:table-cell>
          <table:table-cell office:value-type="float" office:value="2.39565509" calcext:value-type="float">
            <text:p>2.39565509</text:p>
          </table:table-cell>
          <table:table-cell office:value-type="float" office:value="2.42366028" calcext:value-type="float">
            <text:p>2.42366028</text:p>
          </table:table-cell>
        </table:table-row>
        <table:table-row table:style-name="ro1">
          <table:table-cell office:value-type="float" office:value="2.40733985" calcext:value-type="float">
            <text:p>2.40733985</text:p>
          </table:table-cell>
          <table:table-cell office:value-type="float" office:value="2.39239843" calcext:value-type="float">
            <text:p>2.39239843</text:p>
          </table:table-cell>
          <table:table-cell office:value-type="float" office:value="2.42164924" calcext:value-type="float">
            <text:p>2.42164924</text:p>
          </table:table-cell>
        </table:table-row>
        <table:table-row table:style-name="ro1">
          <table:table-cell office:value-type="float" office:value="2.40460735" calcext:value-type="float">
            <text:p>2.40460735</text:p>
          </table:table-cell>
          <table:table-cell office:value-type="float" office:value="2.3890748" calcext:value-type="float">
            <text:p>2.3890748</text:p>
          </table:table-cell>
          <table:table-cell office:value-type="float" office:value="2.41960321" calcext:value-type="float">
            <text:p>2.41960321</text:p>
          </table:table-cell>
        </table:table-row>
        <table:table-row table:style-name="ro1">
          <table:table-cell office:value-type="float" office:value="2.40183091" calcext:value-type="float">
            <text:p>2.40183091</text:p>
          </table:table-cell>
          <table:table-cell office:value-type="float" office:value="2.38568007" calcext:value-type="float">
            <text:p>2.38568007</text:p>
          </table:table-cell>
          <table:table-cell office:value-type="float" office:value="2.41751894" calcext:value-type="float">
            <text:p>2.41751894</text:p>
          </table:table-cell>
        </table:table-row>
        <table:table-row table:style-name="ro1">
          <table:table-cell office:value-type="float" office:value="2.39900752" calcext:value-type="float">
            <text:p>2.39900752</text:p>
          </table:table-cell>
          <table:table-cell office:value-type="float" office:value="2.38221056" calcext:value-type="float">
            <text:p>2.38221056</text:p>
          </table:table-cell>
          <table:table-cell office:value-type="float" office:value="2.41539346" calcext:value-type="float">
            <text:p>2.41539346</text:p>
          </table:table-cell>
        </table:table-row>
        <table:table-row table:style-name="ro1">
          <table:table-cell office:value-type="float" office:value="2.39613423" calcext:value-type="float">
            <text:p>2.39613423</text:p>
          </table:table-cell>
          <table:table-cell office:value-type="float" office:value="2.37866293" calcext:value-type="float">
            <text:p>2.37866293</text:p>
          </table:table-cell>
          <table:table-cell office:value-type="float" office:value="2.41322394" calcext:value-type="float">
            <text:p>2.41322394</text:p>
          </table:table-cell>
        </table:table-row>
        <table:table-row table:style-name="ro1">
          <table:table-cell office:value-type="float" office:value="2.39320813" calcext:value-type="float">
            <text:p>2.39320813</text:p>
          </table:table-cell>
          <table:table-cell office:value-type="float" office:value="2.37503401" calcext:value-type="float">
            <text:p>2.37503401</text:p>
          </table:table-cell>
          <table:table-cell office:value-type="float" office:value="2.41100763" calcext:value-type="float">
            <text:p>2.41100763</text:p>
          </table:table-cell>
        </table:table-row>
        <table:table-row table:style-name="ro1">
          <table:table-cell office:value-type="float" office:value="2.39022638" calcext:value-type="float">
            <text:p>2.39022638</text:p>
          </table:table-cell>
          <table:table-cell office:value-type="float" office:value="2.37132078" calcext:value-type="float">
            <text:p>2.37132078</text:p>
          </table:table-cell>
          <table:table-cell office:value-type="float" office:value="2.40874183" calcext:value-type="float">
            <text:p>2.40874183</text:p>
          </table:table-cell>
        </table:table-row>
        <table:table-row table:style-name="ro1">
          <table:table-cell office:value-type="float" office:value="2.38718616" calcext:value-type="float">
            <text:p>2.38718616</text:p>
          </table:table-cell>
          <table:table-cell office:value-type="float" office:value="2.36752031" calcext:value-type="float">
            <text:p>2.36752031</text:p>
          </table:table-cell>
          <table:table-cell office:value-type="float" office:value="2.40642384" calcext:value-type="float">
            <text:p>2.40642384</text:p>
          </table:table-cell>
        </table:table-row>
        <table:table-row table:style-name="ro1">
          <table:table-cell office:value-type="float" office:value="2.38408471" calcext:value-type="float">
            <text:p>2.38408471</text:p>
          </table:table-cell>
          <table:table-cell office:value-type="float" office:value="2.36362979" calcext:value-type="float">
            <text:p>2.36362979</text:p>
          </table:table-cell>
          <table:table-cell office:value-type="float" office:value="2.40405095" calcext:value-type="float">
            <text:p>2.40405095</text:p>
          </table:table-cell>
        </table:table-row>
        <table:table-row table:style-name="ro1">
          <table:table-cell office:value-type="float" office:value="2.3809193" calcext:value-type="float">
            <text:p>2.3809193</text:p>
          </table:table-cell>
          <table:table-cell office:value-type="float" office:value="2.35964647" calcext:value-type="float">
            <text:p>2.35964647</text:p>
          </table:table-cell>
          <table:table-cell office:value-type="float" office:value="2.40162046" calcext:value-type="float">
            <text:p>2.40162046</text:p>
          </table:table-cell>
        </table:table-row>
        <table:table-row table:style-name="ro1">
          <table:table-cell office:value-type="float" office:value="2.37768725" calcext:value-type="float">
            <text:p>2.37768725</text:p>
          </table:table-cell>
          <table:table-cell office:value-type="float" office:value="2.35556771" calcext:value-type="float">
            <text:p>2.35556771</text:p>
          </table:table-cell>
          <table:table-cell office:value-type="float" office:value="2.39912966" calcext:value-type="float">
            <text:p>2.39912966</text:p>
          </table:table-cell>
        </table:table-row>
        <table:table-row table:style-name="ro1">
          <table:table-cell office:value-type="float" office:value="2.37438596" calcext:value-type="float">
            <text:p>2.37438596</text:p>
          </table:table-cell>
          <table:table-cell office:value-type="float" office:value="2.35139093" calcext:value-type="float">
            <text:p>2.35139093</text:p>
          </table:table-cell>
          <table:table-cell office:value-type="float" office:value="2.39657583" calcext:value-type="float">
            <text:p>2.39657583</text:p>
          </table:table-cell>
        </table:table-row>
        <table:table-row table:style-name="ro1">
          <table:table-cell office:value-type="float" office:value="2.37101283" calcext:value-type="float">
            <text:p>2.37101283</text:p>
          </table:table-cell>
          <table:table-cell office:value-type="float" office:value="2.34711365" calcext:value-type="float">
            <text:p>2.34711365</text:p>
          </table:table-cell>
          <table:table-cell office:value-type="float" office:value="2.39395624" calcext:value-type="float">
            <text:p>2.39395624</text:p>
          </table:table-cell>
        </table:table-row>
        <table:table-row table:style-name="ro1">
          <table:table-cell office:value-type="float" office:value="2.36756535" calcext:value-type="float">
            <text:p>2.36756535</text:p>
          </table:table-cell>
          <table:table-cell office:value-type="float" office:value="2.3427335" calcext:value-type="float">
            <text:p>2.3427335</text:p>
          </table:table-cell>
          <table:table-cell office:value-type="float" office:value="2.39126817" calcext:value-type="float">
            <text:p>2.39126817</text:p>
          </table:table-cell>
        </table:table-row>
        <table:table-row table:style-name="ro1">
          <table:table-cell office:value-type="float" office:value="2.36404107" calcext:value-type="float">
            <text:p>2.36404107</text:p>
          </table:table-cell>
          <table:table-cell office:value-type="float" office:value="2.33824819" calcext:value-type="float">
            <text:p>2.33824819</text:p>
          </table:table-cell>
          <table:table-cell office:value-type="float" office:value="2.38850888" calcext:value-type="float">
            <text:p>2.38850888</text:p>
          </table:table-cell>
        </table:table-row>
        <table:table-row table:style-name="ro1">
          <table:table-cell office:value-type="float" office:value="2.36043758" calcext:value-type="float">
            <text:p>2.36043758</text:p>
          </table:table-cell>
          <table:table-cell office:value-type="float" office:value="2.33365556" calcext:value-type="float">
            <text:p>2.33365556</text:p>
          </table:table-cell>
          <table:table-cell office:value-type="float" office:value="2.38567564" calcext:value-type="float">
            <text:p>2.38567564</text:p>
          </table:table-cell>
        </table:table-row>
        <table:table-row table:style-name="ro1">
          <table:table-cell office:value-type="float" office:value="2.35675255" calcext:value-type="float">
            <text:p>2.35675255</text:p>
          </table:table-cell>
          <table:table-cell office:value-type="float" office:value="2.32895354" calcext:value-type="float">
            <text:p>2.32895354</text:p>
          </table:table-cell>
          <table:table-cell office:value-type="float" office:value="2.38276573" calcext:value-type="float">
            <text:p>2.38276573</text:p>
          </table:table-cell>
        </table:table-row>
        <table:table-row table:style-name="ro1">
          <table:table-cell office:value-type="float" office:value="2.35298372" calcext:value-type="float">
            <text:p>2.35298372</text:p>
          </table:table-cell>
          <table:table-cell office:value-type="float" office:value="2.32414021" calcext:value-type="float">
            <text:p>2.32414021</text:p>
          </table:table-cell>
          <table:table-cell office:value-type="float" office:value="2.37977644" calcext:value-type="float">
            <text:p>2.37977644</text:p>
          </table:table-cell>
        </table:table-row>
        <table:table-row table:style-name="ro1">
          <table:table-cell office:value-type="float" office:value="2.34912891" calcext:value-type="float">
            <text:p>2.34912891</text:p>
          </table:table-cell>
          <table:table-cell office:value-type="float" office:value="2.31921375" calcext:value-type="float">
            <text:p>2.31921375</text:p>
          </table:table-cell>
          <table:table-cell office:value-type="float" office:value="2.37670508" calcext:value-type="float">
            <text:p>2.37670508</text:p>
          </table:table-cell>
        </table:table-row>
        <table:table-row table:style-name="ro1">
          <table:table-cell office:value-type="float" office:value="2.34518598" calcext:value-type="float">
            <text:p>2.34518598</text:p>
          </table:table-cell>
          <table:table-cell office:value-type="float" office:value="2.31417249" calcext:value-type="float">
            <text:p>2.31417249</text:p>
          </table:table-cell>
          <table:table-cell office:value-type="float" office:value="2.37354899" calcext:value-type="float">
            <text:p>2.37354899</text:p>
          </table:table-cell>
        </table:table-row>
        <table:table-row table:style-name="ro1">
          <table:table-cell office:value-type="float" office:value="2.34115292" calcext:value-type="float">
            <text:p>2.34115292</text:p>
          </table:table-cell>
          <table:table-cell office:value-type="float" office:value="2.30901491" calcext:value-type="float">
            <text:p>2.30901491</text:p>
          </table:table-cell>
          <table:table-cell office:value-type="float" office:value="2.37030554" calcext:value-type="float">
            <text:p>2.37030554</text:p>
          </table:table-cell>
        </table:table-row>
        <table:table-row table:style-name="ro1">
          <table:table-cell office:value-type="float" office:value="2.33702776" calcext:value-type="float">
            <text:p>2.33702776</text:p>
          </table:table-cell>
          <table:table-cell office:value-type="float" office:value="2.30373963" calcext:value-type="float">
            <text:p>2.30373963</text:p>
          </table:table-cell>
          <table:table-cell office:value-type="float" office:value="2.36697211" calcext:value-type="float">
            <text:p>2.36697211</text:p>
          </table:table-cell>
        </table:table-row>
        <table:table-row table:style-name="ro1">
          <table:table-cell office:value-type="float" office:value="2.33280866" calcext:value-type="float">
            <text:p>2.33280866</text:p>
          </table:table-cell>
          <table:table-cell office:value-type="float" office:value="2.29834542" calcext:value-type="float">
            <text:p>2.29834542</text:p>
          </table:table-cell>
          <table:table-cell office:value-type="float" office:value="2.36354617" calcext:value-type="float">
            <text:p>2.36354617</text:p>
          </table:table-cell>
        </table:table-row>
        <table:table-row table:style-name="ro1">
          <table:table-cell office:value-type="float" office:value="2.32849383" calcext:value-type="float">
            <text:p>2.32849383</text:p>
          </table:table-cell>
          <table:table-cell office:value-type="float" office:value="2.29283124" calcext:value-type="float">
            <text:p>2.29283124</text:p>
          </table:table-cell>
          <table:table-cell office:value-type="float" office:value="2.36002521" calcext:value-type="float">
            <text:p>2.36002521</text:p>
          </table:table-cell>
        </table:table-row>
        <table:table-row table:style-name="ro1">
          <table:table-cell office:value-type="float" office:value="2.32408161" calcext:value-type="float">
            <text:p>2.32408161</text:p>
          </table:table-cell>
          <table:table-cell office:value-type="float" office:value="2.28719617" calcext:value-type="float">
            <text:p>2.28719617</text:p>
          </table:table-cell>
          <table:table-cell office:value-type="float" office:value="2.35640678" calcext:value-type="float">
            <text:p>2.35640678</text:p>
          </table:table-cell>
        </table:table-row>
        <table:table-row table:style-name="ro1">
          <table:table-cell office:value-type="float" office:value="2.31957042" calcext:value-type="float">
            <text:p>2.31957042</text:p>
          </table:table-cell>
          <table:table-cell office:value-type="float" office:value="2.28143952" calcext:value-type="float">
            <text:p>2.28143952</text:p>
          </table:table-cell>
          <table:table-cell office:value-type="float" office:value="2.35268853" calcext:value-type="float">
            <text:p>2.35268853</text:p>
          </table:table-cell>
        </table:table-row>
        <table:table-row table:style-name="ro1">
          <table:table-cell office:value-type="float" office:value="2.31495879" calcext:value-type="float">
            <text:p>2.31495879</text:p>
          </table:table-cell>
          <table:table-cell office:value-type="float" office:value="2.27556073" calcext:value-type="float">
            <text:p>2.27556073</text:p>
          </table:table-cell>
          <table:table-cell office:value-type="float" office:value="2.34886815" calcext:value-type="float">
            <text:p>2.34886815</text:p>
          </table:table-cell>
        </table:table-row>
        <table:table-row table:style-name="ro1">
          <table:table-cell office:value-type="float" office:value="2.31024534" calcext:value-type="float">
            <text:p>2.31024534</text:p>
          </table:table-cell>
          <table:table-cell office:value-type="float" office:value="2.26955946" calcext:value-type="float">
            <text:p>2.26955946</text:p>
          </table:table-cell>
          <table:table-cell office:value-type="float" office:value="2.34494343" calcext:value-type="float">
            <text:p>2.34494343</text:p>
          </table:table-cell>
        </table:table-row>
        <table:table-row table:style-name="ro1">
          <table:table-cell office:value-type="float" office:value="2.30542882" calcext:value-type="float">
            <text:p>2.30542882</text:p>
          </table:table-cell>
          <table:table-cell office:value-type="float" office:value="2.26343554" calcext:value-type="float">
            <text:p>2.26343554</text:p>
          </table:table-cell>
          <table:table-cell office:value-type="float" office:value="2.34091226" calcext:value-type="float">
            <text:p>2.34091226</text:p>
          </table:table-cell>
        </table:table-row>
        <table:table-row table:style-name="ro1">
          <table:table-cell office:value-type="float" office:value="2.30050808" calcext:value-type="float">
            <text:p>2.30050808</text:p>
          </table:table-cell>
          <table:table-cell office:value-type="float" office:value="2.25718899" calcext:value-type="float">
            <text:p>2.25718899</text:p>
          </table:table-cell>
          <table:table-cell office:value-type="float" office:value="2.3367726" calcext:value-type="float">
            <text:p>2.3367726</text:p>
          </table:table-cell>
        </table:table-row>
        <table:table-row table:style-name="ro1">
          <table:table-cell office:value-type="float" office:value="2.29548209" calcext:value-type="float">
            <text:p>2.29548209</text:p>
          </table:table-cell>
          <table:table-cell office:value-type="float" office:value="2.25082005" calcext:value-type="float">
            <text:p>2.25082005</text:p>
          </table:table-cell>
          <table:table-cell office:value-type="float" office:value="2.33252257" calcext:value-type="float">
            <text:p>2.33252257</text:p>
          </table:table-cell>
        </table:table-row>
        <table:table-row table:style-name="ro1">
          <table:table-cell office:value-type="float" office:value="2.29034992" calcext:value-type="float">
            <text:p>2.29034992</text:p>
          </table:table-cell>
          <table:table-cell office:value-type="float" office:value="2.24432912" calcext:value-type="float">
            <text:p>2.24432912</text:p>
          </table:table-cell>
          <table:table-cell office:value-type="float" office:value="2.32816036" calcext:value-type="float">
            <text:p>2.32816036</text:p>
          </table:table-cell>
        </table:table-row>
        <table:table-row table:style-name="ro1">
          <table:table-cell office:value-type="float" office:value="2.28511077" calcext:value-type="float">
            <text:p>2.28511077</text:p>
          </table:table-cell>
          <table:table-cell office:value-type="float" office:value="2.23771684" calcext:value-type="float">
            <text:p>2.23771684</text:p>
          </table:table-cell>
          <table:table-cell office:value-type="float" office:value="2.3236843" calcext:value-type="float">
            <text:p>2.3236843</text:p>
          </table:table-cell>
        </table:table-row>
        <table:table-row table:style-name="ro1">
          <table:table-cell office:value-type="float" office:value="2.27976396" calcext:value-type="float">
            <text:p>2.27976396</text:p>
          </table:table-cell>
          <table:table-cell office:value-type="float" office:value="2.23098403" calcext:value-type="float">
            <text:p>2.23098403</text:p>
          </table:table-cell>
          <table:table-cell office:value-type="float" office:value="2.31909286" calcext:value-type="float">
            <text:p>2.31909286</text:p>
          </table:table-cell>
        </table:table-row>
        <table:table-row table:style-name="ro1">
          <table:table-cell office:value-type="float" office:value="2.27430891" calcext:value-type="float">
            <text:p>2.27430891</text:p>
          </table:table-cell>
          <table:table-cell office:value-type="float" office:value="2.22413172" calcext:value-type="float">
            <text:p>2.22413172</text:p>
          </table:table-cell>
          <table:table-cell office:value-type="float" office:value="2.31438465" calcext:value-type="float">
            <text:p>2.31438465</text:p>
          </table:table-cell>
        </table:table-row>
        <table:table-row table:style-name="ro1">
          <table:table-cell office:value-type="float" office:value="2.2687452" calcext:value-type="float">
            <text:p>2.2687452</text:p>
          </table:table-cell>
          <table:table-cell office:value-type="float" office:value="2.21716116" calcext:value-type="float">
            <text:p>2.21716116</text:p>
          </table:table-cell>
          <table:table-cell office:value-type="float" office:value="2.30955841" calcext:value-type="float">
            <text:p>2.30955841</text:p>
          </table:table-cell>
        </table:table-row>
        <table:table-row table:style-name="ro1">
          <table:table-cell office:value-type="float" office:value="2.26307248" calcext:value-type="float">
            <text:p>2.26307248</text:p>
          </table:table-cell>
          <table:table-cell office:value-type="float" office:value="2.21007378" calcext:value-type="float">
            <text:p>2.21007378</text:p>
          </table:table-cell>
          <table:table-cell office:value-type="float" office:value="2.30461303" calcext:value-type="float">
            <text:p>2.30461303</text:p>
          </table:table-cell>
        </table:table-row>
        <table:table-row table:style-name="ro1">
          <table:table-cell office:value-type="float" office:value="2.25729057" calcext:value-type="float">
            <text:p>2.25729057</text:p>
          </table:table-cell>
          <table:table-cell office:value-type="float" office:value="2.20287122" calcext:value-type="float">
            <text:p>2.20287122</text:p>
          </table:table-cell>
          <table:table-cell office:value-type="float" office:value="2.29954758" calcext:value-type="float">
            <text:p>2.29954758</text:p>
          </table:table-cell>
        </table:table-row>
        <table:table-row table:style-name="ro1">
          <table:table-cell office:value-type="float" office:value="2.25139936" calcext:value-type="float">
            <text:p>2.25139936</text:p>
          </table:table-cell>
          <table:table-cell office:value-type="float" office:value="2.19555535" calcext:value-type="float">
            <text:p>2.19555535</text:p>
          </table:table-cell>
          <table:table-cell office:value-type="float" office:value="2.29436127" calcext:value-type="float">
            <text:p>2.29436127</text:p>
          </table:table-cell>
        </table:table-row>
        <table:table-row table:style-name="ro1">
          <table:table-cell office:value-type="float" office:value="2.2453989" calcext:value-type="float">
            <text:p>2.2453989</text:p>
          </table:table-cell>
          <table:table-cell office:value-type="float" office:value="2.1881282" calcext:value-type="float">
            <text:p>2.1881282</text:p>
          </table:table-cell>
          <table:table-cell office:value-type="float" office:value="2.28905348" calcext:value-type="float">
            <text:p>2.28905348</text:p>
          </table:table-cell>
        </table:table-row>
        <table:table-row table:style-name="ro1">
          <table:table-cell office:value-type="float" office:value="2.23928934" calcext:value-type="float">
            <text:p>2.23928934</text:p>
          </table:table-cell>
          <table:table-cell office:value-type="float" office:value="2.18059203" calcext:value-type="float">
            <text:p>2.18059203</text:p>
          </table:table-cell>
          <table:table-cell office:value-type="float" office:value="2.28362376" calcext:value-type="float">
            <text:p>2.28362376</text:p>
          </table:table-cell>
        </table:table-row>
        <table:table-row table:style-name="ro1">
          <table:table-cell office:value-type="float" office:value="2.23307095" calcext:value-type="float">
            <text:p>2.23307095</text:p>
          </table:table-cell>
          <table:table-cell office:value-type="float" office:value="2.17294927" calcext:value-type="float">
            <text:p>2.17294927</text:p>
          </table:table-cell>
          <table:table-cell office:value-type="float" office:value="2.27807185" calcext:value-type="float">
            <text:p>2.27807185</text:p>
          </table:table-cell>
        </table:table-row>
        <table:table-row table:style-name="ro1">
          <table:table-cell office:value-type="float" office:value="2.22674411" calcext:value-type="float">
            <text:p>2.22674411</text:p>
          </table:table-cell>
          <table:table-cell office:value-type="float" office:value="2.16520257" calcext:value-type="float">
            <text:p>2.16520257</text:p>
          </table:table-cell>
          <table:table-cell office:value-type="float" office:value="2.27239763" calcext:value-type="float">
            <text:p>2.27239763</text:p>
          </table:table-cell>
        </table:table-row>
        <table:table-row table:style-name="ro1">
          <table:table-cell office:value-type="float" office:value="2.22030932" calcext:value-type="float">
            <text:p>2.22030932</text:p>
          </table:table-cell>
          <table:table-cell office:value-type="float" office:value="2.15735474" calcext:value-type="float">
            <text:p>2.15735474</text:p>
          </table:table-cell>
          <table:table-cell office:value-type="float" office:value="2.26660118" calcext:value-type="float">
            <text:p>2.26660118</text:p>
          </table:table-cell>
        </table:table-row>
        <table:table-row table:style-name="ro1">
          <table:table-cell office:value-type="float" office:value="2.21376718" calcext:value-type="float">
            <text:p>2.21376718</text:p>
          </table:table-cell>
          <table:table-cell office:value-type="float" office:value="2.14940877" calcext:value-type="float">
            <text:p>2.14940877</text:p>
          </table:table-cell>
          <table:table-cell office:value-type="float" office:value="2.26068276" calcext:value-type="float">
            <text:p>2.26068276</text:p>
          </table:table-cell>
        </table:table-row>
        <table:table-row table:style-name="ro1">
          <table:table-cell office:value-type="float" office:value="2.2071184" calcext:value-type="float">
            <text:p>2.2071184</text:p>
          </table:table-cell>
          <table:table-cell office:value-type="float" office:value="2.14136783" calcext:value-type="float">
            <text:p>2.14136783</text:p>
          </table:table-cell>
          <table:table-cell office:value-type="float" office:value="2.25464279" calcext:value-type="float">
            <text:p>2.25464279</text:p>
          </table:table-cell>
        </table:table-row>
        <table:table-row table:style-name="ro1">
          <table:table-cell office:value-type="float" office:value="2.20036381" calcext:value-type="float">
            <text:p>2.20036381</text:p>
          </table:table-cell>
          <table:table-cell office:value-type="float" office:value="2.13323527" calcext:value-type="float">
            <text:p>2.13323527</text:p>
          </table:table-cell>
          <table:table-cell office:value-type="float" office:value="2.2484819" calcext:value-type="float">
            <text:p>2.2484819</text:p>
          </table:table-cell>
        </table:table-row>
        <table:table-row table:style-name="ro1">
          <table:table-cell office:value-type="float" office:value="2.19350433" calcext:value-type="float">
            <text:p>2.19350433</text:p>
          </table:table-cell>
          <table:table-cell office:value-type="float" office:value="2.12501457" calcext:value-type="float">
            <text:p>2.12501457</text:p>
          </table:table-cell>
          <table:table-cell office:value-type="float" office:value="2.24220086" calcext:value-type="float">
            <text:p>2.24220086</text:p>
          </table:table-cell>
        </table:table-row>
        <table:table-row table:style-name="ro1">
          <table:table-cell office:value-type="float" office:value="2.18654098" calcext:value-type="float">
            <text:p>2.18654098</text:p>
          </table:table-cell>
          <table:table-cell office:value-type="float" office:value="2.11670938" calcext:value-type="float">
            <text:p>2.11670938</text:p>
          </table:table-cell>
          <table:table-cell office:value-type="float" office:value="2.23580064" calcext:value-type="float">
            <text:p>2.23580064</text:p>
          </table:table-cell>
        </table:table-row>
        <table:table-row table:style-name="ro1">
          <table:table-cell office:value-type="float" office:value="2.17947487" calcext:value-type="float">
            <text:p>2.17947487</text:p>
          </table:table-cell>
          <table:table-cell office:value-type="float" office:value="2.10832349" calcext:value-type="float">
            <text:p>2.10832349</text:p>
          </table:table-cell>
          <table:table-cell office:value-type="float" office:value="2.22928238" calcext:value-type="float">
            <text:p>2.22928238</text:p>
          </table:table-cell>
        </table:table-row>
        <table:table-row table:style-name="ro1">
          <table:table-cell office:value-type="float" office:value="2.17230722" calcext:value-type="float">
            <text:p>2.17230722</text:p>
          </table:table-cell>
          <table:table-cell office:value-type="float" office:value="2.09986081" calcext:value-type="float">
            <text:p>2.09986081</text:p>
          </table:table-cell>
          <table:table-cell office:value-type="float" office:value="2.2226474" calcext:value-type="float">
            <text:p>2.2226474</text:p>
          </table:table-cell>
        </table:table-row>
        <table:table-row table:style-name="ro1">
          <table:table-cell office:value-type="float" office:value="2.16503932" calcext:value-type="float">
            <text:p>2.16503932</text:p>
          </table:table-cell>
          <table:table-cell office:value-type="float" office:value="2.09132538" calcext:value-type="float">
            <text:p>2.09132538</text:p>
          </table:table-cell>
          <table:table-cell office:value-type="float" office:value="2.21589717" calcext:value-type="float">
            <text:p>2.21589717</text:p>
          </table:table-cell>
        </table:table-row>
        <table:table-row table:style-name="ro1">
          <table:table-cell office:value-type="float" office:value="2.15767256" calcext:value-type="float">
            <text:p>2.15767256</text:p>
          </table:table-cell>
          <table:table-cell office:value-type="float" office:value="2.08272135" calcext:value-type="float">
            <text:p>2.08272135</text:p>
          </table:table-cell>
          <table:table-cell office:value-type="float" office:value="2.20903334" calcext:value-type="float">
            <text:p>2.20903334</text:p>
          </table:table-cell>
        </table:table-row>
        <table:table-row table:style-name="ro1">
          <table:table-cell office:value-type="float" office:value="2.15020842" calcext:value-type="float">
            <text:p>2.15020842</text:p>
          </table:table-cell>
          <table:table-cell office:value-type="float" office:value="2.07405297" calcext:value-type="float">
            <text:p>2.07405297</text:p>
          </table:table-cell>
          <table:table-cell office:value-type="float" office:value="2.20205773" calcext:value-type="float">
            <text:p>2.20205773</text:p>
          </table:table-cell>
        </table:table-row>
        <table:table-row table:style-name="ro1">
          <table:table-cell office:value-type="float" office:value="2.14264844" calcext:value-type="float">
            <text:p>2.14264844</text:p>
          </table:table-cell>
          <table:table-cell office:value-type="float" office:value="2.06532458" calcext:value-type="float">
            <text:p>2.06532458</text:p>
          </table:table-cell>
          <table:table-cell office:value-type="float" office:value="2.19497231" calcext:value-type="float">
            <text:p>2.19497231</text:p>
          </table:table-cell>
        </table:table-row>
        <table:table-row table:style-name="ro1">
          <table:table-cell office:value-type="float" office:value="2.13499426" calcext:value-type="float">
            <text:p>2.13499426</text:p>
          </table:table-cell>
          <table:table-cell office:value-type="float" office:value="2.05654058" calcext:value-type="float">
            <text:p>2.05654058</text:p>
          </table:table-cell>
          <table:table-cell office:value-type="float" office:value="2.1877792" calcext:value-type="float">
            <text:p>2.1877792</text:p>
          </table:table-cell>
        </table:table-row>
        <table:table-row table:style-name="ro1">
          <table:table-cell office:value-type="float" office:value="2.12724758" calcext:value-type="float">
            <text:p>2.12724758</text:p>
          </table:table-cell>
          <table:table-cell office:value-type="float" office:value="2.04770547" calcext:value-type="float">
            <text:p>2.04770547</text:p>
          </table:table-cell>
          <table:table-cell office:value-type="float" office:value="2.18048067" calcext:value-type="float">
            <text:p>2.18048067</text:p>
          </table:table-cell>
        </table:table-row>
        <table:table-row table:style-name="ro1">
          <table:table-cell office:value-type="float" office:value="2.1194102" calcext:value-type="float">
            <text:p>2.1194102</text:p>
          </table:table-cell>
          <table:table-cell office:value-type="float" office:value="2.03882376" calcext:value-type="float">
            <text:p>2.03882376</text:p>
          </table:table-cell>
          <table:table-cell office:value-type="float" office:value="2.17307916" calcext:value-type="float">
            <text:p>2.17307916</text:p>
          </table:table-cell>
        </table:table-row>
        <table:table-row table:style-name="ro1">
          <table:table-cell office:value-type="float" office:value="2.11148395" calcext:value-type="float">
            <text:p>2.11148395</text:p>
          </table:table-cell>
          <table:table-cell office:value-type="float" office:value="2.02990003" calcext:value-type="float">
            <text:p>2.02990003</text:p>
          </table:table-cell>
          <table:table-cell office:value-type="float" office:value="2.1655772" calcext:value-type="float">
            <text:p>2.1655772</text:p>
          </table:table-cell>
        </table:table-row>
        <table:table-row table:style-name="ro1">
          <table:table-cell office:value-type="float" office:value="2.10347077" calcext:value-type="float">
            <text:p>2.10347077</text:p>
          </table:table-cell>
          <table:table-cell office:value-type="float" office:value="2.02093889" calcext:value-type="float">
            <text:p>2.02093889</text:p>
          </table:table-cell>
          <table:table-cell office:value-type="float" office:value="2.15797751" calcext:value-type="float">
            <text:p>2.15797751</text:p>
          </table:table-cell>
        </table:table-row>
        <table:table-row table:style-name="ro1">
          <table:table-cell office:value-type="float" office:value="2.09537264" calcext:value-type="float">
            <text:p>2.09537264</text:p>
          </table:table-cell>
          <table:table-cell office:value-type="float" office:value="2.01194494" calcext:value-type="float">
            <text:p>2.01194494</text:p>
          </table:table-cell>
          <table:table-cell office:value-type="float" office:value="2.15028289" calcext:value-type="float">
            <text:p>2.15028289</text:p>
          </table:table-cell>
        </table:table-row>
        <table:table-row table:style-name="ro1">
          <table:table-cell office:value-type="float" office:value="2.08719163" calcext:value-type="float">
            <text:p>2.08719163</text:p>
          </table:table-cell>
          <table:table-cell office:value-type="float" office:value="2.0029228" calcext:value-type="float">
            <text:p>2.0029228</text:p>
          </table:table-cell>
          <table:table-cell office:value-type="float" office:value="2.14249627" calcext:value-type="float">
            <text:p>2.14249627</text:p>
          </table:table-cell>
        </table:table-row>
        <table:table-row table:style-name="ro1">
          <table:table-cell office:value-type="float" office:value="2.07892985" calcext:value-type="float">
            <text:p>2.07892985</text:p>
          </table:table-cell>
          <table:table-cell office:value-type="float" office:value="1.99387708" calcext:value-type="float">
            <text:p>1.99387708</text:p>
          </table:table-cell>
          <table:table-cell office:value-type="float" office:value="2.13462072" calcext:value-type="float">
            <text:p>2.13462072</text:p>
          </table:table-cell>
        </table:table-row>
        <table:table-row table:style-name="ro1">
          <table:table-cell office:value-type="float" office:value="2.07058951" calcext:value-type="float">
            <text:p>2.07058951</text:p>
          </table:table-cell>
          <table:table-cell office:value-type="float" office:value="1.98481237" calcext:value-type="float">
            <text:p>1.98481237</text:p>
          </table:table-cell>
          <table:table-cell office:value-type="float" office:value="2.12665939" calcext:value-type="float">
            <text:p>2.12665939</text:p>
          </table:table-cell>
        </table:table-row>
        <table:table-row table:style-name="ro1">
          <table:table-cell office:value-type="float" office:value="2.06217284" calcext:value-type="float">
            <text:p>2.06217284</text:p>
          </table:table-cell>
          <table:table-cell office:value-type="float" office:value="1.97573322" calcext:value-type="float">
            <text:p>1.97573322</text:p>
          </table:table-cell>
          <table:table-cell office:value-type="float" office:value="2.11861552" calcext:value-type="float">
            <text:p>2.11861552</text:p>
          </table:table-cell>
        </table:table-row>
        <table:table-row table:style-name="ro1">
          <table:table-cell office:value-type="float" office:value="2.05368216" calcext:value-type="float">
            <text:p>2.05368216</text:p>
          </table:table-cell>
          <table:table-cell office:value-type="float" office:value="1.96664413" calcext:value-type="float">
            <text:p>1.96664413</text:p>
          </table:table-cell>
          <table:table-cell office:value-type="float" office:value="2.11049249" calcext:value-type="float">
            <text:p>2.11049249</text:p>
          </table:table-cell>
        </table:table-row>
        <table:table-row table:style-name="ro1">
          <table:table-cell office:value-type="float" office:value="2.04511986" calcext:value-type="float">
            <text:p>2.04511986</text:p>
          </table:table-cell>
          <table:table-cell office:value-type="float" office:value="1.95754955" calcext:value-type="float">
            <text:p>1.95754955</text:p>
          </table:table-cell>
          <table:table-cell office:value-type="float" office:value="2.1022937" calcext:value-type="float">
            <text:p>2.1022937</text:p>
          </table:table-cell>
        </table:table-row>
        <table:table-row table:style-name="ro1">
          <table:table-cell office:value-type="float" office:value="2.03648838" calcext:value-type="float">
            <text:p>2.03648838</text:p>
          </table:table-cell>
          <table:table-cell office:value-type="float" office:value="1.94845388" calcext:value-type="float">
            <text:p>1.94845388</text:p>
          </table:table-cell>
          <table:table-cell office:value-type="float" office:value="2.09402267" calcext:value-type="float">
            <text:p>2.09402267</text:p>
          </table:table-cell>
        </table:table-row>
        <table:table-row table:style-name="ro1">
          <table:table-cell office:value-type="float" office:value="2.02779022" calcext:value-type="float">
            <text:p>2.02779022</text:p>
          </table:table-cell>
          <table:table-cell office:value-type="float" office:value="1.93936141" calcext:value-type="float">
            <text:p>1.93936141</text:p>
          </table:table-cell>
          <table:table-cell office:value-type="float" office:value="2.08568299" calcext:value-type="float">
            <text:p>2.08568299</text:p>
          </table:table-cell>
        </table:table-row>
        <table:table-row table:style-name="ro1">
          <table:table-cell office:value-type="float" office:value="2.01902794" calcext:value-type="float">
            <text:p>2.01902794</text:p>
          </table:table-cell>
          <table:table-cell office:value-type="float" office:value="1.93027637" calcext:value-type="float">
            <text:p>1.93027637</text:p>
          </table:table-cell>
          <table:table-cell office:value-type="float" office:value="2.07727828" calcext:value-type="float">
            <text:p>2.07727828</text:p>
          </table:table-cell>
        </table:table-row>
        <table:table-row table:style-name="ro1">
          <table:table-cell office:value-type="float" office:value="2.01020418" calcext:value-type="float">
            <text:p>2.01020418</text:p>
          </table:table-cell>
          <table:table-cell office:value-type="float" office:value="1.92120287" calcext:value-type="float">
            <text:p>1.92120287</text:p>
          </table:table-cell>
          <table:table-cell office:value-type="float" office:value="2.06881224" calcext:value-type="float">
            <text:p>2.06881224</text:p>
          </table:table-cell>
        </table:table-row>
        <table:table-row table:style-name="ro1">
          <table:table-cell office:value-type="float" office:value="2.00132163" calcext:value-type="float">
            <text:p>2.00132163</text:p>
          </table:table-cell>
          <table:table-cell office:value-type="float" office:value="1.91214494" calcext:value-type="float">
            <text:p>1.91214494</text:p>
          </table:table-cell>
          <table:table-cell office:value-type="float" office:value="2.06028861" calcext:value-type="float">
            <text:p>2.06028861</text:p>
          </table:table-cell>
        </table:table-row>
        <table:table-row table:style-name="ro1">
          <table:table-cell office:value-type="float" office:value="1.99238304" calcext:value-type="float">
            <text:p>1.99238304</text:p>
          </table:table-cell>
          <table:table-cell office:value-type="float" office:value="1.90310647" calcext:value-type="float">
            <text:p>1.90310647</text:p>
          </table:table-cell>
          <table:table-cell office:value-type="float" office:value="2.05171116" calcext:value-type="float">
            <text:p>2.05171116</text:p>
          </table:table-cell>
        </table:table-row>
        <table:table-row table:style-name="ro1">
          <table:table-cell office:value-type="float" office:value="1.98339123" calcext:value-type="float">
            <text:p>1.98339123</text:p>
          </table:table-cell>
          <table:table-cell office:value-type="float" office:value="1.89409125" calcext:value-type="float">
            <text:p>1.89409125</text:p>
          </table:table-cell>
          <table:table-cell office:value-type="float" office:value="2.0430837" calcext:value-type="float">
            <text:p>2.0430837</text:p>
          </table:table-cell>
        </table:table-row>
        <table:table-row table:style-name="ro1">
          <table:table-cell office:value-type="float" office:value="1.97434908" calcext:value-type="float">
            <text:p>1.97434908</text:p>
          </table:table-cell>
          <table:table-cell office:value-type="float" office:value="1.88510293" calcext:value-type="float">
            <text:p>1.88510293</text:p>
          </table:table-cell>
          <table:table-cell office:value-type="float" office:value="2.03441006" calcext:value-type="float">
            <text:p>2.03441006</text:p>
          </table:table-cell>
        </table:table-row>
        <table:table-row table:style-name="ro1">
          <table:table-cell office:value-type="float" office:value="1.96525953" calcext:value-type="float">
            <text:p>1.96525953</text:p>
          </table:table-cell>
          <table:table-cell office:value-type="float" office:value="1.87614504" calcext:value-type="float">
            <text:p>1.87614504</text:p>
          </table:table-cell>
          <table:table-cell office:value-type="float" office:value="2.02569408" calcext:value-type="float">
            <text:p>2.02569408</text:p>
          </table:table-cell>
        </table:table-row>
        <table:table-row table:style-name="ro1">
          <table:table-cell office:value-type="float" office:value="1.95612557" calcext:value-type="float">
            <text:p>1.95612557</text:p>
          </table:table-cell>
          <table:table-cell office:value-type="float" office:value="1.86722095" calcext:value-type="float">
            <text:p>1.86722095</text:p>
          </table:table-cell>
          <table:table-cell office:value-type="float" office:value="2.01693963" calcext:value-type="float">
            <text:p>2.01693963</text:p>
          </table:table-cell>
        </table:table-row>
        <table:table-row table:style-name="ro1">
          <table:table-cell office:value-type="float" office:value="1.94695028" calcext:value-type="float">
            <text:p>1.94695028</text:p>
          </table:table-cell>
          <table:table-cell office:value-type="float" office:value="1.8583339" calcext:value-type="float">
            <text:p>1.8583339</text:p>
          </table:table-cell>
          <table:table-cell office:value-type="float" office:value="2.00815055" calcext:value-type="float">
            <text:p>2.00815055</text:p>
          </table:table-cell>
        </table:table-row>
        <table:table-row table:style-name="ro1">
          <table:table-cell office:value-type="float" office:value="1.93773677" calcext:value-type="float">
            <text:p>1.93773677</text:p>
          </table:table-cell>
          <table:table-cell office:value-type="float" office:value="1.84948698" calcext:value-type="float">
            <text:p>1.84948698</text:p>
          </table:table-cell>
          <table:table-cell office:value-type="float" office:value="1.9993307" calcext:value-type="float">
            <text:p>1.9993307</text:p>
          </table:table-cell>
        </table:table-row>
        <table:table-row table:style-name="ro1">
          <table:table-cell office:value-type="float" office:value="1.92848822" calcext:value-type="float">
            <text:p>1.92848822</text:p>
          </table:table-cell>
          <table:table-cell office:value-type="float" office:value="1.84068313" calcext:value-type="float">
            <text:p>1.84068313</text:p>
          </table:table-cell>
          <table:table-cell office:value-type="float" office:value="1.99048391" calcext:value-type="float">
            <text:p>1.99048391</text:p>
          </table:table-cell>
        </table:table-row>
        <table:table-row table:style-name="ro1">
          <table:table-cell office:value-type="float" office:value="1.91920785" calcext:value-type="float">
            <text:p>1.91920785</text:p>
          </table:table-cell>
          <table:table-cell office:value-type="float" office:value="1.83192514" calcext:value-type="float">
            <text:p>1.83192514</text:p>
          </table:table-cell>
          <table:table-cell office:value-type="float" office:value="1.98161402" calcext:value-type="float">
            <text:p>1.98161402</text:p>
          </table:table-cell>
        </table:table-row>
        <table:table-row table:style-name="ro1">
          <table:table-cell office:value-type="float" office:value="1.90989896" calcext:value-type="float">
            <text:p>1.90989896</text:p>
          </table:table-cell>
          <table:table-cell office:value-type="float" office:value="1.82321563" calcext:value-type="float">
            <text:p>1.82321563</text:p>
          </table:table-cell>
          <table:table-cell office:value-type="float" office:value="1.97272481" calcext:value-type="float">
            <text:p>1.97272481</text:p>
          </table:table-cell>
        </table:table-row>
        <table:table-row table:style-name="ro1">
          <table:table-cell office:value-type="float" office:value="1.90056486" calcext:value-type="float">
            <text:p>1.90056486</text:p>
          </table:table-cell>
          <table:table-cell office:value-type="float" office:value="1.81455708" calcext:value-type="float">
            <text:p>1.81455708</text:p>
          </table:table-cell>
          <table:table-cell office:value-type="float" office:value="1.96382006" calcext:value-type="float">
            <text:p>1.96382006</text:p>
          </table:table-cell>
        </table:table-row>
        <table:table-row table:style-name="ro1">
          <table:table-cell office:value-type="float" office:value="1.89120895" calcext:value-type="float">
            <text:p>1.89120895</text:p>
          </table:table-cell>
          <table:table-cell office:value-type="float" office:value="1.80595181" calcext:value-type="float">
            <text:p>1.80595181</text:p>
          </table:table-cell>
          <table:table-cell office:value-type="float" office:value="1.9549035" calcext:value-type="float">
            <text:p>1.9549035</text:p>
          </table:table-cell>
        </table:table-row>
        <table:table-row table:style-name="ro1">
          <table:table-cell office:value-type="float" office:value="1.88183463" calcext:value-type="float">
            <text:p>1.88183463</text:p>
          </table:table-cell>
          <table:table-cell office:value-type="float" office:value="1.79740197" calcext:value-type="float">
            <text:p>1.79740197</text:p>
          </table:table-cell>
          <table:table-cell office:value-type="float" office:value="1.94597881" calcext:value-type="float">
            <text:p>1.94597881</text:p>
          </table:table-cell>
        </table:table-row>
        <table:table-row table:style-name="ro1">
          <table:table-cell office:value-type="float" office:value="1.87244537" calcext:value-type="float">
            <text:p>1.87244537</text:p>
          </table:table-cell>
          <table:table-cell office:value-type="float" office:value="1.78890957" calcext:value-type="float">
            <text:p>1.78890957</text:p>
          </table:table-cell>
          <table:table-cell office:value-type="float" office:value="1.93704965" calcext:value-type="float">
            <text:p>1.93704965</text:p>
          </table:table-cell>
        </table:table-row>
        <table:table-row table:style-name="ro1">
          <table:table-cell office:value-type="float" office:value="1.86304465" calcext:value-type="float">
            <text:p>1.86304465</text:p>
          </table:table-cell>
          <table:table-cell office:value-type="float" office:value="1.78047646" calcext:value-type="float">
            <text:p>1.78047646</text:p>
          </table:table-cell>
          <table:table-cell office:value-type="float" office:value="1.92811961" calcext:value-type="float">
            <text:p>1.92811961</text:p>
          </table:table-cell>
        </table:table-row>
        <table:table-row table:style-name="ro1">
          <table:table-cell office:value-type="float" office:value="1.85363599" calcext:value-type="float">
            <text:p>1.85363599</text:p>
          </table:table-cell>
          <table:table-cell office:value-type="float" office:value="1.77210433" calcext:value-type="float">
            <text:p>1.77210433</text:p>
          </table:table-cell>
          <table:table-cell office:value-type="float" office:value="1.91919222" calcext:value-type="float">
            <text:p>1.91919222</text:p>
          </table:table-cell>
        </table:table-row>
        <table:table-row table:style-name="ro1">
          <table:table-cell office:value-type="float" office:value="1.84422293" calcext:value-type="float">
            <text:p>1.84422293</text:p>
          </table:table-cell>
          <table:table-cell office:value-type="float" office:value="1.76379473" calcext:value-type="float">
            <text:p>1.76379473</text:p>
          </table:table-cell>
          <table:table-cell office:value-type="float" office:value="1.91027096" calcext:value-type="float">
            <text:p>1.91027096</text:p>
          </table:table-cell>
        </table:table-row>
        <table:table-row table:style-name="ro1">
          <table:table-cell office:value-type="float" office:value="1.83480902" calcext:value-type="float">
            <text:p>1.83480902</text:p>
          </table:table-cell>
          <table:table-cell office:value-type="float" office:value="1.75554905" calcext:value-type="float">
            <text:p>1.75554905</text:p>
          </table:table-cell>
          <table:table-cell office:value-type="float" office:value="1.90135924" calcext:value-type="float">
            <text:p>1.90135924</text:p>
          </table:table-cell>
        </table:table-row>
        <table:table-row table:style-name="ro1">
          <table:table-cell office:value-type="float" office:value="1.82539781" calcext:value-type="float">
            <text:p>1.82539781</text:p>
          </table:table-cell>
          <table:table-cell office:value-type="float" office:value="1.74736855" calcext:value-type="float">
            <text:p>1.74736855</text:p>
          </table:table-cell>
          <table:table-cell office:value-type="float" office:value="1.8924604" calcext:value-type="float">
            <text:p>1.8924604</text:p>
          </table:table-cell>
        </table:table-row>
        <table:table-row table:style-name="ro1">
          <table:table-cell office:value-type="float" office:value="1.81599288" calcext:value-type="float">
            <text:p>1.81599288</text:p>
          </table:table-cell>
          <table:table-cell office:value-type="float" office:value="1.73925435" calcext:value-type="float">
            <text:p>1.73925435</text:p>
          </table:table-cell>
          <table:table-cell office:value-type="float" office:value="1.88357772" calcext:value-type="float">
            <text:p>1.88357772</text:p>
          </table:table-cell>
        </table:table-row>
        <table:table-row table:style-name="ro1">
          <table:table-cell office:value-type="float" office:value="1.80659777" calcext:value-type="float">
            <text:p>1.80659777</text:p>
          </table:table-cell>
          <table:table-cell office:value-type="float" office:value="1.7312074" calcext:value-type="float">
            <text:p>1.7312074</text:p>
          </table:table-cell>
          <table:table-cell office:value-type="float" office:value="1.87471438" calcext:value-type="float">
            <text:p>1.87471438</text:p>
          </table:table-cell>
        </table:table-row>
        <table:table-row table:style-name="ro1">
          <table:table-cell office:value-type="float" office:value="1.79721602" calcext:value-type="float">
            <text:p>1.79721602</text:p>
          </table:table-cell>
          <table:table-cell office:value-type="float" office:value="1.72322856" calcext:value-type="float">
            <text:p>1.72322856</text:p>
          </table:table-cell>
          <table:table-cell office:value-type="float" office:value="1.8658735" calcext:value-type="float">
            <text:p>1.8658735</text:p>
          </table:table-cell>
        </table:table-row>
        <table:table-row table:style-name="ro1">
          <table:table-cell office:value-type="float" office:value="1.78785116" calcext:value-type="float">
            <text:p>1.78785116</text:p>
          </table:table-cell>
          <table:table-cell office:value-type="float" office:value="1.71531853" calcext:value-type="float">
            <text:p>1.71531853</text:p>
          </table:table-cell>
          <table:table-cell office:value-type="float" office:value="1.85705811" calcext:value-type="float">
            <text:p>1.85705811</text:p>
          </table:table-cell>
        </table:table-row>
        <table:table-row table:style-name="ro1">
          <table:table-cell office:value-type="float" office:value="1.77850666" calcext:value-type="float">
            <text:p>1.77850666</text:p>
          </table:table-cell>
          <table:table-cell office:value-type="float" office:value="1.70747791" calcext:value-type="float">
            <text:p>1.70747791</text:p>
          </table:table-cell>
          <table:table-cell office:value-type="float" office:value="1.84827113" calcext:value-type="float">
            <text:p>1.84827113</text:p>
          </table:table-cell>
        </table:table-row>
        <table:table-row table:style-name="ro1">
          <table:table-cell office:value-type="float" office:value="1.76918599" calcext:value-type="float">
            <text:p>1.76918599</text:p>
          </table:table-cell>
          <table:table-cell office:value-type="float" office:value="1.69970716" calcext:value-type="float">
            <text:p>1.69970716</text:p>
          </table:table-cell>
          <table:table-cell office:value-type="float" office:value="1.83951544" calcext:value-type="float">
            <text:p>1.83951544</text:p>
          </table:table-cell>
        </table:table-row>
        <table:table-row table:style-name="ro1">
          <table:table-cell office:value-type="float" office:value="1.75989253" calcext:value-type="float">
            <text:p>1.75989253</text:p>
          </table:table-cell>
          <table:table-cell office:value-type="float" office:value="1.69200664" calcext:value-type="float">
            <text:p>1.69200664</text:p>
          </table:table-cell>
          <table:table-cell office:value-type="float" office:value="1.83079379" calcext:value-type="float">
            <text:p>1.83079379</text:p>
          </table:table-cell>
        </table:table-row>
        <table:table-row table:style-name="ro1">
          <table:table-cell office:value-type="float" office:value="1.75062965" calcext:value-type="float">
            <text:p>1.75062965</text:p>
          </table:table-cell>
          <table:table-cell office:value-type="float" office:value="1.68437659" calcext:value-type="float">
            <text:p>1.68437659</text:p>
          </table:table-cell>
          <table:table-cell office:value-type="float" office:value="1.82210884" calcext:value-type="float">
            <text:p>1.82210884</text:p>
          </table:table-cell>
        </table:table-row>
        <table:table-row table:style-name="ro1">
          <table:table-cell office:value-type="float" office:value="1.74140063" calcext:value-type="float">
            <text:p>1.74140063</text:p>
          </table:table-cell>
          <table:table-cell office:value-type="float" office:value="1.67681716" calcext:value-type="float">
            <text:p>1.67681716</text:p>
          </table:table-cell>
          <table:table-cell office:value-type="float" office:value="1.81346316" calcext:value-type="float">
            <text:p>1.81346316</text:p>
          </table:table-cell>
        </table:table-row>
        <table:table-row table:style-name="ro1">
          <table:table-cell office:value-type="float" office:value="1.73220868" calcext:value-type="float">
            <text:p>1.73220868</text:p>
          </table:table-cell>
          <table:table-cell office:value-type="float" office:value="1.66932839" calcext:value-type="float">
            <text:p>1.66932839</text:p>
          </table:table-cell>
          <table:table-cell office:value-type="float" office:value="1.80485922" calcext:value-type="float">
            <text:p>1.80485922</text:p>
          </table:table-cell>
        </table:table-row>
        <table:table-row table:style-name="ro1">
          <table:table-cell office:value-type="float" office:value="1.72305693" calcext:value-type="float">
            <text:p>1.72305693</text:p>
          </table:table-cell>
          <table:table-cell office:value-type="float" office:value="1.66191023" calcext:value-type="float">
            <text:p>1.66191023</text:p>
          </table:table-cell>
          <table:table-cell office:value-type="float" office:value="1.79629939" calcext:value-type="float">
            <text:p>1.79629939</text:p>
          </table:table-cell>
        </table:table-row>
        <table:table-row table:style-name="ro1">
          <table:table-cell office:value-type="float" office:value="1.71394844" calcext:value-type="float">
            <text:p>1.71394844</text:p>
          </table:table-cell>
          <table:table-cell office:value-type="float" office:value="1.65456254" calcext:value-type="float">
            <text:p>1.65456254</text:p>
          </table:table-cell>
          <table:table-cell office:value-type="float" office:value="1.78778593" calcext:value-type="float">
            <text:p>1.78778593</text:p>
          </table:table-cell>
        </table:table-row>
        <table:table-row table:style-name="ro1">
          <table:table-cell office:value-type="float" office:value="1.70488616" calcext:value-type="float">
            <text:p>1.70488616</text:p>
          </table:table-cell>
          <table:table-cell office:value-type="float" office:value="1.6472851" calcext:value-type="float">
            <text:p>1.6472851</text:p>
          </table:table-cell>
          <table:table-cell office:value-type="float" office:value="1.77932102" calcext:value-type="float">
            <text:p>1.77932102</text:p>
          </table:table-cell>
        </table:table-row>
        <table:table-row table:style-name="ro1">
          <table:table-cell office:value-type="float" office:value="1.69587295" calcext:value-type="float">
            <text:p>1.69587295</text:p>
          </table:table-cell>
          <table:table-cell office:value-type="float" office:value="1.64007761" calcext:value-type="float">
            <text:p>1.64007761</text:p>
          </table:table-cell>
          <table:table-cell office:value-type="float" office:value="1.7709067" calcext:value-type="float">
            <text:p>1.7709067</text:p>
          </table:table-cell>
        </table:table-row>
        <table:table-row table:style-name="ro1">
          <table:table-cell office:value-type="float" office:value="1.68691156" calcext:value-type="float">
            <text:p>1.68691156</text:p>
          </table:table-cell>
          <table:table-cell office:value-type="float" office:value="1.63293971" calcext:value-type="float">
            <text:p>1.63293971</text:p>
          </table:table-cell>
          <table:table-cell office:value-type="float" office:value="1.76254494" calcext:value-type="float">
            <text:p>1.76254494</text:p>
          </table:table-cell>
        </table:table-row>
        <table:table-row table:style-name="ro1">
          <table:table-cell office:value-type="float" office:value="1.67800463" calcext:value-type="float">
            <text:p>1.67800463</text:p>
          </table:table-cell>
          <table:table-cell office:value-type="float" office:value="1.62587095" calcext:value-type="float">
            <text:p>1.62587095</text:p>
          </table:table-cell>
          <table:table-cell office:value-type="float" office:value="1.75423759" calcext:value-type="float">
            <text:p>1.75423759</text:p>
          </table:table-cell>
        </table:table-row>
        <table:table-row table:style-name="ro1">
          <table:table-cell office:value-type="float" office:value="1.66915468" calcext:value-type="float">
            <text:p>1.66915468</text:p>
          </table:table-cell>
          <table:table-cell office:value-type="float" office:value="1.61887084" calcext:value-type="float">
            <text:p>1.61887084</text:p>
          </table:table-cell>
          <table:table-cell office:value-type="float" office:value="1.74598637" calcext:value-type="float">
            <text:p>1.74598637</text:p>
          </table:table-cell>
        </table:table-row>
        <table:table-row table:style-name="ro1">
          <table:table-cell office:value-type="float" office:value="1.66036411" calcext:value-type="float">
            <text:p>1.66036411</text:p>
          </table:table-cell>
          <table:table-cell office:value-type="float" office:value="1.61193882" calcext:value-type="float">
            <text:p>1.61193882</text:p>
          </table:table-cell>
          <table:table-cell office:value-type="float" office:value="1.73779293" calcext:value-type="float">
            <text:p>1.73779293</text:p>
          </table:table-cell>
        </table:table-row>
        <table:table-row table:style-name="ro1">
          <table:table-cell office:value-type="float" office:value="1.65163519" calcext:value-type="float">
            <text:p>1.65163519</text:p>
          </table:table-cell>
          <table:table-cell office:value-type="float" office:value="1.60507427" calcext:value-type="float">
            <text:p>1.60507427</text:p>
          </table:table-cell>
          <table:table-cell office:value-type="float" office:value="1.72965881" calcext:value-type="float">
            <text:p>1.72965881</text:p>
          </table:table-cell>
        </table:table-row>
        <table:table-row table:style-name="ro1">
          <table:table-cell office:value-type="float" office:value="1.64297008" calcext:value-type="float">
            <text:p>1.64297008</text:p>
          </table:table-cell>
          <table:table-cell office:value-type="float" office:value="1.59827654" calcext:value-type="float">
            <text:p>1.59827654</text:p>
          </table:table-cell>
          <table:table-cell office:value-type="float" office:value="1.72158541" calcext:value-type="float">
            <text:p>1.72158541</text:p>
          </table:table-cell>
        </table:table-row>
        <table:table-row table:style-name="ro1">
          <table:table-cell office:value-type="float" office:value="1.63437078" calcext:value-type="float">
            <text:p>1.63437078</text:p>
          </table:table-cell>
          <table:table-cell office:value-type="float" office:value="1.59154491" calcext:value-type="float">
            <text:p>1.59154491</text:p>
          </table:table-cell>
          <table:table-cell office:value-type="float" office:value="1.71357407" calcext:value-type="float">
            <text:p>1.71357407</text:p>
          </table:table-cell>
        </table:table-row>
        <table:table-row table:style-name="ro1">
          <table:table-cell office:value-type="float" office:value="1.62583917" calcext:value-type="float">
            <text:p>1.62583917</text:p>
          </table:table-cell>
          <table:table-cell office:value-type="float" office:value="1.58487865" calcext:value-type="float">
            <text:p>1.58487865</text:p>
          </table:table-cell>
          <table:table-cell office:value-type="float" office:value="1.705626" calcext:value-type="float">
            <text:p>1.705626</text:p>
          </table:table-cell>
        </table:table-row>
        <table:table-row table:style-name="ro1">
          <table:table-cell office:value-type="float" office:value="1.617377" calcext:value-type="float">
            <text:p>1.617377</text:p>
          </table:table-cell>
          <table:table-cell office:value-type="float" office:value="1.57827698" calcext:value-type="float">
            <text:p>1.57827698</text:p>
          </table:table-cell>
          <table:table-cell office:value-type="float" office:value="1.69774231" calcext:value-type="float">
            <text:p>1.69774231</text:p>
          </table:table-cell>
        </table:table-row>
        <table:table-row table:style-name="ro1">
          <table:table-cell office:value-type="float" office:value="1.60898587" calcext:value-type="float">
            <text:p>1.60898587</text:p>
          </table:table-cell>
          <table:table-cell office:value-type="float" office:value="1.57173907" calcext:value-type="float">
            <text:p>1.57173907</text:p>
          </table:table-cell>
          <table:table-cell office:value-type="float" office:value="1.689924" calcext:value-type="float">
            <text:p>1.689924</text:p>
          </table:table-cell>
        </table:table-row>
        <table:table-row table:style-name="ro1">
          <table:table-cell office:value-type="float" office:value="1.60066727" calcext:value-type="float">
            <text:p>1.60066727</text:p>
          </table:table-cell>
          <table:table-cell office:value-type="float" office:value="1.5652641" calcext:value-type="float">
            <text:p>1.5652641</text:p>
          </table:table-cell>
          <table:table-cell office:value-type="float" office:value="1.682172" calcext:value-type="float">
            <text:p>1.682172</text:p>
          </table:table-cell>
        </table:table-row>
        <table:table-row table:style-name="ro1">
          <table:table-cell office:value-type="float" office:value="1.59242252" calcext:value-type="float">
            <text:p>1.59242252</text:p>
          </table:table-cell>
          <table:table-cell office:value-type="float" office:value="1.55885118" calcext:value-type="float">
            <text:p>1.55885118</text:p>
          </table:table-cell>
          <table:table-cell office:value-type="float" office:value="1.67448711" calcext:value-type="float">
            <text:p>1.67448711</text:p>
          </table:table-cell>
        </table:table-row>
        <table:table-row table:style-name="ro1">
          <table:table-cell office:value-type="float" office:value="1.58425282" calcext:value-type="float">
            <text:p>1.58425282</text:p>
          </table:table-cell>
          <table:table-cell office:value-type="float" office:value="1.55249943" calcext:value-type="float">
            <text:p>1.55249943</text:p>
          </table:table-cell>
          <table:table-cell office:value-type="float" office:value="1.66687004" calcext:value-type="float">
            <text:p>1.66687004</text:p>
          </table:table-cell>
        </table:table-row>
        <table:table-row table:style-name="ro1">
          <table:table-cell office:value-type="float" office:value="1.57615925" calcext:value-type="float">
            <text:p>1.57615925</text:p>
          </table:table-cell>
          <table:table-cell office:value-type="float" office:value="1.54620795" calcext:value-type="float">
            <text:p>1.54620795</text:p>
          </table:table-cell>
          <table:table-cell office:value-type="float" office:value="1.65932142" calcext:value-type="float">
            <text:p>1.65932142</text:p>
          </table:table-cell>
        </table:table-row>
        <table:table-row table:style-name="ro1">
          <table:table-cell office:value-type="float" office:value="1.56814274" calcext:value-type="float">
            <text:p>1.56814274</text:p>
          </table:table-cell>
          <table:table-cell office:value-type="float" office:value="1.53997581" calcext:value-type="float">
            <text:p>1.53997581</text:p>
          </table:table-cell>
          <table:table-cell office:value-type="float" office:value="1.65184178" calcext:value-type="float">
            <text:p>1.65184178</text:p>
          </table:table-cell>
        </table:table-row>
        <table:table-row table:style-name="ro1">
          <table:table-cell office:value-type="float" office:value="1.56020409" calcext:value-type="float">
            <text:p>1.56020409</text:p>
          </table:table-cell>
          <table:table-cell office:value-type="float" office:value="1.53380206" calcext:value-type="float">
            <text:p>1.53380206</text:p>
          </table:table-cell>
          <table:table-cell office:value-type="float" office:value="1.64443155" calcext:value-type="float">
            <text:p>1.64443155</text:p>
          </table:table-cell>
        </table:table-row>
        <table:table-row table:style-name="ro1">
          <table:table-cell office:value-type="float" office:value="1.55234399" calcext:value-type="float">
            <text:p>1.55234399</text:p>
          </table:table-cell>
          <table:table-cell office:value-type="float" office:value="1.52768577" calcext:value-type="float">
            <text:p>1.52768577</text:p>
          </table:table-cell>
          <table:table-cell office:value-type="float" office:value="1.63709109" calcext:value-type="float">
            <text:p>1.63709109</text:p>
          </table:table-cell>
        </table:table-row>
        <table:table-row table:style-name="ro1">
          <table:table-cell office:value-type="float" office:value="1.54456299" calcext:value-type="float">
            <text:p>1.54456299</text:p>
          </table:table-cell>
          <table:table-cell office:value-type="float" office:value="1.52162597" calcext:value-type="float">
            <text:p>1.52162597</text:p>
          </table:table-cell>
          <table:table-cell office:value-type="float" office:value="1.62982067" calcext:value-type="float">
            <text:p>1.62982067</text:p>
          </table:table-cell>
        </table:table-row>
        <table:table-row table:style-name="ro1">
          <table:table-cell office:value-type="float" office:value="1.53686153" calcext:value-type="float">
            <text:p>1.53686153</text:p>
          </table:table-cell>
          <table:table-cell office:value-type="float" office:value="1.5156217" calcext:value-type="float">
            <text:p>1.5156217</text:p>
          </table:table-cell>
          <table:table-cell office:value-type="float" office:value="1.62262046" calcext:value-type="float">
            <text:p>1.62262046</text:p>
          </table:table-cell>
        </table:table-row>
        <table:table-row table:style-name="ro1">
          <table:table-cell office:value-type="float" office:value="1.52923994" calcext:value-type="float">
            <text:p>1.52923994</text:p>
          </table:table-cell>
          <table:table-cell office:value-type="float" office:value="1.509672" calcext:value-type="float">
            <text:p>1.509672</text:p>
          </table:table-cell>
          <table:table-cell office:value-type="float" office:value="1.61549058" calcext:value-type="float">
            <text:p>1.61549058</text:p>
          </table:table-cell>
        </table:table-row>
        <table:table-row table:style-name="ro1">
          <table:table-cell office:value-type="float" office:value="1.52169843" calcext:value-type="float">
            <text:p>1.52169843</text:p>
          </table:table-cell>
          <table:table-cell office:value-type="float" office:value="1.50377591" calcext:value-type="float">
            <text:p>1.50377591</text:p>
          </table:table-cell>
          <table:table-cell office:value-type="float" office:value="1.60843106" calcext:value-type="float">
            <text:p>1.60843106</text:p>
          </table:table-cell>
        </table:table-row>
        <table:table-row table:style-name="ro1">
          <table:table-cell office:value-type="float" office:value="1.5142371" calcext:value-type="float">
            <text:p>1.5142371</text:p>
          </table:table-cell>
          <table:table-cell office:value-type="float" office:value="1.49793244" calcext:value-type="float">
            <text:p>1.49793244</text:p>
          </table:table-cell>
          <table:table-cell office:value-type="float" office:value="1.60144186" calcext:value-type="float">
            <text:p>1.60144186</text:p>
          </table:table-cell>
        </table:table-row>
        <table:table-row table:style-name="ro1">
          <table:table-cell office:value-type="float" office:value="1.50685595" calcext:value-type="float">
            <text:p>1.50685595</text:p>
          </table:table-cell>
          <table:table-cell office:value-type="float" office:value="1.49214064" calcext:value-type="float">
            <text:p>1.49214064</text:p>
          </table:table-cell>
          <table:table-cell office:value-type="float" office:value="1.59452287" calcext:value-type="float">
            <text:p>1.59452287</text:p>
          </table:table-cell>
        </table:table-row>
        <table:table-row table:style-name="ro1">
          <table:table-cell office:value-type="float" office:value="1.4995549" calcext:value-type="float">
            <text:p>1.4995549</text:p>
          </table:table-cell>
          <table:table-cell office:value-type="float" office:value="1.48639955" calcext:value-type="float">
            <text:p>1.48639955</text:p>
          </table:table-cell>
          <table:table-cell office:value-type="float" office:value="1.58767392" calcext:value-type="float">
            <text:p>1.58767392</text:p>
          </table:table-cell>
        </table:table-row>
        <table:table-row table:style-name="ro1">
          <table:table-cell office:value-type="float" office:value="1.49233376" calcext:value-type="float">
            <text:p>1.49233376</text:p>
          </table:table-cell>
          <table:table-cell office:value-type="float" office:value="1.4807082" calcext:value-type="float">
            <text:p>1.4807082</text:p>
          </table:table-cell>
          <table:table-cell office:value-type="float" office:value="1.58089475" calcext:value-type="float">
            <text:p>1.58089475</text:p>
          </table:table-cell>
        </table:table-row>
        <table:table-row table:style-name="ro1">
          <table:table-cell office:value-type="float" office:value="1.48519226" calcext:value-type="float">
            <text:p>1.48519226</text:p>
          </table:table-cell>
          <table:table-cell office:value-type="float" office:value="1.47506566" calcext:value-type="float">
            <text:p>1.47506566</text:p>
          </table:table-cell>
          <table:table-cell office:value-type="float" office:value="1.57418509" calcext:value-type="float">
            <text:p>1.57418509</text:p>
          </table:table-cell>
        </table:table-row>
        <table:table-row table:style-name="ro1">
          <table:table-cell office:value-type="float" office:value="1.47813005" calcext:value-type="float">
            <text:p>1.47813005</text:p>
          </table:table-cell>
          <table:table-cell office:value-type="float" office:value="1.46947097" calcext:value-type="float">
            <text:p>1.46947097</text:p>
          </table:table-cell>
          <table:table-cell office:value-type="float" office:value="1.56754456" calcext:value-type="float">
            <text:p>1.56754456</text:p>
          </table:table-cell>
        </table:table-row>
        <table:table-row table:style-name="ro1">
          <table:table-cell office:value-type="float" office:value="1.47114669" calcext:value-type="float">
            <text:p>1.47114669</text:p>
          </table:table-cell>
          <table:table-cell office:value-type="float" office:value="1.46392319" calcext:value-type="float">
            <text:p>1.46392319</text:p>
          </table:table-cell>
          <table:table-cell office:value-type="float" office:value="1.56097277" calcext:value-type="float">
            <text:p>1.56097277</text:p>
          </table:table-cell>
        </table:table-row>
        <table:table-row table:style-name="ro1">
          <table:table-cell office:value-type="float" office:value="1.46424168" calcext:value-type="float">
            <text:p>1.46424168</text:p>
          </table:table-cell>
          <table:table-cell office:value-type="float" office:value="1.45842142" calcext:value-type="float">
            <text:p>1.45842142</text:p>
          </table:table-cell>
          <table:table-cell office:value-type="float" office:value="1.55446924" calcext:value-type="float">
            <text:p>1.55446924</text:p>
          </table:table-cell>
        </table:table-row>
        <table:table-row table:style-name="ro1">
          <table:table-cell office:value-type="float" office:value="1.45741446" calcext:value-type="float">
            <text:p>1.45741446</text:p>
          </table:table-cell>
          <table:table-cell office:value-type="float" office:value="1.45296473" calcext:value-type="float">
            <text:p>1.45296473</text:p>
          </table:table-cell>
          <table:table-cell office:value-type="float" office:value="1.54803349" calcext:value-type="float">
            <text:p>1.54803349</text:p>
          </table:table-cell>
        </table:table-row>
        <table:table-row table:style-name="ro1">
          <table:table-cell office:value-type="float" office:value="1.4506644" calcext:value-type="float">
            <text:p>1.4506644</text:p>
          </table:table-cell>
          <table:table-cell office:value-type="float" office:value="1.44755221" calcext:value-type="float">
            <text:p>1.44755221</text:p>
          </table:table-cell>
          <table:table-cell office:value-type="float" office:value="1.54166496" calcext:value-type="float">
            <text:p>1.54166496</text:p>
          </table:table-cell>
        </table:table-row>
        <table:table-row table:style-name="ro1">
          <table:table-cell office:value-type="float" office:value="1.4439908" calcext:value-type="float">
            <text:p>1.4439908</text:p>
          </table:table-cell>
          <table:table-cell office:value-type="float" office:value="1.44218299" calcext:value-type="float">
            <text:p>1.44218299</text:p>
          </table:table-cell>
          <table:table-cell office:value-type="float" office:value="1.53536306" calcext:value-type="float">
            <text:p>1.53536306</text:p>
          </table:table-cell>
        </table:table-row>
        <table:table-row table:style-name="ro1">
          <table:table-cell office:value-type="float" office:value="1.43739293" calcext:value-type="float">
            <text:p>1.43739293</text:p>
          </table:table-cell>
          <table:table-cell office:value-type="float" office:value="1.43685618" calcext:value-type="float">
            <text:p>1.43685618</text:p>
          </table:table-cell>
          <table:table-cell office:value-type="float" office:value="1.52912716" calcext:value-type="float">
            <text:p>1.52912716</text:p>
          </table:table-cell>
        </table:table-row>
        <table:table-row table:style-name="ro1">
          <table:table-cell office:value-type="float" office:value="1.43087" calcext:value-type="float">
            <text:p>1.43087</text:p>
          </table:table-cell>
          <table:table-cell office:value-type="float" office:value="1.43157092" calcext:value-type="float">
            <text:p>1.43157092</text:p>
          </table:table-cell>
          <table:table-cell office:value-type="float" office:value="1.5229566" calcext:value-type="float">
            <text:p>1.5229566</text:p>
          </table:table-cell>
        </table:table-row>
        <table:table-row table:style-name="ro1">
          <table:table-cell office:value-type="float" office:value="1.42442119" calcext:value-type="float">
            <text:p>1.42442119</text:p>
          </table:table-cell>
          <table:table-cell office:value-type="float" office:value="1.42632636" calcext:value-type="float">
            <text:p>1.42632636</text:p>
          </table:table-cell>
          <table:table-cell office:value-type="float" office:value="1.51685068" calcext:value-type="float">
            <text:p>1.51685068</text:p>
          </table:table-cell>
        </table:table-row>
        <table:table-row table:style-name="ro1">
          <table:table-cell office:value-type="float" office:value="1.41804562" calcext:value-type="float">
            <text:p>1.41804562</text:p>
          </table:table-cell>
          <table:table-cell office:value-type="float" office:value="1.42112166" calcext:value-type="float">
            <text:p>1.42112166</text:p>
          </table:table-cell>
          <table:table-cell office:value-type="float" office:value="1.51080869" calcext:value-type="float">
            <text:p>1.51080869</text:p>
          </table:table-cell>
        </table:table-row>
        <table:table-row table:style-name="ro1">
          <table:table-cell office:value-type="float" office:value="1.41174239" calcext:value-type="float">
            <text:p>1.41174239</text:p>
          </table:table-cell>
          <table:table-cell office:value-type="float" office:value="1.415956" calcext:value-type="float">
            <text:p>1.415956</text:p>
          </table:table-cell>
          <table:table-cell office:value-type="float" office:value="1.50482987" calcext:value-type="float">
            <text:p>1.50482987</text:p>
          </table:table-cell>
        </table:table-row>
        <table:table-row table:style-name="ro1">
          <table:table-cell office:value-type="float" office:value="1.40551057" calcext:value-type="float">
            <text:p>1.40551057</text:p>
          </table:table-cell>
          <table:table-cell office:value-type="float" office:value="1.41082859" calcext:value-type="float">
            <text:p>1.41082859</text:p>
          </table:table-cell>
          <table:table-cell office:value-type="float" office:value="1.49891345" calcext:value-type="float">
            <text:p>1.49891345</text:p>
          </table:table-cell>
        </table:table-row>
        <table:table-row table:style-name="ro1">
          <table:table-cell office:value-type="float" office:value="1.3993492" calcext:value-type="float">
            <text:p>1.3993492</text:p>
          </table:table-cell>
          <table:table-cell office:value-type="float" office:value="1.40573862" calcext:value-type="float">
            <text:p>1.40573862</text:p>
          </table:table-cell>
          <table:table-cell office:value-type="float" office:value="1.49305863" calcext:value-type="float">
            <text:p>1.49305863</text:p>
          </table:table-cell>
        </table:table-row>
        <table:table-row table:style-name="ro1">
          <table:table-cell office:value-type="float" office:value="1.39325729" calcext:value-type="float">
            <text:p>1.39325729</text:p>
          </table:table-cell>
          <table:table-cell office:value-type="float" office:value="1.40068534" calcext:value-type="float">
            <text:p>1.40068534</text:p>
          </table:table-cell>
          <table:table-cell office:value-type="float" office:value="1.4872646" calcext:value-type="float">
            <text:p>1.4872646</text:p>
          </table:table-cell>
        </table:table-row>
        <table:table-row table:style-name="ro1">
          <table:table-cell office:value-type="float" office:value="1.38723384" calcext:value-type="float">
            <text:p>1.38723384</text:p>
          </table:table-cell>
          <table:table-cell office:value-type="float" office:value="1.39566797" calcext:value-type="float">
            <text:p>1.39566797</text:p>
          </table:table-cell>
          <table:table-cell office:value-type="float" office:value="1.48153053" calcext:value-type="float">
            <text:p>1.48153053</text:p>
          </table:table-cell>
        </table:table-row>
        <table:table-row table:style-name="ro1">
          <table:table-cell office:value-type="float" office:value="1.38127783" calcext:value-type="float">
            <text:p>1.38127783</text:p>
          </table:table-cell>
          <table:table-cell office:value-type="float" office:value="1.39068579" calcext:value-type="float">
            <text:p>1.39068579</text:p>
          </table:table-cell>
          <table:table-cell office:value-type="float" office:value="1.47585557" calcext:value-type="float">
            <text:p>1.47585557</text:p>
          </table:table-cell>
        </table:table-row>
        <table:table-row table:style-name="ro1">
          <table:table-cell office:value-type="float" office:value="1.37538823" calcext:value-type="float">
            <text:p>1.37538823</text:p>
          </table:table-cell>
          <table:table-cell office:value-type="float" office:value="1.38573806" calcext:value-type="float">
            <text:p>1.38573806</text:p>
          </table:table-cell>
          <table:table-cell office:value-type="float" office:value="1.47023887" calcext:value-type="float">
            <text:p>1.47023887</text:p>
          </table:table-cell>
        </table:table-row>
        <table:table-row table:style-name="ro1">
          <table:table-cell office:value-type="float" office:value="1.369564" calcext:value-type="float">
            <text:p>1.369564</text:p>
          </table:table-cell>
          <table:table-cell office:value-type="float" office:value="1.38082408" calcext:value-type="float">
            <text:p>1.38082408</text:p>
          </table:table-cell>
          <table:table-cell office:value-type="float" office:value="1.46467955" calcext:value-type="float">
            <text:p>1.46467955</text:p>
          </table:table-cell>
        </table:table-row>
        <table:table-row table:style-name="ro1">
          <table:table-cell office:value-type="float" office:value="1.36380407" calcext:value-type="float">
            <text:p>1.36380407</text:p>
          </table:table-cell>
          <table:table-cell office:value-type="float" office:value="1.37594316" calcext:value-type="float">
            <text:p>1.37594316</text:p>
          </table:table-cell>
          <table:table-cell office:value-type="float" office:value="1.45917675" calcext:value-type="float">
            <text:p>1.45917675</text:p>
          </table:table-cell>
        </table:table-row>
        <table:table-row table:style-name="ro1">
          <table:table-cell office:value-type="float" office:value="1.3581074" calcext:value-type="float">
            <text:p>1.3581074</text:p>
          </table:table-cell>
          <table:table-cell office:value-type="float" office:value="1.37109463" calcext:value-type="float">
            <text:p>1.37109463</text:p>
          </table:table-cell>
          <table:table-cell office:value-type="float" office:value="1.45372957" calcext:value-type="float">
            <text:p>1.45372957</text:p>
          </table:table-cell>
        </table:table-row>
        <table:table-row table:style-name="ro1">
          <table:table-cell office:value-type="float" office:value="1.35247293" calcext:value-type="float">
            <text:p>1.35247293</text:p>
          </table:table-cell>
          <table:table-cell office:value-type="float" office:value="1.36627782" calcext:value-type="float">
            <text:p>1.36627782</text:p>
          </table:table-cell>
          <table:table-cell office:value-type="float" office:value="1.44833712" calcext:value-type="float">
            <text:p>1.44833712</text:p>
          </table:table-cell>
        </table:table-row>
        <table:table-row table:style-name="ro1">
          <table:table-cell office:value-type="float" office:value="1.34689959" calcext:value-type="float">
            <text:p>1.34689959</text:p>
          </table:table-cell>
          <table:table-cell office:value-type="float" office:value="1.36149211" calcext:value-type="float">
            <text:p>1.36149211</text:p>
          </table:table-cell>
          <table:table-cell office:value-type="float" office:value="1.44299852" calcext:value-type="float">
            <text:p>1.44299852</text:p>
          </table:table-cell>
        </table:table-row>
        <table:table-row table:style-name="ro1">
          <table:table-cell office:value-type="float" office:value="1.34138633" calcext:value-type="float">
            <text:p>1.34138633</text:p>
          </table:table-cell>
          <table:table-cell office:value-type="float" office:value="1.35673685" calcext:value-type="float">
            <text:p>1.35673685</text:p>
          </table:table-cell>
          <table:table-cell office:value-type="float" office:value="1.43771286" calcext:value-type="float">
            <text:p>1.43771286</text:p>
          </table:table-cell>
        </table:table-row>
        <table:table-row table:style-name="ro1">
          <table:table-cell office:value-type="float" office:value="1.33593208" calcext:value-type="float">
            <text:p>1.33593208</text:p>
          </table:table-cell>
          <table:table-cell office:value-type="float" office:value="1.35201146" calcext:value-type="float">
            <text:p>1.35201146</text:p>
          </table:table-cell>
          <table:table-cell office:value-type="float" office:value="1.43247926" calcext:value-type="float">
            <text:p>1.43247926</text:p>
          </table:table-cell>
        </table:table-row>
        <table:table-row table:style-name="ro1">
          <table:table-cell office:value-type="float" office:value="1.3305358" calcext:value-type="float">
            <text:p>1.3305358</text:p>
          </table:table-cell>
          <table:table-cell office:value-type="float" office:value="1.34731533" calcext:value-type="float">
            <text:p>1.34731533</text:p>
          </table:table-cell>
          <table:table-cell office:value-type="float" office:value="1.42729682" calcext:value-type="float">
            <text:p>1.42729682</text:p>
          </table:table-cell>
        </table:table-row>
        <table:table-row table:style-name="ro1">
          <table:table-cell office:value-type="float" office:value="1.32519644" calcext:value-type="float">
            <text:p>1.32519644</text:p>
          </table:table-cell>
          <table:table-cell office:value-type="float" office:value="1.34264789" calcext:value-type="float">
            <text:p>1.34264789</text:p>
          </table:table-cell>
          <table:table-cell office:value-type="float" office:value="1.42216465" calcext:value-type="float">
            <text:p>1.42216465</text:p>
          </table:table-cell>
        </table:table-row>
        <table:table-row table:style-name="ro1">
          <table:table-cell office:value-type="float" office:value="1.31991296" calcext:value-type="float">
            <text:p>1.31991296</text:p>
          </table:table-cell>
          <table:table-cell office:value-type="float" office:value="1.33800859" calcext:value-type="float">
            <text:p>1.33800859</text:p>
          </table:table-cell>
          <table:table-cell office:value-type="float" office:value="1.41708185" calcext:value-type="float">
            <text:p>1.41708185</text:p>
          </table:table-cell>
        </table:table-row>
        <table:table-row table:style-name="ro1">
          <table:table-cell office:value-type="float" office:value="1.31468434" calcext:value-type="float">
            <text:p>1.31468434</text:p>
          </table:table-cell>
          <table:table-cell office:value-type="float" office:value="1.33339688" calcext:value-type="float">
            <text:p>1.33339688</text:p>
          </table:table-cell>
          <table:table-cell office:value-type="float" office:value="1.41204754" calcext:value-type="float">
            <text:p>1.41204754</text:p>
          </table:table-cell>
        </table:table-row>
        <table:table-row table:style-name="ro1">
          <table:table-cell office:value-type="float" office:value="1.30950955" calcext:value-type="float">
            <text:p>1.30950955</text:p>
          </table:table-cell>
          <table:table-cell office:value-type="float" office:value="1.32881225" calcext:value-type="float">
            <text:p>1.32881225</text:p>
          </table:table-cell>
          <table:table-cell office:value-type="float" office:value="1.40706084" calcext:value-type="float">
            <text:p>1.40706084</text:p>
          </table:table-cell>
        </table:table-row>
        <table:table-row table:style-name="ro1">
          <table:table-cell office:value-type="float" office:value="1.30438758" calcext:value-type="float">
            <text:p>1.30438758</text:p>
          </table:table-cell>
          <table:table-cell office:value-type="float" office:value="1.32425417" calcext:value-type="float">
            <text:p>1.32425417</text:p>
          </table:table-cell>
          <table:table-cell office:value-type="float" office:value="1.40212087" calcext:value-type="float">
            <text:p>1.40212087</text:p>
          </table:table-cell>
        </table:table-row>
        <table:table-row table:style-name="ro1">
          <table:table-cell office:value-type="float" office:value="1.29931745" calcext:value-type="float">
            <text:p>1.29931745</text:p>
          </table:table-cell>
          <table:table-cell office:value-type="float" office:value="1.31972216" calcext:value-type="float">
            <text:p>1.31972216</text:p>
          </table:table-cell>
          <table:table-cell office:value-type="float" office:value="1.39722677" calcext:value-type="float">
            <text:p>1.39722677</text:p>
          </table:table-cell>
        </table:table-row>
        <table:table-row table:style-name="ro1">
          <table:table-cell office:value-type="float" office:value="1.29429816" calcext:value-type="float">
            <text:p>1.29429816</text:p>
          </table:table-cell>
          <table:table-cell office:value-type="float" office:value="1.31521574" calcext:value-type="float">
            <text:p>1.31521574</text:p>
          </table:table-cell>
          <table:table-cell office:value-type="float" office:value="1.39237767" calcext:value-type="float">
            <text:p>1.39237767</text:p>
          </table:table-cell>
        </table:table-row>
        <table:table-row table:style-name="ro1">
          <table:table-cell office:value-type="float" office:value="1.28932876" calcext:value-type="float">
            <text:p>1.28932876</text:p>
          </table:table-cell>
          <table:table-cell office:value-type="float" office:value="1.31073445" calcext:value-type="float">
            <text:p>1.31073445</text:p>
          </table:table-cell>
          <table:table-cell office:value-type="float" office:value="1.38757273" calcext:value-type="float">
            <text:p>1.38757273</text:p>
          </table:table-cell>
        </table:table-row>
        <table:table-row table:style-name="ro1">
          <table:table-cell office:value-type="float" office:value="1.28440828" calcext:value-type="float">
            <text:p>1.28440828</text:p>
          </table:table-cell>
          <table:table-cell office:value-type="float" office:value="1.30627784" calcext:value-type="float">
            <text:p>1.30627784</text:p>
          </table:table-cell>
          <table:table-cell office:value-type="float" office:value="1.38281109" calcext:value-type="float">
            <text:p>1.38281109</text:p>
          </table:table-cell>
        </table:table-row>
        <table:table-row table:style-name="ro1">
          <table:table-cell office:value-type="float" office:value="1.27953579" calcext:value-type="float">
            <text:p>1.27953579</text:p>
          </table:table-cell>
          <table:table-cell office:value-type="float" office:value="1.30184548" calcext:value-type="float">
            <text:p>1.30184548</text:p>
          </table:table-cell>
          <table:table-cell office:value-type="float" office:value="1.37809192" calcext:value-type="float">
            <text:p>1.37809192</text:p>
          </table:table-cell>
        </table:table-row>
        <table:table-row table:style-name="ro1">
          <table:table-cell office:value-type="float" office:value="1.27471035" calcext:value-type="float">
            <text:p>1.27471035</text:p>
          </table:table-cell>
          <table:table-cell office:value-type="float" office:value="1.29743695" calcext:value-type="float">
            <text:p>1.29743695</text:p>
          </table:table-cell>
          <table:table-cell office:value-type="float" office:value="1.3734144" calcext:value-type="float">
            <text:p>1.3734144</text:p>
          </table:table-cell>
        </table:table-row>
        <table:table-row table:style-name="ro1">
          <table:table-cell office:value-type="float" office:value="1.26993108" calcext:value-type="float">
            <text:p>1.26993108</text:p>
          </table:table-cell>
          <table:table-cell office:value-type="float" office:value="1.29305184" calcext:value-type="float">
            <text:p>1.29305184</text:p>
          </table:table-cell>
          <table:table-cell office:value-type="float" office:value="1.36877772" calcext:value-type="float">
            <text:p>1.36877772</text:p>
          </table:table-cell>
        </table:table-row>
        <table:table-row table:style-name="ro1">
          <table:table-cell office:value-type="float" office:value="1.26519706" calcext:value-type="float">
            <text:p>1.26519706</text:p>
          </table:table-cell>
          <table:table-cell office:value-type="float" office:value="1.28868978" calcext:value-type="float">
            <text:p>1.28868978</text:p>
          </table:table-cell>
          <table:table-cell office:value-type="float" office:value="1.36418106" calcext:value-type="float">
            <text:p>1.36418106</text:p>
          </table:table-cell>
        </table:table-row>
        <table:table-row table:style-name="ro1">
          <table:table-cell office:value-type="float" office:value="1.26050742" calcext:value-type="float">
            <text:p>1.26050742</text:p>
          </table:table-cell>
          <table:table-cell office:value-type="float" office:value="1.28435039" calcext:value-type="float">
            <text:p>1.28435039</text:p>
          </table:table-cell>
          <table:table-cell office:value-type="float" office:value="1.35962363" calcext:value-type="float">
            <text:p>1.35962363</text:p>
          </table:table-cell>
        </table:table-row>
        <table:table-row table:style-name="ro1">
          <table:table-cell office:value-type="float" office:value="1.25586132" calcext:value-type="float">
            <text:p>1.25586132</text:p>
          </table:table-cell>
          <table:table-cell office:value-type="float" office:value="1.2800333" calcext:value-type="float">
            <text:p>1.2800333</text:p>
          </table:table-cell>
          <table:table-cell office:value-type="float" office:value="1.35510466" calcext:value-type="float">
            <text:p>1.35510466</text:p>
          </table:table-cell>
        </table:table-row>
        <table:table-row table:style-name="ro1">
          <table:table-cell office:value-type="float" office:value="1.25125789" calcext:value-type="float">
            <text:p>1.25125789</text:p>
          </table:table-cell>
          <table:table-cell office:value-type="float" office:value="1.27573816" calcext:value-type="float">
            <text:p>1.27573816</text:p>
          </table:table-cell>
          <table:table-cell office:value-type="float" office:value="1.35062337" calcext:value-type="float">
            <text:p>1.35062337</text:p>
          </table:table-cell>
        </table:table-row>
        <table:table-row table:style-name="ro1">
          <table:table-cell office:value-type="float" office:value="1.24669632" calcext:value-type="float">
            <text:p>1.24669632</text:p>
          </table:table-cell>
          <table:table-cell office:value-type="float" office:value="1.27146466" calcext:value-type="float">
            <text:p>1.27146466</text:p>
          </table:table-cell>
          <table:table-cell office:value-type="float" office:value="1.34617899" calcext:value-type="float">
            <text:p>1.34617899</text:p>
          </table:table-cell>
        </table:table-row>
        <table:table-row table:style-name="ro1">
          <table:table-cell office:value-type="float" office:value="1.2421758" calcext:value-type="float">
            <text:p>1.2421758</text:p>
          </table:table-cell>
          <table:table-cell office:value-type="float" office:value="1.26721245" calcext:value-type="float">
            <text:p>1.26721245</text:p>
          </table:table-cell>
          <table:table-cell office:value-type="float" office:value="1.3417708" calcext:value-type="float">
            <text:p>1.3417708</text:p>
          </table:table-cell>
        </table:table-row>
        <table:table-row table:style-name="ro1">
          <table:table-cell office:value-type="float" office:value="1.23769553" calcext:value-type="float">
            <text:p>1.23769553</text:p>
          </table:table-cell>
          <table:table-cell office:value-type="float" office:value="1.26298123" calcext:value-type="float">
            <text:p>1.26298123</text:p>
          </table:table-cell>
          <table:table-cell office:value-type="float" office:value="1.33739804" calcext:value-type="float">
            <text:p>1.33739804</text:p>
          </table:table-cell>
        </table:table-row>
        <table:table-row table:style-name="ro1">
          <table:table-cell office:value-type="float" office:value="1.23325475" calcext:value-type="float">
            <text:p>1.23325475</text:p>
          </table:table-cell>
          <table:table-cell office:value-type="float" office:value="1.25877071" calcext:value-type="float">
            <text:p>1.25877071</text:p>
          </table:table-cell>
          <table:table-cell office:value-type="float" office:value="1.33306001" calcext:value-type="float">
            <text:p>1.33306001</text:p>
          </table:table-cell>
        </table:table-row>
        <table:table-row table:style-name="ro1">
          <table:table-cell office:value-type="float" office:value="1.22885269" calcext:value-type="float">
            <text:p>1.22885269</text:p>
          </table:table-cell>
          <table:table-cell office:value-type="float" office:value="1.2545806" calcext:value-type="float">
            <text:p>1.2545806</text:p>
          </table:table-cell>
          <table:table-cell office:value-type="float" office:value="1.32875597" calcext:value-type="float">
            <text:p>1.32875597</text:p>
          </table:table-cell>
        </table:table-row>
        <table:table-row table:style-name="ro1">
          <table:table-cell office:value-type="float" office:value="1.2244886" calcext:value-type="float">
            <text:p>1.2244886</text:p>
          </table:table-cell>
          <table:table-cell office:value-type="float" office:value="1.25041063" calcext:value-type="float">
            <text:p>1.25041063</text:p>
          </table:table-cell>
          <table:table-cell office:value-type="float" office:value="1.32448525" calcext:value-type="float">
            <text:p>1.32448525</text:p>
          </table:table-cell>
        </table:table-row>
        <table:table-row table:style-name="ro1">
          <table:table-cell office:value-type="float" office:value="1.22016178" calcext:value-type="float">
            <text:p>1.22016178</text:p>
          </table:table-cell>
          <table:table-cell office:value-type="float" office:value="1.24626053" calcext:value-type="float">
            <text:p>1.24626053</text:p>
          </table:table-cell>
          <table:table-cell office:value-type="float" office:value="1.32024715" calcext:value-type="float">
            <text:p>1.32024715</text:p>
          </table:table-cell>
        </table:table-row>
        <table:table-row table:style-name="ro1">
          <table:table-cell office:value-type="float" office:value="1.21587149" calcext:value-type="float">
            <text:p>1.21587149</text:p>
          </table:table-cell>
          <table:table-cell office:value-type="float" office:value="1.24213006" calcext:value-type="float">
            <text:p>1.24213006</text:p>
          </table:table-cell>
          <table:table-cell office:value-type="float" office:value="1.316041" calcext:value-type="float">
            <text:p>1.316041</text:p>
          </table:table-cell>
        </table:table-row>
        <table:table-row table:style-name="ro1">
          <table:table-cell office:value-type="float" office:value="1.21161707" calcext:value-type="float">
            <text:p>1.21161707</text:p>
          </table:table-cell>
          <table:table-cell office:value-type="float" office:value="1.23801896" calcext:value-type="float">
            <text:p>1.23801896</text:p>
          </table:table-cell>
          <table:table-cell office:value-type="float" office:value="1.31186614" calcext:value-type="float">
            <text:p>1.31186614</text:p>
          </table:table-cell>
        </table:table-row>
        <table:table-row table:style-name="ro1">
          <table:table-cell office:value-type="float" office:value="1.20739782" calcext:value-type="float">
            <text:p>1.20739782</text:p>
          </table:table-cell>
          <table:table-cell office:value-type="float" office:value="1.23392702" calcext:value-type="float">
            <text:p>1.23392702</text:p>
          </table:table-cell>
          <table:table-cell office:value-type="float" office:value="1.30772193" calcext:value-type="float">
            <text:p>1.30772193</text:p>
          </table:table-cell>
        </table:table-row>
        <table:table-row table:style-name="ro1">
          <table:table-cell office:value-type="float" office:value="1.20321309" calcext:value-type="float">
            <text:p>1.20321309</text:p>
          </table:table-cell>
          <table:table-cell office:value-type="float" office:value="1.229854" calcext:value-type="float">
            <text:p>1.229854</text:p>
          </table:table-cell>
          <table:table-cell office:value-type="float" office:value="1.30360771" calcext:value-type="float">
            <text:p>1.30360771</text:p>
          </table:table-cell>
        </table:table-row>
        <table:table-row table:style-name="ro1">
          <table:table-cell office:value-type="float" office:value="1.19906223" calcext:value-type="float">
            <text:p>1.19906223</text:p>
          </table:table-cell>
          <table:table-cell office:value-type="float" office:value="1.22579971" calcext:value-type="float">
            <text:p>1.22579971</text:p>
          </table:table-cell>
          <table:table-cell office:value-type="float" office:value="1.29952288" calcext:value-type="float">
            <text:p>1.29952288</text:p>
          </table:table-cell>
        </table:table-row>
        <table:table-row table:style-name="ro1">
          <table:table-cell office:value-type="float" office:value="1.19494462" calcext:value-type="float">
            <text:p>1.19494462</text:p>
          </table:table-cell>
          <table:table-cell office:value-type="float" office:value="1.22176392" calcext:value-type="float">
            <text:p>1.22176392</text:p>
          </table:table-cell>
          <table:table-cell office:value-type="float" office:value="1.29546682" calcext:value-type="float">
            <text:p>1.29546682</text:p>
          </table:table-cell>
        </table:table-row>
        <table:table-row table:style-name="ro1">
          <table:table-cell office:value-type="float" office:value="1.19085964" calcext:value-type="float">
            <text:p>1.19085964</text:p>
          </table:table-cell>
          <table:table-cell office:value-type="float" office:value="1.21774645" calcext:value-type="float">
            <text:p>1.21774645</text:p>
          </table:table-cell>
          <table:table-cell office:value-type="float" office:value="1.29143893" calcext:value-type="float">
            <text:p>1.29143893</text:p>
          </table:table-cell>
        </table:table-row>
        <table:table-row table:style-name="ro1">
          <table:table-cell office:value-type="float" office:value="1.18680669" calcext:value-type="float">
            <text:p>1.18680669</text:p>
          </table:table-cell>
          <table:table-cell office:value-type="float" office:value="1.21374711" calcext:value-type="float">
            <text:p>1.21374711</text:p>
          </table:table-cell>
          <table:table-cell office:value-type="float" office:value="1.28743862" calcext:value-type="float">
            <text:p>1.28743862</text:p>
          </table:table-cell>
        </table:table-row>
        <table:table-row table:style-name="ro1">
          <table:table-cell office:value-type="float" office:value="1.18278518" calcext:value-type="float">
            <text:p>1.18278518</text:p>
          </table:table-cell>
          <table:table-cell office:value-type="float" office:value="1.20976573" calcext:value-type="float">
            <text:p>1.20976573</text:p>
          </table:table-cell>
          <table:table-cell office:value-type="float" office:value="1.28346532" calcext:value-type="float">
            <text:p>1.28346532</text:p>
          </table:table-cell>
        </table:table-row>
        <table:table-row table:style-name="ro1">
          <table:table-cell office:value-type="float" office:value="1.17879456" calcext:value-type="float">
            <text:p>1.17879456</text:p>
          </table:table-cell>
          <table:table-cell office:value-type="float" office:value="1.20580212" calcext:value-type="float">
            <text:p>1.20580212</text:p>
          </table:table-cell>
          <table:table-cell office:value-type="float" office:value="1.27951846" calcext:value-type="float">
            <text:p>1.27951846</text:p>
          </table:table-cell>
        </table:table-row>
        <table:table-row table:style-name="ro1">
          <table:table-cell office:value-type="float" office:value="1.17483425" calcext:value-type="float">
            <text:p>1.17483425</text:p>
          </table:table-cell>
          <table:table-cell office:value-type="float" office:value="1.20185614" calcext:value-type="float">
            <text:p>1.20185614</text:p>
          </table:table-cell>
          <table:table-cell office:value-type="float" office:value="1.2755975" calcext:value-type="float">
            <text:p>1.2755975</text:p>
          </table:table-cell>
        </table:table-row>
        <table:table-row table:style-name="ro1">
          <table:table-cell office:value-type="float" office:value="1.17090372" calcext:value-type="float">
            <text:p>1.17090372</text:p>
          </table:table-cell>
          <table:table-cell office:value-type="float" office:value="1.19792761" calcext:value-type="float">
            <text:p>1.19792761</text:p>
          </table:table-cell>
          <table:table-cell office:value-type="float" office:value="1.27170189" calcext:value-type="float">
            <text:p>1.27170189</text:p>
          </table:table-cell>
        </table:table-row>
        <table:table-row table:style-name="ro1">
          <table:table-cell office:value-type="float" office:value="1.16700245" calcext:value-type="float">
            <text:p>1.16700245</text:p>
          </table:table-cell>
          <table:table-cell office:value-type="float" office:value="1.19401639" calcext:value-type="float">
            <text:p>1.19401639</text:p>
          </table:table-cell>
          <table:table-cell office:value-type="float" office:value="1.26783111" calcext:value-type="float">
            <text:p>1.26783111</text:p>
          </table:table-cell>
        </table:table-row>
        <table:table-row table:style-name="ro1">
          <table:table-cell office:value-type="float" office:value="1.16312991" calcext:value-type="float">
            <text:p>1.16312991</text:p>
          </table:table-cell>
          <table:table-cell office:value-type="float" office:value="1.19012234" calcext:value-type="float">
            <text:p>1.19012234</text:p>
          </table:table-cell>
          <table:table-cell office:value-type="float" office:value="1.26398464" calcext:value-type="float">
            <text:p>1.26398464</text:p>
          </table:table-cell>
        </table:table-row>
        <table:table-row table:style-name="ro1">
          <table:table-cell office:value-type="float" office:value="1.1592856" calcext:value-type="float">
            <text:p>1.1592856</text:p>
          </table:table-cell>
          <table:table-cell office:value-type="float" office:value="1.18624531" calcext:value-type="float">
            <text:p>1.18624531</text:p>
          </table:table-cell>
          <table:table-cell office:value-type="float" office:value="1.26016196" calcext:value-type="float">
            <text:p>1.26016196</text:p>
          </table:table-cell>
        </table:table-row>
        <table:table-row table:style-name="ro1">
          <table:table-cell office:value-type="float" office:value="1.15546904" calcext:value-type="float">
            <text:p>1.15546904</text:p>
          </table:table-cell>
          <table:table-cell office:value-type="float" office:value="1.18238517" calcext:value-type="float">
            <text:p>1.18238517</text:p>
          </table:table-cell>
          <table:table-cell office:value-type="float" office:value="1.2563626" calcext:value-type="float">
            <text:p>1.2563626</text:p>
          </table:table-cell>
        </table:table-row>
        <table:table-row table:style-name="ro1">
          <table:table-cell office:value-type="float" office:value="1.15167975" calcext:value-type="float">
            <text:p>1.15167975</text:p>
          </table:table-cell>
          <table:table-cell office:value-type="float" office:value="1.1785418" calcext:value-type="float">
            <text:p>1.1785418</text:p>
          </table:table-cell>
          <table:table-cell office:value-type="float" office:value="1.25258606" calcext:value-type="float">
            <text:p>1.25258606</text:p>
          </table:table-cell>
        </table:table-row>
        <table:table-row table:style-name="ro1">
          <table:table-cell office:value-type="float" office:value="1.14791725" calcext:value-type="float">
            <text:p>1.14791725</text:p>
          </table:table-cell>
          <table:table-cell office:value-type="float" office:value="1.17471506" calcext:value-type="float">
            <text:p>1.17471506</text:p>
          </table:table-cell>
          <table:table-cell office:value-type="float" office:value="1.24883186" calcext:value-type="float">
            <text:p>1.24883186</text:p>
          </table:table-cell>
        </table:table-row>
        <table:table-row table:style-name="ro1">
          <table:table-cell office:value-type="float" office:value="1.14418111" calcext:value-type="float">
            <text:p>1.14418111</text:p>
          </table:table-cell>
          <table:table-cell office:value-type="float" office:value="1.17090484" calcext:value-type="float">
            <text:p>1.17090484</text:p>
          </table:table-cell>
          <table:table-cell office:value-type="float" office:value="1.24509956" calcext:value-type="float">
            <text:p>1.24509956</text:p>
          </table:table-cell>
        </table:table-row>
        <table:table-row table:style-name="ro1">
          <table:table-cell office:value-type="float" office:value="1.14047087" calcext:value-type="float">
            <text:p>1.14047087</text:p>
          </table:table-cell>
          <table:table-cell office:value-type="float" office:value="1.16711103" calcext:value-type="float">
            <text:p>1.16711103</text:p>
          </table:table-cell>
          <table:table-cell office:value-type="float" office:value="1.24138869" calcext:value-type="float">
            <text:p>1.24138869</text:p>
          </table:table-cell>
        </table:table-row>
        <table:table-row table:style-name="ro1">
          <table:table-cell office:value-type="float" office:value="1.13678611" calcext:value-type="float">
            <text:p>1.13678611</text:p>
          </table:table-cell>
          <table:table-cell office:value-type="float" office:value="1.16333351" calcext:value-type="float">
            <text:p>1.16333351</text:p>
          </table:table-cell>
          <table:table-cell office:value-type="float" office:value="1.23769881" calcext:value-type="float">
            <text:p>1.23769881</text:p>
          </table:table-cell>
        </table:table-row>
        <table:table-row table:style-name="ro1">
          <table:table-cell office:value-type="float" office:value="1.13312641" calcext:value-type="float">
            <text:p>1.13312641</text:p>
          </table:table-cell>
          <table:table-cell office:value-type="float" office:value="1.15957218" calcext:value-type="float">
            <text:p>1.15957218</text:p>
          </table:table-cell>
          <table:table-cell office:value-type="float" office:value="1.23402949" calcext:value-type="float">
            <text:p>1.23402949</text:p>
          </table:table-cell>
        </table:table-row>
        <table:table-row table:style-name="ro1">
          <table:table-cell office:value-type="float" office:value="1.12949136" calcext:value-type="float">
            <text:p>1.12949136</text:p>
          </table:table-cell>
          <table:table-cell office:value-type="float" office:value="1.15582692" calcext:value-type="float">
            <text:p>1.15582692</text:p>
          </table:table-cell>
          <table:table-cell office:value-type="float" office:value="1.23038031" calcext:value-type="float">
            <text:p>1.23038031</text:p>
          </table:table-cell>
        </table:table-row>
        <table:table-row table:style-name="ro1">
          <table:table-cell office:value-type="float" office:value="1.12588055" calcext:value-type="float">
            <text:p>1.12588055</text:p>
          </table:table-cell>
          <table:table-cell office:value-type="float" office:value="1.15209764" calcext:value-type="float">
            <text:p>1.15209764</text:p>
          </table:table-cell>
          <table:table-cell office:value-type="float" office:value="1.22675086" calcext:value-type="float">
            <text:p>1.22675086</text:p>
          </table:table-cell>
        </table:table-row>
        <table:table-row table:style-name="ro1">
          <table:table-cell office:value-type="float" office:value="1.12229361" calcext:value-type="float">
            <text:p>1.12229361</text:p>
          </table:table-cell>
          <table:table-cell office:value-type="float" office:value="1.14838425" calcext:value-type="float">
            <text:p>1.14838425</text:p>
          </table:table-cell>
          <table:table-cell office:value-type="float" office:value="1.22314073" calcext:value-type="float">
            <text:p>1.22314073</text:p>
          </table:table-cell>
        </table:table-row>
        <table:table-row table:style-name="ro1">
          <table:table-cell office:value-type="float" office:value="1.11873014" calcext:value-type="float">
            <text:p>1.11873014</text:p>
          </table:table-cell>
          <table:table-cell office:value-type="float" office:value="1.14468664" calcext:value-type="float">
            <text:p>1.14468664</text:p>
          </table:table-cell>
          <table:table-cell office:value-type="float" office:value="1.21954953" calcext:value-type="float">
            <text:p>1.21954953</text:p>
          </table:table-cell>
        </table:table-row>
        <table:table-row table:style-name="ro1">
          <table:table-cell office:value-type="float" office:value="1.11518979" calcext:value-type="float">
            <text:p>1.11518979</text:p>
          </table:table-cell>
          <table:table-cell office:value-type="float" office:value="1.14100472" calcext:value-type="float">
            <text:p>1.14100472</text:p>
          </table:table-cell>
          <table:table-cell office:value-type="float" office:value="1.21597687" calcext:value-type="float">
            <text:p>1.21597687</text:p>
          </table:table-cell>
        </table:table-row>
        <table:table-row table:style-name="ro1">
          <table:table-cell office:value-type="float" office:value="1.1116722" calcext:value-type="float">
            <text:p>1.1116722</text:p>
          </table:table-cell>
          <table:table-cell office:value-type="float" office:value="1.1373384" calcext:value-type="float">
            <text:p>1.1373384</text:p>
          </table:table-cell>
          <table:table-cell office:value-type="float" office:value="1.21242239" calcext:value-type="float">
            <text:p>1.21242239</text:p>
          </table:table-cell>
        </table:table-row>
        <table:table-row table:style-name="ro1">
          <table:table-cell office:value-type="float" office:value="1.108177" calcext:value-type="float">
            <text:p>1.108177</text:p>
          </table:table-cell>
          <table:table-cell office:value-type="float" office:value="1.13368759" calcext:value-type="float">
            <text:p>1.13368759</text:p>
          </table:table-cell>
          <table:table-cell office:value-type="float" office:value="1.20888571" calcext:value-type="float">
            <text:p>1.20888571</text:p>
          </table:table-cell>
        </table:table-row>
        <table:table-row table:style-name="ro1">
          <table:table-cell office:value-type="float" office:value="1.10470386" calcext:value-type="float">
            <text:p>1.10470386</text:p>
          </table:table-cell>
          <table:table-cell office:value-type="float" office:value="1.1300522" calcext:value-type="float">
            <text:p>1.1300522</text:p>
          </table:table-cell>
          <table:table-cell office:value-type="float" office:value="1.20536648" calcext:value-type="float">
            <text:p>1.20536648</text:p>
          </table:table-cell>
        </table:table-row>
        <table:table-row table:style-name="ro1">
          <table:table-cell office:value-type="float" office:value="1.10125246" calcext:value-type="float">
            <text:p>1.10125246</text:p>
          </table:table-cell>
          <table:table-cell office:value-type="float" office:value="1.12643216" calcext:value-type="float">
            <text:p>1.12643216</text:p>
          </table:table-cell>
          <table:table-cell office:value-type="float" office:value="1.20186435" calcext:value-type="float">
            <text:p>1.20186435</text:p>
          </table:table-cell>
        </table:table-row>
        <table:table-row table:style-name="ro1">
          <table:table-cell office:value-type="float" office:value="1.09782245" calcext:value-type="float">
            <text:p>1.09782245</text:p>
          </table:table-cell>
          <table:table-cell office:value-type="float" office:value="1.12282736" calcext:value-type="float">
            <text:p>1.12282736</text:p>
          </table:table-cell>
          <table:table-cell office:value-type="float" office:value="1.19837898" calcext:value-type="float">
            <text:p>1.19837898</text:p>
          </table:table-cell>
        </table:table-row>
        <table:table-row table:style-name="ro1">
          <table:table-cell office:value-type="float" office:value="1.09441352" calcext:value-type="float">
            <text:p>1.09441352</text:p>
          </table:table-cell>
          <table:table-cell office:value-type="float" office:value="1.11923774" calcext:value-type="float">
            <text:p>1.11923774</text:p>
          </table:table-cell>
          <table:table-cell office:value-type="float" office:value="1.19491003" calcext:value-type="float">
            <text:p>1.19491003</text:p>
          </table:table-cell>
        </table:table-row>
        <table:table-row table:style-name="ro1">
          <table:table-cell office:value-type="float" office:value="1.09102537" calcext:value-type="float">
            <text:p>1.09102537</text:p>
          </table:table-cell>
          <table:table-cell office:value-type="float" office:value="1.11566321" calcext:value-type="float">
            <text:p>1.11566321</text:p>
          </table:table-cell>
          <table:table-cell office:value-type="float" office:value="1.19145719" calcext:value-type="float">
            <text:p>1.19145719</text:p>
          </table:table-cell>
        </table:table-row>
        <table:table-row table:style-name="ro1">
          <table:table-cell office:value-type="float" office:value="1.08765768" calcext:value-type="float">
            <text:p>1.08765768</text:p>
          </table:table-cell>
          <table:table-cell office:value-type="float" office:value="1.11210369" calcext:value-type="float">
            <text:p>1.11210369</text:p>
          </table:table-cell>
          <table:table-cell office:value-type="float" office:value="1.18802014" calcext:value-type="float">
            <text:p>1.18802014</text:p>
          </table:table-cell>
        </table:table-row>
        <table:table-row table:style-name="ro1">
          <table:table-cell office:value-type="float" office:value="1.08431018" calcext:value-type="float">
            <text:p>1.08431018</text:p>
          </table:table-cell>
          <table:table-cell office:value-type="float" office:value="1.10855909" calcext:value-type="float">
            <text:p>1.10855909</text:p>
          </table:table-cell>
          <table:table-cell office:value-type="float" office:value="1.18459856" calcext:value-type="float">
            <text:p>1.18459856</text:p>
          </table:table-cell>
        </table:table-row>
        <table:table-row table:style-name="ro1">
          <table:table-cell office:value-type="float" office:value="1.08098256" calcext:value-type="float">
            <text:p>1.08098256</text:p>
          </table:table-cell>
          <table:table-cell office:value-type="float" office:value="1.10502935" calcext:value-type="float">
            <text:p>1.10502935</text:p>
          </table:table-cell>
          <table:table-cell office:value-type="float" office:value="1.18119216" calcext:value-type="float">
            <text:p>1.18119216</text:p>
          </table:table-cell>
        </table:table-row>
        <table:table-row table:style-name="ro1">
          <table:table-cell office:value-type="float" office:value="1.07767455" calcext:value-type="float">
            <text:p>1.07767455</text:p>
          </table:table-cell>
          <table:table-cell office:value-type="float" office:value="1.10151439" calcext:value-type="float">
            <text:p>1.10151439</text:p>
          </table:table-cell>
          <table:table-cell office:value-type="float" office:value="1.17780065" calcext:value-type="float">
            <text:p>1.17780065</text:p>
          </table:table-cell>
        </table:table-row>
        <table:table-row table:style-name="ro1">
          <table:table-cell office:value-type="float" office:value="1.07438587" calcext:value-type="float">
            <text:p>1.07438587</text:p>
          </table:table-cell>
          <table:table-cell office:value-type="float" office:value="1.09801412" calcext:value-type="float">
            <text:p>1.09801412</text:p>
          </table:table-cell>
          <table:table-cell office:value-type="float" office:value="1.17442374" calcext:value-type="float">
            <text:p>1.17442374</text:p>
          </table:table-cell>
        </table:table-row>
        <table:table-row table:style-name="ro1">
          <table:table-cell office:value-type="float" office:value="1.07111625" calcext:value-type="float">
            <text:p>1.07111625</text:p>
          </table:table-cell>
          <table:table-cell office:value-type="float" office:value="1.09452847" calcext:value-type="float">
            <text:p>1.09452847</text:p>
          </table:table-cell>
          <table:table-cell office:value-type="float" office:value="1.17106115" calcext:value-type="float">
            <text:p>1.17106115</text:p>
          </table:table-cell>
        </table:table-row>
        <table:table-row table:style-name="ro1">
          <table:table-cell office:value-type="float" office:value="1.06786544" calcext:value-type="float">
            <text:p>1.06786544</text:p>
          </table:table-cell>
          <table:table-cell office:value-type="float" office:value="1.09105736" calcext:value-type="float">
            <text:p>1.09105736</text:p>
          </table:table-cell>
          <table:table-cell office:value-type="float" office:value="1.16771262" calcext:value-type="float">
            <text:p>1.16771262</text:p>
          </table:table-cell>
        </table:table-row>
        <table:table-row table:style-name="ro1">
          <table:table-cell office:value-type="float" office:value="1.06463318" calcext:value-type="float">
            <text:p>1.06463318</text:p>
          </table:table-cell>
          <table:table-cell office:value-type="float" office:value="1.08760073" calcext:value-type="float">
            <text:p>1.08760073</text:p>
          </table:table-cell>
          <table:table-cell office:value-type="float" office:value="1.16437787" calcext:value-type="float">
            <text:p>1.16437787</text:p>
          </table:table-cell>
        </table:table-row>
        <table:table-row table:style-name="ro1">
          <table:table-cell office:value-type="float" office:value="1.06141921" calcext:value-type="float">
            <text:p>1.06141921</text:p>
          </table:table-cell>
          <table:table-cell office:value-type="float" office:value="1.0841585" calcext:value-type="float">
            <text:p>1.0841585</text:p>
          </table:table-cell>
          <table:table-cell office:value-type="float" office:value="1.16105665" calcext:value-type="float">
            <text:p>1.16105665</text:p>
          </table:table-cell>
        </table:table-row>
        <table:table-row table:style-name="ro1">
          <table:table-cell office:value-type="float" office:value="1.0582233" calcext:value-type="float">
            <text:p>1.0582233</text:p>
          </table:table-cell>
          <table:table-cell office:value-type="float" office:value="1.08073058" calcext:value-type="float">
            <text:p>1.08073058</text:p>
          </table:table-cell>
          <table:table-cell office:value-type="float" office:value="1.15774872" calcext:value-type="float">
            <text:p>1.15774872</text:p>
          </table:table-cell>
        </table:table-row>
        <table:table-row table:style-name="ro1">
          <table:table-cell office:value-type="float" office:value="1.05504521" calcext:value-type="float">
            <text:p>1.05504521</text:p>
          </table:table-cell>
          <table:table-cell office:value-type="float" office:value="1.07731692" calcext:value-type="float">
            <text:p>1.07731692</text:p>
          </table:table-cell>
          <table:table-cell office:value-type="float" office:value="1.15445382" calcext:value-type="float">
            <text:p>1.15445382</text:p>
          </table:table-cell>
        </table:table-row>
        <table:table-row table:style-name="ro1">
          <table:table-cell office:value-type="float" office:value="1.05188469" calcext:value-type="float">
            <text:p>1.05188469</text:p>
          </table:table-cell>
          <table:table-cell office:value-type="float" office:value="1.07391743" calcext:value-type="float">
            <text:p>1.07391743</text:p>
          </table:table-cell>
          <table:table-cell office:value-type="float" office:value="1.15117172" calcext:value-type="float">
            <text:p>1.15117172</text:p>
          </table:table-cell>
        </table:table-row>
        <table:table-row table:style-name="ro1">
          <table:table-cell office:value-type="float" office:value="1.04874153" calcext:value-type="float">
            <text:p>1.04874153</text:p>
          </table:table-cell>
          <table:table-cell office:value-type="float" office:value="1.07053204" calcext:value-type="float">
            <text:p>1.07053204</text:p>
          </table:table-cell>
          <table:table-cell office:value-type="float" office:value="1.14790219" calcext:value-type="float">
            <text:p>1.14790219</text:p>
          </table:table-cell>
        </table:table-row>
        <table:table-row table:style-name="ro1">
          <table:table-cell office:value-type="float" office:value="1.0456155" calcext:value-type="float">
            <text:p>1.0456155</text:p>
          </table:table-cell>
          <table:table-cell office:value-type="float" office:value="1.06716068" calcext:value-type="float">
            <text:p>1.06716068</text:p>
          </table:table-cell>
          <table:table-cell office:value-type="float" office:value="1.144645" calcext:value-type="float">
            <text:p>1.144645</text:p>
          </table:table-cell>
        </table:table-row>
        <table:table-row table:style-name="ro1">
          <table:table-cell office:value-type="float" office:value="1.04250638" calcext:value-type="float">
            <text:p>1.04250638</text:p>
          </table:table-cell>
          <table:table-cell office:value-type="float" office:value="1.06380327" calcext:value-type="float">
            <text:p>1.06380327</text:p>
          </table:table-cell>
          <table:table-cell office:value-type="float" office:value="1.14139994" calcext:value-type="float">
            <text:p>1.14139994</text:p>
          </table:table-cell>
        </table:table-row>
        <table:table-row table:style-name="ro1">
          <table:table-cell office:value-type="float" office:value="1.03941396" calcext:value-type="float">
            <text:p>1.03941396</text:p>
          </table:table-cell>
          <table:table-cell office:value-type="float" office:value="1.06045975" calcext:value-type="float">
            <text:p>1.06045975</text:p>
          </table:table-cell>
          <table:table-cell office:value-type="float" office:value="1.13816679" calcext:value-type="float">
            <text:p>1.13816679</text:p>
          </table:table-cell>
        </table:table-row>
        <table:table-row table:style-name="ro1">
          <table:table-cell office:value-type="float" office:value="1.03633802" calcext:value-type="float">
            <text:p>1.03633802</text:p>
          </table:table-cell>
          <table:table-cell office:value-type="float" office:value="1.05713005" calcext:value-type="float">
            <text:p>1.05713005</text:p>
          </table:table-cell>
          <table:table-cell office:value-type="float" office:value="1.13494535" calcext:value-type="float">
            <text:p>1.13494535</text:p>
          </table:table-cell>
        </table:table-row>
        <table:table-row table:style-name="ro1">
          <table:table-cell office:value-type="float" office:value="1.03327837" calcext:value-type="float">
            <text:p>1.03327837</text:p>
          </table:table-cell>
          <table:table-cell office:value-type="float" office:value="1.05381408" calcext:value-type="float">
            <text:p>1.05381408</text:p>
          </table:table-cell>
          <table:table-cell office:value-type="float" office:value="1.13173542" calcext:value-type="float">
            <text:p>1.13173542</text:p>
          </table:table-cell>
        </table:table-row>
        <table:table-row table:style-name="ro1">
          <table:table-cell office:value-type="float" office:value="1.03023481" calcext:value-type="float">
            <text:p>1.03023481</text:p>
          </table:table-cell>
          <table:table-cell office:value-type="float" office:value="1.05051178" calcext:value-type="float">
            <text:p>1.05051178</text:p>
          </table:table-cell>
          <table:table-cell office:value-type="float" office:value="1.12853679" calcext:value-type="float">
            <text:p>1.12853679</text:p>
          </table:table-cell>
        </table:table-row>
        <table:table-row table:style-name="ro1">
          <table:table-cell office:value-type="float" office:value="1.02720713" calcext:value-type="float">
            <text:p>1.02720713</text:p>
          </table:table-cell>
          <table:table-cell office:value-type="float" office:value="1.04722308" calcext:value-type="float">
            <text:p>1.04722308</text:p>
          </table:table-cell>
          <table:table-cell office:value-type="float" office:value="1.12534929" calcext:value-type="float">
            <text:p>1.12534929</text:p>
          </table:table-cell>
        </table:table-row>
        <table:table-row table:style-name="ro1">
          <table:table-cell office:value-type="float" office:value="1.02419514" calcext:value-type="float">
            <text:p>1.02419514</text:p>
          </table:table-cell>
          <table:table-cell office:value-type="float" office:value="1.04394791" calcext:value-type="float">
            <text:p>1.04394791</text:p>
          </table:table-cell>
          <table:table-cell office:value-type="float" office:value="1.12217272" calcext:value-type="float">
            <text:p>1.12217272</text:p>
          </table:table-cell>
        </table:table-row>
        <table:table-row table:style-name="ro1">
          <table:table-cell office:value-type="float" office:value="1.02119866" calcext:value-type="float">
            <text:p>1.02119866</text:p>
          </table:table-cell>
          <table:table-cell office:value-type="float" office:value="1.04068619" calcext:value-type="float">
            <text:p>1.04068619</text:p>
          </table:table-cell>
          <table:table-cell office:value-type="float" office:value="1.11900691" calcext:value-type="float">
            <text:p>1.11900691</text:p>
          </table:table-cell>
        </table:table-row>
        <table:table-row table:style-name="ro1">
          <table:table-cell office:value-type="float" office:value="1.0182175" calcext:value-type="float">
            <text:p>1.0182175</text:p>
          </table:table-cell>
          <table:table-cell office:value-type="float" office:value="1.03743785" calcext:value-type="float">
            <text:p>1.03743785</text:p>
          </table:table-cell>
          <table:table-cell office:value-type="float" office:value="1.11585168" calcext:value-type="float">
            <text:p>1.11585168</text:p>
          </table:table-cell>
        </table:table-row>
        <table:table-row table:style-name="ro1">
          <table:table-cell office:value-type="float" office:value="1.01525148" calcext:value-type="float">
            <text:p>1.01525148</text:p>
          </table:table-cell>
          <table:table-cell office:value-type="float" office:value="1.03420284" calcext:value-type="float">
            <text:p>1.03420284</text:p>
          </table:table-cell>
          <table:table-cell office:value-type="float" office:value="1.11270687" calcext:value-type="float">
            <text:p>1.11270687</text:p>
          </table:table-cell>
        </table:table-row>
        <table:table-row table:style-name="ro1">
          <table:table-cell office:value-type="float" office:value="1.01230041" calcext:value-type="float">
            <text:p>1.01230041</text:p>
          </table:table-cell>
          <table:table-cell office:value-type="float" office:value="1.03098106" calcext:value-type="float">
            <text:p>1.03098106</text:p>
          </table:table-cell>
          <table:table-cell office:value-type="float" office:value="1.1095723" calcext:value-type="float">
            <text:p>1.1095723</text:p>
          </table:table-cell>
        </table:table-row>
        <table:table-row table:style-name="ro1">
          <table:table-cell office:value-type="float" office:value="1.00936413" calcext:value-type="float">
            <text:p>1.00936413</text:p>
          </table:table-cell>
          <table:table-cell office:value-type="float" office:value="1.02777246" calcext:value-type="float">
            <text:p>1.02777246</text:p>
          </table:table-cell>
          <table:table-cell office:value-type="float" office:value="1.10644783" calcext:value-type="float">
            <text:p>1.10644783</text:p>
          </table:table-cell>
        </table:table-row>
        <table:table-row table:style-name="ro1">
          <table:table-cell office:value-type="float" office:value="1.00644246" calcext:value-type="float">
            <text:p>1.00644246</text:p>
          </table:table-cell>
          <table:table-cell office:value-type="float" office:value="1.02457697" calcext:value-type="float">
            <text:p>1.02457697</text:p>
          </table:table-cell>
          <table:table-cell office:value-type="float" office:value="1.1033333" calcext:value-type="float">
            <text:p>1.1033333</text:p>
          </table:table-cell>
        </table:table-row>
        <table:table-row table:style-name="ro1">
          <table:table-cell office:value-type="float" office:value="1.00353524" calcext:value-type="float">
            <text:p>1.00353524</text:p>
          </table:table-cell>
          <table:table-cell office:value-type="float" office:value="1.02139451" calcext:value-type="float">
            <text:p>1.02139451</text:p>
          </table:table-cell>
          <table:table-cell office:value-type="float" office:value="1.10022856" calcext:value-type="float">
            <text:p>1.10022856</text:p>
          </table:table-cell>
        </table:table-row>
        <table:table-row table:style-name="ro1">
          <table:table-cell office:value-type="float" office:value="1.0006423" calcext:value-type="float">
            <text:p>1.0006423</text:p>
          </table:table-cell>
          <table:table-cell office:value-type="float" office:value="1.01822501" calcext:value-type="float">
            <text:p>1.01822501</text:p>
          </table:table-cell>
          <table:table-cell office:value-type="float" office:value="1.09713345" calcext:value-type="float">
            <text:p>1.09713345</text:p>
          </table:table-cell>
        </table:table-row>
        <table:table-row table:style-name="ro1">
          <table:table-cell office:value-type="float" office:value="0.99776347" calcext:value-type="float">
            <text:p>0.99776347</text:p>
          </table:table-cell>
          <table:table-cell office:value-type="float" office:value="1.01506841" calcext:value-type="float">
            <text:p>1.01506841</text:p>
          </table:table-cell>
          <table:table-cell office:value-type="float" office:value="1.09404786" calcext:value-type="float">
            <text:p>1.09404786</text:p>
          </table:table-cell>
        </table:table-row>
        <table:table-row table:style-name="ro1">
          <table:table-cell office:value-type="float" office:value="0.99489859" calcext:value-type="float">
            <text:p>0.99489859</text:p>
          </table:table-cell>
          <table:table-cell office:value-type="float" office:value="1.01192464" calcext:value-type="float">
            <text:p>1.01192464</text:p>
          </table:table-cell>
          <table:table-cell office:value-type="float" office:value="1.09097163" calcext:value-type="float">
            <text:p>1.09097163</text:p>
          </table:table-cell>
        </table:table-row>
        <table:table-row table:style-name="ro1">
          <table:table-cell office:value-type="float" office:value="0.99204751" calcext:value-type="float">
            <text:p>0.99204751</text:p>
          </table:table-cell>
          <table:table-cell office:value-type="float" office:value="1.00879363" calcext:value-type="float">
            <text:p>1.00879363</text:p>
          </table:table-cell>
          <table:table-cell office:value-type="float" office:value="1.08790464" calcext:value-type="float">
            <text:p>1.08790464</text:p>
          </table:table-cell>
        </table:table-row>
        <table:table-row table:style-name="ro1">
          <table:table-cell office:value-type="float" office:value="0.98921008" calcext:value-type="float">
            <text:p>0.98921008</text:p>
          </table:table-cell>
          <table:table-cell office:value-type="float" office:value="1.00567531" calcext:value-type="float">
            <text:p>1.00567531</text:p>
          </table:table-cell>
          <table:table-cell office:value-type="float" office:value="1.08484676" calcext:value-type="float">
            <text:p>1.08484676</text:p>
          </table:table-cell>
        </table:table-row>
        <table:table-row table:style-name="ro1">
          <table:table-cell office:value-type="float" office:value="0.98638614" calcext:value-type="float">
            <text:p>0.98638614</text:p>
          </table:table-cell>
          <table:table-cell office:value-type="float" office:value="1.00256962" calcext:value-type="float">
            <text:p>1.00256962</text:p>
          </table:table-cell>
          <table:table-cell office:value-type="float" office:value="1.08179786" calcext:value-type="float">
            <text:p>1.08179786</text:p>
          </table:table-cell>
        </table:table-row>
        <table:table-row table:style-name="ro1">
          <table:table-cell office:value-type="float" office:value="0.98357554" calcext:value-type="float">
            <text:p>0.98357554</text:p>
          </table:table-cell>
          <table:table-cell office:value-type="float" office:value="0.99947648" calcext:value-type="float">
            <text:p>0.99947648</text:p>
          </table:table-cell>
          <table:table-cell office:value-type="float" office:value="1.07875783" calcext:value-type="float">
            <text:p>1.07875783</text:p>
          </table:table-cell>
        </table:table-row>
        <table:table-row table:style-name="ro1">
          <table:table-cell office:value-type="float" office:value="0.98077813" calcext:value-type="float">
            <text:p>0.98077813</text:p>
          </table:table-cell>
          <table:table-cell office:value-type="float" office:value="0.99639583" calcext:value-type="float">
            <text:p>0.99639583</text:p>
          </table:table-cell>
          <table:table-cell office:value-type="float" office:value="1.07572656" calcext:value-type="float">
            <text:p>1.07572656</text:p>
          </table:table-cell>
        </table:table-row>
        <table:table-row table:style-name="ro1">
          <table:table-cell office:value-type="float" office:value="0.97799377" calcext:value-type="float">
            <text:p>0.97799377</text:p>
          </table:table-cell>
          <table:table-cell office:value-type="float" office:value="0.99332761" calcext:value-type="float">
            <text:p>0.99332761</text:p>
          </table:table-cell>
          <table:table-cell office:value-type="float" office:value="1.07270392" calcext:value-type="float">
            <text:p>1.07270392</text:p>
          </table:table-cell>
        </table:table-row>
        <table:table-row table:style-name="ro1">
          <table:table-cell office:value-type="float" office:value="0.97522232" calcext:value-type="float">
            <text:p>0.97522232</text:p>
          </table:table-cell>
          <table:table-cell office:value-type="float" office:value="0.99027174" calcext:value-type="float">
            <text:p>0.99027174</text:p>
          </table:table-cell>
          <table:table-cell office:value-type="float" office:value="1.06968982" calcext:value-type="float">
            <text:p>1.06968982</text:p>
          </table:table-cell>
        </table:table-row>
        <table:table-row table:style-name="ro1">
          <table:table-cell office:value-type="float" office:value="0.97246364" calcext:value-type="float">
            <text:p>0.97246364</text:p>
          </table:table-cell>
          <table:table-cell office:value-type="float" office:value="0.98722815" calcext:value-type="float">
            <text:p>0.98722815</text:p>
          </table:table-cell>
          <table:table-cell office:value-type="float" office:value="1.06668416" calcext:value-type="float">
            <text:p>1.06668416</text:p>
          </table:table-cell>
        </table:table-row>
        <table:table-row table:style-name="ro1">
          <table:table-cell office:value-type="float" office:value="0.96971758" calcext:value-type="float">
            <text:p>0.96971758</text:p>
          </table:table-cell>
          <table:table-cell office:value-type="float" office:value="0.9841968" calcext:value-type="float">
            <text:p>0.9841968</text:p>
          </table:table-cell>
          <table:table-cell office:value-type="float" office:value="1.06368682" calcext:value-type="float">
            <text:p>1.06368682</text:p>
          </table:table-cell>
        </table:table-row>
        <table:table-row table:style-name="ro1">
          <table:table-cell office:value-type="float" office:value="0.96698401" calcext:value-type="float">
            <text:p>0.96698401</text:p>
          </table:table-cell>
          <table:table-cell office:value-type="float" office:value="0.9811776" calcext:value-type="float">
            <text:p>0.9811776</text:p>
          </table:table-cell>
          <table:table-cell office:value-type="float" office:value="1.06069771" calcext:value-type="float">
            <text:p>1.06069771</text:p>
          </table:table-cell>
        </table:table-row>
        <table:table-row table:style-name="ro1">
          <table:table-cell office:value-type="float" office:value="0.96426279" calcext:value-type="float">
            <text:p>0.96426279</text:p>
          </table:table-cell>
          <table:table-cell office:value-type="float" office:value="0.97817049" calcext:value-type="float">
            <text:p>0.97817049</text:p>
          </table:table-cell>
          <table:table-cell office:value-type="float" office:value="1.05771675" calcext:value-type="float">
            <text:p>1.05771675</text:p>
          </table:table-cell>
        </table:table-row>
        <table:table-row table:style-name="ro1">
          <table:table-cell office:value-type="float" office:value="0.9615538" calcext:value-type="float">
            <text:p>0.9615538</text:p>
          </table:table-cell>
          <table:table-cell office:value-type="float" office:value="0.97517542" calcext:value-type="float">
            <text:p>0.97517542</text:p>
          </table:table-cell>
          <table:table-cell office:value-type="float" office:value="1.05474384" calcext:value-type="float">
            <text:p>1.05474384</text:p>
          </table:table-cell>
        </table:table-row>
        <table:table-row table:style-name="ro1">
          <table:table-cell office:value-type="float" office:value="0.9588569" calcext:value-type="float">
            <text:p>0.9588569</text:p>
          </table:table-cell>
          <table:table-cell office:value-type="float" office:value="0.9721923" calcext:value-type="float">
            <text:p>0.9721923</text:p>
          </table:table-cell>
          <table:table-cell office:value-type="float" office:value="1.0517789" calcext:value-type="float">
            <text:p>1.0517789</text:p>
          </table:table-cell>
        </table:table-row>
        <table:table-row table:style-name="ro1">
          <table:table-cell office:value-type="float" office:value="0.95617196" calcext:value-type="float">
            <text:p>0.95617196</text:p>
          </table:table-cell>
          <table:table-cell office:value-type="float" office:value="0.96922109" calcext:value-type="float">
            <text:p>0.96922109</text:p>
          </table:table-cell>
          <table:table-cell office:value-type="float" office:value="1.04882183" calcext:value-type="float">
            <text:p>1.04882183</text:p>
          </table:table-cell>
        </table:table-row>
        <table:table-row table:style-name="ro1">
          <table:table-cell office:value-type="float" office:value="0.95349886" calcext:value-type="float">
            <text:p>0.95349886</text:p>
          </table:table-cell>
          <table:table-cell office:value-type="float" office:value="0.96626172" calcext:value-type="float">
            <text:p>0.96626172</text:p>
          </table:table-cell>
          <table:table-cell office:value-type="float" office:value="1.04587258" calcext:value-type="float">
            <text:p>1.04587258</text:p>
          </table:table-cell>
        </table:table-row>
        <table:table-row table:style-name="ro1">
          <table:table-cell office:value-type="float" office:value="0.95083746" calcext:value-type="float">
            <text:p>0.95083746</text:p>
          </table:table-cell>
          <table:table-cell office:value-type="float" office:value="0.96331412" calcext:value-type="float">
            <text:p>0.96331412</text:p>
          </table:table-cell>
          <table:table-cell office:value-type="float" office:value="1.04293104" calcext:value-type="float">
            <text:p>1.04293104</text:p>
          </table:table-cell>
        </table:table-row>
        <table:table-row table:style-name="ro1">
          <table:table-cell office:value-type="float" office:value="0.94818765" calcext:value-type="float">
            <text:p>0.94818765</text:p>
          </table:table-cell>
          <table:table-cell office:value-type="float" office:value="0.96037823" calcext:value-type="float">
            <text:p>0.96037823</text:p>
          </table:table-cell>
          <table:table-cell office:value-type="float" office:value="1.03999717" calcext:value-type="float">
            <text:p>1.03999717</text:p>
          </table:table-cell>
        </table:table-row>
        <table:table-row table:style-name="ro1">
          <table:table-cell office:value-type="float" office:value="0.9455493" calcext:value-type="float">
            <text:p>0.9455493</text:p>
          </table:table-cell>
          <table:table-cell office:value-type="float" office:value="0.95745399" calcext:value-type="float">
            <text:p>0.95745399</text:p>
          </table:table-cell>
          <table:table-cell office:value-type="float" office:value="1.03707087" calcext:value-type="float">
            <text:p>1.03707087</text:p>
          </table:table-cell>
        </table:table-row>
        <table:table-row table:style-name="ro1">
          <table:table-cell office:value-type="float" office:value="0.94292229" calcext:value-type="float">
            <text:p>0.94292229</text:p>
          </table:table-cell>
          <table:table-cell office:value-type="float" office:value="0.95454133" calcext:value-type="float">
            <text:p>0.95454133</text:p>
          </table:table-cell>
          <table:table-cell office:value-type="float" office:value="1.03415209" calcext:value-type="float">
            <text:p>1.03415209</text:p>
          </table:table-cell>
        </table:table-row>
        <table:table-row table:style-name="ro1">
          <table:table-cell office:value-type="float" office:value="0.9403065" calcext:value-type="float">
            <text:p>0.9403065</text:p>
          </table:table-cell>
          <table:table-cell office:value-type="float" office:value="0.95164021" calcext:value-type="float">
            <text:p>0.95164021</text:p>
          </table:table-cell>
          <table:table-cell office:value-type="float" office:value="1.03124076" calcext:value-type="float">
            <text:p>1.03124076</text:p>
          </table:table-cell>
        </table:table-row>
        <table:table-row table:style-name="ro1">
          <table:table-cell office:value-type="float" office:value="0.93770181" calcext:value-type="float">
            <text:p>0.93770181</text:p>
          </table:table-cell>
          <table:table-cell office:value-type="float" office:value="0.94875054" calcext:value-type="float">
            <text:p>0.94875054</text:p>
          </table:table-cell>
          <table:table-cell office:value-type="float" office:value="1.02833682" calcext:value-type="float">
            <text:p>1.02833682</text:p>
          </table:table-cell>
        </table:table-row>
        <table:table-row table:style-name="ro1">
          <table:table-cell office:value-type="float" office:value="0.93510811" calcext:value-type="float">
            <text:p>0.93510811</text:p>
          </table:table-cell>
          <table:table-cell office:value-type="float" office:value="0.94587229" calcext:value-type="float">
            <text:p>0.94587229</text:p>
          </table:table-cell>
          <table:table-cell office:value-type="float" office:value="1.0254402" calcext:value-type="float">
            <text:p>1.0254402</text:p>
          </table:table-cell>
        </table:table-row>
        <table:table-row table:style-name="ro1">
          <table:table-cell office:value-type="float" office:value="0.93252527" calcext:value-type="float">
            <text:p>0.93252527</text:p>
          </table:table-cell>
          <table:table-cell office:value-type="float" office:value="0.94300538" calcext:value-type="float">
            <text:p>0.94300538</text:p>
          </table:table-cell>
          <table:table-cell office:value-type="float" office:value="1.02255086" calcext:value-type="float">
            <text:p>1.02255086</text:p>
          </table:table-cell>
        </table:table-row>
        <table:table-row table:style-name="ro1">
          <table:table-cell office:value-type="float" office:value="0.92995319" calcext:value-type="float">
            <text:p>0.92995319</text:p>
          </table:table-cell>
          <table:table-cell office:value-type="float" office:value="0.94014975" calcext:value-type="float">
            <text:p>0.94014975</text:p>
          </table:table-cell>
          <table:table-cell office:value-type="float" office:value="1.01966874" calcext:value-type="float">
            <text:p>1.01966874</text:p>
          </table:table-cell>
        </table:table-row>
        <table:table-row table:style-name="ro1">
          <table:table-cell office:value-type="float" office:value="0.92739176" calcext:value-type="float">
            <text:p>0.92739176</text:p>
          </table:table-cell>
          <table:table-cell office:value-type="float" office:value="0.93730535" calcext:value-type="float">
            <text:p>0.93730535</text:p>
          </table:table-cell>
          <table:table-cell office:value-type="float" office:value="1.01679378" calcext:value-type="float">
            <text:p>1.01679378</text:p>
          </table:table-cell>
        </table:table-row>
        <table:table-row table:style-name="ro1">
          <table:table-cell office:value-type="float" office:value="0.92484085" calcext:value-type="float">
            <text:p>0.92484085</text:p>
          </table:table-cell>
          <table:table-cell office:value-type="float" office:value="0.93447211" calcext:value-type="float">
            <text:p>0.93447211</text:p>
          </table:table-cell>
          <table:table-cell office:value-type="float" office:value="1.01392593" calcext:value-type="float">
            <text:p>1.01392593</text:p>
          </table:table-cell>
        </table:table-row>
        <table:table-row table:style-name="ro1">
          <table:table-cell office:value-type="float" office:value="0.92230036" calcext:value-type="float">
            <text:p>0.92230036</text:p>
          </table:table-cell>
          <table:table-cell office:value-type="float" office:value="0.93164998" calcext:value-type="float">
            <text:p>0.93164998</text:p>
          </table:table-cell>
          <table:table-cell office:value-type="float" office:value="1.01106516" calcext:value-type="float">
            <text:p>1.01106516</text:p>
          </table:table-cell>
        </table:table-row>
        <table:table-row table:style-name="ro1">
          <table:table-cell office:value-type="float" office:value="0.91977018" calcext:value-type="float">
            <text:p>0.91977018</text:p>
          </table:table-cell>
          <table:table-cell office:value-type="float" office:value="0.92883891" calcext:value-type="float">
            <text:p>0.92883891</text:p>
          </table:table-cell>
          <table:table-cell office:value-type="float" office:value="1.00821141" calcext:value-type="float">
            <text:p>1.00821141</text:p>
          </table:table-cell>
        </table:table-row>
        <table:table-row table:style-name="ro1">
          <table:table-cell office:value-type="float" office:value="0.91725021" calcext:value-type="float">
            <text:p>0.91725021</text:p>
          </table:table-cell>
          <table:table-cell office:value-type="float" office:value="0.92603883" calcext:value-type="float">
            <text:p>0.92603883</text:p>
          </table:table-cell>
          <table:table-cell office:value-type="float" office:value="1.00536465" calcext:value-type="float">
            <text:p>1.00536465</text:p>
          </table:table-cell>
        </table:table-row>
        <table:table-row table:style-name="ro1">
          <table:table-cell office:value-type="float" office:value="0.91474032" calcext:value-type="float">
            <text:p>0.91474032</text:p>
          </table:table-cell>
          <table:table-cell office:value-type="float" office:value="0.92324968" calcext:value-type="float">
            <text:p>0.92324968</text:p>
          </table:table-cell>
          <table:table-cell office:value-type="float" office:value="1.00252483" calcext:value-type="float">
            <text:p>1.00252483</text:p>
          </table:table-cell>
        </table:table-row>
        <table:table-row table:style-name="ro1">
          <table:table-cell office:value-type="float" office:value="0.91224043" calcext:value-type="float">
            <text:p>0.91224043</text:p>
          </table:table-cell>
          <table:table-cell office:value-type="float" office:value="0.92047142" calcext:value-type="float">
            <text:p>0.92047142</text:p>
          </table:table-cell>
          <table:table-cell office:value-type="float" office:value="0.99969191" calcext:value-type="float">
            <text:p>0.99969191</text:p>
          </table:table-cell>
        </table:table-row>
        <table:table-row table:style-name="ro1">
          <table:table-cell office:value-type="float" office:value="0.90975042" calcext:value-type="float">
            <text:p>0.90975042</text:p>
          </table:table-cell>
          <table:table-cell office:value-type="float" office:value="0.91770398" calcext:value-type="float">
            <text:p>0.91770398</text:p>
          </table:table-cell>
          <table:table-cell office:value-type="float" office:value="0.99686586" calcext:value-type="float">
            <text:p>0.99686586</text:p>
          </table:table-cell>
        </table:table-row>
        <table:table-row table:style-name="ro1">
          <table:table-cell office:value-type="float" office:value="0.90727019" calcext:value-type="float">
            <text:p>0.90727019</text:p>
          </table:table-cell>
          <table:table-cell office:value-type="float" office:value="0.9149473" calcext:value-type="float">
            <text:p>0.9149473</text:p>
          </table:table-cell>
          <table:table-cell office:value-type="float" office:value="0.99404665" calcext:value-type="float">
            <text:p>0.99404665</text:p>
          </table:table-cell>
        </table:table-row>
        <table:table-row table:style-name="ro1">
          <table:table-cell office:value-type="float" office:value="0.90479964" calcext:value-type="float">
            <text:p>0.90479964</text:p>
          </table:table-cell>
          <table:table-cell office:value-type="float" office:value="0.91220135" calcext:value-type="float">
            <text:p>0.91220135</text:p>
          </table:table-cell>
          <table:table-cell office:value-type="float" office:value="0.99123424" calcext:value-type="float">
            <text:p>0.99123424</text:p>
          </table:table-cell>
        </table:table-row>
        <table:table-row table:style-name="ro1">
          <table:table-cell office:value-type="float" office:value="0.90233866" calcext:value-type="float">
            <text:p>0.90233866</text:p>
          </table:table-cell>
          <table:table-cell office:value-type="float" office:value="0.90946605" calcext:value-type="float">
            <text:p>0.90946605</text:p>
          </table:table-cell>
          <table:table-cell office:value-type="float" office:value="0.9884286" calcext:value-type="float">
            <text:p>0.9884286</text:p>
          </table:table-cell>
        </table:table-row>
        <table:table-row table:style-name="ro1">
          <table:table-cell office:value-type="float" office:value="0.89988715" calcext:value-type="float">
            <text:p>0.89988715</text:p>
          </table:table-cell>
          <table:table-cell office:value-type="float" office:value="0.90674135" calcext:value-type="float">
            <text:p>0.90674135</text:p>
          </table:table-cell>
          <table:table-cell office:value-type="float" office:value="0.98562971" calcext:value-type="float">
            <text:p>0.98562971</text:p>
          </table:table-cell>
        </table:table-row>
        <table:table-row table:style-name="ro1">
          <table:table-cell office:value-type="float" office:value="0.89744502" calcext:value-type="float">
            <text:p>0.89744502</text:p>
          </table:table-cell>
          <table:table-cell office:value-type="float" office:value="0.90402721" calcext:value-type="float">
            <text:p>0.90402721</text:p>
          </table:table-cell>
          <table:table-cell office:value-type="float" office:value="0.98283754" calcext:value-type="float">
            <text:p>0.98283754</text:p>
          </table:table-cell>
        </table:table-row>
        <table:table-row table:style-name="ro1">
          <table:table-cell office:value-type="float" office:value="0.89501216" calcext:value-type="float">
            <text:p>0.89501216</text:p>
          </table:table-cell>
          <table:table-cell office:value-type="float" office:value="0.90132356" calcext:value-type="float">
            <text:p>0.90132356</text:p>
          </table:table-cell>
          <table:table-cell office:value-type="float" office:value="0.98005206" calcext:value-type="float">
            <text:p>0.98005206</text:p>
          </table:table-cell>
        </table:table-row>
        <table:table-row table:style-name="ro1">
          <table:table-cell office:value-type="float" office:value="0.89258849" calcext:value-type="float">
            <text:p>0.89258849</text:p>
          </table:table-cell>
          <table:table-cell office:value-type="float" office:value="0.89863036" calcext:value-type="float">
            <text:p>0.89863036</text:p>
          </table:table-cell>
          <table:table-cell office:value-type="float" office:value="0.97727325" calcext:value-type="float">
            <text:p>0.97727325</text:p>
          </table:table-cell>
        </table:table-row>
        <table:table-row table:style-name="ro1">
          <table:table-cell office:value-type="float" office:value="0.89017389" calcext:value-type="float">
            <text:p>0.89017389</text:p>
          </table:table-cell>
          <table:table-cell office:value-type="float" office:value="0.89594756" calcext:value-type="float">
            <text:p>0.89594756</text:p>
          </table:table-cell>
          <table:table-cell office:value-type="float" office:value="0.9745011" calcext:value-type="float">
            <text:p>0.9745011</text:p>
          </table:table-cell>
        </table:table-row>
        <table:table-row table:style-name="ro1">
          <table:table-cell office:value-type="float" office:value="0.88776827" calcext:value-type="float">
            <text:p>0.88776827</text:p>
          </table:table-cell>
          <table:table-cell office:value-type="float" office:value="0.89327509" calcext:value-type="float">
            <text:p>0.89327509</text:p>
          </table:table-cell>
          <table:table-cell office:value-type="float" office:value="0.97173558" calcext:value-type="float">
            <text:p>0.97173558</text:p>
          </table:table-cell>
        </table:table-row>
        <table:table-row table:style-name="ro1">
          <table:table-cell office:value-type="float" office:value="0.88537154" calcext:value-type="float">
            <text:p>0.88537154</text:p>
          </table:table-cell>
          <table:table-cell office:value-type="float" office:value="0.89061291" calcext:value-type="float">
            <text:p>0.89061291</text:p>
          </table:table-cell>
          <table:table-cell office:value-type="float" office:value="0.96897667" calcext:value-type="float">
            <text:p>0.96897667</text:p>
          </table:table-cell>
        </table:table-row>
        <table:table-row table:style-name="ro1">
          <table:table-cell office:value-type="float" office:value="0.88298361" calcext:value-type="float">
            <text:p>0.88298361</text:p>
          </table:table-cell>
          <table:table-cell office:value-type="float" office:value="0.88796098" calcext:value-type="float">
            <text:p>0.88796098</text:p>
          </table:table-cell>
          <table:table-cell office:value-type="float" office:value="0.96622435" calcext:value-type="float">
            <text:p>0.96622435</text:p>
          </table:table-cell>
        </table:table-row>
        <table:table-row table:style-name="ro1">
          <table:table-cell office:value-type="float" office:value="0.88060437" calcext:value-type="float">
            <text:p>0.88060437</text:p>
          </table:table-cell>
          <table:table-cell office:value-type="float" office:value="0.88531922" calcext:value-type="float">
            <text:p>0.88531922</text:p>
          </table:table-cell>
          <table:table-cell office:value-type="float" office:value="0.96347862" calcext:value-type="float">
            <text:p>0.96347862</text:p>
          </table:table-cell>
        </table:table-row>
        <table:table-row table:style-name="ro1">
          <table:table-cell office:value-type="float" office:value="0.87823375" calcext:value-type="float">
            <text:p>0.87823375</text:p>
          </table:table-cell>
          <table:table-cell office:value-type="float" office:value="0.88268761" calcext:value-type="float">
            <text:p>0.88268761</text:p>
          </table:table-cell>
          <table:table-cell office:value-type="float" office:value="0.96073946" calcext:value-type="float">
            <text:p>0.96073946</text:p>
          </table:table-cell>
        </table:table-row>
        <table:table-row table:style-name="ro1">
          <table:table-cell office:value-type="float" office:value="0.87587164" calcext:value-type="float">
            <text:p>0.87587164</text:p>
          </table:table-cell>
          <table:table-cell office:value-type="float" office:value="0.88006609" calcext:value-type="float">
            <text:p>0.88006609</text:p>
          </table:table-cell>
          <table:table-cell office:value-type="float" office:value="0.95800686" calcext:value-type="float">
            <text:p>0.95800686</text:p>
          </table:table-cell>
        </table:table-row>
        <table:table-row table:style-name="ro1">
          <table:table-cell office:value-type="float" office:value="0.87351795" calcext:value-type="float">
            <text:p>0.87351795</text:p>
          </table:table-cell>
          <table:table-cell office:value-type="float" office:value="0.8774546" calcext:value-type="float">
            <text:p>0.8774546</text:p>
          </table:table-cell>
          <table:table-cell office:value-type="float" office:value="0.95528081" calcext:value-type="float">
            <text:p>0.95528081</text:p>
          </table:table-cell>
        </table:table-row>
        <table:table-row table:style-name="ro1">
          <table:table-cell office:value-type="float" office:value="0.8711726" calcext:value-type="float">
            <text:p>0.8711726</text:p>
          </table:table-cell>
          <table:table-cell office:value-type="float" office:value="0.87485311" calcext:value-type="float">
            <text:p>0.87485311</text:p>
          </table:table-cell>
          <table:table-cell office:value-type="float" office:value="0.95256129" calcext:value-type="float">
            <text:p>0.95256129</text:p>
          </table:table-cell>
        </table:table-row>
        <table:table-row table:style-name="ro1">
          <table:table-cell office:value-type="float" office:value="0.8688355" calcext:value-type="float">
            <text:p>0.8688355</text:p>
          </table:table-cell>
          <table:table-cell office:value-type="float" office:value="0.87226156" calcext:value-type="float">
            <text:p>0.87226156</text:p>
          </table:table-cell>
          <table:table-cell office:value-type="float" office:value="0.9498483" calcext:value-type="float">
            <text:p>0.9498483</text:p>
          </table:table-cell>
        </table:table-row>
        <table:table-row table:style-name="ro1">
          <table:table-cell office:value-type="float" office:value="0.86650655" calcext:value-type="float">
            <text:p>0.86650655</text:p>
          </table:table-cell>
          <table:table-cell office:value-type="float" office:value="0.8696799" calcext:value-type="float">
            <text:p>0.8696799</text:p>
          </table:table-cell>
          <table:table-cell office:value-type="float" office:value="0.94714184" calcext:value-type="float">
            <text:p>0.94714184</text:p>
          </table:table-cell>
        </table:table-row>
        <table:table-row table:style-name="ro1">
          <table:table-cell office:value-type="float" office:value="0.86418568" calcext:value-type="float">
            <text:p>0.86418568</text:p>
          </table:table-cell>
          <table:table-cell office:value-type="float" office:value="0.86710809" calcext:value-type="float">
            <text:p>0.86710809</text:p>
          </table:table-cell>
          <table:table-cell office:value-type="float" office:value="0.94444189" calcext:value-type="float">
            <text:p>0.94444189</text:p>
          </table:table-cell>
        </table:table-row>
        <table:table-row table:style-name="ro1">
          <table:table-cell office:value-type="float" office:value="0.86187278" calcext:value-type="float">
            <text:p>0.86187278</text:p>
          </table:table-cell>
          <table:table-cell office:value-type="float" office:value="0.86454608" calcext:value-type="float">
            <text:p>0.86454608</text:p>
          </table:table-cell>
          <table:table-cell office:value-type="float" office:value="0.94174846" calcext:value-type="float">
            <text:p>0.94174846</text:p>
          </table:table-cell>
        </table:table-row>
        <table:table-row table:style-name="ro1">
          <table:table-cell office:value-type="float" office:value="0.85956778" calcext:value-type="float">
            <text:p>0.85956778</text:p>
          </table:table-cell>
          <table:table-cell office:value-type="float" office:value="0.86199383" calcext:value-type="float">
            <text:p>0.86199383</text:p>
          </table:table-cell>
          <table:table-cell office:value-type="float" office:value="0.93906154" calcext:value-type="float">
            <text:p>0.93906154</text:p>
          </table:table-cell>
        </table:table-row>
        <table:table-row table:style-name="ro1">
          <table:table-cell office:value-type="float" office:value="0.85727059" calcext:value-type="float">
            <text:p>0.85727059</text:p>
          </table:table-cell>
          <table:table-cell office:value-type="float" office:value="0.85945128" calcext:value-type="float">
            <text:p>0.85945128</text:p>
          </table:table-cell>
          <table:table-cell office:value-type="float" office:value="0.93638113" calcext:value-type="float">
            <text:p>0.93638113</text:p>
          </table:table-cell>
        </table:table-row>
        <table:table-row table:style-name="ro1">
          <table:table-cell office:value-type="float" office:value="0.85498113" calcext:value-type="float">
            <text:p>0.85498113</text:p>
          </table:table-cell>
          <table:table-cell office:value-type="float" office:value="0.85691839" calcext:value-type="float">
            <text:p>0.85691839</text:p>
          </table:table-cell>
          <table:table-cell office:value-type="float" office:value="0.93370722" calcext:value-type="float">
            <text:p>0.93370722</text:p>
          </table:table-cell>
        </table:table-row>
        <table:table-row table:style-name="ro1">
          <table:table-cell office:value-type="float" office:value="0.85269932" calcext:value-type="float">
            <text:p>0.85269932</text:p>
          </table:table-cell>
          <table:table-cell office:value-type="float" office:value="0.85439513" calcext:value-type="float">
            <text:p>0.85439513</text:p>
          </table:table-cell>
          <table:table-cell office:value-type="float" office:value="0.93103982" calcext:value-type="float">
            <text:p>0.93103982</text:p>
          </table:table-cell>
        </table:table-row>
        <table:table-row table:style-name="ro1">
          <table:table-cell office:value-type="float" office:value="0.85042506" calcext:value-type="float">
            <text:p>0.85042506</text:p>
          </table:table-cell>
          <table:table-cell office:value-type="float" office:value="0.85188143" calcext:value-type="float">
            <text:p>0.85188143</text:p>
          </table:table-cell>
          <table:table-cell office:value-type="float" office:value="0.92837893" calcext:value-type="float">
            <text:p>0.92837893</text:p>
          </table:table-cell>
        </table:table-row>
        <table:table-row table:style-name="ro1">
          <table:table-cell office:value-type="float" office:value="0.84815828" calcext:value-type="float">
            <text:p>0.84815828</text:p>
          </table:table-cell>
          <table:table-cell office:value-type="float" office:value="0.84937727" calcext:value-type="float">
            <text:p>0.84937727</text:p>
          </table:table-cell>
          <table:table-cell office:value-type="float" office:value="0.92572455" calcext:value-type="float">
            <text:p>0.92572455</text:p>
          </table:table-cell>
        </table:table-row>
        <table:table-row table:style-name="ro1">
          <table:table-cell office:value-type="float" office:value="0.8458989" calcext:value-type="float">
            <text:p>0.8458989</text:p>
          </table:table-cell>
          <table:table-cell office:value-type="float" office:value="0.84688259" calcext:value-type="float">
            <text:p>0.84688259</text:p>
          </table:table-cell>
          <table:table-cell office:value-type="float" office:value="0.92307669" calcext:value-type="float">
            <text:p>0.92307669</text:p>
          </table:table-cell>
        </table:table-row>
        <table:table-row table:style-name="ro1">
          <table:table-cell office:value-type="float" office:value="0.84364684" calcext:value-type="float">
            <text:p>0.84364684</text:p>
          </table:table-cell>
          <table:table-cell office:value-type="float" office:value="0.84439735" calcext:value-type="float">
            <text:p>0.84439735</text:p>
          </table:table-cell>
          <table:table-cell office:value-type="float" office:value="0.92043534" calcext:value-type="float">
            <text:p>0.92043534</text:p>
          </table:table-cell>
        </table:table-row>
        <table:table-row table:style-name="ro1">
          <table:table-cell office:value-type="float" office:value="0.84140201" calcext:value-type="float">
            <text:p>0.84140201</text:p>
          </table:table-cell>
          <table:table-cell office:value-type="float" office:value="0.84192151" calcext:value-type="float">
            <text:p>0.84192151</text:p>
          </table:table-cell>
          <table:table-cell office:value-type="float" office:value="0.91780051" calcext:value-type="float">
            <text:p>0.91780051</text:p>
          </table:table-cell>
        </table:table-row>
        <table:table-row table:style-name="ro1">
          <table:table-cell office:value-type="float" office:value="0.83916434" calcext:value-type="float">
            <text:p>0.83916434</text:p>
          </table:table-cell>
          <table:table-cell office:value-type="float" office:value="0.83945503" calcext:value-type="float">
            <text:p>0.83945503</text:p>
          </table:table-cell>
          <table:table-cell office:value-type="float" office:value="0.91517221" calcext:value-type="float">
            <text:p>0.91517221</text:p>
          </table:table-cell>
        </table:table-row>
        <table:table-row table:style-name="ro1">
          <table:table-cell office:value-type="float" office:value="0.83693376" calcext:value-type="float">
            <text:p>0.83693376</text:p>
          </table:table-cell>
          <table:table-cell office:value-type="float" office:value="0.83699786" calcext:value-type="float">
            <text:p>0.83699786</text:p>
          </table:table-cell>
          <table:table-cell office:value-type="float" office:value="0.91255044" calcext:value-type="float">
            <text:p>0.91255044</text:p>
          </table:table-cell>
        </table:table-row>
        <table:table-row table:style-name="ro1">
          <table:table-cell office:value-type="float" office:value="0.83471017" calcext:value-type="float">
            <text:p>0.83471017</text:p>
          </table:table-cell>
          <table:table-cell office:value-type="float" office:value="0.83454996" calcext:value-type="float">
            <text:p>0.83454996</text:p>
          </table:table-cell>
          <table:table-cell office:value-type="float" office:value="0.90993521" calcext:value-type="float">
            <text:p>0.90993521</text:p>
          </table:table-cell>
        </table:table-row>
        <table:table-row table:style-name="ro1">
          <table:table-cell office:value-type="float" office:value="0.83249351" calcext:value-type="float">
            <text:p>0.83249351</text:p>
          </table:table-cell>
          <table:table-cell office:value-type="float" office:value="0.8321113" calcext:value-type="float">
            <text:p>0.8321113</text:p>
          </table:table-cell>
          <table:table-cell office:value-type="float" office:value="0.90732652" calcext:value-type="float">
            <text:p>0.90732652</text:p>
          </table:table-cell>
        </table:table-row>
        <table:table-row table:style-name="ro1">
          <table:table-cell office:value-type="float" office:value="0.83028371" calcext:value-type="float">
            <text:p>0.83028371</text:p>
          </table:table-cell>
          <table:table-cell office:value-type="float" office:value="0.82968183" calcext:value-type="float">
            <text:p>0.82968183</text:p>
          </table:table-cell>
          <table:table-cell office:value-type="float" office:value="0.90472439" calcext:value-type="float">
            <text:p>0.90472439</text:p>
          </table:table-cell>
        </table:table-row>
        <table:table-row table:style-name="ro1">
          <table:table-cell office:value-type="float" office:value="0.82808068" calcext:value-type="float">
            <text:p>0.82808068</text:p>
          </table:table-cell>
          <table:table-cell office:value-type="float" office:value="0.82726151" calcext:value-type="float">
            <text:p>0.82726151</text:p>
          </table:table-cell>
          <table:table-cell office:value-type="float" office:value="0.90212883" calcext:value-type="float">
            <text:p>0.90212883</text:p>
          </table:table-cell>
        </table:table-row>
        <table:table-row table:style-name="ro1">
          <table:table-cell office:value-type="float" office:value="0.82588435" calcext:value-type="float">
            <text:p>0.82588435</text:p>
          </table:table-cell>
          <table:table-cell office:value-type="float" office:value="0.82485031" calcext:value-type="float">
            <text:p>0.82485031</text:p>
          </table:table-cell>
          <table:table-cell office:value-type="float" office:value="0.89953984" calcext:value-type="float">
            <text:p>0.89953984</text:p>
          </table:table-cell>
        </table:table-row>
        <table:table-row table:style-name="ro1">
          <table:table-cell office:value-type="float" office:value="0.82369465" calcext:value-type="float">
            <text:p>0.82369465</text:p>
          </table:table-cell>
          <table:table-cell office:value-type="float" office:value="0.82244818" calcext:value-type="float">
            <text:p>0.82244818</text:p>
          </table:table-cell>
          <table:table-cell office:value-type="float" office:value="0.89695743" calcext:value-type="float">
            <text:p>0.89695743</text:p>
          </table:table-cell>
        </table:table-row>
        <table:table-row table:style-name="ro1">
          <table:table-cell office:value-type="float" office:value="0.8215115" calcext:value-type="float">
            <text:p>0.8215115</text:p>
          </table:table-cell>
          <table:table-cell office:value-type="float" office:value="0.82005508" calcext:value-type="float">
            <text:p>0.82005508</text:p>
          </table:table-cell>
          <table:table-cell office:value-type="float" office:value="0.89438162" calcext:value-type="float">
            <text:p>0.89438162</text:p>
          </table:table-cell>
        </table:table-row>
        <table:table-row table:style-name="ro1">
          <table:table-cell office:value-type="float" office:value="0.81933485" calcext:value-type="float">
            <text:p>0.81933485</text:p>
          </table:table-cell>
          <table:table-cell office:value-type="float" office:value="0.81767098" calcext:value-type="float">
            <text:p>0.81767098</text:p>
          </table:table-cell>
          <table:table-cell office:value-type="float" office:value="0.89181241" calcext:value-type="float">
            <text:p>0.89181241</text:p>
          </table:table-cell>
        </table:table-row>
        <table:table-row table:style-name="ro1">
          <table:table-cell office:value-type="float" office:value="0.8171646" calcext:value-type="float">
            <text:p>0.8171646</text:p>
          </table:table-cell>
          <table:table-cell office:value-type="float" office:value="0.81529583" calcext:value-type="float">
            <text:p>0.81529583</text:p>
          </table:table-cell>
          <table:table-cell office:value-type="float" office:value="0.88924981" calcext:value-type="float">
            <text:p>0.88924981</text:p>
          </table:table-cell>
        </table:table-row>
        <table:table-row table:style-name="ro1">
          <table:table-cell office:value-type="float" office:value="0.8150007" calcext:value-type="float">
            <text:p>0.8150007</text:p>
          </table:table-cell>
          <table:table-cell office:value-type="float" office:value="0.81292961" calcext:value-type="float">
            <text:p>0.81292961</text:p>
          </table:table-cell>
          <table:table-cell office:value-type="float" office:value="0.88669384" calcext:value-type="float">
            <text:p>0.88669384</text:p>
          </table:table-cell>
        </table:table-row>
        <table:table-row table:style-name="ro1">
          <table:table-cell office:value-type="float" office:value="0.81284307" calcext:value-type="float">
            <text:p>0.81284307</text:p>
          </table:table-cell>
          <table:table-cell office:value-type="float" office:value="0.81057227" calcext:value-type="float">
            <text:p>0.81057227</text:p>
          </table:table-cell>
          <table:table-cell office:value-type="float" office:value="0.88414452" calcext:value-type="float">
            <text:p>0.88414452</text:p>
          </table:table-cell>
        </table:table-row>
        <table:table-row table:style-name="ro1">
          <table:table-cell office:value-type="float" office:value="0.81069165" calcext:value-type="float">
            <text:p>0.81069165</text:p>
          </table:table-cell>
          <table:table-cell office:value-type="float" office:value="0.80822378" calcext:value-type="float">
            <text:p>0.80822378</text:p>
          </table:table-cell>
          <table:table-cell office:value-type="float" office:value="0.88160184" calcext:value-type="float">
            <text:p>0.88160184</text:p>
          </table:table-cell>
        </table:table-row>
        <table:table-row table:style-name="ro1">
          <table:table-cell office:value-type="float" office:value="0.80854637" calcext:value-type="float">
            <text:p>0.80854637</text:p>
          </table:table-cell>
          <table:table-cell office:value-type="float" office:value="0.8058841" calcext:value-type="float">
            <text:p>0.8058841</text:p>
          </table:table-cell>
          <table:table-cell office:value-type="float" office:value="0.87906584" calcext:value-type="float">
            <text:p>0.87906584</text:p>
          </table:table-cell>
        </table:table-row>
        <table:table-row table:style-name="ro1">
          <table:table-cell office:value-type="float" office:value="0.80640716" calcext:value-type="float">
            <text:p>0.80640716</text:p>
          </table:table-cell>
          <table:table-cell office:value-type="float" office:value="0.8035532" calcext:value-type="float">
            <text:p>0.8035532</text:p>
          </table:table-cell>
          <table:table-cell office:value-type="float" office:value="0.87653651" calcext:value-type="float">
            <text:p>0.87653651</text:p>
          </table:table-cell>
        </table:table-row>
        <table:table-row table:style-name="ro1">
          <table:table-cell office:value-type="float" office:value="0.80427395" calcext:value-type="float">
            <text:p>0.80427395</text:p>
          </table:table-cell>
          <table:table-cell office:value-type="float" office:value="0.80123103" calcext:value-type="float">
            <text:p>0.80123103</text:p>
          </table:table-cell>
          <table:table-cell office:value-type="float" office:value="0.87401387" calcext:value-type="float">
            <text:p>0.87401387</text:p>
          </table:table-cell>
        </table:table-row>
        <table:table-row table:style-name="ro1">
          <table:table-cell office:value-type="float" office:value="0.80214669" calcext:value-type="float">
            <text:p>0.80214669</text:p>
          </table:table-cell>
          <table:table-cell office:value-type="float" office:value="0.79891758" calcext:value-type="float">
            <text:p>0.79891758</text:p>
          </table:table-cell>
          <table:table-cell office:value-type="float" office:value="0.87149794" calcext:value-type="float">
            <text:p>0.87149794</text:p>
          </table:table-cell>
        </table:table-row>
        <table:table-row table:style-name="ro1">
          <table:table-cell office:value-type="float" office:value="0.8000253" calcext:value-type="float">
            <text:p>0.8000253</text:p>
          </table:table-cell>
          <table:table-cell office:value-type="float" office:value="0.79661279" calcext:value-type="float">
            <text:p>0.79661279</text:p>
          </table:table-cell>
          <table:table-cell office:value-type="float" office:value="0.86898873" calcext:value-type="float">
            <text:p>0.86898873</text:p>
          </table:table-cell>
        </table:table-row>
        <table:table-row table:style-name="ro1">
          <table:table-cell office:value-type="float" office:value="0.79790972" calcext:value-type="float">
            <text:p>0.79790972</text:p>
          </table:table-cell>
          <table:table-cell office:value-type="float" office:value="0.79431665" calcext:value-type="float">
            <text:p>0.79431665</text:p>
          </table:table-cell>
          <table:table-cell office:value-type="float" office:value="0.86648626" calcext:value-type="float">
            <text:p>0.86648626</text:p>
          </table:table-cell>
        </table:table-row>
        <table:table-row table:style-name="ro1">
          <table:table-cell office:value-type="float" office:value="0.7957999" calcext:value-type="float">
            <text:p>0.7957999</text:p>
          </table:table-cell>
          <table:table-cell office:value-type="float" office:value="0.7920291" calcext:value-type="float">
            <text:p>0.7920291</text:p>
          </table:table-cell>
          <table:table-cell office:value-type="float" office:value="0.86399054" calcext:value-type="float">
            <text:p>0.86399054</text:p>
          </table:table-cell>
        </table:table-row>
        <table:table-row table:style-name="ro1">
          <table:table-cell office:value-type="float" office:value="0.79369576" calcext:value-type="float">
            <text:p>0.79369576</text:p>
          </table:table-cell>
          <table:table-cell office:value-type="float" office:value="0.78975013" calcext:value-type="float">
            <text:p>0.78975013</text:p>
          </table:table-cell>
          <table:table-cell office:value-type="float" office:value="0.86150158" calcext:value-type="float">
            <text:p>0.86150158</text:p>
          </table:table-cell>
        </table:table-row>
        <table:table-row table:style-name="ro1">
          <table:table-cell office:value-type="float" office:value="0.79159725" calcext:value-type="float">
            <text:p>0.79159725</text:p>
          </table:table-cell>
          <table:table-cell office:value-type="float" office:value="0.7874797" calcext:value-type="float">
            <text:p>0.7874797</text:p>
          </table:table-cell>
          <table:table-cell office:value-type="float" office:value="0.8590194" calcext:value-type="float">
            <text:p>0.8590194</text:p>
          </table:table-cell>
        </table:table-row>
        <table:table-row table:style-name="ro1">
          <table:table-cell office:value-type="float" office:value="0.78950431" calcext:value-type="float">
            <text:p>0.78950431</text:p>
          </table:table-cell>
          <table:table-cell office:value-type="float" office:value="0.78521778" calcext:value-type="float">
            <text:p>0.78521778</text:p>
          </table:table-cell>
          <table:table-cell office:value-type="float" office:value="0.85654402" calcext:value-type="float">
            <text:p>0.85654402</text:p>
          </table:table-cell>
        </table:table-row>
        <table:table-row table:style-name="ro1">
          <table:table-cell office:value-type="float" office:value="0.78741687" calcext:value-type="float">
            <text:p>0.78741687</text:p>
          </table:table-cell>
          <table:table-cell office:value-type="float" office:value="0.78296433" calcext:value-type="float">
            <text:p>0.78296433</text:p>
          </table:table-cell>
          <table:table-cell office:value-type="float" office:value="0.85407544" calcext:value-type="float">
            <text:p>0.85407544</text:p>
          </table:table-cell>
        </table:table-row>
        <table:table-row table:style-name="ro1">
          <table:table-cell office:value-type="float" office:value="0.78533489" calcext:value-type="float">
            <text:p>0.78533489</text:p>
          </table:table-cell>
          <table:table-cell office:value-type="float" office:value="0.78071932" calcext:value-type="float">
            <text:p>0.78071932</text:p>
          </table:table-cell>
          <table:table-cell office:value-type="float" office:value="0.8516137" calcext:value-type="float">
            <text:p>0.8516137</text:p>
          </table:table-cell>
        </table:table-row>
        <table:table-row table:style-name="ro1">
          <table:table-cell office:value-type="float" office:value="0.78325829" calcext:value-type="float">
            <text:p>0.78325829</text:p>
          </table:table-cell>
          <table:table-cell office:value-type="float" office:value="0.77848273" calcext:value-type="float">
            <text:p>0.77848273</text:p>
          </table:table-cell>
          <table:table-cell office:value-type="float" office:value="0.84915879" calcext:value-type="float">
            <text:p>0.84915879</text:p>
          </table:table-cell>
        </table:table-row>
        <table:table-row table:style-name="ro1">
          <table:table-cell office:value-type="float" office:value="0.78118704" calcext:value-type="float">
            <text:p>0.78118704</text:p>
          </table:table-cell>
          <table:table-cell office:value-type="float" office:value="0.77625452" calcext:value-type="float">
            <text:p>0.77625452</text:p>
          </table:table-cell>
          <table:table-cell office:value-type="float" office:value="0.84671073" calcext:value-type="float">
            <text:p>0.84671073</text:p>
          </table:table-cell>
        </table:table-row>
        <table:table-row table:style-name="ro1">
          <table:table-cell office:value-type="float" office:value="0.77912106" calcext:value-type="float">
            <text:p>0.77912106</text:p>
          </table:table-cell>
          <table:table-cell office:value-type="float" office:value="0.77403466" calcext:value-type="float">
            <text:p>0.77403466</text:p>
          </table:table-cell>
          <table:table-cell office:value-type="float" office:value="0.84426955" calcext:value-type="float">
            <text:p>0.84426955</text:p>
          </table:table-cell>
        </table:table-row>
        <table:table-row table:style-name="ro1">
          <table:table-cell office:value-type="float" office:value="0.7770603" calcext:value-type="float">
            <text:p>0.7770603</text:p>
          </table:table-cell>
          <table:table-cell office:value-type="float" office:value="0.77182312" calcext:value-type="float">
            <text:p>0.77182312</text:p>
          </table:table-cell>
          <table:table-cell office:value-type="float" office:value="0.84183525" calcext:value-type="float">
            <text:p>0.84183525</text:p>
          </table:table-cell>
        </table:table-row>
        <table:table-row table:style-name="ro1">
          <table:table-cell office:value-type="float" office:value="0.77500472" calcext:value-type="float">
            <text:p>0.77500472</text:p>
          </table:table-cell>
          <table:table-cell office:value-type="float" office:value="0.76961988" calcext:value-type="float">
            <text:p>0.76961988</text:p>
          </table:table-cell>
          <table:table-cell office:value-type="float" office:value="0.83940786" calcext:value-type="float">
            <text:p>0.83940786</text:p>
          </table:table-cell>
        </table:table-row>
        <table:table-row table:style-name="ro1">
          <table:table-cell office:value-type="float" office:value="0.77295426" calcext:value-type="float">
            <text:p>0.77295426</text:p>
          </table:table-cell>
          <table:table-cell office:value-type="float" office:value="0.76742491" calcext:value-type="float">
            <text:p>0.76742491</text:p>
          </table:table-cell>
          <table:table-cell office:value-type="float" office:value="0.83698738" calcext:value-type="float">
            <text:p>0.83698738</text:p>
          </table:table-cell>
        </table:table-row>
        <table:table-row table:style-name="ro1">
          <table:table-cell office:value-type="float" office:value="0.77090886" calcext:value-type="float">
            <text:p>0.77090886</text:p>
          </table:table-cell>
          <table:table-cell office:value-type="float" office:value="0.76523817" calcext:value-type="float">
            <text:p>0.76523817</text:p>
          </table:table-cell>
          <table:table-cell office:value-type="float" office:value="0.83457383" calcext:value-type="float">
            <text:p>0.83457383</text:p>
          </table:table-cell>
        </table:table-row>
        <table:table-row table:style-name="ro1">
          <table:table-cell office:value-type="float" office:value="0.76886847" calcext:value-type="float">
            <text:p>0.76886847</text:p>
          </table:table-cell>
          <table:table-cell office:value-type="float" office:value="0.76305963" calcext:value-type="float">
            <text:p>0.76305963</text:p>
          </table:table-cell>
          <table:table-cell office:value-type="float" office:value="0.83216722" calcext:value-type="float">
            <text:p>0.83216722</text:p>
          </table:table-cell>
        </table:table-row>
        <table:table-row table:style-name="ro1">
          <table:table-cell office:value-type="float" office:value="0.76683305" calcext:value-type="float">
            <text:p>0.76683305</text:p>
          </table:table-cell>
          <table:table-cell office:value-type="float" office:value="0.76088928" calcext:value-type="float">
            <text:p>0.76088928</text:p>
          </table:table-cell>
          <table:table-cell office:value-type="float" office:value="0.82976758" calcext:value-type="float">
            <text:p>0.82976758</text:p>
          </table:table-cell>
        </table:table-row>
        <table:table-row table:style-name="ro1">
          <table:table-cell office:value-type="float" office:value="0.76480254" calcext:value-type="float">
            <text:p>0.76480254</text:p>
          </table:table-cell>
          <table:table-cell office:value-type="float" office:value="0.75872708" calcext:value-type="float">
            <text:p>0.75872708</text:p>
          </table:table-cell>
          <table:table-cell office:value-type="float" office:value="0.82737491" calcext:value-type="float">
            <text:p>0.82737491</text:p>
          </table:table-cell>
        </table:table-row>
        <table:table-row table:style-name="ro1">
          <table:table-cell office:value-type="float" office:value="0.76277689" calcext:value-type="float">
            <text:p>0.76277689</text:p>
          </table:table-cell>
          <table:table-cell office:value-type="float" office:value="0.75657301" calcext:value-type="float">
            <text:p>0.75657301</text:p>
          </table:table-cell>
          <table:table-cell office:value-type="float" office:value="0.82498924" calcext:value-type="float">
            <text:p>0.82498924</text:p>
          </table:table-cell>
        </table:table-row>
        <table:table-row table:style-name="ro1">
          <table:table-cell office:value-type="float" office:value="0.76075606" calcext:value-type="float">
            <text:p>0.76075606</text:p>
          </table:table-cell>
          <table:table-cell office:value-type="float" office:value="0.75442704" calcext:value-type="float">
            <text:p>0.75442704</text:p>
          </table:table-cell>
          <table:table-cell office:value-type="float" office:value="0.82261056" calcext:value-type="float">
            <text:p>0.82261056</text:p>
          </table:table-cell>
        </table:table-row>
        <table:table-row table:style-name="ro1">
          <table:table-cell office:value-type="float" office:value="0.75874001" calcext:value-type="float">
            <text:p>0.75874001</text:p>
          </table:table-cell>
          <table:table-cell office:value-type="float" office:value="0.75228914" calcext:value-type="float">
            <text:p>0.75228914</text:p>
          </table:table-cell>
          <table:table-cell office:value-type="float" office:value="0.82023891" calcext:value-type="float">
            <text:p>0.82023891</text:p>
          </table:table-cell>
        </table:table-row>
        <table:table-row table:style-name="ro1">
          <table:table-cell office:value-type="float" office:value="0.75672867" calcext:value-type="float">
            <text:p>0.75672867</text:p>
          </table:table-cell>
          <table:table-cell office:value-type="float" office:value="0.75015928" calcext:value-type="float">
            <text:p>0.75015928</text:p>
          </table:table-cell>
          <table:table-cell office:value-type="float" office:value="0.81787429" calcext:value-type="float">
            <text:p>0.81787429</text:p>
          </table:table-cell>
        </table:table-row>
        <table:table-row table:style-name="ro1">
          <table:table-cell office:value-type="float" office:value="0.75472202" calcext:value-type="float">
            <text:p>0.75472202</text:p>
          </table:table-cell>
          <table:table-cell office:value-type="float" office:value="0.74803745" calcext:value-type="float">
            <text:p>0.74803745</text:p>
          </table:table-cell>
          <table:table-cell office:value-type="float" office:value="0.81551671" calcext:value-type="float">
            <text:p>0.81551671</text:p>
          </table:table-cell>
        </table:table-row>
        <table:table-row table:style-name="ro1">
          <table:table-cell office:value-type="float" office:value="0.75271999" calcext:value-type="float">
            <text:p>0.75271999</text:p>
          </table:table-cell>
          <table:table-cell office:value-type="float" office:value="0.74592362" calcext:value-type="float">
            <text:p>0.74592362</text:p>
          </table:table-cell>
          <table:table-cell office:value-type="float" office:value="0.81316619" calcext:value-type="float">
            <text:p>0.81316619</text:p>
          </table:table-cell>
        </table:table-row>
        <table:table-row table:style-name="ro1">
          <table:table-cell office:value-type="float" office:value="0.75072256" calcext:value-type="float">
            <text:p>0.75072256</text:p>
          </table:table-cell>
          <table:table-cell office:value-type="float" office:value="0.74381775" calcext:value-type="float">
            <text:p>0.74381775</text:p>
          </table:table-cell>
          <table:table-cell office:value-type="float" office:value="0.81082275" calcext:value-type="float">
            <text:p>0.81082275</text:p>
          </table:table-cell>
        </table:table-row>
        <table:table-row table:style-name="ro1">
          <table:table-cell office:value-type="float" office:value="0.74872968" calcext:value-type="float">
            <text:p>0.74872968</text:p>
          </table:table-cell>
          <table:table-cell office:value-type="float" office:value="0.74171984" calcext:value-type="float">
            <text:p>0.74171984</text:p>
          </table:table-cell>
          <table:table-cell office:value-type="float" office:value="0.80848639" calcext:value-type="float">
            <text:p>0.80848639</text:p>
          </table:table-cell>
        </table:table-row>
        <table:table-row table:style-name="ro1">
          <table:table-cell office:value-type="float" office:value="0.74674131" calcext:value-type="float">
            <text:p>0.74674131</text:p>
          </table:table-cell>
          <table:table-cell office:value-type="float" office:value="0.73962984" calcext:value-type="float">
            <text:p>0.73962984</text:p>
          </table:table-cell>
          <table:table-cell office:value-type="float" office:value="0.80615713" calcext:value-type="float">
            <text:p>0.80615713</text:p>
          </table:table-cell>
        </table:table-row>
        <table:table-row table:style-name="ro1">
          <table:table-cell office:value-type="float" office:value="0.7447574" calcext:value-type="float">
            <text:p>0.7447574</text:p>
          </table:table-cell>
          <table:table-cell office:value-type="float" office:value="0.73754775" calcext:value-type="float">
            <text:p>0.73754775</text:p>
          </table:table-cell>
          <table:table-cell office:value-type="float" office:value="0.80383498" calcext:value-type="float">
            <text:p>0.80383498</text:p>
          </table:table-cell>
        </table:table-row>
        <table:table-row table:style-name="ro1">
          <table:table-cell office:value-type="float" office:value="0.74277791" calcext:value-type="float">
            <text:p>0.74277791</text:p>
          </table:table-cell>
          <table:table-cell office:value-type="float" office:value="0.73547352" calcext:value-type="float">
            <text:p>0.73547352</text:p>
          </table:table-cell>
          <table:table-cell office:value-type="float" office:value="0.80151995" calcext:value-type="float">
            <text:p>0.80151995</text:p>
          </table:table-cell>
        </table:table-row>
        <table:table-row table:style-name="ro1">
          <table:table-cell office:value-type="float" office:value="0.74080282" calcext:value-type="float">
            <text:p>0.74080282</text:p>
          </table:table-cell>
          <table:table-cell office:value-type="float" office:value="0.73340715" calcext:value-type="float">
            <text:p>0.73340715</text:p>
          </table:table-cell>
          <table:table-cell office:value-type="float" office:value="0.79921205" calcext:value-type="float">
            <text:p>0.79921205</text:p>
          </table:table-cell>
        </table:table-row>
        <table:table-row table:style-name="ro1">
          <table:table-cell office:value-type="float" office:value="0.73883207" calcext:value-type="float">
            <text:p>0.73883207</text:p>
          </table:table-cell>
          <table:table-cell office:value-type="float" office:value="0.73134861" calcext:value-type="float">
            <text:p>0.73134861</text:p>
          </table:table-cell>
          <table:table-cell office:value-type="float" office:value="0.7969113" calcext:value-type="float">
            <text:p>0.7969113</text:p>
          </table:table-cell>
        </table:table-row>
        <table:table-row table:style-name="ro1">
          <table:table-cell office:value-type="float" office:value="0.73686564" calcext:value-type="float">
            <text:p>0.73686564</text:p>
          </table:table-cell>
          <table:table-cell office:value-type="float" office:value="0.72929787" calcext:value-type="float">
            <text:p>0.72929787</text:p>
          </table:table-cell>
          <table:table-cell office:value-type="float" office:value="0.79461771" calcext:value-type="float">
            <text:p>0.79461771</text:p>
          </table:table-cell>
        </table:table-row>
        <table:table-row table:style-name="ro1">
          <table:table-cell office:value-type="float" office:value="0.73490348" calcext:value-type="float">
            <text:p>0.73490348</text:p>
          </table:table-cell>
          <table:table-cell office:value-type="float" office:value="0.72725491" calcext:value-type="float">
            <text:p>0.72725491</text:p>
          </table:table-cell>
          <table:table-cell office:value-type="float" office:value="0.79233128" calcext:value-type="float">
            <text:p>0.79233128</text:p>
          </table:table-cell>
        </table:table-row>
        <table:table-row table:style-name="ro1">
          <table:table-cell office:value-type="float" office:value="0.73294557" calcext:value-type="float">
            <text:p>0.73294557</text:p>
          </table:table-cell>
          <table:table-cell office:value-type="float" office:value="0.72521972" calcext:value-type="float">
            <text:p>0.72521972</text:p>
          </table:table-cell>
          <table:table-cell office:value-type="float" office:value="0.79005203" calcext:value-type="float">
            <text:p>0.79005203</text:p>
          </table:table-cell>
        </table:table-row>
        <table:table-row table:style-name="ro1">
          <table:table-cell office:value-type="float" office:value="0.73099186" calcext:value-type="float">
            <text:p>0.73099186</text:p>
          </table:table-cell>
          <table:table-cell office:value-type="float" office:value="0.72319226" calcext:value-type="float">
            <text:p>0.72319226</text:p>
          </table:table-cell>
          <table:table-cell office:value-type="float" office:value="0.78777997" calcext:value-type="float">
            <text:p>0.78777997</text:p>
          </table:table-cell>
        </table:table-row>
        <table:table-row table:style-name="ro1">
          <table:table-cell office:value-type="float" office:value="0.72904232" calcext:value-type="float">
            <text:p>0.72904232</text:p>
          </table:table-cell>
          <table:table-cell office:value-type="float" office:value="0.72117251" calcext:value-type="float">
            <text:p>0.72117251</text:p>
          </table:table-cell>
          <table:table-cell office:value-type="float" office:value="0.7855151" calcext:value-type="float">
            <text:p>0.7855151</text:p>
          </table:table-cell>
        </table:table-row>
        <table:table-row table:style-name="ro1">
          <table:table-cell office:value-type="float" office:value="0.72709692" calcext:value-type="float">
            <text:p>0.72709692</text:p>
          </table:table-cell>
          <table:table-cell office:value-type="float" office:value="0.71916046" calcext:value-type="float">
            <text:p>0.71916046</text:p>
          </table:table-cell>
          <table:table-cell office:value-type="float" office:value="0.78325744" calcext:value-type="float">
            <text:p>0.78325744</text:p>
          </table:table-cell>
        </table:table-row>
        <table:table-row table:style-name="ro1">
          <table:table-cell office:value-type="float" office:value="0.72515564" calcext:value-type="float">
            <text:p>0.72515564</text:p>
          </table:table-cell>
          <table:table-cell office:value-type="float" office:value="0.71715608" calcext:value-type="float">
            <text:p>0.71715608</text:p>
          </table:table-cell>
          <table:table-cell office:value-type="float" office:value="0.78100699" calcext:value-type="float">
            <text:p>0.78100699</text:p>
          </table:table-cell>
        </table:table-row>
        <table:table-row table:style-name="ro1">
          <table:table-cell office:value-type="float" office:value="0.72321843" calcext:value-type="float">
            <text:p>0.72321843</text:p>
          </table:table-cell>
          <table:table-cell office:value-type="float" office:value="0.71515936" calcext:value-type="float">
            <text:p>0.71515936</text:p>
          </table:table-cell>
          <table:table-cell office:value-type="float" office:value="0.77876377" calcext:value-type="float">
            <text:p>0.77876377</text:p>
          </table:table-cell>
        </table:table-row>
        <table:table-row table:style-name="ro1">
          <table:table-cell office:value-type="float" office:value="0.72128527" calcext:value-type="float">
            <text:p>0.72128527</text:p>
          </table:table-cell>
          <table:table-cell office:value-type="float" office:value="0.71317026" calcext:value-type="float">
            <text:p>0.71317026</text:p>
          </table:table-cell>
          <table:table-cell office:value-type="float" office:value="0.77652777" calcext:value-type="float">
            <text:p>0.77652777</text:p>
          </table:table-cell>
        </table:table-row>
        <table:table-row table:style-name="ro1">
          <table:table-cell office:value-type="float" office:value="0.71935612" calcext:value-type="float">
            <text:p>0.71935612</text:p>
          </table:table-cell>
          <table:table-cell office:value-type="float" office:value="0.71118877" calcext:value-type="float">
            <text:p>0.71118877</text:p>
          </table:table-cell>
          <table:table-cell office:value-type="float" office:value="0.77429901" calcext:value-type="float">
            <text:p>0.77429901</text:p>
          </table:table-cell>
        </table:table-row>
        <table:table-row table:style-name="ro1">
          <table:table-cell office:value-type="float" office:value="0.71743097" calcext:value-type="float">
            <text:p>0.71743097</text:p>
          </table:table-cell>
          <table:table-cell office:value-type="float" office:value="0.70921486" calcext:value-type="float">
            <text:p>0.70921486</text:p>
          </table:table-cell>
          <table:table-cell office:value-type="float" office:value="0.77207749" calcext:value-type="float">
            <text:p>0.77207749</text:p>
          </table:table-cell>
        </table:table-row>
        <table:table-row table:style-name="ro1">
          <table:table-cell office:value-type="float" office:value="0.71550979" calcext:value-type="float">
            <text:p>0.71550979</text:p>
          </table:table-cell>
          <table:table-cell office:value-type="float" office:value="0.70724852" calcext:value-type="float">
            <text:p>0.70724852</text:p>
          </table:table-cell>
          <table:table-cell office:value-type="float" office:value="0.76986323" calcext:value-type="float">
            <text:p>0.76986323</text:p>
          </table:table-cell>
        </table:table-row>
        <table:table-row table:style-name="ro1">
          <table:table-cell office:value-type="float" office:value="0.71359254" calcext:value-type="float">
            <text:p>0.71359254</text:p>
          </table:table-cell>
          <table:table-cell office:value-type="float" office:value="0.70528973" calcext:value-type="float">
            <text:p>0.70528973</text:p>
          </table:table-cell>
          <table:table-cell office:value-type="float" office:value="0.76765622" calcext:value-type="float">
            <text:p>0.76765622</text:p>
          </table:table-cell>
        </table:table-row>
        <table:table-row table:style-name="ro1">
          <table:table-cell office:value-type="float" office:value="0.7116792" calcext:value-type="float">
            <text:p>0.7116792</text:p>
          </table:table-cell>
          <table:table-cell office:value-type="float" office:value="0.70333846" calcext:value-type="float">
            <text:p>0.70333846</text:p>
          </table:table-cell>
          <table:table-cell office:value-type="float" office:value="0.76545647" calcext:value-type="float">
            <text:p>0.76545647</text:p>
          </table:table-cell>
        </table:table-row>
        <table:table-row table:style-name="ro1">
          <table:table-cell office:value-type="float" office:value="0.70976975" calcext:value-type="float">
            <text:p>0.70976975</text:p>
          </table:table-cell>
          <table:table-cell office:value-type="float" office:value="0.7013947" calcext:value-type="float">
            <text:p>0.7013947</text:p>
          </table:table-cell>
          <table:table-cell office:value-type="float" office:value="0.76326399" calcext:value-type="float">
            <text:p>0.76326399</text:p>
          </table:table-cell>
        </table:table-row>
        <table:table-row table:style-name="ro1">
          <table:table-cell office:value-type="float" office:value="0.70786417" calcext:value-type="float">
            <text:p>0.70786417</text:p>
          </table:table-cell>
          <table:table-cell office:value-type="float" office:value="0.69945842" calcext:value-type="float">
            <text:p>0.69945842</text:p>
          </table:table-cell>
          <table:table-cell office:value-type="float" office:value="0.76107878" calcext:value-type="float">
            <text:p>0.76107878</text:p>
          </table:table-cell>
        </table:table-row>
        <table:table-row table:style-name="ro1">
          <table:table-cell office:value-type="float" office:value="0.70596242" calcext:value-type="float">
            <text:p>0.70596242</text:p>
          </table:table-cell>
          <table:table-cell office:value-type="float" office:value="0.69752961" calcext:value-type="float">
            <text:p>0.69752961</text:p>
          </table:table-cell>
          <table:table-cell office:value-type="float" office:value="0.75890085" calcext:value-type="float">
            <text:p>0.75890085</text:p>
          </table:table-cell>
        </table:table-row>
        <table:table-row table:style-name="ro1">
          <table:table-cell office:value-type="float" office:value="0.7040645" calcext:value-type="float">
            <text:p>0.7040645</text:p>
          </table:table-cell>
          <table:table-cell office:value-type="float" office:value="0.69560824" calcext:value-type="float">
            <text:p>0.69560824</text:p>
          </table:table-cell>
          <table:table-cell office:value-type="float" office:value="0.75673019" calcext:value-type="float">
            <text:p>0.75673019</text:p>
          </table:table-cell>
        </table:table-row>
        <table:table-row table:style-name="ro1">
          <table:table-cell office:value-type="float" office:value="0.70217037" calcext:value-type="float">
            <text:p>0.70217037</text:p>
          </table:table-cell>
          <table:table-cell office:value-type="float" office:value="0.69369429" calcext:value-type="float">
            <text:p>0.69369429</text:p>
          </table:table-cell>
          <table:table-cell office:value-type="float" office:value="0.75456682" calcext:value-type="float">
            <text:p>0.75456682</text:p>
          </table:table-cell>
        </table:table-row>
        <table:table-row table:style-name="ro1">
          <table:table-cell office:value-type="float" office:value="0.70028002" calcext:value-type="float">
            <text:p>0.70028002</text:p>
          </table:table-cell>
          <table:table-cell office:value-type="float" office:value="0.69178775" calcext:value-type="float">
            <text:p>0.69178775</text:p>
          </table:table-cell>
          <table:table-cell office:value-type="float" office:value="0.75241073" calcext:value-type="float">
            <text:p>0.75241073</text:p>
          </table:table-cell>
        </table:table-row>
        <table:table-row table:style-name="ro1">
          <table:table-cell office:value-type="float" office:value="0.69839342" calcext:value-type="float">
            <text:p>0.69839342</text:p>
          </table:table-cell>
          <table:table-cell office:value-type="float" office:value="0.68988859" calcext:value-type="float">
            <text:p>0.68988859</text:p>
          </table:table-cell>
          <table:table-cell office:value-type="float" office:value="0.75026193" calcext:value-type="float">
            <text:p>0.75026193</text:p>
          </table:table-cell>
        </table:table-row>
        <table:table-row table:style-name="ro1">
          <table:table-cell office:value-type="float" office:value="0.69651057" calcext:value-type="float">
            <text:p>0.69651057</text:p>
          </table:table-cell>
          <table:table-cell office:value-type="float" office:value="0.68799679" calcext:value-type="float">
            <text:p>0.68799679</text:p>
          </table:table-cell>
          <table:table-cell office:value-type="float" office:value="0.74812042" calcext:value-type="float">
            <text:p>0.74812042</text:p>
          </table:table-cell>
        </table:table-row>
        <table:table-row table:style-name="ro1">
          <table:table-cell office:value-type="float" office:value="0.69463144" calcext:value-type="float">
            <text:p>0.69463144</text:p>
          </table:table-cell>
          <table:table-cell office:value-type="float" office:value="0.68611235" calcext:value-type="float">
            <text:p>0.68611235</text:p>
          </table:table-cell>
          <table:table-cell office:value-type="float" office:value="0.7459862" calcext:value-type="float">
            <text:p>0.7459862</text:p>
          </table:table-cell>
        </table:table-row>
        <table:table-row table:style-name="ro1">
          <table:table-cell office:value-type="float" office:value="0.69275601" calcext:value-type="float">
            <text:p>0.69275601</text:p>
          </table:table-cell>
          <table:table-cell office:value-type="float" office:value="0.68423522" calcext:value-type="float">
            <text:p>0.68423522</text:p>
          </table:table-cell>
          <table:table-cell office:value-type="float" office:value="0.74385927" calcext:value-type="float">
            <text:p>0.74385927</text:p>
          </table:table-cell>
        </table:table-row>
        <table:table-row table:style-name="ro1">
          <table:table-cell office:value-type="float" office:value="0.69088427" calcext:value-type="float">
            <text:p>0.69088427</text:p>
          </table:table-cell>
          <table:table-cell office:value-type="float" office:value="0.6823654" calcext:value-type="float">
            <text:p>0.6823654</text:p>
          </table:table-cell>
          <table:table-cell office:value-type="float" office:value="0.74173963" calcext:value-type="float">
            <text:p>0.74173963</text:p>
          </table:table-cell>
        </table:table-row>
        <table:table-row table:style-name="ro1">
          <table:table-cell office:value-type="float" office:value="0.68901621" calcext:value-type="float">
            <text:p>0.68901621</text:p>
          </table:table-cell>
          <table:table-cell office:value-type="float" office:value="0.68050286" calcext:value-type="float">
            <text:p>0.68050286</text:p>
          </table:table-cell>
          <table:table-cell office:value-type="float" office:value="0.73962729" calcext:value-type="float">
            <text:p>0.73962729</text:p>
          </table:table-cell>
        </table:table-row>
        <table:table-row table:style-name="ro1">
          <table:table-cell office:value-type="float" office:value="0.6871518" calcext:value-type="float">
            <text:p>0.6871518</text:p>
          </table:table-cell>
          <table:table-cell office:value-type="float" office:value="0.67864759" calcext:value-type="float">
            <text:p>0.67864759</text:p>
          </table:table-cell>
          <table:table-cell office:value-type="float" office:value="0.73752223" calcext:value-type="float">
            <text:p>0.73752223</text:p>
          </table:table-cell>
        </table:table-row>
        <table:table-row table:style-name="ro1">
          <table:table-cell office:value-type="float" office:value="0.68529104" calcext:value-type="float">
            <text:p>0.68529104</text:p>
          </table:table-cell>
          <table:table-cell office:value-type="float" office:value="0.67679957" calcext:value-type="float">
            <text:p>0.67679957</text:p>
          </table:table-cell>
          <table:table-cell office:value-type="float" office:value="0.73542446" calcext:value-type="float">
            <text:p>0.73542446</text:p>
          </table:table-cell>
        </table:table-row>
        <table:table-row table:style-name="ro1">
          <table:table-cell office:value-type="float" office:value="0.68343391" calcext:value-type="float">
            <text:p>0.68343391</text:p>
          </table:table-cell>
          <table:table-cell office:value-type="float" office:value="0.67495877" calcext:value-type="float">
            <text:p>0.67495877</text:p>
          </table:table-cell>
          <table:table-cell office:value-type="float" office:value="0.73333398" calcext:value-type="float">
            <text:p>0.73333398</text:p>
          </table:table-cell>
        </table:table-row>
        <table:table-row table:style-name="ro1">
          <table:table-cell office:value-type="float" office:value="0.6815804" calcext:value-type="float">
            <text:p>0.6815804</text:p>
          </table:table-cell>
          <table:table-cell office:value-type="float" office:value="0.67312518" calcext:value-type="float">
            <text:p>0.67312518</text:p>
          </table:table-cell>
          <table:table-cell office:value-type="float" office:value="0.73125078" calcext:value-type="float">
            <text:p>0.73125078</text:p>
          </table:table-cell>
        </table:table-row>
        <table:table-row table:style-name="ro1">
          <table:table-cell office:value-type="float" office:value="0.6797305" calcext:value-type="float">
            <text:p>0.6797305</text:p>
          </table:table-cell>
          <table:table-cell office:value-type="float" office:value="0.67129877" calcext:value-type="float">
            <text:p>0.67129877</text:p>
          </table:table-cell>
          <table:table-cell office:value-type="float" office:value="0.72917487" calcext:value-type="float">
            <text:p>0.72917487</text:p>
          </table:table-cell>
        </table:table-row>
        <table:table-row table:style-name="ro1">
          <table:table-cell office:value-type="float" office:value="0.67788419" calcext:value-type="float">
            <text:p>0.67788419</text:p>
          </table:table-cell>
          <table:table-cell office:value-type="float" office:value="0.66947953" calcext:value-type="float">
            <text:p>0.66947953</text:p>
          </table:table-cell>
          <table:table-cell office:value-type="float" office:value="0.72710623" calcext:value-type="float">
            <text:p>0.72710623</text:p>
          </table:table-cell>
        </table:table-row>
        <table:table-row table:style-name="ro1">
          <table:table-cell office:value-type="float" office:value="0.67604148" calcext:value-type="float">
            <text:p>0.67604148</text:p>
          </table:table-cell>
          <table:table-cell office:value-type="float" office:value="0.66766743" calcext:value-type="float">
            <text:p>0.66766743</text:p>
          </table:table-cell>
          <table:table-cell office:value-type="float" office:value="0.72504487" calcext:value-type="float">
            <text:p>0.72504487</text:p>
          </table:table-cell>
        </table:table-row>
        <table:table-row table:style-name="ro1">
          <table:table-cell office:value-type="float" office:value="0.67420234" calcext:value-type="float">
            <text:p>0.67420234</text:p>
          </table:table-cell>
          <table:table-cell office:value-type="float" office:value="0.66586247" calcext:value-type="float">
            <text:p>0.66586247</text:p>
          </table:table-cell>
          <table:table-cell office:value-type="float" office:value="0.72299078" calcext:value-type="float">
            <text:p>0.72299078</text:p>
          </table:table-cell>
        </table:table-row>
        <table:table-row table:style-name="ro1">
          <table:table-cell office:value-type="float" office:value="0.67236677" calcext:value-type="float">
            <text:p>0.67236677</text:p>
          </table:table-cell>
          <table:table-cell office:value-type="float" office:value="0.6640646" calcext:value-type="float">
            <text:p>0.6640646</text:p>
          </table:table-cell>
          <table:table-cell office:value-type="float" office:value="0.72094396" calcext:value-type="float">
            <text:p>0.72094396</text:p>
          </table:table-cell>
        </table:table-row>
        <table:table-row table:style-name="ro1">
          <table:table-cell office:value-type="float" office:value="0.67053477" calcext:value-type="float">
            <text:p>0.67053477</text:p>
          </table:table-cell>
          <table:table-cell office:value-type="float" office:value="0.66227383" calcext:value-type="float">
            <text:p>0.66227383</text:p>
          </table:table-cell>
          <table:table-cell office:value-type="float" office:value="0.7189044" calcext:value-type="float">
            <text:p>0.7189044</text:p>
          </table:table-cell>
        </table:table-row>
        <table:table-row table:style-name="ro1">
          <table:table-cell office:value-type="float" office:value="0.66870632" calcext:value-type="float">
            <text:p>0.66870632</text:p>
          </table:table-cell>
          <table:table-cell office:value-type="float" office:value="0.66049012" calcext:value-type="float">
            <text:p>0.66049012</text:p>
          </table:table-cell>
          <table:table-cell office:value-type="float" office:value="0.71687209" calcext:value-type="float">
            <text:p>0.71687209</text:p>
          </table:table-cell>
        </table:table-row>
        <table:table-row table:style-name="ro1">
          <table:table-cell office:value-type="float" office:value="0.66688141" calcext:value-type="float">
            <text:p>0.66688141</text:p>
          </table:table-cell>
          <table:table-cell office:value-type="float" office:value="0.65871345" calcext:value-type="float">
            <text:p>0.65871345</text:p>
          </table:table-cell>
          <table:table-cell office:value-type="float" office:value="0.71484704" calcext:value-type="float">
            <text:p>0.71484704</text:p>
          </table:table-cell>
        </table:table-row>
        <table:table-row table:style-name="ro1">
          <table:table-cell office:value-type="float" office:value="0.66506006" calcext:value-type="float">
            <text:p>0.66506006</text:p>
          </table:table-cell>
          <table:table-cell office:value-type="float" office:value="0.65694381" calcext:value-type="float">
            <text:p>0.65694381</text:p>
          </table:table-cell>
          <table:table-cell office:value-type="float" office:value="0.71282922" calcext:value-type="float">
            <text:p>0.71282922</text:p>
          </table:table-cell>
        </table:table-row>
        <table:table-row table:style-name="ro1">
          <table:table-cell office:value-type="float" office:value="0.66324224" calcext:value-type="float">
            <text:p>0.66324224</text:p>
          </table:table-cell>
          <table:table-cell office:value-type="float" office:value="0.65518118" calcext:value-type="float">
            <text:p>0.65518118</text:p>
          </table:table-cell>
          <table:table-cell office:value-type="float" office:value="0.71081865" calcext:value-type="float">
            <text:p>0.71081865</text:p>
          </table:table-cell>
        </table:table-row>
        <table:table-row table:style-name="ro1">
          <table:table-cell office:value-type="float" office:value="0.66142795" calcext:value-type="float">
            <text:p>0.66142795</text:p>
          </table:table-cell>
          <table:table-cell office:value-type="float" office:value="0.65342553" calcext:value-type="float">
            <text:p>0.65342553</text:p>
          </table:table-cell>
          <table:table-cell office:value-type="float" office:value="0.7088153" calcext:value-type="float">
            <text:p>0.7088153</text:p>
          </table:table-cell>
        </table:table-row>
        <table:table-row table:style-name="ro1">
          <table:table-cell office:value-type="float" office:value="0.6596172" calcext:value-type="float">
            <text:p>0.6596172</text:p>
          </table:table-cell>
          <table:table-cell office:value-type="float" office:value="0.65167684" calcext:value-type="float">
            <text:p>0.65167684</text:p>
          </table:table-cell>
          <table:table-cell office:value-type="float" office:value="0.70681917" calcext:value-type="float">
            <text:p>0.70681917</text:p>
          </table:table-cell>
        </table:table-row>
        <table:table-row table:style-name="ro1">
          <table:table-cell office:value-type="float" office:value="0.65780998" calcext:value-type="float">
            <text:p>0.65780998</text:p>
          </table:table-cell>
          <table:table-cell office:value-type="float" office:value="0.6499351" calcext:value-type="float">
            <text:p>0.6499351</text:p>
          </table:table-cell>
          <table:table-cell office:value-type="float" office:value="0.70483026" calcext:value-type="float">
            <text:p>0.70483026</text:p>
          </table:table-cell>
        </table:table-row>
        <table:table-row table:style-name="ro1">
          <table:table-cell office:value-type="float" office:value="0.65600628" calcext:value-type="float">
            <text:p>0.65600628</text:p>
          </table:table-cell>
          <table:table-cell office:value-type="float" office:value="0.64820028" calcext:value-type="float">
            <text:p>0.64820028</text:p>
          </table:table-cell>
          <table:table-cell office:value-type="float" office:value="0.70284855" calcext:value-type="float">
            <text:p>0.70284855</text:p>
          </table:table-cell>
        </table:table-row>
        <table:table-row table:style-name="ro1">
          <table:table-cell office:value-type="float" office:value="0.6542061" calcext:value-type="float">
            <text:p>0.6542061</text:p>
          </table:table-cell>
          <table:table-cell office:value-type="float" office:value="0.64647236" calcext:value-type="float">
            <text:p>0.64647236</text:p>
          </table:table-cell>
          <table:table-cell office:value-type="float" office:value="0.70087404" calcext:value-type="float">
            <text:p>0.70087404</text:p>
          </table:table-cell>
        </table:table-row>
        <table:table-row table:style-name="ro1">
          <table:table-cell office:value-type="float" office:value="0.65240945" calcext:value-type="float">
            <text:p>0.65240945</text:p>
          </table:table-cell>
          <table:table-cell office:value-type="float" office:value="0.64475132" calcext:value-type="float">
            <text:p>0.64475132</text:p>
          </table:table-cell>
          <table:table-cell office:value-type="float" office:value="0.69890671" calcext:value-type="float">
            <text:p>0.69890671</text:p>
          </table:table-cell>
        </table:table-row>
        <table:table-row table:style-name="ro1">
          <table:table-cell office:value-type="float" office:value="0.65061631" calcext:value-type="float">
            <text:p>0.65061631</text:p>
          </table:table-cell>
          <table:table-cell office:value-type="float" office:value="0.64303714" calcext:value-type="float">
            <text:p>0.64303714</text:p>
          </table:table-cell>
          <table:table-cell office:value-type="float" office:value="0.69694655" calcext:value-type="float">
            <text:p>0.69694655</text:p>
          </table:table-cell>
        </table:table-row>
        <table:table-row table:style-name="ro1">
          <table:table-cell office:value-type="float" office:value="0.6488267" calcext:value-type="float">
            <text:p>0.6488267</text:p>
          </table:table-cell>
          <table:table-cell office:value-type="float" office:value="0.6413298" calcext:value-type="float">
            <text:p>0.6413298</text:p>
          </table:table-cell>
          <table:table-cell office:value-type="float" office:value="0.69499356" calcext:value-type="float">
            <text:p>0.69499356</text:p>
          </table:table-cell>
        </table:table-row>
        <table:table-row table:style-name="ro1">
          <table:table-cell office:value-type="float" office:value="0.64704062" calcext:value-type="float">
            <text:p>0.64704062</text:p>
          </table:table-cell>
          <table:table-cell office:value-type="float" office:value="0.63962928" calcext:value-type="float">
            <text:p>0.63962928</text:p>
          </table:table-cell>
          <table:table-cell office:value-type="float" office:value="0.69304772" calcext:value-type="float">
            <text:p>0.69304772</text:p>
          </table:table-cell>
        </table:table-row>
        <table:table-row table:style-name="ro1">
          <table:table-cell office:value-type="float" office:value="0.64525806" calcext:value-type="float">
            <text:p>0.64525806</text:p>
          </table:table-cell>
          <table:table-cell office:value-type="float" office:value="0.63793555" calcext:value-type="float">
            <text:p>0.63793555</text:p>
          </table:table-cell>
          <table:table-cell office:value-type="float" office:value="0.69110902" calcext:value-type="float">
            <text:p>0.69110902</text:p>
          </table:table-cell>
        </table:table-row>
        <table:table-row table:style-name="ro1">
          <table:table-cell office:value-type="float" office:value="0.64347902" calcext:value-type="float">
            <text:p>0.64347902</text:p>
          </table:table-cell>
          <table:table-cell office:value-type="float" office:value="0.63624859" calcext:value-type="float">
            <text:p>0.63624859</text:p>
          </table:table-cell>
          <table:table-cell office:value-type="float" office:value="0.68917745" calcext:value-type="float">
            <text:p>0.68917745</text:p>
          </table:table-cell>
        </table:table-row>
        <table:table-row table:style-name="ro1">
          <table:table-cell office:value-type="float" office:value="0.64170351" calcext:value-type="float">
            <text:p>0.64170351</text:p>
          </table:table-cell>
          <table:table-cell office:value-type="float" office:value="0.63456839" calcext:value-type="float">
            <text:p>0.63456839</text:p>
          </table:table-cell>
          <table:table-cell office:value-type="float" office:value="0.68725301" calcext:value-type="float">
            <text:p>0.68725301</text:p>
          </table:table-cell>
        </table:table-row>
        <table:table-row table:style-name="ro1">
          <table:table-cell office:value-type="float" office:value="0.63993154" calcext:value-type="float">
            <text:p>0.63993154</text:p>
          </table:table-cell>
          <table:table-cell office:value-type="float" office:value="0.63289491" calcext:value-type="float">
            <text:p>0.63289491</text:p>
          </table:table-cell>
          <table:table-cell office:value-type="float" office:value="0.68533566" calcext:value-type="float">
            <text:p>0.68533566</text:p>
          </table:table-cell>
        </table:table-row>
        <table:table-row table:style-name="ro1">
          <table:table-cell office:value-type="float" office:value="0.63816309" calcext:value-type="float">
            <text:p>0.63816309</text:p>
          </table:table-cell>
          <table:table-cell office:value-type="float" office:value="0.63122814" calcext:value-type="float">
            <text:p>0.63122814</text:p>
          </table:table-cell>
          <table:table-cell office:value-type="float" office:value="0.68342541" calcext:value-type="float">
            <text:p>0.68342541</text:p>
          </table:table-cell>
        </table:table-row>
        <table:table-row table:style-name="ro1">
          <table:table-cell office:value-type="float" office:value="0.63639819" calcext:value-type="float">
            <text:p>0.63639819</text:p>
          </table:table-cell>
          <table:table-cell office:value-type="float" office:value="0.62956806" calcext:value-type="float">
            <text:p>0.62956806</text:p>
          </table:table-cell>
          <table:table-cell office:value-type="float" office:value="0.68152223" calcext:value-type="float">
            <text:p>0.68152223</text:p>
          </table:table-cell>
        </table:table-row>
        <table:table-row table:style-name="ro1">
          <table:table-cell office:value-type="float" office:value="0.63463683" calcext:value-type="float">
            <text:p>0.63463683</text:p>
          </table:table-cell>
          <table:table-cell office:value-type="float" office:value="0.62791464" calcext:value-type="float">
            <text:p>0.62791464</text:p>
          </table:table-cell>
          <table:table-cell office:value-type="float" office:value="0.67962613" calcext:value-type="float">
            <text:p>0.67962613</text:p>
          </table:table-cell>
        </table:table-row>
        <table:table-row table:style-name="ro1">
          <table:table-cell office:value-type="float" office:value="0.63287901" calcext:value-type="float">
            <text:p>0.63287901</text:p>
          </table:table-cell>
          <table:table-cell office:value-type="float" office:value="0.62626786" calcext:value-type="float">
            <text:p>0.62626786</text:p>
          </table:table-cell>
          <table:table-cell office:value-type="float" office:value="0.67773707" calcext:value-type="float">
            <text:p>0.67773707</text:p>
          </table:table-cell>
        </table:table-row>
        <table:table-row table:style-name="ro1">
          <table:table-cell office:value-type="float" office:value="0.63112475" calcext:value-type="float">
            <text:p>0.63112475</text:p>
          </table:table-cell>
          <table:table-cell office:value-type="float" office:value="0.6246277" calcext:value-type="float">
            <text:p>0.6246277</text:p>
          </table:table-cell>
          <table:table-cell office:value-type="float" office:value="0.67585505" calcext:value-type="float">
            <text:p>0.67585505</text:p>
          </table:table-cell>
        </table:table-row>
        <table:table-row table:style-name="ro1">
          <table:table-cell office:value-type="float" office:value="0.62937405" calcext:value-type="float">
            <text:p>0.62937405</text:p>
          </table:table-cell>
          <table:table-cell office:value-type="float" office:value="0.62299413" calcext:value-type="float">
            <text:p>0.62299413</text:p>
          </table:table-cell>
          <table:table-cell office:value-type="float" office:value="0.67398005" calcext:value-type="float">
            <text:p>0.67398005</text:p>
          </table:table-cell>
        </table:table-row>
        <table:table-row table:style-name="ro1">
          <table:table-cell office:value-type="float" office:value="0.62762691" calcext:value-type="float">
            <text:p>0.62762691</text:p>
          </table:table-cell>
          <table:table-cell office:value-type="float" office:value="0.62136714" calcext:value-type="float">
            <text:p>0.62136714</text:p>
          </table:table-cell>
          <table:table-cell office:value-type="float" office:value="0.67211205" calcext:value-type="float">
            <text:p>0.67211205</text:p>
          </table:table-cell>
        </table:table-row>
        <table:table-row table:style-name="ro1">
          <table:table-cell office:value-type="float" office:value="0.62588334" calcext:value-type="float">
            <text:p>0.62588334</text:p>
          </table:table-cell>
          <table:table-cell office:value-type="float" office:value="0.6197467" calcext:value-type="float">
            <text:p>0.6197467</text:p>
          </table:table-cell>
          <table:table-cell office:value-type="float" office:value="0.67025105" calcext:value-type="float">
            <text:p>0.67025105</text:p>
          </table:table-cell>
        </table:table-row>
        <table:table-row table:style-name="ro1">
          <table:table-cell office:value-type="float" office:value="0.62414335" calcext:value-type="float">
            <text:p>0.62414335</text:p>
          </table:table-cell>
          <table:table-cell office:value-type="float" office:value="0.61813278" calcext:value-type="float">
            <text:p>0.61813278</text:p>
          </table:table-cell>
          <table:table-cell office:value-type="float" office:value="0.66839702" calcext:value-type="float">
            <text:p>0.66839702</text:p>
          </table:table-cell>
        </table:table-row>
        <table:table-row table:style-name="ro1">
          <table:table-cell office:value-type="float" office:value="0.62240695" calcext:value-type="float">
            <text:p>0.62240695</text:p>
          </table:table-cell>
          <table:table-cell office:value-type="float" office:value="0.61652536" calcext:value-type="float">
            <text:p>0.61652536</text:p>
          </table:table-cell>
          <table:table-cell office:value-type="float" office:value="0.66654995" calcext:value-type="float">
            <text:p>0.66654995</text:p>
          </table:table-cell>
        </table:table-row>
        <table:table-row table:style-name="ro1">
          <table:table-cell office:value-type="float" office:value="0.62067413" calcext:value-type="float">
            <text:p>0.62067413</text:p>
          </table:table-cell>
          <table:table-cell office:value-type="float" office:value="0.61492443" calcext:value-type="float">
            <text:p>0.61492443</text:p>
          </table:table-cell>
          <table:table-cell office:value-type="float" office:value="0.66470982" calcext:value-type="float">
            <text:p>0.66470982</text:p>
          </table:table-cell>
        </table:table-row>
        <table:table-row table:style-name="ro1">
          <table:table-cell office:value-type="float" office:value="0.61894492" calcext:value-type="float">
            <text:p>0.61894492</text:p>
          </table:table-cell>
          <table:table-cell office:value-type="float" office:value="0.61332995" calcext:value-type="float">
            <text:p>0.61332995</text:p>
          </table:table-cell>
          <table:table-cell office:value-type="float" office:value="0.66287662" calcext:value-type="float">
            <text:p>0.66287662</text:p>
          </table:table-cell>
        </table:table-row>
        <table:table-row table:style-name="ro1">
          <table:table-cell office:value-type="float" office:value="0.61721932" calcext:value-type="float">
            <text:p>0.61721932</text:p>
          </table:table-cell>
          <table:table-cell office:value-type="float" office:value="0.6117419" calcext:value-type="float">
            <text:p>0.6117419</text:p>
          </table:table-cell>
          <table:table-cell office:value-type="float" office:value="0.66105032" calcext:value-type="float">
            <text:p>0.66105032</text:p>
          </table:table-cell>
        </table:table-row>
        <table:table-row table:style-name="ro1">
          <table:table-cell office:value-type="float" office:value="0.61549733" calcext:value-type="float">
            <text:p>0.61549733</text:p>
          </table:table-cell>
          <table:table-cell office:value-type="float" office:value="0.61016026" calcext:value-type="float">
            <text:p>0.61016026</text:p>
          </table:table-cell>
          <table:table-cell office:value-type="float" office:value="0.65923091" calcext:value-type="float">
            <text:p>0.65923091</text:p>
          </table:table-cell>
        </table:table-row>
        <table:table-row table:style-name="ro1">
          <table:table-cell office:value-type="float" office:value="0.61377897" calcext:value-type="float">
            <text:p>0.61377897</text:p>
          </table:table-cell>
          <table:table-cell office:value-type="float" office:value="0.60858501" calcext:value-type="float">
            <text:p>0.60858501</text:p>
          </table:table-cell>
          <table:table-cell office:value-type="float" office:value="0.65741838" calcext:value-type="float">
            <text:p>0.65741838</text:p>
          </table:table-cell>
        </table:table-row>
        <table:table-row table:style-name="ro1">
          <table:table-cell office:value-type="float" office:value="0.61206425" calcext:value-type="float">
            <text:p>0.61206425</text:p>
          </table:table-cell>
          <table:table-cell office:value-type="float" office:value="0.60701611" calcext:value-type="float">
            <text:p>0.60701611</text:p>
          </table:table-cell>
          <table:table-cell office:value-type="float" office:value="0.6556127" calcext:value-type="float">
            <text:p>0.6556127</text:p>
          </table:table-cell>
        </table:table-row>
        <table:table-row table:style-name="ro1">
          <table:table-cell office:value-type="float" office:value="0.61035317" calcext:value-type="float">
            <text:p>0.61035317</text:p>
          </table:table-cell>
          <table:table-cell office:value-type="float" office:value="0.60545356" calcext:value-type="float">
            <text:p>0.60545356</text:p>
          </table:table-cell>
          <table:table-cell office:value-type="float" office:value="0.65381385" calcext:value-type="float">
            <text:p>0.65381385</text:p>
          </table:table-cell>
        </table:table-row>
        <table:table-row table:style-name="ro1">
          <table:table-cell office:value-type="float" office:value="0.60864575" calcext:value-type="float">
            <text:p>0.60864575</text:p>
          </table:table-cell>
          <table:table-cell office:value-type="float" office:value="0.60389731" calcext:value-type="float">
            <text:p>0.60389731</text:p>
          </table:table-cell>
          <table:table-cell office:value-type="float" office:value="0.65202183" calcext:value-type="float">
            <text:p>0.65202183</text:p>
          </table:table-cell>
        </table:table-row>
        <table:table-row table:style-name="ro1">
          <table:table-cell office:value-type="float" office:value="0.60694199" calcext:value-type="float">
            <text:p>0.60694199</text:p>
          </table:table-cell>
          <table:table-cell office:value-type="float" office:value="0.60234735" calcext:value-type="float">
            <text:p>0.60234735</text:p>
          </table:table-cell>
          <table:table-cell office:value-type="float" office:value="0.6502366" calcext:value-type="float">
            <text:p>0.6502366</text:p>
          </table:table-cell>
        </table:table-row>
        <table:table-row table:style-name="ro1">
          <table:table-cell office:value-type="float" office:value="0.60524191" calcext:value-type="float">
            <text:p>0.60524191</text:p>
          </table:table-cell>
          <table:table-cell office:value-type="float" office:value="0.60080366" calcext:value-type="float">
            <text:p>0.60080366</text:p>
          </table:table-cell>
          <table:table-cell office:value-type="float" office:value="0.64845815" calcext:value-type="float">
            <text:p>0.64845815</text:p>
          </table:table-cell>
        </table:table-row>
        <table:table-row table:style-name="ro1">
          <table:table-cell office:value-type="float" office:value="0.60354552" calcext:value-type="float">
            <text:p>0.60354552</text:p>
          </table:table-cell>
          <table:table-cell office:value-type="float" office:value="0.5992662" calcext:value-type="float">
            <text:p>0.5992662</text:p>
          </table:table-cell>
          <table:table-cell office:value-type="float" office:value="0.64668645" calcext:value-type="float">
            <text:p>0.64668645</text:p>
          </table:table-cell>
        </table:table-row>
        <table:table-row table:style-name="ro1">
          <table:table-cell office:value-type="float" office:value="0.60185282" calcext:value-type="float">
            <text:p>0.60185282</text:p>
          </table:table-cell>
          <table:table-cell office:value-type="float" office:value="0.59773496" calcext:value-type="float">
            <text:p>0.59773496</text:p>
          </table:table-cell>
          <table:table-cell office:value-type="float" office:value="0.6449215" calcext:value-type="float">
            <text:p>0.6449215</text:p>
          </table:table-cell>
        </table:table-row>
        <table:table-row table:style-name="ro1">
          <table:table-cell office:value-type="float" office:value="0.60016383" calcext:value-type="float">
            <text:p>0.60016383</text:p>
          </table:table-cell>
          <table:table-cell office:value-type="float" office:value="0.59620991" calcext:value-type="float">
            <text:p>0.59620991</text:p>
          </table:table-cell>
          <table:table-cell office:value-type="float" office:value="0.64316327" calcext:value-type="float">
            <text:p>0.64316327</text:p>
          </table:table-cell>
        </table:table-row>
        <table:table-row table:style-name="ro1">
          <table:table-cell office:value-type="float" office:value="0.59847856" calcext:value-type="float">
            <text:p>0.59847856</text:p>
          </table:table-cell>
          <table:table-cell office:value-type="float" office:value="0.59469102" calcext:value-type="float">
            <text:p>0.59469102</text:p>
          </table:table-cell>
          <table:table-cell office:value-type="float" office:value="0.64141174" calcext:value-type="float">
            <text:p>0.64141174</text:p>
          </table:table-cell>
        </table:table-row>
        <table:table-row table:style-name="ro1">
          <table:table-cell office:value-type="float" office:value="0.59679702" calcext:value-type="float">
            <text:p>0.59679702</text:p>
          </table:table-cell>
          <table:table-cell office:value-type="float" office:value="0.59317826" calcext:value-type="float">
            <text:p>0.59317826</text:p>
          </table:table-cell>
          <table:table-cell office:value-type="float" office:value="0.63966688" calcext:value-type="float">
            <text:p>0.63966688</text:p>
          </table:table-cell>
        </table:table-row>
        <table:table-row table:style-name="ro1">
          <table:table-cell office:value-type="float" office:value="0.59511922" calcext:value-type="float">
            <text:p>0.59511922</text:p>
          </table:table-cell>
          <table:table-cell office:value-type="float" office:value="0.59167163" calcext:value-type="float">
            <text:p>0.59167163</text:p>
          </table:table-cell>
          <table:table-cell office:value-type="float" office:value="0.63792869" calcext:value-type="float">
            <text:p>0.63792869</text:p>
          </table:table-cell>
        </table:table-row>
        <table:table-row table:style-name="ro1">
          <table:table-cell office:value-type="float" office:value="0.59344518" calcext:value-type="float">
            <text:p>0.59344518</text:p>
          </table:table-cell>
          <table:table-cell office:value-type="float" office:value="0.59017107" calcext:value-type="float">
            <text:p>0.59017107</text:p>
          </table:table-cell>
          <table:table-cell office:value-type="float" office:value="0.63619713" calcext:value-type="float">
            <text:p>0.63619713</text:p>
          </table:table-cell>
        </table:table-row>
        <table:table-row table:style-name="ro1">
          <table:table-cell office:value-type="float" office:value="0.5917749" calcext:value-type="float">
            <text:p>0.5917749</text:p>
          </table:table-cell>
          <table:table-cell office:value-type="float" office:value="0.58867659" calcext:value-type="float">
            <text:p>0.58867659</text:p>
          </table:table-cell>
          <table:table-cell office:value-type="float" office:value="0.63447218" calcext:value-type="float">
            <text:p>0.63447218</text:p>
          </table:table-cell>
        </table:table-row>
        <table:table-row table:style-name="ro1">
          <table:table-cell office:value-type="float" office:value="0.5901084" calcext:value-type="float">
            <text:p>0.5901084</text:p>
          </table:table-cell>
          <table:table-cell office:value-type="float" office:value="0.58718813" calcext:value-type="float">
            <text:p>0.58718813</text:p>
          </table:table-cell>
          <table:table-cell office:value-type="float" office:value="0.63275384" calcext:value-type="float">
            <text:p>0.63275384</text:p>
          </table:table-cell>
        </table:table-row>
        <table:table-row table:style-name="ro1">
          <table:table-cell office:value-type="float" office:value="0.58844569" calcext:value-type="float">
            <text:p>0.58844569</text:p>
          </table:table-cell>
          <table:table-cell office:value-type="float" office:value="0.58570569" calcext:value-type="float">
            <text:p>0.58570569</text:p>
          </table:table-cell>
          <table:table-cell office:value-type="float" office:value="0.63104206" calcext:value-type="float">
            <text:p>0.63104206</text:p>
          </table:table-cell>
        </table:table-row>
        <table:table-row table:style-name="ro1">
          <table:table-cell office:value-type="float" office:value="0.58678678" calcext:value-type="float">
            <text:p>0.58678678</text:p>
          </table:table-cell>
          <table:table-cell office:value-type="float" office:value="0.58422924" calcext:value-type="float">
            <text:p>0.58422924</text:p>
          </table:table-cell>
          <table:table-cell office:value-type="float" office:value="0.62933684" calcext:value-type="float">
            <text:p>0.62933684</text:p>
          </table:table-cell>
        </table:table-row>
        <table:table-row table:style-name="ro1">
          <table:table-cell office:value-type="float" office:value="0.58513169" calcext:value-type="float">
            <text:p>0.58513169</text:p>
          </table:table-cell>
          <table:table-cell office:value-type="float" office:value="0.58275875" calcext:value-type="float">
            <text:p>0.58275875</text:p>
          </table:table-cell>
          <table:table-cell office:value-type="float" office:value="0.62763815" calcext:value-type="float">
            <text:p>0.62763815</text:p>
          </table:table-cell>
        </table:table-row>
        <table:table-row table:style-name="ro1">
          <table:table-cell office:value-type="float" office:value="0.58348042" calcext:value-type="float">
            <text:p>0.58348042</text:p>
          </table:table-cell>
          <table:table-cell office:value-type="float" office:value="0.58129419" calcext:value-type="float">
            <text:p>0.58129419</text:p>
          </table:table-cell>
          <table:table-cell office:value-type="float" office:value="0.62594596" calcext:value-type="float">
            <text:p>0.62594596</text:p>
          </table:table-cell>
        </table:table-row>
        <table:table-row table:style-name="ro1">
          <table:table-cell office:value-type="float" office:value="0.58183299" calcext:value-type="float">
            <text:p>0.58183299</text:p>
          </table:table-cell>
          <table:table-cell office:value-type="float" office:value="0.57983553" calcext:value-type="float">
            <text:p>0.57983553</text:p>
          </table:table-cell>
          <table:table-cell office:value-type="float" office:value="0.62426026" calcext:value-type="float">
            <text:p>0.62426026</text:p>
          </table:table-cell>
        </table:table-row>
        <table:table-row table:style-name="ro1">
          <table:table-cell office:value-type="float" office:value="0.58018941" calcext:value-type="float">
            <text:p>0.58018941</text:p>
          </table:table-cell>
          <table:table-cell office:value-type="float" office:value="0.57838276" calcext:value-type="float">
            <text:p>0.57838276</text:p>
          </table:table-cell>
          <table:table-cell office:value-type="float" office:value="0.62258102" calcext:value-type="float">
            <text:p>0.62258102</text:p>
          </table:table-cell>
        </table:table-row>
        <table:table-row table:style-name="ro1">
          <table:table-cell office:value-type="float" office:value="0.57854969" calcext:value-type="float">
            <text:p>0.57854969</text:p>
          </table:table-cell>
          <table:table-cell office:value-type="float" office:value="0.57693585" calcext:value-type="float">
            <text:p>0.57693585</text:p>
          </table:table-cell>
          <table:table-cell office:value-type="float" office:value="0.62090823" calcext:value-type="float">
            <text:p>0.62090823</text:p>
          </table:table-cell>
        </table:table-row>
        <table:table-row table:style-name="ro1">
          <table:table-cell office:value-type="float" office:value="0.57691385" calcext:value-type="float">
            <text:p>0.57691385</text:p>
          </table:table-cell>
          <table:table-cell office:value-type="float" office:value="0.57549476" calcext:value-type="float">
            <text:p>0.57549476</text:p>
          </table:table-cell>
          <table:table-cell office:value-type="float" office:value="0.61924185" calcext:value-type="float">
            <text:p>0.61924185</text:p>
          </table:table-cell>
        </table:table-row>
        <table:table-row table:style-name="ro1">
          <table:table-cell office:value-type="float" office:value="0.5752819" calcext:value-type="float">
            <text:p>0.5752819</text:p>
          </table:table-cell>
          <table:table-cell office:value-type="float" office:value="0.57405948" calcext:value-type="float">
            <text:p>0.57405948</text:p>
          </table:table-cell>
          <table:table-cell office:value-type="float" office:value="0.61758187" calcext:value-type="float">
            <text:p>0.61758187</text:p>
          </table:table-cell>
        </table:table-row>
        <table:table-row table:style-name="ro1">
          <table:table-cell office:value-type="float" office:value="0.57365384" calcext:value-type="float">
            <text:p>0.57365384</text:p>
          </table:table-cell>
          <table:table-cell office:value-type="float" office:value="0.57262998" calcext:value-type="float">
            <text:p>0.57262998</text:p>
          </table:table-cell>
          <table:table-cell office:value-type="float" office:value="0.61592826" calcext:value-type="float">
            <text:p>0.61592826</text:p>
          </table:table-cell>
        </table:table-row>
        <table:table-row table:style-name="ro1">
          <table:table-cell office:value-type="float" office:value="0.5720297" calcext:value-type="float">
            <text:p>0.5720297</text:p>
          </table:table-cell>
          <table:table-cell office:value-type="float" office:value="0.57120622" calcext:value-type="float">
            <text:p>0.57120622</text:p>
          </table:table-cell>
          <table:table-cell office:value-type="float" office:value="0.61428099" calcext:value-type="float">
            <text:p>0.61428099</text:p>
          </table:table-cell>
        </table:table-row>
        <table:table-row table:style-name="ro1">
          <table:table-cell office:value-type="float" office:value="0.57040949" calcext:value-type="float">
            <text:p>0.57040949</text:p>
          </table:table-cell>
          <table:table-cell office:value-type="float" office:value="0.5697882" calcext:value-type="float">
            <text:p>0.5697882</text:p>
          </table:table-cell>
          <table:table-cell office:value-type="float" office:value="0.61264006" calcext:value-type="float">
            <text:p>0.61264006</text:p>
          </table:table-cell>
        </table:table-row>
        <table:table-row table:style-name="ro1">
          <table:table-cell office:value-type="float" office:value="0.56879322" calcext:value-type="float">
            <text:p>0.56879322</text:p>
          </table:table-cell>
          <table:table-cell office:value-type="float" office:value="0.56837586" calcext:value-type="float">
            <text:p>0.56837586</text:p>
          </table:table-cell>
          <table:table-cell office:value-type="float" office:value="0.61100542" calcext:value-type="float">
            <text:p>0.61100542</text:p>
          </table:table-cell>
        </table:table-row>
        <table:table-row table:style-name="ro1">
          <table:table-cell office:value-type="float" office:value="0.56718089" calcext:value-type="float">
            <text:p>0.56718089</text:p>
          </table:table-cell>
          <table:table-cell office:value-type="float" office:value="0.56696921" calcext:value-type="float">
            <text:p>0.56696921</text:p>
          </table:table-cell>
          <table:table-cell office:value-type="float" office:value="0.60937707" calcext:value-type="float">
            <text:p>0.60937707</text:p>
          </table:table-cell>
        </table:table-row>
        <table:table-row table:style-name="ro1">
          <table:table-cell office:value-type="float" office:value="0.56557253" calcext:value-type="float">
            <text:p>0.56557253</text:p>
          </table:table-cell>
          <table:table-cell office:value-type="float" office:value="0.56556819" calcext:value-type="float">
            <text:p>0.56556819</text:p>
          </table:table-cell>
          <table:table-cell office:value-type="float" office:value="0.60775497" calcext:value-type="float">
            <text:p>0.60775497</text:p>
          </table:table-cell>
        </table:table-row>
        <table:table-row table:style-name="ro1">
          <table:table-cell office:value-type="float" office:value="0.56396814" calcext:value-type="float">
            <text:p>0.56396814</text:p>
          </table:table-cell>
          <table:table-cell office:value-type="float" office:value="0.56417279" calcext:value-type="float">
            <text:p>0.56417279</text:p>
          </table:table-cell>
          <table:table-cell office:value-type="float" office:value="0.6061391" calcext:value-type="float">
            <text:p>0.6061391</text:p>
          </table:table-cell>
        </table:table-row>
        <table:table-row table:style-name="ro1">
          <table:table-cell office:value-type="float" office:value="0.56236774" calcext:value-type="float">
            <text:p>0.56236774</text:p>
          </table:table-cell>
          <table:table-cell office:value-type="float" office:value="0.56278299" calcext:value-type="float">
            <text:p>0.56278299</text:p>
          </table:table-cell>
          <table:table-cell office:value-type="float" office:value="0.60452944" calcext:value-type="float">
            <text:p>0.60452944</text:p>
          </table:table-cell>
        </table:table-row>
        <table:table-row table:style-name="ro1">
          <table:table-cell office:value-type="float" office:value="0.56077134" calcext:value-type="float">
            <text:p>0.56077134</text:p>
          </table:table-cell>
          <table:table-cell office:value-type="float" office:value="0.56139875" calcext:value-type="float">
            <text:p>0.56139875</text:p>
          </table:table-cell>
          <table:table-cell office:value-type="float" office:value="0.60292596" calcext:value-type="float">
            <text:p>0.60292596</text:p>
          </table:table-cell>
        </table:table-row>
        <table:table-row table:style-name="ro1">
          <table:table-cell office:value-type="float" office:value="0.55917895" calcext:value-type="float">
            <text:p>0.55917895</text:p>
          </table:table-cell>
          <table:table-cell office:value-type="float" office:value="0.56002005" calcext:value-type="float">
            <text:p>0.56002005</text:p>
          </table:table-cell>
          <table:table-cell office:value-type="float" office:value="0.60132865" calcext:value-type="float">
            <text:p>0.60132865</text:p>
          </table:table-cell>
        </table:table-row>
        <table:table-row table:style-name="ro1">
          <table:table-cell office:value-type="float" office:value="0.55759058" calcext:value-type="float">
            <text:p>0.55759058</text:p>
          </table:table-cell>
          <table:table-cell office:value-type="float" office:value="0.55864686" calcext:value-type="float">
            <text:p>0.55864686</text:p>
          </table:table-cell>
          <table:table-cell office:value-type="float" office:value="0.59973747" calcext:value-type="float">
            <text:p>0.59973747</text:p>
          </table:table-cell>
        </table:table-row>
        <table:table-row table:style-name="ro1">
          <table:table-cell office:value-type="float" office:value="0.55600625" calcext:value-type="float">
            <text:p>0.55600625</text:p>
          </table:table-cell>
          <table:table-cell office:value-type="float" office:value="0.55727915" calcext:value-type="float">
            <text:p>0.55727915</text:p>
          </table:table-cell>
          <table:table-cell office:value-type="float" office:value="0.5981524" calcext:value-type="float">
            <text:p>0.5981524</text:p>
          </table:table-cell>
        </table:table-row>
        <table:table-row table:style-name="ro1">
          <table:table-cell office:value-type="float" office:value="0.55442596" calcext:value-type="float">
            <text:p>0.55442596</text:p>
          </table:table-cell>
          <table:table-cell office:value-type="float" office:value="0.5559169" calcext:value-type="float">
            <text:p>0.5559169</text:p>
          </table:table-cell>
          <table:table-cell office:value-type="float" office:value="0.59657342" calcext:value-type="float">
            <text:p>0.59657342</text:p>
          </table:table-cell>
        </table:table-row>
        <table:table-row table:style-name="ro1">
          <table:table-cell office:value-type="float" office:value="0.55284973" calcext:value-type="float">
            <text:p>0.55284973</text:p>
          </table:table-cell>
          <table:table-cell office:value-type="float" office:value="0.55456009" calcext:value-type="float">
            <text:p>0.55456009</text:p>
          </table:table-cell>
          <table:table-cell office:value-type="float" office:value="0.59500051" calcext:value-type="float">
            <text:p>0.59500051</text:p>
          </table:table-cell>
        </table:table-row>
        <table:table-row table:style-name="ro1">
          <table:table-cell office:value-type="float" office:value="0.55127757" calcext:value-type="float">
            <text:p>0.55127757</text:p>
          </table:table-cell>
          <table:table-cell office:value-type="float" office:value="0.55320868" calcext:value-type="float">
            <text:p>0.55320868</text:p>
          </table:table-cell>
          <table:table-cell office:value-type="float" office:value="0.59343363" calcext:value-type="float">
            <text:p>0.59343363</text:p>
          </table:table-cell>
        </table:table-row>
        <table:table-row table:style-name="ro1">
          <table:table-cell office:value-type="float" office:value="0.54970949" calcext:value-type="float">
            <text:p>0.54970949</text:p>
          </table:table-cell>
          <table:table-cell office:value-type="float" office:value="0.55186264" calcext:value-type="float">
            <text:p>0.55186264</text:p>
          </table:table-cell>
          <table:table-cell office:value-type="float" office:value="0.59187277" calcext:value-type="float">
            <text:p>0.59187277</text:p>
          </table:table-cell>
        </table:table-row>
        <table:table-row table:style-name="ro1">
          <table:table-cell office:value-type="float" office:value="0.5481455" calcext:value-type="float">
            <text:p>0.5481455</text:p>
          </table:table-cell>
          <table:table-cell office:value-type="float" office:value="0.55052196" calcext:value-type="float">
            <text:p>0.55052196</text:p>
          </table:table-cell>
          <table:table-cell office:value-type="float" office:value="0.5903179" calcext:value-type="float">
            <text:p>0.5903179</text:p>
          </table:table-cell>
        </table:table-row>
        <table:table-row table:style-name="ro1">
          <table:table-cell office:value-type="float" office:value="0.54658562" calcext:value-type="float">
            <text:p>0.54658562</text:p>
          </table:table-cell>
          <table:table-cell office:value-type="float" office:value="0.5491866" calcext:value-type="float">
            <text:p>0.5491866</text:p>
          </table:table-cell>
          <table:table-cell office:value-type="float" office:value="0.58876899" calcext:value-type="float">
            <text:p>0.58876899</text:p>
          </table:table-cell>
        </table:table-row>
        <table:table-row table:style-name="ro1">
          <table:table-cell office:value-type="float" office:value="0.54502985" calcext:value-type="float">
            <text:p>0.54502985</text:p>
          </table:table-cell>
          <table:table-cell office:value-type="float" office:value="0.54785653" calcext:value-type="float">
            <text:p>0.54785653</text:p>
          </table:table-cell>
          <table:table-cell office:value-type="float" office:value="0.58722603" calcext:value-type="float">
            <text:p>0.58722603</text:p>
          </table:table-cell>
        </table:table-row>
        <table:table-row table:style-name="ro1">
          <table:table-cell office:value-type="float" office:value="0.5434782" calcext:value-type="float">
            <text:p>0.5434782</text:p>
          </table:table-cell>
          <table:table-cell office:value-type="float" office:value="0.54653174" calcext:value-type="float">
            <text:p>0.54653174</text:p>
          </table:table-cell>
          <table:table-cell office:value-type="float" office:value="0.58568898" calcext:value-type="float">
            <text:p>0.58568898</text:p>
          </table:table-cell>
        </table:table-row>
        <table:table-row table:style-name="ro1">
          <table:table-cell office:value-type="float" office:value="0.54193069" calcext:value-type="float">
            <text:p>0.54193069</text:p>
          </table:table-cell>
          <table:table-cell office:value-type="float" office:value="0.54521219" calcext:value-type="float">
            <text:p>0.54521219</text:p>
          </table:table-cell>
          <table:table-cell office:value-type="float" office:value="0.58415783" calcext:value-type="float">
            <text:p>0.58415783</text:p>
          </table:table-cell>
        </table:table-row>
        <table:table-row table:style-name="ro1">
          <table:table-cell office:value-type="float" office:value="0.54038732" calcext:value-type="float">
            <text:p>0.54038732</text:p>
          </table:table-cell>
          <table:table-cell office:value-type="float" office:value="0.54389785" calcext:value-type="float">
            <text:p>0.54389785</text:p>
          </table:table-cell>
          <table:table-cell office:value-type="float" office:value="0.58263254" calcext:value-type="float">
            <text:p>0.58263254</text:p>
          </table:table-cell>
        </table:table-row>
        <table:table-row table:style-name="ro1">
          <table:table-cell office:value-type="float" office:value="0.5388481" calcext:value-type="float">
            <text:p>0.5388481</text:p>
          </table:table-cell>
          <table:table-cell office:value-type="float" office:value="0.54258871" calcext:value-type="float">
            <text:p>0.54258871</text:p>
          </table:table-cell>
          <table:table-cell office:value-type="float" office:value="0.5811131" calcext:value-type="float">
            <text:p>0.5811131</text:p>
          </table:table-cell>
        </table:table-row>
        <table:table-row table:style-name="ro1">
          <table:table-cell office:value-type="float" office:value="0.53731305" calcext:value-type="float">
            <text:p>0.53731305</text:p>
          </table:table-cell>
          <table:table-cell office:value-type="float" office:value="0.54128472" calcext:value-type="float">
            <text:p>0.54128472</text:p>
          </table:table-cell>
          <table:table-cell office:value-type="float" office:value="0.57959948" calcext:value-type="float">
            <text:p>0.57959948</text:p>
          </table:table-cell>
        </table:table-row>
        <table:table-row table:style-name="ro1">
          <table:table-cell office:value-type="float" office:value="0.53578218" calcext:value-type="float">
            <text:p>0.53578218</text:p>
          </table:table-cell>
          <table:table-cell office:value-type="float" office:value="0.53998588" calcext:value-type="float">
            <text:p>0.53998588</text:p>
          </table:table-cell>
          <table:table-cell office:value-type="float" office:value="0.57809165" calcext:value-type="float">
            <text:p>0.57809165</text:p>
          </table:table-cell>
        </table:table-row>
        <table:table-row table:style-name="ro1">
          <table:table-cell office:value-type="float" office:value="0.53425548" calcext:value-type="float">
            <text:p>0.53425548</text:p>
          </table:table-cell>
          <table:table-cell office:value-type="float" office:value="0.53869214" calcext:value-type="float">
            <text:p>0.53869214</text:p>
          </table:table-cell>
          <table:table-cell office:value-type="float" office:value="0.57658959" calcext:value-type="float">
            <text:p>0.57658959</text:p>
          </table:table-cell>
        </table:table-row>
        <table:table-row table:style-name="ro1">
          <table:table-cell office:value-type="float" office:value="0.53273298" calcext:value-type="float">
            <text:p>0.53273298</text:p>
          </table:table-cell>
          <table:table-cell office:value-type="float" office:value="0.53740348" calcext:value-type="float">
            <text:p>0.53740348</text:p>
          </table:table-cell>
          <table:table-cell office:value-type="float" office:value="0.57509327" calcext:value-type="float">
            <text:p>0.57509327</text:p>
          </table:table-cell>
        </table:table-row>
        <table:table-row table:style-name="ro1">
          <table:table-cell office:value-type="float" office:value="0.53121469" calcext:value-type="float">
            <text:p>0.53121469</text:p>
          </table:table-cell>
          <table:table-cell office:value-type="float" office:value="0.53611988" calcext:value-type="float">
            <text:p>0.53611988</text:p>
          </table:table-cell>
          <table:table-cell office:value-type="float" office:value="0.57360268" calcext:value-type="float">
            <text:p>0.57360268</text:p>
          </table:table-cell>
        </table:table-row>
        <table:table-row table:style-name="ro1">
          <table:table-cell office:value-type="float" office:value="0.5297006" calcext:value-type="float">
            <text:p>0.5297006</text:p>
          </table:table-cell>
          <table:table-cell office:value-type="float" office:value="0.53484131" calcext:value-type="float">
            <text:p>0.53484131</text:p>
          </table:table-cell>
          <table:table-cell office:value-type="float" office:value="0.57211778" calcext:value-type="float">
            <text:p>0.57211778</text:p>
          </table:table-cell>
        </table:table-row>
        <table:table-row table:style-name="ro1">
          <table:table-cell office:value-type="float" office:value="0.52819073" calcext:value-type="float">
            <text:p>0.52819073</text:p>
          </table:table-cell>
          <table:table-cell office:value-type="float" office:value="0.53356774" calcext:value-type="float">
            <text:p>0.53356774</text:p>
          </table:table-cell>
          <table:table-cell office:value-type="float" office:value="0.57063855" calcext:value-type="float">
            <text:p>0.57063855</text:p>
          </table:table-cell>
        </table:table-row>
        <table:table-row table:style-name="ro1">
          <table:table-cell office:value-type="float" office:value="0.52668509" calcext:value-type="float">
            <text:p>0.52668509</text:p>
          </table:table-cell>
          <table:table-cell office:value-type="float" office:value="0.53229914" calcext:value-type="float">
            <text:p>0.53229914</text:p>
          </table:table-cell>
          <table:table-cell office:value-type="float" office:value="0.56916497" calcext:value-type="float">
            <text:p>0.56916497</text:p>
          </table:table-cell>
        </table:table-row>
        <table:table-row table:style-name="ro1">
          <table:table-cell office:value-type="float" office:value="0.52518368" calcext:value-type="float">
            <text:p>0.52518368</text:p>
          </table:table-cell>
          <table:table-cell office:value-type="float" office:value="0.5310355" calcext:value-type="float">
            <text:p>0.5310355</text:p>
          </table:table-cell>
          <table:table-cell office:value-type="float" office:value="0.56769701" calcext:value-type="float">
            <text:p>0.56769701</text:p>
          </table:table-cell>
        </table:table-row>
        <table:table-row table:style-name="ro1">
          <table:table-cell office:value-type="float" office:value="0.52368652" calcext:value-type="float">
            <text:p>0.52368652</text:p>
          </table:table-cell>
          <table:table-cell office:value-type="float" office:value="0.52977677" calcext:value-type="float">
            <text:p>0.52977677</text:p>
          </table:table-cell>
          <table:table-cell office:value-type="float" office:value="0.56623464" calcext:value-type="float">
            <text:p>0.56623464</text:p>
          </table:table-cell>
        </table:table-row>
        <table:table-row table:style-name="ro1">
          <table:table-cell office:value-type="float" office:value="0.52219361" calcext:value-type="float">
            <text:p>0.52219361</text:p>
          </table:table-cell>
          <table:table-cell office:value-type="float" office:value="0.52852294" calcext:value-type="float">
            <text:p>0.52852294</text:p>
          </table:table-cell>
          <table:table-cell office:value-type="float" office:value="0.56477785" calcext:value-type="float">
            <text:p>0.56477785</text:p>
          </table:table-cell>
        </table:table-row>
        <table:table-row table:style-name="ro1">
          <table:table-cell office:value-type="float" office:value="0.52070495" calcext:value-type="float">
            <text:p>0.52070495</text:p>
          </table:table-cell>
          <table:table-cell office:value-type="float" office:value="0.52727398" calcext:value-type="float">
            <text:p>0.52727398</text:p>
          </table:table-cell>
          <table:table-cell office:value-type="float" office:value="0.56332661" calcext:value-type="float">
            <text:p>0.56332661</text:p>
          </table:table-cell>
        </table:table-row>
        <table:table-row table:style-name="ro1">
          <table:table-cell office:value-type="float" office:value="0.51922056" calcext:value-type="float">
            <text:p>0.51922056</text:p>
          </table:table-cell>
          <table:table-cell office:value-type="float" office:value="0.52602986" calcext:value-type="float">
            <text:p>0.52602986</text:p>
          </table:table-cell>
          <table:table-cell office:value-type="float" office:value="0.56188089" calcext:value-type="float">
            <text:p>0.56188089</text:p>
          </table:table-cell>
        </table:table-row>
        <table:table-row table:style-name="ro1">
          <table:table-cell office:value-type="float" office:value="0.51774045" calcext:value-type="float">
            <text:p>0.51774045</text:p>
          </table:table-cell>
          <table:table-cell office:value-type="float" office:value="0.52479056" calcext:value-type="float">
            <text:p>0.52479056</text:p>
          </table:table-cell>
          <table:table-cell office:value-type="float" office:value="0.56044067" calcext:value-type="float">
            <text:p>0.56044067</text:p>
          </table:table-cell>
        </table:table-row>
        <table:table-row table:style-name="ro1">
          <table:table-cell office:value-type="float" office:value="0.51626461" calcext:value-type="float">
            <text:p>0.51626461</text:p>
          </table:table-cell>
          <table:table-cell office:value-type="float" office:value="0.52355605" calcext:value-type="float">
            <text:p>0.52355605</text:p>
          </table:table-cell>
          <table:table-cell office:value-type="float" office:value="0.55900593" calcext:value-type="float">
            <text:p>0.55900593</text:p>
          </table:table-cell>
        </table:table-row>
        <table:table-row table:style-name="ro1">
          <table:table-cell office:value-type="float" office:value="0.51479305" calcext:value-type="float">
            <text:p>0.51479305</text:p>
          </table:table-cell>
          <table:table-cell office:value-type="float" office:value="0.5223263" calcext:value-type="float">
            <text:p>0.5223263</text:p>
          </table:table-cell>
          <table:table-cell office:value-type="float" office:value="0.55757663" calcext:value-type="float">
            <text:p>0.55757663</text:p>
          </table:table-cell>
        </table:table-row>
        <table:table-row table:style-name="ro1">
          <table:table-cell office:value-type="float" office:value="0.51332579" calcext:value-type="float">
            <text:p>0.51332579</text:p>
          </table:table-cell>
          <table:table-cell office:value-type="float" office:value="0.52110128" calcext:value-type="float">
            <text:p>0.52110128</text:p>
          </table:table-cell>
          <table:table-cell office:value-type="float" office:value="0.55615276" calcext:value-type="float">
            <text:p>0.55615276</text:p>
          </table:table-cell>
        </table:table-row>
        <table:table-row table:style-name="ro1">
          <table:table-cell office:value-type="float" office:value="0.51186282" calcext:value-type="float">
            <text:p>0.51186282</text:p>
          </table:table-cell>
          <table:table-cell office:value-type="float" office:value="0.51988098" calcext:value-type="float">
            <text:p>0.51988098</text:p>
          </table:table-cell>
          <table:table-cell office:value-type="float" office:value="0.55473429" calcext:value-type="float">
            <text:p>0.55473429</text:p>
          </table:table-cell>
        </table:table-row>
        <table:table-row table:style-name="ro1">
          <table:table-cell office:value-type="float" office:value="0.51040416" calcext:value-type="float">
            <text:p>0.51040416</text:p>
          </table:table-cell>
          <table:table-cell office:value-type="float" office:value="0.51866536" calcext:value-type="float">
            <text:p>0.51866536</text:p>
          </table:table-cell>
          <table:table-cell office:value-type="float" office:value="0.5533212" calcext:value-type="float">
            <text:p>0.5533212</text:p>
          </table:table-cell>
        </table:table-row>
        <table:table-row table:style-name="ro1">
          <table:table-cell office:value-type="float" office:value="0.5089498" calcext:value-type="float">
            <text:p>0.5089498</text:p>
          </table:table-cell>
          <table:table-cell office:value-type="float" office:value="0.5174544" calcext:value-type="float">
            <text:p>0.5174544</text:p>
          </table:table-cell>
          <table:table-cell office:value-type="float" office:value="0.55191346" calcext:value-type="float">
            <text:p>0.55191346</text:p>
          </table:table-cell>
        </table:table-row>
        <table:table-row table:style-name="ro1">
          <table:table-cell office:value-type="float" office:value="0.50749975" calcext:value-type="float">
            <text:p>0.50749975</text:p>
          </table:table-cell>
          <table:table-cell office:value-type="float" office:value="0.51624807" calcext:value-type="float">
            <text:p>0.51624807</text:p>
          </table:table-cell>
          <table:table-cell office:value-type="float" office:value="0.55051105" calcext:value-type="float">
            <text:p>0.55051105</text:p>
          </table:table-cell>
        </table:table-row>
        <table:table-row table:style-name="ro1">
          <table:table-cell office:value-type="float" office:value="0.50605403" calcext:value-type="float">
            <text:p>0.50605403</text:p>
          </table:table-cell>
          <table:table-cell office:value-type="float" office:value="0.51504635" calcext:value-type="float">
            <text:p>0.51504635</text:p>
          </table:table-cell>
          <table:table-cell office:value-type="float" office:value="0.54911394" calcext:value-type="float">
            <text:p>0.54911394</text:p>
          </table:table-cell>
        </table:table-row>
        <table:table-row table:style-name="ro1">
          <table:table-cell office:value-type="float" office:value="0.50461262" calcext:value-type="float">
            <text:p>0.50461262</text:p>
          </table:table-cell>
          <table:table-cell office:value-type="float" office:value="0.5138492" calcext:value-type="float">
            <text:p>0.5138492</text:p>
          </table:table-cell>
          <table:table-cell office:value-type="float" office:value="0.54772211" calcext:value-type="float">
            <text:p>0.54772211</text:p>
          </table:table-cell>
        </table:table-row>
        <table:table-row table:style-name="ro1">
          <table:table-cell office:value-type="float" office:value="0.50317554" calcext:value-type="float">
            <text:p>0.50317554</text:p>
          </table:table-cell>
          <table:table-cell office:value-type="float" office:value="0.51265661" calcext:value-type="float">
            <text:p>0.51265661</text:p>
          </table:table-cell>
          <table:table-cell office:value-type="float" office:value="0.54633554" calcext:value-type="float">
            <text:p>0.54633554</text:p>
          </table:table-cell>
        </table:table-row>
        <table:table-row table:style-name="ro1">
          <table:table-cell office:value-type="float" office:value="0.50174278" calcext:value-type="float">
            <text:p>0.50174278</text:p>
          </table:table-cell>
          <table:table-cell office:value-type="float" office:value="0.51146855" calcext:value-type="float">
            <text:p>0.51146855</text:p>
          </table:table-cell>
          <table:table-cell office:value-type="float" office:value="0.5449542" calcext:value-type="float">
            <text:p>0.5449542</text:p>
          </table:table-cell>
        </table:table-row>
        <table:table-row table:style-name="ro1">
          <table:table-cell office:value-type="float" office:value="0.50031437" calcext:value-type="float">
            <text:p>0.50031437</text:p>
          </table:table-cell>
          <table:table-cell office:value-type="float" office:value="0.51028499" calcext:value-type="float">
            <text:p>0.51028499</text:p>
          </table:table-cell>
          <table:table-cell office:value-type="float" office:value="0.54357807" calcext:value-type="float">
            <text:p>0.54357807</text:p>
          </table:table-cell>
        </table:table-row>
        <table:table-row table:style-name="ro1">
          <table:table-cell office:value-type="float" office:value="0.49889028" calcext:value-type="float">
            <text:p>0.49889028</text:p>
          </table:table-cell>
          <table:table-cell office:value-type="float" office:value="0.50910591" calcext:value-type="float">
            <text:p>0.50910591</text:p>
          </table:table-cell>
          <table:table-cell office:value-type="float" office:value="0.54220712" calcext:value-type="float">
            <text:p>0.54220712</text:p>
          </table:table-cell>
        </table:table-row>
        <table:table-row table:style-name="ro1">
          <table:table-cell office:value-type="float" office:value="0.49747054" calcext:value-type="float">
            <text:p>0.49747054</text:p>
          </table:table-cell>
          <table:table-cell office:value-type="float" office:value="0.50793128" calcext:value-type="float">
            <text:p>0.50793128</text:p>
          </table:table-cell>
          <table:table-cell office:value-type="float" office:value="0.54084133" calcext:value-type="float">
            <text:p>0.54084133</text:p>
          </table:table-cell>
        </table:table-row>
        <table:table-row table:style-name="ro1">
          <table:table-cell office:value-type="float" office:value="0.49605514" calcext:value-type="float">
            <text:p>0.49605514</text:p>
          </table:table-cell>
          <table:table-cell office:value-type="float" office:value="0.50676107" calcext:value-type="float">
            <text:p>0.50676107</text:p>
          </table:table-cell>
          <table:table-cell office:value-type="float" office:value="0.53948068" calcext:value-type="float">
            <text:p>0.53948068</text:p>
          </table:table-cell>
        </table:table-row>
        <table:table-row table:style-name="ro1">
          <table:table-cell office:value-type="float" office:value="0.49464408" calcext:value-type="float">
            <text:p>0.49464408</text:p>
          </table:table-cell>
          <table:table-cell office:value-type="float" office:value="0.50559527" calcext:value-type="float">
            <text:p>0.50559527</text:p>
          </table:table-cell>
          <table:table-cell office:value-type="float" office:value="0.53812514" calcext:value-type="float">
            <text:p>0.53812514</text:p>
          </table:table-cell>
        </table:table-row>
        <table:table-row table:style-name="ro1">
          <table:table-cell office:value-type="float" office:value="0.49323737" calcext:value-type="float">
            <text:p>0.49323737</text:p>
          </table:table-cell>
          <table:table-cell office:value-type="float" office:value="0.50443383" calcext:value-type="float">
            <text:p>0.50443383</text:p>
          </table:table-cell>
          <table:table-cell office:value-type="float" office:value="0.53677468" calcext:value-type="float">
            <text:p>0.53677468</text:p>
          </table:table-cell>
        </table:table-row>
        <table:table-row table:style-name="ro1">
          <table:table-cell office:value-type="float" office:value="0.49183501" calcext:value-type="float">
            <text:p>0.49183501</text:p>
          </table:table-cell>
          <table:table-cell office:value-type="float" office:value="0.50327675" calcext:value-type="float">
            <text:p>0.50327675</text:p>
          </table:table-cell>
          <table:table-cell office:value-type="float" office:value="0.5354293" calcext:value-type="float">
            <text:p>0.5354293</text:p>
          </table:table-cell>
        </table:table-row>
        <table:table-row table:style-name="ro1">
          <table:table-cell office:value-type="float" office:value="0.490437" calcext:value-type="float">
            <text:p>0.490437</text:p>
          </table:table-cell>
          <table:table-cell office:value-type="float" office:value="0.50212399" calcext:value-type="float">
            <text:p>0.50212399</text:p>
          </table:table-cell>
          <table:table-cell office:value-type="float" office:value="0.53408895" calcext:value-type="float">
            <text:p>0.53408895</text:p>
          </table:table-cell>
        </table:table-row>
        <table:table-row table:style-name="ro1">
          <table:table-cell office:value-type="float" office:value="0.48904334" calcext:value-type="float">
            <text:p>0.48904334</text:p>
          </table:table-cell>
          <table:table-cell office:value-type="float" office:value="0.50097553" calcext:value-type="float">
            <text:p>0.50097553</text:p>
          </table:table-cell>
          <table:table-cell office:value-type="float" office:value="0.53275363" calcext:value-type="float">
            <text:p>0.53275363</text:p>
          </table:table-cell>
        </table:table-row>
        <table:table-row table:style-name="ro1">
          <table:table-cell office:value-type="float" office:value="0.48765403" calcext:value-type="float">
            <text:p>0.48765403</text:p>
          </table:table-cell>
          <table:table-cell office:value-type="float" office:value="0.49983134" calcext:value-type="float">
            <text:p>0.49983134</text:p>
          </table:table-cell>
          <table:table-cell office:value-type="float" office:value="0.53142329" calcext:value-type="float">
            <text:p>0.53142329</text:p>
          </table:table-cell>
        </table:table-row>
        <table:table-row table:style-name="ro1">
          <table:table-cell office:value-type="float" office:value="0.48626908" calcext:value-type="float">
            <text:p>0.48626908</text:p>
          </table:table-cell>
          <table:table-cell office:value-type="float" office:value="0.4986914" calcext:value-type="float">
            <text:p>0.4986914</text:p>
          </table:table-cell>
          <table:table-cell office:value-type="float" office:value="0.53009793" calcext:value-type="float">
            <text:p>0.53009793</text:p>
          </table:table-cell>
        </table:table-row>
        <table:table-row table:style-name="ro1">
          <table:table-cell office:value-type="float" office:value="0.48488848" calcext:value-type="float">
            <text:p>0.48488848</text:p>
          </table:table-cell>
          <table:table-cell office:value-type="float" office:value="0.49755569" calcext:value-type="float">
            <text:p>0.49755569</text:p>
          </table:table-cell>
          <table:table-cell office:value-type="float" office:value="0.52877752" calcext:value-type="float">
            <text:p>0.52877752</text:p>
          </table:table-cell>
        </table:table-row>
        <table:table-row table:style-name="ro1">
          <table:table-cell office:value-type="float" office:value="0.48351224" calcext:value-type="float">
            <text:p>0.48351224</text:p>
          </table:table-cell>
          <table:table-cell office:value-type="float" office:value="0.49642417" calcext:value-type="float">
            <text:p>0.49642417</text:p>
          </table:table-cell>
          <table:table-cell office:value-type="float" office:value="0.52746203" calcext:value-type="float">
            <text:p>0.52746203</text:p>
          </table:table-cell>
        </table:table-row>
        <table:table-row table:style-name="ro1">
          <table:table-cell office:value-type="float" office:value="0.48214035" calcext:value-type="float">
            <text:p>0.48214035</text:p>
          </table:table-cell>
          <table:table-cell office:value-type="float" office:value="0.49529683" calcext:value-type="float">
            <text:p>0.49529683</text:p>
          </table:table-cell>
          <table:table-cell office:value-type="float" office:value="0.52615145" calcext:value-type="float">
            <text:p>0.52615145</text:p>
          </table:table-cell>
        </table:table-row>
        <table:table-row table:style-name="ro1">
          <table:table-cell office:value-type="float" office:value="0.48077282" calcext:value-type="float">
            <text:p>0.48077282</text:p>
          </table:table-cell>
          <table:table-cell office:value-type="float" office:value="0.49417363" calcext:value-type="float">
            <text:p>0.49417363</text:p>
          </table:table-cell>
          <table:table-cell office:value-type="float" office:value="0.52484574" calcext:value-type="float">
            <text:p>0.52484574</text:p>
          </table:table-cell>
        </table:table-row>
        <table:table-row table:style-name="ro1">
          <table:table-cell office:value-type="float" office:value="0.47940964" calcext:value-type="float">
            <text:p>0.47940964</text:p>
          </table:table-cell>
          <table:table-cell office:value-type="float" office:value="0.49305456" calcext:value-type="float">
            <text:p>0.49305456</text:p>
          </table:table-cell>
          <table:table-cell office:value-type="float" office:value="0.52354489" calcext:value-type="float">
            <text:p>0.52354489</text:p>
          </table:table-cell>
        </table:table-row>
        <table:table-row table:style-name="ro1">
          <table:table-cell office:value-type="float" office:value="0.47805082" calcext:value-type="float">
            <text:p>0.47805082</text:p>
          </table:table-cell>
          <table:table-cell office:value-type="float" office:value="0.49193959" calcext:value-type="float">
            <text:p>0.49193959</text:p>
          </table:table-cell>
          <table:table-cell office:value-type="float" office:value="0.52224887" calcext:value-type="float">
            <text:p>0.52224887</text:p>
          </table:table-cell>
        </table:table-row>
        <table:table-row table:style-name="ro1">
          <table:table-cell office:value-type="float" office:value="0.47669635" calcext:value-type="float">
            <text:p>0.47669635</text:p>
          </table:table-cell>
          <table:table-cell office:value-type="float" office:value="0.4908287" calcext:value-type="float">
            <text:p>0.4908287</text:p>
          </table:table-cell>
          <table:table-cell office:value-type="float" office:value="0.52095767" calcext:value-type="float">
            <text:p>0.52095767</text:p>
          </table:table-cell>
        </table:table-row>
        <table:table-row table:style-name="ro1">
          <table:table-cell office:value-type="float" office:value="0.47534622" calcext:value-type="float">
            <text:p>0.47534622</text:p>
          </table:table-cell>
          <table:table-cell office:value-type="float" office:value="0.48972186" calcext:value-type="float">
            <text:p>0.48972186</text:p>
          </table:table-cell>
          <table:table-cell office:value-type="float" office:value="0.51967125" calcext:value-type="float">
            <text:p>0.51967125</text:p>
          </table:table-cell>
        </table:table-row>
        <table:table-row table:style-name="ro1">
          <table:table-cell office:value-type="float" office:value="0.47400045" calcext:value-type="float">
            <text:p>0.47400045</text:p>
          </table:table-cell>
          <table:table-cell office:value-type="float" office:value="0.48861904" calcext:value-type="float">
            <text:p>0.48861904</text:p>
          </table:table-cell>
          <table:table-cell office:value-type="float" office:value="0.51838959" calcext:value-type="float">
            <text:p>0.51838959</text:p>
          </table:table-cell>
        </table:table-row>
        <table:table-row table:style-name="ro1">
          <table:table-cell office:value-type="float" office:value="0.47265903" calcext:value-type="float">
            <text:p>0.47265903</text:p>
          </table:table-cell>
          <table:table-cell office:value-type="float" office:value="0.48752022" calcext:value-type="float">
            <text:p>0.48752022</text:p>
          </table:table-cell>
          <table:table-cell office:value-type="float" office:value="0.51711268" calcext:value-type="float">
            <text:p>0.51711268</text:p>
          </table:table-cell>
        </table:table-row>
        <table:table-row table:style-name="ro1">
          <table:table-cell office:value-type="float" office:value="0.47132196" calcext:value-type="float">
            <text:p>0.47132196</text:p>
          </table:table-cell>
          <table:table-cell office:value-type="float" office:value="0.48642539" calcext:value-type="float">
            <text:p>0.48642539</text:p>
          </table:table-cell>
          <table:table-cell office:value-type="float" office:value="0.51584048" calcext:value-type="float">
            <text:p>0.51584048</text:p>
          </table:table-cell>
        </table:table-row>
        <table:table-row table:style-name="ro1">
          <table:table-cell office:value-type="float" office:value="0.46998922" calcext:value-type="float">
            <text:p>0.46998922</text:p>
          </table:table-cell>
          <table:table-cell office:value-type="float" office:value="0.48533451" calcext:value-type="float">
            <text:p>0.48533451</text:p>
          </table:table-cell>
          <table:table-cell office:value-type="float" office:value="0.51457299" calcext:value-type="float">
            <text:p>0.51457299</text:p>
          </table:table-cell>
        </table:table-row>
        <table:table-row table:style-name="ro1">
          <table:table-cell office:value-type="float" office:value="0.46866083" calcext:value-type="float">
            <text:p>0.46866083</text:p>
          </table:table-cell>
          <table:table-cell office:value-type="float" office:value="0.48424756" calcext:value-type="float">
            <text:p>0.48424756</text:p>
          </table:table-cell>
          <table:table-cell office:value-type="float" office:value="0.51331017" calcext:value-type="float">
            <text:p>0.51331017</text:p>
          </table:table-cell>
        </table:table-row>
        <table:table-row table:style-name="ro1">
          <table:table-cell office:value-type="float" office:value="0.46733678" calcext:value-type="float">
            <text:p>0.46733678</text:p>
          </table:table-cell>
          <table:table-cell office:value-type="float" office:value="0.48316451" calcext:value-type="float">
            <text:p>0.48316451</text:p>
          </table:table-cell>
          <table:table-cell office:value-type="float" office:value="0.512052" calcext:value-type="float">
            <text:p>0.512052</text:p>
          </table:table-cell>
        </table:table-row>
        <table:table-row table:style-name="ro1">
          <table:table-cell office:value-type="float" office:value="0.46601706" calcext:value-type="float">
            <text:p>0.46601706</text:p>
          </table:table-cell>
          <table:table-cell office:value-type="float" office:value="0.48208535" calcext:value-type="float">
            <text:p>0.48208535</text:p>
          </table:table-cell>
          <table:table-cell office:value-type="float" office:value="0.51079847" calcext:value-type="float">
            <text:p>0.51079847</text:p>
          </table:table-cell>
        </table:table-row>
        <table:table-row table:style-name="ro1">
          <table:table-cell office:value-type="float" office:value="0.46470168" calcext:value-type="float">
            <text:p>0.46470168</text:p>
          </table:table-cell>
          <table:table-cell office:value-type="float" office:value="0.48101005" calcext:value-type="float">
            <text:p>0.48101005</text:p>
          </table:table-cell>
          <table:table-cell office:value-type="float" office:value="0.50954954" calcext:value-type="float">
            <text:p>0.50954954</text:p>
          </table:table-cell>
        </table:table-row>
        <table:table-row table:style-name="ro1">
          <table:table-cell office:value-type="float" office:value="0.46339063" calcext:value-type="float">
            <text:p>0.46339063</text:p>
          </table:table-cell>
          <table:table-cell office:value-type="float" office:value="0.47993858" calcext:value-type="float">
            <text:p>0.47993858</text:p>
          </table:table-cell>
          <table:table-cell office:value-type="float" office:value="0.5083052" calcext:value-type="float">
            <text:p>0.5083052</text:p>
          </table:table-cell>
        </table:table-row>
        <table:table-row table:style-name="ro1">
          <table:table-cell office:value-type="float" office:value="0.4620839" calcext:value-type="float">
            <text:p>0.4620839</text:p>
          </table:table-cell>
          <table:table-cell office:value-type="float" office:value="0.47887093" calcext:value-type="float">
            <text:p>0.47887093</text:p>
          </table:table-cell>
          <table:table-cell office:value-type="float" office:value="0.50706543" calcext:value-type="float">
            <text:p>0.50706543</text:p>
          </table:table-cell>
        </table:table-row>
        <table:table-row table:style-name="ro1">
          <table:table-cell office:value-type="float" office:value="0.46078149" calcext:value-type="float">
            <text:p>0.46078149</text:p>
          </table:table-cell>
          <table:table-cell office:value-type="float" office:value="0.47780706" calcext:value-type="float">
            <text:p>0.47780706</text:p>
          </table:table-cell>
          <table:table-cell office:value-type="float" office:value="0.5058302" calcext:value-type="float">
            <text:p>0.5058302</text:p>
          </table:table-cell>
        </table:table-row>
        <table:table-row table:style-name="ro1">
          <table:table-cell office:value-type="float" office:value="0.4594834" calcext:value-type="float">
            <text:p>0.4594834</text:p>
          </table:table-cell>
          <table:table-cell office:value-type="float" office:value="0.47674696" calcext:value-type="float">
            <text:p>0.47674696</text:p>
          </table:table-cell>
          <table:table-cell office:value-type="float" office:value="0.50459949" calcext:value-type="float">
            <text:p>0.50459949</text:p>
          </table:table-cell>
        </table:table-row>
        <table:table-row table:style-name="ro1">
          <table:table-cell office:value-type="float" office:value="0.45818963" calcext:value-type="float">
            <text:p>0.45818963</text:p>
          </table:table-cell>
          <table:table-cell office:value-type="float" office:value="0.47569061" calcext:value-type="float">
            <text:p>0.47569061</text:p>
          </table:table-cell>
          <table:table-cell office:value-type="float" office:value="0.50337328" calcext:value-type="float">
            <text:p>0.50337328</text:p>
          </table:table-cell>
        </table:table-row>
        <table:table-row table:style-name="ro1">
          <table:table-cell office:value-type="float" office:value="0.45690016" calcext:value-type="float">
            <text:p>0.45690016</text:p>
          </table:table-cell>
          <table:table-cell office:value-type="float" office:value="0.47463797" calcext:value-type="float">
            <text:p>0.47463797</text:p>
          </table:table-cell>
          <table:table-cell office:value-type="float" office:value="0.50215155" calcext:value-type="float">
            <text:p>0.50215155</text:p>
          </table:table-cell>
        </table:table-row>
        <table:table-row table:style-name="ro1">
          <table:table-cell office:value-type="float" office:value="0.455615" calcext:value-type="float">
            <text:p>0.455615</text:p>
          </table:table-cell>
          <table:table-cell office:value-type="float" office:value="0.47358903" calcext:value-type="float">
            <text:p>0.47358903</text:p>
          </table:table-cell>
          <table:table-cell office:value-type="float" office:value="0.50093428" calcext:value-type="float">
            <text:p>0.50093428</text:p>
          </table:table-cell>
        </table:table-row>
        <table:table-row table:style-name="ro1">
          <table:table-cell office:value-type="float" office:value="0.45433413" calcext:value-type="float">
            <text:p>0.45433413</text:p>
          </table:table-cell>
          <table:table-cell office:value-type="float" office:value="0.47254376" calcext:value-type="float">
            <text:p>0.47254376</text:p>
          </table:table-cell>
          <table:table-cell office:value-type="float" office:value="0.49972145" calcext:value-type="float">
            <text:p>0.49972145</text:p>
          </table:table-cell>
        </table:table-row>
        <table:table-row table:style-name="ro1">
          <table:table-cell office:value-type="float" office:value="0.45305756" calcext:value-type="float">
            <text:p>0.45305756</text:p>
          </table:table-cell>
          <table:table-cell office:value-type="float" office:value="0.47150215" calcext:value-type="float">
            <text:p>0.47150215</text:p>
          </table:table-cell>
          <table:table-cell office:value-type="float" office:value="0.49851303" calcext:value-type="float">
            <text:p>0.49851303</text:p>
          </table:table-cell>
        </table:table-row>
        <table:table-row table:style-name="ro1">
          <table:table-cell office:value-type="float" office:value="0.45178528" calcext:value-type="float">
            <text:p>0.45178528</text:p>
          </table:table-cell>
          <table:table-cell office:value-type="float" office:value="0.47046416" calcext:value-type="float">
            <text:p>0.47046416</text:p>
          </table:table-cell>
          <table:table-cell office:value-type="float" office:value="0.497309" calcext:value-type="float">
            <text:p>0.497309</text:p>
          </table:table-cell>
        </table:table-row>
        <table:table-row table:style-name="ro1">
          <table:table-cell office:value-type="float" office:value="0.45051728" calcext:value-type="float">
            <text:p>0.45051728</text:p>
          </table:table-cell>
          <table:table-cell office:value-type="float" office:value="0.46942978" calcext:value-type="float">
            <text:p>0.46942978</text:p>
          </table:table-cell>
          <table:table-cell office:value-type="float" office:value="0.49610935" calcext:value-type="float">
            <text:p>0.49610935</text:p>
          </table:table-cell>
        </table:table-row>
        <table:table-row table:style-name="ro1">
          <table:table-cell office:value-type="float" office:value="0.44925356" calcext:value-type="float">
            <text:p>0.44925356</text:p>
          </table:table-cell>
          <table:table-cell office:value-type="float" office:value="0.46839898" calcext:value-type="float">
            <text:p>0.46839898</text:p>
          </table:table-cell>
          <table:table-cell office:value-type="float" office:value="0.49491405" calcext:value-type="float">
            <text:p>0.49491405</text:p>
          </table:table-cell>
        </table:table-row>
        <table:table-row table:style-name="ro1">
          <table:table-cell office:value-type="float" office:value="0.44799411" calcext:value-type="float">
            <text:p>0.44799411</text:p>
          </table:table-cell>
          <table:table-cell office:value-type="float" office:value="0.46737174" calcext:value-type="float">
            <text:p>0.46737174</text:p>
          </table:table-cell>
          <table:table-cell office:value-type="float" office:value="0.49372308" calcext:value-type="float">
            <text:p>0.49372308</text:p>
          </table:table-cell>
        </table:table-row>
        <table:table-row table:style-name="ro1">
          <table:table-cell office:value-type="float" office:value="0.44673892" calcext:value-type="float">
            <text:p>0.44673892</text:p>
          </table:table-cell>
          <table:table-cell office:value-type="float" office:value="0.46634804" calcext:value-type="float">
            <text:p>0.46634804</text:p>
          </table:table-cell>
          <table:table-cell office:value-type="float" office:value="0.49253642" calcext:value-type="float">
            <text:p>0.49253642</text:p>
          </table:table-cell>
        </table:table-row>
        <table:table-row table:style-name="ro1">
          <table:table-cell office:value-type="float" office:value="0.44548799" calcext:value-type="float">
            <text:p>0.44548799</text:p>
          </table:table-cell>
          <table:table-cell office:value-type="float" office:value="0.46532786" calcext:value-type="float">
            <text:p>0.46532786</text:p>
          </table:table-cell>
          <table:table-cell office:value-type="float" office:value="0.49135405" calcext:value-type="float">
            <text:p>0.49135405</text:p>
          </table:table-cell>
        </table:table-row>
        <table:table-row table:style-name="ro1">
          <table:table-cell office:value-type="float" office:value="0.44424132" calcext:value-type="float">
            <text:p>0.44424132</text:p>
          </table:table-cell>
          <table:table-cell office:value-type="float" office:value="0.46431117" calcext:value-type="float">
            <text:p>0.46431117</text:p>
          </table:table-cell>
          <table:table-cell office:value-type="float" office:value="0.49017595" calcext:value-type="float">
            <text:p>0.49017595</text:p>
          </table:table-cell>
        </table:table-row>
        <table:table-row table:style-name="ro1">
          <table:table-cell office:value-type="float" office:value="0.44299889" calcext:value-type="float">
            <text:p>0.44299889</text:p>
          </table:table-cell>
          <table:table-cell office:value-type="float" office:value="0.46329795" calcext:value-type="float">
            <text:p>0.46329795</text:p>
          </table:table-cell>
          <table:table-cell office:value-type="float" office:value="0.4890021" calcext:value-type="float">
            <text:p>0.4890021</text:p>
          </table:table-cell>
        </table:table-row>
        <table:table-row table:style-name="ro1">
          <table:table-cell office:value-type="float" office:value="0.44176069" calcext:value-type="float">
            <text:p>0.44176069</text:p>
          </table:table-cell>
          <table:table-cell office:value-type="float" office:value="0.46228819" calcext:value-type="float">
            <text:p>0.46228819</text:p>
          </table:table-cell>
          <table:table-cell office:value-type="float" office:value="0.48783248" calcext:value-type="float">
            <text:p>0.48783248</text:p>
          </table:table-cell>
        </table:table-row>
        <table:table-row table:style-name="ro1">
          <table:table-cell office:value-type="float" office:value="0.44052673" calcext:value-type="float">
            <text:p>0.44052673</text:p>
          </table:table-cell>
          <table:table-cell office:value-type="float" office:value="0.46128185" calcext:value-type="float">
            <text:p>0.46128185</text:p>
          </table:table-cell>
          <table:table-cell office:value-type="float" office:value="0.48666707" calcext:value-type="float">
            <text:p>0.48666707</text:p>
          </table:table-cell>
        </table:table-row>
        <table:table-row table:style-name="ro1">
          <table:table-cell office:value-type="float" office:value="0.439297" calcext:value-type="float">
            <text:p>0.439297</text:p>
          </table:table-cell>
          <table:table-cell office:value-type="float" office:value="0.46027892" calcext:value-type="float">
            <text:p>0.46027892</text:p>
          </table:table-cell>
          <table:table-cell office:value-type="float" office:value="0.48550584" calcext:value-type="float">
            <text:p>0.48550584</text:p>
          </table:table-cell>
        </table:table-row>
        <table:table-row table:style-name="ro1">
          <table:table-cell office:value-type="float" office:value="0.43807148" calcext:value-type="float">
            <text:p>0.43807148</text:p>
          </table:table-cell>
          <table:table-cell office:value-type="float" office:value="0.45927937" calcext:value-type="float">
            <text:p>0.45927937</text:p>
          </table:table-cell>
          <table:table-cell office:value-type="float" office:value="0.48434879" calcext:value-type="float">
            <text:p>0.48434879</text:p>
          </table:table-cell>
        </table:table-row>
        <table:table-row table:style-name="ro1">
          <table:table-cell office:value-type="float" office:value="0.43685016" calcext:value-type="float">
            <text:p>0.43685016</text:p>
          </table:table-cell>
          <table:table-cell office:value-type="float" office:value="0.45828319" calcext:value-type="float">
            <text:p>0.45828319</text:p>
          </table:table-cell>
          <table:table-cell office:value-type="float" office:value="0.48319588" calcext:value-type="float">
            <text:p>0.48319588</text:p>
          </table:table-cell>
        </table:table-row>
        <table:table-row table:style-name="ro1">
          <table:table-cell office:value-type="float" office:value="0.43563305" calcext:value-type="float">
            <text:p>0.43563305</text:p>
          </table:table-cell>
          <table:table-cell office:value-type="float" office:value="0.45729035" calcext:value-type="float">
            <text:p>0.45729035</text:p>
          </table:table-cell>
          <table:table-cell office:value-type="float" office:value="0.4820471" calcext:value-type="float">
            <text:p>0.4820471</text:p>
          </table:table-cell>
        </table:table-row>
        <table:table-row table:style-name="ro1">
          <table:table-cell office:value-type="float" office:value="0.43442014" calcext:value-type="float">
            <text:p>0.43442014</text:p>
          </table:table-cell>
          <table:table-cell office:value-type="float" office:value="0.45630084" calcext:value-type="float">
            <text:p>0.45630084</text:p>
          </table:table-cell>
          <table:table-cell office:value-type="float" office:value="0.48090243" calcext:value-type="float">
            <text:p>0.48090243</text:p>
          </table:table-cell>
        </table:table-row>
        <table:table-row table:style-name="ro1">
          <table:table-cell office:value-type="float" office:value="0.4332114" calcext:value-type="float">
            <text:p>0.4332114</text:p>
          </table:table-cell>
          <table:table-cell office:value-type="float" office:value="0.45531462" calcext:value-type="float">
            <text:p>0.45531462</text:p>
          </table:table-cell>
          <table:table-cell office:value-type="float" office:value="0.47976185" calcext:value-type="float">
            <text:p>0.47976185</text:p>
          </table:table-cell>
        </table:table-row>
        <table:table-row table:style-name="ro1">
          <table:table-cell office:value-type="float" office:value="0.43200685" calcext:value-type="float">
            <text:p>0.43200685</text:p>
          </table:table-cell>
          <table:table-cell office:value-type="float" office:value="0.45433168" calcext:value-type="float">
            <text:p>0.45433168</text:p>
          </table:table-cell>
          <table:table-cell office:value-type="float" office:value="0.47862534" calcext:value-type="float">
            <text:p>0.47862534</text:p>
          </table:table-cell>
        </table:table-row>
        <table:table-row table:style-name="ro1">
          <table:table-cell office:value-type="float" office:value="0.43080646" calcext:value-type="float">
            <text:p>0.43080646</text:p>
          </table:table-cell>
          <table:table-cell office:value-type="float" office:value="0.453352" calcext:value-type="float">
            <text:p>0.453352</text:p>
          </table:table-cell>
          <table:table-cell office:value-type="float" office:value="0.47749288" calcext:value-type="float">
            <text:p>0.47749288</text:p>
          </table:table-cell>
        </table:table-row>
        <table:table-row table:style-name="ro1">
          <table:table-cell office:value-type="float" office:value="0.42961023" calcext:value-type="float">
            <text:p>0.42961023</text:p>
          </table:table-cell>
          <table:table-cell office:value-type="float" office:value="0.45237556" calcext:value-type="float">
            <text:p>0.45237556</text:p>
          </table:table-cell>
          <table:table-cell office:value-type="float" office:value="0.47636445" calcext:value-type="float">
            <text:p>0.47636445</text:p>
          </table:table-cell>
        </table:table-row>
        <table:table-row table:style-name="ro1">
          <table:table-cell office:value-type="float" office:value="0.42841815" calcext:value-type="float">
            <text:p>0.42841815</text:p>
          </table:table-cell>
          <table:table-cell office:value-type="float" office:value="0.45140234" calcext:value-type="float">
            <text:p>0.45140234</text:p>
          </table:table-cell>
          <table:table-cell office:value-type="float" office:value="0.47524003" calcext:value-type="float">
            <text:p>0.47524003</text:p>
          </table:table-cell>
        </table:table-row>
        <table:table-row table:style-name="ro1">
          <table:table-cell office:value-type="float" office:value="0.42723022" calcext:value-type="float">
            <text:p>0.42723022</text:p>
          </table:table-cell>
          <table:table-cell office:value-type="float" office:value="0.45043231" calcext:value-type="float">
            <text:p>0.45043231</text:p>
          </table:table-cell>
          <table:table-cell office:value-type="float" office:value="0.4741196" calcext:value-type="float">
            <text:p>0.4741196</text:p>
          </table:table-cell>
        </table:table-row>
        <table:table-row table:style-name="ro1">
          <table:table-cell office:value-type="float" office:value="0.42604642" calcext:value-type="float">
            <text:p>0.42604642</text:p>
          </table:table-cell>
          <table:table-cell office:value-type="float" office:value="0.44946545" calcext:value-type="float">
            <text:p>0.44946545</text:p>
          </table:table-cell>
          <table:table-cell office:value-type="float" office:value="0.47300315" calcext:value-type="float">
            <text:p>0.47300315</text:p>
          </table:table-cell>
        </table:table-row>
        <table:table-row table:style-name="ro1">
          <table:table-cell office:value-type="float" office:value="0.42486674" calcext:value-type="float">
            <text:p>0.42486674</text:p>
          </table:table-cell>
          <table:table-cell office:value-type="float" office:value="0.44850175" calcext:value-type="float">
            <text:p>0.44850175</text:p>
          </table:table-cell>
          <table:table-cell office:value-type="float" office:value="0.47189065" calcext:value-type="float">
            <text:p>0.47189065</text:p>
          </table:table-cell>
        </table:table-row>
        <table:table-row table:style-name="ro1">
          <table:table-cell office:value-type="float" office:value="0.42369118" calcext:value-type="float">
            <text:p>0.42369118</text:p>
          </table:table-cell>
          <table:table-cell office:value-type="float" office:value="0.44754119" calcext:value-type="float">
            <text:p>0.44754119</text:p>
          </table:table-cell>
          <table:table-cell office:value-type="float" office:value="0.47078208" calcext:value-type="float">
            <text:p>0.47078208</text:p>
          </table:table-cell>
        </table:table-row>
        <table:table-row table:style-name="ro1">
          <table:table-cell office:value-type="float" office:value="0.42251972" calcext:value-type="float">
            <text:p>0.42251972</text:p>
          </table:table-cell>
          <table:table-cell office:value-type="float" office:value="0.44658374" calcext:value-type="float">
            <text:p>0.44658374</text:p>
          </table:table-cell>
          <table:table-cell office:value-type="float" office:value="0.46967744" calcext:value-type="float">
            <text:p>0.46967744</text:p>
          </table:table-cell>
        </table:table-row>
        <table:table-row table:style-name="ro1">
          <table:table-cell office:value-type="float" office:value="0.42135236" calcext:value-type="float">
            <text:p>0.42135236</text:p>
          </table:table-cell>
          <table:table-cell office:value-type="float" office:value="0.44562938" calcext:value-type="float">
            <text:p>0.44562938</text:p>
          </table:table-cell>
          <table:table-cell office:value-type="float" office:value="0.46857669" calcext:value-type="float">
            <text:p>0.46857669</text:p>
          </table:table-cell>
        </table:table-row>
        <table:table-row table:style-name="ro1">
          <table:table-cell office:value-type="float" office:value="0.42018909" calcext:value-type="float">
            <text:p>0.42018909</text:p>
          </table:table-cell>
          <table:table-cell office:value-type="float" office:value="0.4446781" calcext:value-type="float">
            <text:p>0.4446781</text:p>
          </table:table-cell>
          <table:table-cell office:value-type="float" office:value="0.46747982" calcext:value-type="float">
            <text:p>0.46747982</text:p>
          </table:table-cell>
        </table:table-row>
        <table:table-row table:style-name="ro1">
          <table:table-cell office:value-type="float" office:value="0.41902989" calcext:value-type="float">
            <text:p>0.41902989</text:p>
          </table:table-cell>
          <table:table-cell office:value-type="float" office:value="0.44372987" calcext:value-type="float">
            <text:p>0.44372987</text:p>
          </table:table-cell>
          <table:table-cell office:value-type="float" office:value="0.46638681" calcext:value-type="float">
            <text:p>0.46638681</text:p>
          </table:table-cell>
        </table:table-row>
        <table:table-row table:style-name="ro1">
          <table:table-cell office:value-type="float" office:value="0.41787477" calcext:value-type="float">
            <text:p>0.41787477</text:p>
          </table:table-cell>
          <table:table-cell office:value-type="float" office:value="0.44278467" calcext:value-type="float">
            <text:p>0.44278467</text:p>
          </table:table-cell>
          <table:table-cell office:value-type="float" office:value="0.46529764" calcext:value-type="float">
            <text:p>0.46529764</text:p>
          </table:table-cell>
        </table:table-row>
        <table:table-row table:style-name="ro1">
          <table:table-cell office:value-type="float" office:value="0.41672369" calcext:value-type="float">
            <text:p>0.41672369</text:p>
          </table:table-cell>
          <table:table-cell office:value-type="float" office:value="0.44184249" calcext:value-type="float">
            <text:p>0.44184249</text:p>
          </table:table-cell>
          <table:table-cell office:value-type="float" office:value="0.4642123" calcext:value-type="float">
            <text:p>0.4642123</text:p>
          </table:table-cell>
        </table:table-row>
        <table:table-row table:style-name="ro1">
          <table:table-cell office:value-type="float" office:value="0.41557667" calcext:value-type="float">
            <text:p>0.41557667</text:p>
          </table:table-cell>
          <table:table-cell office:value-type="float" office:value="0.44090331" calcext:value-type="float">
            <text:p>0.44090331</text:p>
          </table:table-cell>
          <table:table-cell office:value-type="float" office:value="0.46313076" calcext:value-type="float">
            <text:p>0.46313076</text:p>
          </table:table-cell>
        </table:table-row>
        <table:table-row table:style-name="ro1">
          <table:table-cell office:value-type="float" office:value="0.41443368" calcext:value-type="float">
            <text:p>0.41443368</text:p>
          </table:table-cell>
          <table:table-cell office:value-type="float" office:value="0.4399671" calcext:value-type="float">
            <text:p>0.4399671</text:p>
          </table:table-cell>
          <table:table-cell office:value-type="float" office:value="0.46205301" calcext:value-type="float">
            <text:p>0.46205301</text:p>
          </table:table-cell>
        </table:table-row>
        <table:table-row table:style-name="ro1">
          <table:table-cell office:value-type="float" office:value="0.41329472" calcext:value-type="float">
            <text:p>0.41329472</text:p>
          </table:table-cell>
          <table:table-cell office:value-type="float" office:value="0.43903385" calcext:value-type="float">
            <text:p>0.43903385</text:p>
          </table:table-cell>
          <table:table-cell office:value-type="float" office:value="0.46097903" calcext:value-type="float">
            <text:p>0.46097903</text:p>
          </table:table-cell>
        </table:table-row>
        <table:table-row table:style-name="ro1">
          <table:table-cell office:value-type="float" office:value="0.41215977" calcext:value-type="float">
            <text:p>0.41215977</text:p>
          </table:table-cell>
          <table:table-cell office:value-type="float" office:value="0.43810353" calcext:value-type="float">
            <text:p>0.43810353</text:p>
          </table:table-cell>
          <table:table-cell office:value-type="float" office:value="0.4599088" calcext:value-type="float">
            <text:p>0.4599088</text:p>
          </table:table-cell>
        </table:table-row>
        <table:table-row table:style-name="ro1">
          <table:table-cell office:value-type="float" office:value="0.41102883" calcext:value-type="float">
            <text:p>0.41102883</text:p>
          </table:table-cell>
          <table:table-cell office:value-type="float" office:value="0.43717613" calcext:value-type="float">
            <text:p>0.43717613</text:p>
          </table:table-cell>
          <table:table-cell office:value-type="float" office:value="0.45884231" calcext:value-type="float">
            <text:p>0.45884231</text:p>
          </table:table-cell>
        </table:table-row>
        <table:table-row table:style-name="ro1">
          <table:table-cell office:value-type="float" office:value="0.40990189" calcext:value-type="float">
            <text:p>0.40990189</text:p>
          </table:table-cell>
          <table:table-cell office:value-type="float" office:value="0.43625163" calcext:value-type="float">
            <text:p>0.43625163</text:p>
          </table:table-cell>
          <table:table-cell office:value-type="float" office:value="0.45777953" calcext:value-type="float">
            <text:p>0.45777953</text:p>
          </table:table-cell>
        </table:table-row>
        <table:table-row table:style-name="ro1">
          <table:table-cell office:value-type="float" office:value="0.40877893" calcext:value-type="float">
            <text:p>0.40877893</text:p>
          </table:table-cell>
          <table:table-cell office:value-type="float" office:value="0.43533" calcext:value-type="float">
            <text:p>0.43533</text:p>
          </table:table-cell>
          <table:table-cell office:value-type="float" office:value="0.45672045" calcext:value-type="float">
            <text:p>0.45672045</text:p>
          </table:table-cell>
        </table:table-row>
        <table:table-row table:style-name="ro1">
          <table:table-cell office:value-type="float" office:value="0.40765994" calcext:value-type="float">
            <text:p>0.40765994</text:p>
          </table:table-cell>
          <table:table-cell office:value-type="float" office:value="0.43441124" calcext:value-type="float">
            <text:p>0.43441124</text:p>
          </table:table-cell>
          <table:table-cell office:value-type="float" office:value="0.45566505" calcext:value-type="float">
            <text:p>0.45566505</text:p>
          </table:table-cell>
        </table:table-row>
        <table:table-row table:style-name="ro1">
          <table:table-cell office:value-type="float" office:value="0.40654492" calcext:value-type="float">
            <text:p>0.40654492</text:p>
          </table:table-cell>
          <table:table-cell office:value-type="float" office:value="0.43349532" calcext:value-type="float">
            <text:p>0.43349532</text:p>
          </table:table-cell>
          <table:table-cell office:value-type="float" office:value="0.45461332" calcext:value-type="float">
            <text:p>0.45461332</text:p>
          </table:table-cell>
        </table:table-row>
        <table:table-row table:style-name="ro1">
          <table:table-cell office:value-type="float" office:value="0.40543385" calcext:value-type="float">
            <text:p>0.40543385</text:p>
          </table:table-cell>
          <table:table-cell office:value-type="float" office:value="0.43258222" calcext:value-type="float">
            <text:p>0.43258222</text:p>
          </table:table-cell>
          <table:table-cell office:value-type="float" office:value="0.45356523" calcext:value-type="float">
            <text:p>0.45356523</text:p>
          </table:table-cell>
        </table:table-row>
        <table:table-row table:style-name="ro1">
          <table:table-cell office:value-type="float" office:value="0.40432672" calcext:value-type="float">
            <text:p>0.40432672</text:p>
          </table:table-cell>
          <table:table-cell office:value-type="float" office:value="0.43167192" calcext:value-type="float">
            <text:p>0.43167192</text:p>
          </table:table-cell>
          <table:table-cell office:value-type="float" office:value="0.45252077" calcext:value-type="float">
            <text:p>0.45252077</text:p>
          </table:table-cell>
        </table:table-row>
        <table:table-row table:style-name="ro1">
          <table:table-cell office:value-type="float" office:value="0.40322352" calcext:value-type="float">
            <text:p>0.40322352</text:p>
          </table:table-cell>
          <table:table-cell office:value-type="float" office:value="0.43076441" calcext:value-type="float">
            <text:p>0.43076441</text:p>
          </table:table-cell>
          <table:table-cell office:value-type="float" office:value="0.45147992" calcext:value-type="float">
            <text:p>0.45147992</text:p>
          </table:table-cell>
        </table:table-row>
        <table:table-row table:style-name="ro1">
          <table:table-cell office:value-type="float" office:value="0.40212424" calcext:value-type="float">
            <text:p>0.40212424</text:p>
          </table:table-cell>
          <table:table-cell office:value-type="float" office:value="0.42985967" calcext:value-type="float">
            <text:p>0.42985967</text:p>
          </table:table-cell>
          <table:table-cell office:value-type="float" office:value="0.45044266" calcext:value-type="float">
            <text:p>0.45044266</text:p>
          </table:table-cell>
        </table:table-row>
        <table:table-row table:style-name="ro1">
          <table:table-cell office:value-type="float" office:value="0.40102887" calcext:value-type="float">
            <text:p>0.40102887</text:p>
          </table:table-cell>
          <table:table-cell office:value-type="float" office:value="0.42895767" calcext:value-type="float">
            <text:p>0.42895767</text:p>
          </table:table-cell>
          <table:table-cell office:value-type="float" office:value="0.44940899" calcext:value-type="float">
            <text:p>0.44940899</text:p>
          </table:table-cell>
        </table:table-row>
        <table:table-row table:style-name="ro1">
          <table:table-cell office:value-type="float" office:value="0.39993739" calcext:value-type="float">
            <text:p>0.39993739</text:p>
          </table:table-cell>
          <table:table-cell office:value-type="float" office:value="0.42805841" calcext:value-type="float">
            <text:p>0.42805841</text:p>
          </table:table-cell>
          <table:table-cell office:value-type="float" office:value="0.44837887" calcext:value-type="float">
            <text:p>0.44837887</text:p>
          </table:table-cell>
        </table:table-row>
        <table:table-row table:style-name="ro1">
          <table:table-cell office:value-type="float" office:value="0.3988498" calcext:value-type="float">
            <text:p>0.3988498</text:p>
          </table:table-cell>
          <table:table-cell office:value-type="float" office:value="0.42716185" calcext:value-type="float">
            <text:p>0.42716185</text:p>
          </table:table-cell>
          <table:table-cell office:value-type="float" office:value="0.4473523" calcext:value-type="float">
            <text:p>0.4473523</text:p>
          </table:table-cell>
        </table:table-row>
        <table:table-row table:style-name="ro1">
          <table:table-cell office:value-type="float" office:value="0.39776609" calcext:value-type="float">
            <text:p>0.39776609</text:p>
          </table:table-cell>
          <table:table-cell office:value-type="float" office:value="0.42626799" calcext:value-type="float">
            <text:p>0.42626799</text:p>
          </table:table-cell>
          <table:table-cell office:value-type="float" office:value="0.44632925" calcext:value-type="float">
            <text:p>0.44632925</text:p>
          </table:table-cell>
        </table:table-row>
        <table:table-row table:style-name="ro1">
          <table:table-cell office:value-type="float" office:value="0.39668623" calcext:value-type="float">
            <text:p>0.39668623</text:p>
          </table:table-cell>
          <table:table-cell office:value-type="float" office:value="0.42537681" calcext:value-type="float">
            <text:p>0.42537681</text:p>
          </table:table-cell>
          <table:table-cell office:value-type="float" office:value="0.44530972" calcext:value-type="float">
            <text:p>0.44530972</text:p>
          </table:table-cell>
        </table:table-row>
        <table:table-row table:style-name="ro1">
          <table:table-cell office:value-type="float" office:value="0.39561023" calcext:value-type="float">
            <text:p>0.39561023</text:p>
          </table:table-cell>
          <table:table-cell office:value-type="float" office:value="0.42448828" calcext:value-type="float">
            <text:p>0.42448828</text:p>
          </table:table-cell>
          <table:table-cell office:value-type="float" office:value="0.44429368" calcext:value-type="float">
            <text:p>0.44429368</text:p>
          </table:table-cell>
        </table:table-row>
        <table:table-row table:style-name="ro1">
          <table:table-cell office:value-type="float" office:value="0.39453806" calcext:value-type="float">
            <text:p>0.39453806</text:p>
          </table:table-cell>
          <table:table-cell office:value-type="float" office:value="0.4236024" calcext:value-type="float">
            <text:p>0.4236024</text:p>
          </table:table-cell>
          <table:table-cell office:value-type="float" office:value="0.44328111" calcext:value-type="float">
            <text:p>0.44328111</text:p>
          </table:table-cell>
        </table:table-row>
        <table:table-row table:style-name="ro1">
          <table:table-cell office:value-type="float" office:value="0.39346973" calcext:value-type="float">
            <text:p>0.39346973</text:p>
          </table:table-cell>
          <table:table-cell office:value-type="float" office:value="0.42271914" calcext:value-type="float">
            <text:p>0.42271914</text:p>
          </table:table-cell>
          <table:table-cell office:value-type="float" office:value="0.44227201" calcext:value-type="float">
            <text:p>0.44227201</text:p>
          </table:table-cell>
        </table:table-row>
        <table:table-row table:style-name="ro1">
          <table:table-cell office:value-type="float" office:value="0.39240521" calcext:value-type="float">
            <text:p>0.39240521</text:p>
          </table:table-cell>
          <table:table-cell office:value-type="float" office:value="0.42183848" calcext:value-type="float">
            <text:p>0.42183848</text:p>
          </table:table-cell>
          <table:table-cell office:value-type="float" office:value="0.44126635" calcext:value-type="float">
            <text:p>0.44126635</text:p>
          </table:table-cell>
        </table:table-row>
        <table:table-row table:style-name="ro1">
          <table:table-cell office:value-type="float" office:value="0.39134449" calcext:value-type="float">
            <text:p>0.39134449</text:p>
          </table:table-cell>
          <table:table-cell office:value-type="float" office:value="0.42096041" calcext:value-type="float">
            <text:p>0.42096041</text:p>
          </table:table-cell>
          <table:table-cell office:value-type="float" office:value="0.44026412" calcext:value-type="float">
            <text:p>0.44026412</text:p>
          </table:table-cell>
        </table:table-row>
        <table:table-row table:style-name="ro1">
          <table:table-cell office:value-type="float" office:value="0.39028757" calcext:value-type="float">
            <text:p>0.39028757</text:p>
          </table:table-cell>
          <table:table-cell office:value-type="float" office:value="0.42008491" calcext:value-type="float">
            <text:p>0.42008491</text:p>
          </table:table-cell>
          <table:table-cell office:value-type="float" office:value="0.4392653" calcext:value-type="float">
            <text:p>0.4392653</text:p>
          </table:table-cell>
        </table:table-row>
        <table:table-row table:style-name="ro1">
          <table:table-cell office:value-type="float" office:value="0.38923442" calcext:value-type="float">
            <text:p>0.38923442</text:p>
          </table:table-cell>
          <table:table-cell office:value-type="float" office:value="0.41921196" calcext:value-type="float">
            <text:p>0.41921196</text:p>
          </table:table-cell>
          <table:table-cell office:value-type="float" office:value="0.43826988" calcext:value-type="float">
            <text:p>0.43826988</text:p>
          </table:table-cell>
        </table:table-row>
        <table:table-row table:style-name="ro1">
          <table:table-cell office:value-type="float" office:value="0.38818505" calcext:value-type="float">
            <text:p>0.38818505</text:p>
          </table:table-cell>
          <table:table-cell office:value-type="float" office:value="0.41834155" calcext:value-type="float">
            <text:p>0.41834155</text:p>
          </table:table-cell>
          <table:table-cell office:value-type="float" office:value="0.43727784" calcext:value-type="float">
            <text:p>0.43727784</text:p>
          </table:table-cell>
        </table:table-row>
        <table:table-row table:style-name="ro1">
          <table:table-cell office:value-type="float" office:value="0.38713943" calcext:value-type="float">
            <text:p>0.38713943</text:p>
          </table:table-cell>
          <table:table-cell office:value-type="float" office:value="0.41747365" calcext:value-type="float">
            <text:p>0.41747365</text:p>
          </table:table-cell>
          <table:table-cell office:value-type="float" office:value="0.43628917" calcext:value-type="float">
            <text:p>0.43628917</text:p>
          </table:table-cell>
        </table:table-row>
        <table:table-row table:style-name="ro1">
          <table:table-cell office:value-type="float" office:value="0.38609756" calcext:value-type="float">
            <text:p>0.38609756</text:p>
          </table:table-cell>
          <table:table-cell office:value-type="float" office:value="0.41660826" calcext:value-type="float">
            <text:p>0.41660826</text:p>
          </table:table-cell>
          <table:table-cell office:value-type="float" office:value="0.43530384" calcext:value-type="float">
            <text:p>0.43530384</text:p>
          </table:table-cell>
        </table:table-row>
        <table:table-row table:style-name="ro1">
          <table:table-cell office:value-type="float" office:value="0.38505942" calcext:value-type="float">
            <text:p>0.38505942</text:p>
          </table:table-cell>
          <table:table-cell office:value-type="float" office:value="0.41574535" calcext:value-type="float">
            <text:p>0.41574535</text:p>
          </table:table-cell>
          <table:table-cell office:value-type="float" office:value="0.43432185" calcext:value-type="float">
            <text:p>0.43432185</text:p>
          </table:table-cell>
        </table:table-row>
        <table:table-row table:style-name="ro1">
          <table:table-cell office:value-type="float" office:value="0.384025" calcext:value-type="float">
            <text:p>0.384025</text:p>
          </table:table-cell>
          <table:table-cell office:value-type="float" office:value="0.41488491" calcext:value-type="float">
            <text:p>0.41488491</text:p>
          </table:table-cell>
          <table:table-cell office:value-type="float" office:value="0.43334317" calcext:value-type="float">
            <text:p>0.43334317</text:p>
          </table:table-cell>
        </table:table-row>
        <table:table-row table:style-name="ro1">
          <table:table-cell office:value-type="float" office:value="0.38299429" calcext:value-type="float">
            <text:p>0.38299429</text:p>
          </table:table-cell>
          <table:table-cell office:value-type="float" office:value="0.41402692" calcext:value-type="float">
            <text:p>0.41402692</text:p>
          </table:table-cell>
          <table:table-cell office:value-type="float" office:value="0.4323678" calcext:value-type="float">
            <text:p>0.4323678</text:p>
          </table:table-cell>
        </table:table-row>
        <table:table-row table:style-name="ro1">
          <table:table-cell office:value-type="float" office:value="0.38196727" calcext:value-type="float">
            <text:p>0.38196727</text:p>
          </table:table-cell>
          <table:table-cell office:value-type="float" office:value="0.41317137" calcext:value-type="float">
            <text:p>0.41317137</text:p>
          </table:table-cell>
          <table:table-cell office:value-type="float" office:value="0.43139571" calcext:value-type="float">
            <text:p>0.43139571</text:p>
          </table:table-cell>
        </table:table-row>
        <table:table-row table:style-name="ro1">
          <table:table-cell office:value-type="float" office:value="0.38094394" calcext:value-type="float">
            <text:p>0.38094394</text:p>
          </table:table-cell>
          <table:table-cell office:value-type="float" office:value="0.41231823" calcext:value-type="float">
            <text:p>0.41231823</text:p>
          </table:table-cell>
          <table:table-cell office:value-type="float" office:value="0.4304269" calcext:value-type="float">
            <text:p>0.4304269</text:p>
          </table:table-cell>
        </table:table-row>
        <table:table-row table:style-name="ro1">
          <table:table-cell office:value-type="float" office:value="0.37992428" calcext:value-type="float">
            <text:p>0.37992428</text:p>
          </table:table-cell>
          <table:table-cell office:value-type="float" office:value="0.41146749" calcext:value-type="float">
            <text:p>0.41146749</text:p>
          </table:table-cell>
          <table:table-cell office:value-type="float" office:value="0.42946134" calcext:value-type="float">
            <text:p>0.42946134</text:p>
          </table:table-cell>
        </table:table-row>
        <table:table-row table:style-name="ro1">
          <table:table-cell office:value-type="float" office:value="0.37890829" calcext:value-type="float">
            <text:p>0.37890829</text:p>
          </table:table-cell>
          <table:table-cell office:value-type="float" office:value="0.41061914" calcext:value-type="float">
            <text:p>0.41061914</text:p>
          </table:table-cell>
          <table:table-cell office:value-type="float" office:value="0.42849902" calcext:value-type="float">
            <text:p>0.42849902</text:p>
          </table:table-cell>
        </table:table-row>
        <table:table-row table:style-name="ro1">
          <table:table-cell office:value-type="float" office:value="0.37789594" calcext:value-type="float">
            <text:p>0.37789594</text:p>
          </table:table-cell>
          <table:table-cell office:value-type="float" office:value="0.40977316" calcext:value-type="float">
            <text:p>0.40977316</text:p>
          </table:table-cell>
          <table:table-cell office:value-type="float" office:value="0.42753993" calcext:value-type="float">
            <text:p>0.42753993</text:p>
          </table:table-cell>
        </table:table-row>
        <table:table-row table:style-name="ro1">
          <table:table-cell office:value-type="float" office:value="0.37688723" calcext:value-type="float">
            <text:p>0.37688723</text:p>
          </table:table-cell>
          <table:table-cell office:value-type="float" office:value="0.40892953" calcext:value-type="float">
            <text:p>0.40892953</text:p>
          </table:table-cell>
          <table:table-cell office:value-type="float" office:value="0.42658405" calcext:value-type="float">
            <text:p>0.42658405</text:p>
          </table:table-cell>
        </table:table-row>
        <table:table-row table:style-name="ro1">
          <table:table-cell office:value-type="float" office:value="0.37588214" calcext:value-type="float">
            <text:p>0.37588214</text:p>
          </table:table-cell>
          <table:table-cell office:value-type="float" office:value="0.40808824" calcext:value-type="float">
            <text:p>0.40808824</text:p>
          </table:table-cell>
          <table:table-cell office:value-type="float" office:value="0.42563137" calcext:value-type="float">
            <text:p>0.42563137</text:p>
          </table:table-cell>
        </table:table-row>
        <table:table-row table:style-name="ro1">
          <table:table-cell office:value-type="float" office:value="0.37488066" calcext:value-type="float">
            <text:p>0.37488066</text:p>
          </table:table-cell>
          <table:table-cell office:value-type="float" office:value="0.40724927" calcext:value-type="float">
            <text:p>0.40724927</text:p>
          </table:table-cell>
          <table:table-cell office:value-type="float" office:value="0.42468187" calcext:value-type="float">
            <text:p>0.42468187</text:p>
          </table:table-cell>
        </table:table-row>
        <table:table-row table:style-name="ro1">
          <table:table-cell office:value-type="float" office:value="0.37388278" calcext:value-type="float">
            <text:p>0.37388278</text:p>
          </table:table-cell>
          <table:table-cell office:value-type="float" office:value="0.4064126" calcext:value-type="float">
            <text:p>0.4064126</text:p>
          </table:table-cell>
          <table:table-cell office:value-type="float" office:value="0.42373553" calcext:value-type="float">
            <text:p>0.42373553</text:p>
          </table:table-cell>
        </table:table-row>
        <table:table-row table:style-name="ro1">
          <table:table-cell office:value-type="float" office:value="0.37288849" calcext:value-type="float">
            <text:p>0.37288849</text:p>
          </table:table-cell>
          <table:table-cell office:value-type="float" office:value="0.40557822" calcext:value-type="float">
            <text:p>0.40557822</text:p>
          </table:table-cell>
          <table:table-cell office:value-type="float" office:value="0.42279235" calcext:value-type="float">
            <text:p>0.42279235</text:p>
          </table:table-cell>
        </table:table-row>
        <table:table-row table:style-name="ro1">
          <table:table-cell office:value-type="float" office:value="0.37189777" calcext:value-type="float">
            <text:p>0.37189777</text:p>
          </table:table-cell>
          <table:table-cell office:value-type="float" office:value="0.40474611" calcext:value-type="float">
            <text:p>0.40474611</text:p>
          </table:table-cell>
          <table:table-cell office:value-type="float" office:value="0.4218523" calcext:value-type="float">
            <text:p>0.4218523</text:p>
          </table:table-cell>
        </table:table-row>
        <table:table-row table:style-name="ro1">
          <table:table-cell office:value-type="float" office:value="0.37091061" calcext:value-type="float">
            <text:p>0.37091061</text:p>
          </table:table-cell>
          <table:table-cell office:value-type="float" office:value="0.40391626" calcext:value-type="float">
            <text:p>0.40391626</text:p>
          </table:table-cell>
          <table:table-cell office:value-type="float" office:value="0.42091538" calcext:value-type="float">
            <text:p>0.42091538</text:p>
          </table:table-cell>
        </table:table-row>
        <table:table-row table:style-name="ro1">
          <table:table-cell office:value-type="float" office:value="0.36992701" calcext:value-type="float">
            <text:p>0.36992701</text:p>
          </table:table-cell>
          <table:table-cell office:value-type="float" office:value="0.40308866" calcext:value-type="float">
            <text:p>0.40308866</text:p>
          </table:table-cell>
          <table:table-cell office:value-type="float" office:value="0.41998157" calcext:value-type="float">
            <text:p>0.41998157</text:p>
          </table:table-cell>
        </table:table-row>
        <table:table-row table:style-name="ro1">
          <table:table-cell office:value-type="float" office:value="0.36894694" calcext:value-type="float">
            <text:p>0.36894694</text:p>
          </table:table-cell>
          <table:table-cell office:value-type="float" office:value="0.40226328" calcext:value-type="float">
            <text:p>0.40226328</text:p>
          </table:table-cell>
          <table:table-cell office:value-type="float" office:value="0.41905085" calcext:value-type="float">
            <text:p>0.41905085</text:p>
          </table:table-cell>
        </table:table-row>
        <table:table-row table:style-name="ro1">
          <table:table-cell office:value-type="float" office:value="0.3679704" calcext:value-type="float">
            <text:p>0.3679704</text:p>
          </table:table-cell>
          <table:table-cell office:value-type="float" office:value="0.40144011" calcext:value-type="float">
            <text:p>0.40144011</text:p>
          </table:table-cell>
          <table:table-cell office:value-type="float" office:value="0.41812321" calcext:value-type="float">
            <text:p>0.41812321</text:p>
          </table:table-cell>
        </table:table-row>
        <table:table-row table:style-name="ro1">
          <table:table-cell office:value-type="float" office:value="0.36699737" calcext:value-type="float">
            <text:p>0.36699737</text:p>
          </table:table-cell>
          <table:table-cell office:value-type="float" office:value="0.40061914" calcext:value-type="float">
            <text:p>0.40061914</text:p>
          </table:table-cell>
          <table:table-cell office:value-type="float" office:value="0.41719864" calcext:value-type="float">
            <text:p>0.41719864</text:p>
          </table:table-cell>
        </table:table-row>
        <table:table-row table:style-name="ro1">
          <table:table-cell office:value-type="float" office:value="0.36602784" calcext:value-type="float">
            <text:p>0.36602784</text:p>
          </table:table-cell>
          <table:table-cell office:value-type="float" office:value="0.39980034" calcext:value-type="float">
            <text:p>0.39980034</text:p>
          </table:table-cell>
          <table:table-cell office:value-type="float" office:value="0.41627712" calcext:value-type="float">
            <text:p>0.41627712</text:p>
          </table:table-cell>
        </table:table-row>
        <table:table-row table:style-name="ro1">
          <table:table-cell office:value-type="float" office:value="0.3650618" calcext:value-type="float">
            <text:p>0.3650618</text:p>
          </table:table-cell>
          <table:table-cell office:value-type="float" office:value="0.39898372" calcext:value-type="float">
            <text:p>0.39898372</text:p>
          </table:table-cell>
          <table:table-cell office:value-type="float" office:value="0.41535864" calcext:value-type="float">
            <text:p>0.41535864</text:p>
          </table:table-cell>
        </table:table-row>
        <table:table-row table:style-name="ro1">
          <table:table-cell office:value-type="float" office:value="0.36409923" calcext:value-type="float">
            <text:p>0.36409923</text:p>
          </table:table-cell>
          <table:table-cell office:value-type="float" office:value="0.39816924" calcext:value-type="float">
            <text:p>0.39816924</text:p>
          </table:table-cell>
          <table:table-cell office:value-type="float" office:value="0.41444318" calcext:value-type="float">
            <text:p>0.41444318</text:p>
          </table:table-cell>
        </table:table-row>
        <table:table-row table:style-name="ro1">
          <table:table-cell office:value-type="float" office:value="0.36314013" calcext:value-type="float">
            <text:p>0.36314013</text:p>
          </table:table-cell>
          <table:table-cell office:value-type="float" office:value="0.39735691" calcext:value-type="float">
            <text:p>0.39735691</text:p>
          </table:table-cell>
          <table:table-cell office:value-type="float" office:value="0.41353074" calcext:value-type="float">
            <text:p>0.41353074</text:p>
          </table:table-cell>
        </table:table-row>
        <table:table-row table:style-name="ro1">
          <table:table-cell office:value-type="float" office:value="0.36218448" calcext:value-type="float">
            <text:p>0.36218448</text:p>
          </table:table-cell>
          <table:table-cell office:value-type="float" office:value="0.39654669" calcext:value-type="float">
            <text:p>0.39654669</text:p>
          </table:table-cell>
          <table:table-cell office:value-type="float" office:value="0.41262129" calcext:value-type="float">
            <text:p>0.41262129</text:p>
          </table:table-cell>
        </table:table-row>
        <table:table-row table:style-name="ro1">
          <table:table-cell office:value-type="float" office:value="0.36123227" calcext:value-type="float">
            <text:p>0.36123227</text:p>
          </table:table-cell>
          <table:table-cell office:value-type="float" office:value="0.39573858" calcext:value-type="float">
            <text:p>0.39573858</text:p>
          </table:table-cell>
          <table:table-cell office:value-type="float" office:value="0.41171482" calcext:value-type="float">
            <text:p>0.41171482</text:p>
          </table:table-cell>
        </table:table-row>
        <table:table-row table:style-name="ro1">
          <table:table-cell office:value-type="float" office:value="0.36028348" calcext:value-type="float">
            <text:p>0.36028348</text:p>
          </table:table-cell>
          <table:table-cell office:value-type="float" office:value="0.39493256" calcext:value-type="float">
            <text:p>0.39493256</text:p>
          </table:table-cell>
          <table:table-cell office:value-type="float" office:value="0.41081132" calcext:value-type="float">
            <text:p>0.41081132</text:p>
          </table:table-cell>
        </table:table-row>
        <table:table-row table:style-name="ro1">
          <table:table-cell office:value-type="float" office:value="0.35933811" calcext:value-type="float">
            <text:p>0.35933811</text:p>
          </table:table-cell>
          <table:table-cell office:value-type="float" office:value="0.39412862" calcext:value-type="float">
            <text:p>0.39412862</text:p>
          </table:table-cell>
          <table:table-cell office:value-type="float" office:value="0.40991078" calcext:value-type="float">
            <text:p>0.40991078</text:p>
          </table:table-cell>
        </table:table-row>
        <table:table-row table:style-name="ro1">
          <table:table-cell office:value-type="float" office:value="0.35839614" calcext:value-type="float">
            <text:p>0.35839614</text:p>
          </table:table-cell>
          <table:table-cell office:value-type="float" office:value="0.39332674" calcext:value-type="float">
            <text:p>0.39332674</text:p>
          </table:table-cell>
          <table:table-cell office:value-type="float" office:value="0.40901318" calcext:value-type="float">
            <text:p>0.40901318</text:p>
          </table:table-cell>
        </table:table-row>
        <table:table-row table:style-name="ro1">
          <table:table-cell office:value-type="float" office:value="0.35745756" calcext:value-type="float">
            <text:p>0.35745756</text:p>
          </table:table-cell>
          <table:table-cell office:value-type="float" office:value="0.39252691" calcext:value-type="float">
            <text:p>0.39252691</text:p>
          </table:table-cell>
          <table:table-cell office:value-type="float" office:value="0.40811852" calcext:value-type="float">
            <text:p>0.40811852</text:p>
          </table:table-cell>
        </table:table-row>
        <table:table-row table:style-name="ro1">
          <table:table-cell office:value-type="float" office:value="0.35652235" calcext:value-type="float">
            <text:p>0.35652235</text:p>
          </table:table-cell>
          <table:table-cell office:value-type="float" office:value="0.39172912" calcext:value-type="float">
            <text:p>0.39172912</text:p>
          </table:table-cell>
          <table:table-cell office:value-type="float" office:value="0.40722676" calcext:value-type="float">
            <text:p>0.40722676</text:p>
          </table:table-cell>
        </table:table-row>
        <table:table-row table:style-name="ro1">
          <table:table-cell office:value-type="float" office:value="0.35559051" calcext:value-type="float">
            <text:p>0.35559051</text:p>
          </table:table-cell>
          <table:table-cell office:value-type="float" office:value="0.39093335" calcext:value-type="float">
            <text:p>0.39093335</text:p>
          </table:table-cell>
          <table:table-cell office:value-type="float" office:value="0.40633791" calcext:value-type="float">
            <text:p>0.40633791</text:p>
          </table:table-cell>
        </table:table-row>
        <table:table-row table:style-name="ro1">
          <table:table-cell office:value-type="float" office:value="0.35466203" calcext:value-type="float">
            <text:p>0.35466203</text:p>
          </table:table-cell>
          <table:table-cell office:value-type="float" office:value="0.39013958" calcext:value-type="float">
            <text:p>0.39013958</text:p>
          </table:table-cell>
          <table:table-cell office:value-type="float" office:value="0.40545195" calcext:value-type="float">
            <text:p>0.40545195</text:p>
          </table:table-cell>
        </table:table-row>
        <table:table-row table:style-name="ro1">
          <table:table-cell office:value-type="float" office:value="0.35373688" calcext:value-type="float">
            <text:p>0.35373688</text:p>
          </table:table-cell>
          <table:table-cell office:value-type="float" office:value="0.38934781" calcext:value-type="float">
            <text:p>0.38934781</text:p>
          </table:table-cell>
          <table:table-cell office:value-type="float" office:value="0.40456887" calcext:value-type="float">
            <text:p>0.40456887</text:p>
          </table:table-cell>
        </table:table-row>
        <table:table-row table:style-name="ro1">
          <table:table-cell office:value-type="float" office:value="0.35281506" calcext:value-type="float">
            <text:p>0.35281506</text:p>
          </table:table-cell>
          <table:table-cell office:value-type="float" office:value="0.38855801" calcext:value-type="float">
            <text:p>0.38855801</text:p>
          </table:table-cell>
          <table:table-cell office:value-type="float" office:value="0.40368865" calcext:value-type="float">
            <text:p>0.40368865</text:p>
          </table:table-cell>
        </table:table-row>
        <table:table-row table:style-name="ro1">
          <table:table-cell office:value-type="float" office:value="0.35189656" calcext:value-type="float">
            <text:p>0.35189656</text:p>
          </table:table-cell>
          <table:table-cell office:value-type="float" office:value="0.38777018" calcext:value-type="float">
            <text:p>0.38777018</text:p>
          </table:table-cell>
          <table:table-cell office:value-type="float" office:value="0.40281129" calcext:value-type="float">
            <text:p>0.40281129</text:p>
          </table:table-cell>
        </table:table-row>
        <table:table-row table:style-name="ro1">
          <table:table-cell office:value-type="float" office:value="0.35098136" calcext:value-type="float">
            <text:p>0.35098136</text:p>
          </table:table-cell>
          <table:table-cell office:value-type="float" office:value="0.38698431" calcext:value-type="float">
            <text:p>0.38698431</text:p>
          </table:table-cell>
          <table:table-cell office:value-type="float" office:value="0.40193676" calcext:value-type="float">
            <text:p>0.40193676</text:p>
          </table:table-cell>
        </table:table-row>
        <table:table-row table:style-name="ro1">
          <table:table-cell office:value-type="float" office:value="0.35006945" calcext:value-type="float">
            <text:p>0.35006945</text:p>
          </table:table-cell>
          <table:table-cell office:value-type="float" office:value="0.38620037" calcext:value-type="float">
            <text:p>0.38620037</text:p>
          </table:table-cell>
          <table:table-cell office:value-type="float" office:value="0.40106505" calcext:value-type="float">
            <text:p>0.40106505</text:p>
          </table:table-cell>
        </table:table-row>
        <table:table-row table:style-name="ro1">
          <table:table-cell office:value-type="float" office:value="0.34916082" calcext:value-type="float">
            <text:p>0.34916082</text:p>
          </table:table-cell>
          <table:table-cell office:value-type="float" office:value="0.38541835" calcext:value-type="float">
            <text:p>0.38541835</text:p>
          </table:table-cell>
          <table:table-cell office:value-type="float" office:value="0.40019616" calcext:value-type="float">
            <text:p>0.40019616</text:p>
          </table:table-cell>
        </table:table-row>
        <table:table-row table:style-name="ro1">
          <table:table-cell office:value-type="float" office:value="0.34825545" calcext:value-type="float">
            <text:p>0.34825545</text:p>
          </table:table-cell>
          <table:table-cell office:value-type="float" office:value="0.38463825" calcext:value-type="float">
            <text:p>0.38463825</text:p>
          </table:table-cell>
          <table:table-cell office:value-type="float" office:value="0.39933007" calcext:value-type="float">
            <text:p>0.39933007</text:p>
          </table:table-cell>
        </table:table-row>
        <table:table-row table:style-name="ro1">
          <table:table-cell office:value-type="float" office:value="0.34735334" calcext:value-type="float">
            <text:p>0.34735334</text:p>
          </table:table-cell>
          <table:table-cell office:value-type="float" office:value="0.38386004" calcext:value-type="float">
            <text:p>0.38386004</text:p>
          </table:table-cell>
          <table:table-cell office:value-type="float" office:value="0.39846677" calcext:value-type="float">
            <text:p>0.39846677</text:p>
          </table:table-cell>
        </table:table-row>
        <table:table-row table:style-name="ro1">
          <table:table-cell office:value-type="float" office:value="0.34645447" calcext:value-type="float">
            <text:p>0.34645447</text:p>
          </table:table-cell>
          <table:table-cell office:value-type="float" office:value="0.38308373" calcext:value-type="float">
            <text:p>0.38308373</text:p>
          </table:table-cell>
          <table:table-cell office:value-type="float" office:value="0.39760624" calcext:value-type="float">
            <text:p>0.39760624</text:p>
          </table:table-cell>
        </table:table-row>
        <table:table-row table:style-name="ro1">
          <table:table-cell office:value-type="float" office:value="0.34555884" calcext:value-type="float">
            <text:p>0.34555884</text:p>
          </table:table-cell>
          <table:table-cell office:value-type="float" office:value="0.38230928" calcext:value-type="float">
            <text:p>0.38230928</text:p>
          </table:table-cell>
          <table:table-cell office:value-type="float" office:value="0.39674848" calcext:value-type="float">
            <text:p>0.39674848</text:p>
          </table:table-cell>
        </table:table-row>
        <table:table-row table:style-name="ro1">
          <table:table-cell office:value-type="float" office:value="0.34466642" calcext:value-type="float">
            <text:p>0.34466642</text:p>
          </table:table-cell>
          <table:table-cell office:value-type="float" office:value="0.38153669" calcext:value-type="float">
            <text:p>0.38153669</text:p>
          </table:table-cell>
          <table:table-cell office:value-type="float" office:value="0.39589347" calcext:value-type="float">
            <text:p>0.39589347</text:p>
          </table:table-cell>
        </table:table-row>
        <table:table-row table:style-name="ro1">
          <table:table-cell office:value-type="float" office:value="0.3437772" calcext:value-type="float">
            <text:p>0.3437772</text:p>
          </table:table-cell>
          <table:table-cell office:value-type="float" office:value="0.38076595" calcext:value-type="float">
            <text:p>0.38076595</text:p>
          </table:table-cell>
          <table:table-cell office:value-type="float" office:value="0.39504119" calcext:value-type="float">
            <text:p>0.39504119</text:p>
          </table:table-cell>
        </table:table-row>
        <table:table-row table:style-name="ro1">
          <table:table-cell office:value-type="float" office:value="0.34289118" calcext:value-type="float">
            <text:p>0.34289118</text:p>
          </table:table-cell>
          <table:table-cell office:value-type="float" office:value="0.37999704" calcext:value-type="float">
            <text:p>0.37999704</text:p>
          </table:table-cell>
          <table:table-cell office:value-type="float" office:value="0.39419165" calcext:value-type="float">
            <text:p>0.39419165</text:p>
          </table:table-cell>
        </table:table-row>
        <table:table-row table:style-name="ro1">
          <table:table-cell office:value-type="float" office:value="0.34200835" calcext:value-type="float">
            <text:p>0.34200835</text:p>
          </table:table-cell>
          <table:table-cell office:value-type="float" office:value="0.37922995" calcext:value-type="float">
            <text:p>0.37922995</text:p>
          </table:table-cell>
          <table:table-cell office:value-type="float" office:value="0.39334481" calcext:value-type="float">
            <text:p>0.39334481</text:p>
          </table:table-cell>
        </table:table-row>
        <table:table-row table:style-name="ro1">
          <table:table-cell office:value-type="float" office:value="0.34112868" calcext:value-type="float">
            <text:p>0.34112868</text:p>
          </table:table-cell>
          <table:table-cell office:value-type="float" office:value="0.37846467" calcext:value-type="float">
            <text:p>0.37846467</text:p>
          </table:table-cell>
          <table:table-cell office:value-type="float" office:value="0.39250068" calcext:value-type="float">
            <text:p>0.39250068</text:p>
          </table:table-cell>
        </table:table-row>
        <table:table-row table:style-name="ro1">
          <table:table-cell office:value-type="float" office:value="0.34025217" calcext:value-type="float">
            <text:p>0.34025217</text:p>
          </table:table-cell>
          <table:table-cell office:value-type="float" office:value="0.37770119" calcext:value-type="float">
            <text:p>0.37770119</text:p>
          </table:table-cell>
          <table:table-cell office:value-type="float" office:value="0.39165924" calcext:value-type="float">
            <text:p>0.39165924</text:p>
          </table:table-cell>
        </table:table-row>
        <table:table-row table:style-name="ro1">
          <table:table-cell office:value-type="float" office:value="0.3393788" calcext:value-type="float">
            <text:p>0.3393788</text:p>
          </table:table-cell>
          <table:table-cell office:value-type="float" office:value="0.37693949" calcext:value-type="float">
            <text:p>0.37693949</text:p>
          </table:table-cell>
          <table:table-cell office:value-type="float" office:value="0.39082048" calcext:value-type="float">
            <text:p>0.39082048</text:p>
          </table:table-cell>
        </table:table-row>
        <table:table-row table:style-name="ro1">
          <table:table-cell office:value-type="float" office:value="0.33850857" calcext:value-type="float">
            <text:p>0.33850857</text:p>
          </table:table-cell>
          <table:table-cell office:value-type="float" office:value="0.37617957" calcext:value-type="float">
            <text:p>0.37617957</text:p>
          </table:table-cell>
          <table:table-cell office:value-type="float" office:value="0.38998439" calcext:value-type="float">
            <text:p>0.38998439</text:p>
          </table:table-cell>
        </table:table-row>
        <table:table-row table:style-name="ro1">
          <table:table-cell office:value-type="float" office:value="0.33764146" calcext:value-type="float">
            <text:p>0.33764146</text:p>
          </table:table-cell>
          <table:table-cell office:value-type="float" office:value="0.3754214" calcext:value-type="float">
            <text:p>0.3754214</text:p>
          </table:table-cell>
          <table:table-cell office:value-type="float" office:value="0.38915095" calcext:value-type="float">
            <text:p>0.38915095</text:p>
          </table:table-cell>
        </table:table-row>
        <table:table-row table:style-name="ro1">
          <table:table-cell office:value-type="float" office:value="0.33677745" calcext:value-type="float">
            <text:p>0.33677745</text:p>
          </table:table-cell>
          <table:table-cell office:value-type="float" office:value="0.37466498" calcext:value-type="float">
            <text:p>0.37466498</text:p>
          </table:table-cell>
          <table:table-cell office:value-type="float" office:value="0.38832016" calcext:value-type="float">
            <text:p>0.38832016</text:p>
          </table:table-cell>
        </table:table-row>
        <table:table-row table:style-name="ro1">
          <table:table-cell office:value-type="float" office:value="0.33591655" calcext:value-type="float">
            <text:p>0.33591655</text:p>
          </table:table-cell>
          <table:table-cell office:value-type="float" office:value="0.37391029" calcext:value-type="float">
            <text:p>0.37391029</text:p>
          </table:table-cell>
          <table:table-cell office:value-type="float" office:value="0.38749199" calcext:value-type="float">
            <text:p>0.38749199</text:p>
          </table:table-cell>
        </table:table-row>
        <table:table-row table:style-name="ro1">
          <table:table-cell office:value-type="float" office:value="0.33505873" calcext:value-type="float">
            <text:p>0.33505873</text:p>
          </table:table-cell>
          <table:table-cell office:value-type="float" office:value="0.37315733" calcext:value-type="float">
            <text:p>0.37315733</text:p>
          </table:table-cell>
          <table:table-cell office:value-type="float" office:value="0.38666645" calcext:value-type="float">
            <text:p>0.38666645</text:p>
          </table:table-cell>
        </table:table-row>
        <table:table-row table:style-name="ro1">
          <table:table-cell office:value-type="float" office:value="0.33420399" calcext:value-type="float">
            <text:p>0.33420399</text:p>
          </table:table-cell>
          <table:table-cell office:value-type="float" office:value="0.37240608" calcext:value-type="float">
            <text:p>0.37240608</text:p>
          </table:table-cell>
          <table:table-cell office:value-type="float" office:value="0.38584352" calcext:value-type="float">
            <text:p>0.38584352</text:p>
          </table:table-cell>
        </table:table-row>
        <table:table-row table:style-name="ro1">
          <table:table-cell office:value-type="float" office:value="0.33335231" calcext:value-type="float">
            <text:p>0.33335231</text:p>
          </table:table-cell>
          <table:table-cell office:value-type="float" office:value="0.37165654" calcext:value-type="float">
            <text:p>0.37165654</text:p>
          </table:table-cell>
          <table:table-cell office:value-type="float" office:value="0.38502319" calcext:value-type="float">
            <text:p>0.38502319</text:p>
          </table:table-cell>
        </table:table-row>
        <table:table-row table:style-name="ro1">
          <table:table-cell office:value-type="float" office:value="0.33250368" calcext:value-type="float">
            <text:p>0.33250368</text:p>
          </table:table-cell>
          <table:table-cell office:value-type="float" office:value="0.37090868" calcext:value-type="float">
            <text:p>0.37090868</text:p>
          </table:table-cell>
          <table:table-cell office:value-type="float" office:value="0.38420544" calcext:value-type="float">
            <text:p>0.38420544</text:p>
          </table:table-cell>
        </table:table-row>
        <table:table-row table:style-name="ro1">
          <table:table-cell office:value-type="float" office:value="0.33165808" calcext:value-type="float">
            <text:p>0.33165808</text:p>
          </table:table-cell>
          <table:table-cell office:value-type="float" office:value="0.3701625" calcext:value-type="float">
            <text:p>0.3701625</text:p>
          </table:table-cell>
          <table:table-cell office:value-type="float" office:value="0.38339027" calcext:value-type="float">
            <text:p>0.38339027</text:p>
          </table:table-cell>
        </table:table-row>
        <table:table-row table:style-name="ro1">
          <table:table-cell office:value-type="float" office:value="0.33081552" calcext:value-type="float">
            <text:p>0.33081552</text:p>
          </table:table-cell>
          <table:table-cell office:value-type="float" office:value="0.36941798" calcext:value-type="float">
            <text:p>0.36941798</text:p>
          </table:table-cell>
          <table:table-cell office:value-type="float" office:value="0.38257766" calcext:value-type="float">
            <text:p>0.38257766</text:p>
          </table:table-cell>
        </table:table-row>
        <table:table-row table:style-name="ro1">
          <table:table-cell office:value-type="float" office:value="0.32997597" calcext:value-type="float">
            <text:p>0.32997597</text:p>
          </table:table-cell>
          <table:table-cell office:value-type="float" office:value="0.36867512" calcext:value-type="float">
            <text:p>0.36867512</text:p>
          </table:table-cell>
          <table:table-cell office:value-type="float" office:value="0.3817676" calcext:value-type="float">
            <text:p>0.3817676</text:p>
          </table:table-cell>
        </table:table-row>
        <table:table-row table:style-name="ro1">
          <table:table-cell office:value-type="float" office:value="0.32913942" calcext:value-type="float">
            <text:p>0.32913942</text:p>
          </table:table-cell>
          <table:table-cell office:value-type="float" office:value="0.36793391" calcext:value-type="float">
            <text:p>0.36793391</text:p>
          </table:table-cell>
          <table:table-cell office:value-type="float" office:value="0.38096009" calcext:value-type="float">
            <text:p>0.38096009</text:p>
          </table:table-cell>
        </table:table-row>
        <table:table-row table:style-name="ro1">
          <table:table-cell office:value-type="float" office:value="0.32830587" calcext:value-type="float">
            <text:p>0.32830587</text:p>
          </table:table-cell>
          <table:table-cell office:value-type="float" office:value="0.36719432" calcext:value-type="float">
            <text:p>0.36719432</text:p>
          </table:table-cell>
          <table:table-cell office:value-type="float" office:value="0.38015511" calcext:value-type="float">
            <text:p>0.38015511</text:p>
          </table:table-cell>
        </table:table-row>
        <table:table-row table:style-name="ro1">
          <table:table-cell office:value-type="float" office:value="0.32747529" calcext:value-type="float">
            <text:p>0.32747529</text:p>
          </table:table-cell>
          <table:table-cell office:value-type="float" office:value="0.36645636" calcext:value-type="float">
            <text:p>0.36645636</text:p>
          </table:table-cell>
          <table:table-cell office:value-type="float" office:value="0.37935265" calcext:value-type="float">
            <text:p>0.37935265</text:p>
          </table:table-cell>
        </table:table-row>
        <table:table-row table:style-name="ro1">
          <table:table-cell office:value-type="float" office:value="0.32664768" calcext:value-type="float">
            <text:p>0.32664768</text:p>
          </table:table-cell>
          <table:table-cell office:value-type="float" office:value="0.36572002" calcext:value-type="float">
            <text:p>0.36572002</text:p>
          </table:table-cell>
          <table:table-cell office:value-type="float" office:value="0.3785527" calcext:value-type="float">
            <text:p>0.3785527</text:p>
          </table:table-cell>
        </table:table-row>
        <table:table-row table:style-name="ro1">
          <table:table-cell office:value-type="float" office:value="0.32582303" calcext:value-type="float">
            <text:p>0.32582303</text:p>
          </table:table-cell>
          <table:table-cell office:value-type="float" office:value="0.36498527" calcext:value-type="float">
            <text:p>0.36498527</text:p>
          </table:table-cell>
          <table:table-cell office:value-type="float" office:value="0.37775524" calcext:value-type="float">
            <text:p>0.37775524</text:p>
          </table:table-cell>
        </table:table-row>
        <table:table-row table:style-name="ro1">
          <table:table-cell office:value-type="float" office:value="0.32500133" calcext:value-type="float">
            <text:p>0.32500133</text:p>
          </table:table-cell>
          <table:table-cell office:value-type="float" office:value="0.36425212" calcext:value-type="float">
            <text:p>0.36425212</text:p>
          </table:table-cell>
          <table:table-cell office:value-type="float" office:value="0.37696028" calcext:value-type="float">
            <text:p>0.37696028</text:p>
          </table:table-cell>
        </table:table-row>
        <table:table-row table:style-name="ro1">
          <table:table-cell office:value-type="float" office:value="0.32418256" calcext:value-type="float">
            <text:p>0.32418256</text:p>
          </table:table-cell>
          <table:table-cell office:value-type="float" office:value="0.36352054" calcext:value-type="float">
            <text:p>0.36352054</text:p>
          </table:table-cell>
          <table:table-cell office:value-type="float" office:value="0.37616779" calcext:value-type="float">
            <text:p>0.37616779</text:p>
          </table:table-cell>
        </table:table-row>
        <table:table-row table:style-name="ro1">
          <table:table-cell office:value-type="float" office:value="0.32336671" calcext:value-type="float">
            <text:p>0.32336671</text:p>
          </table:table-cell>
          <table:table-cell office:value-type="float" office:value="0.36279054" calcext:value-type="float">
            <text:p>0.36279054</text:p>
          </table:table-cell>
          <table:table-cell office:value-type="float" office:value="0.37537777" calcext:value-type="float">
            <text:p>0.37537777</text:p>
          </table:table-cell>
        </table:table-row>
        <table:table-row table:style-name="ro1">
          <table:table-cell office:value-type="float" office:value="0.32255378" calcext:value-type="float">
            <text:p>0.32255378</text:p>
          </table:table-cell>
          <table:table-cell office:value-type="float" office:value="0.36206209" calcext:value-type="float">
            <text:p>0.36206209</text:p>
          </table:table-cell>
          <table:table-cell office:value-type="float" office:value="0.37459021" calcext:value-type="float">
            <text:p>0.37459021</text:p>
          </table:table-cell>
        </table:table-row>
        <table:table-row table:style-name="ro1">
          <table:table-cell office:value-type="float" office:value="0.32174374" calcext:value-type="float">
            <text:p>0.32174374</text:p>
          </table:table-cell>
          <table:table-cell office:value-type="float" office:value="0.3613352" calcext:value-type="float">
            <text:p>0.3613352</text:p>
          </table:table-cell>
          <table:table-cell office:value-type="float" office:value="0.37380509" calcext:value-type="float">
            <text:p>0.37380509</text:p>
          </table:table-cell>
        </table:table-row>
        <table:table-row table:style-name="ro1">
          <table:table-cell office:value-type="float" office:value="0.32093659" calcext:value-type="float">
            <text:p>0.32093659</text:p>
          </table:table-cell>
          <table:table-cell office:value-type="float" office:value="0.36060985" calcext:value-type="float">
            <text:p>0.36060985</text:p>
          </table:table-cell>
          <table:table-cell office:value-type="float" office:value="0.37302241" calcext:value-type="float">
            <text:p>0.37302241</text:p>
          </table:table-cell>
        </table:table-row>
        <table:table-row table:style-name="ro1">
          <table:table-cell office:value-type="float" office:value="0.32013232" calcext:value-type="float">
            <text:p>0.32013232</text:p>
          </table:table-cell>
          <table:table-cell office:value-type="float" office:value="0.35988603" calcext:value-type="float">
            <text:p>0.35988603</text:p>
          </table:table-cell>
          <table:table-cell office:value-type="float" office:value="0.37224215" calcext:value-type="float">
            <text:p>0.37224215</text:p>
          </table:table-cell>
        </table:table-row>
        <table:table-row table:style-name="ro1">
          <table:table-cell office:value-type="float" office:value="0.31933092" calcext:value-type="float">
            <text:p>0.31933092</text:p>
          </table:table-cell>
          <table:table-cell office:value-type="float" office:value="0.35916373" calcext:value-type="float">
            <text:p>0.35916373</text:p>
          </table:table-cell>
          <table:table-cell office:value-type="float" office:value="0.37146431" calcext:value-type="float">
            <text:p>0.37146431</text:p>
          </table:table-cell>
        </table:table-row>
        <table:table-row table:style-name="ro1">
          <table:table-cell office:value-type="float" office:value="0.31853237" calcext:value-type="float">
            <text:p>0.31853237</text:p>
          </table:table-cell>
          <table:table-cell office:value-type="float" office:value="0.35844294" calcext:value-type="float">
            <text:p>0.35844294</text:p>
          </table:table-cell>
          <table:table-cell office:value-type="float" office:value="0.37068887" calcext:value-type="float">
            <text:p>0.37068887</text:p>
          </table:table-cell>
        </table:table-row>
        <table:table-row table:style-name="ro1">
          <table:table-cell office:value-type="float" office:value="0.31773666" calcext:value-type="float">
            <text:p>0.31773666</text:p>
          </table:table-cell>
          <table:table-cell office:value-type="float" office:value="0.35772365" calcext:value-type="float">
            <text:p>0.35772365</text:p>
          </table:table-cell>
          <table:table-cell office:value-type="float" office:value="0.36991583" calcext:value-type="float">
            <text:p>0.36991583</text:p>
          </table:table-cell>
        </table:table-row>
        <table:table-row table:style-name="ro1">
          <table:table-cell office:value-type="float" office:value="0.31694378" calcext:value-type="float">
            <text:p>0.31694378</text:p>
          </table:table-cell>
          <table:table-cell office:value-type="float" office:value="0.35700586" calcext:value-type="float">
            <text:p>0.35700586</text:p>
          </table:table-cell>
          <table:table-cell office:value-type="float" office:value="0.36914517" calcext:value-type="float">
            <text:p>0.36914517</text:p>
          </table:table-cell>
        </table:table-row>
        <table:table-row table:style-name="ro1">
          <table:table-cell office:value-type="float" office:value="0.31615373" calcext:value-type="float">
            <text:p>0.31615373</text:p>
          </table:table-cell>
          <table:table-cell office:value-type="float" office:value="0.35628955" calcext:value-type="float">
            <text:p>0.35628955</text:p>
          </table:table-cell>
          <table:table-cell office:value-type="float" office:value="0.36837688" calcext:value-type="float">
            <text:p>0.36837688</text:p>
          </table:table-cell>
        </table:table-row>
        <table:table-row table:style-name="ro1">
          <table:table-cell office:value-type="float" office:value="0.31536648" calcext:value-type="float">
            <text:p>0.31536648</text:p>
          </table:table-cell>
          <table:table-cell office:value-type="float" office:value="0.35557471" calcext:value-type="float">
            <text:p>0.35557471</text:p>
          </table:table-cell>
          <table:table-cell office:value-type="float" office:value="0.36761096" calcext:value-type="float">
            <text:p>0.36761096</text:p>
          </table:table-cell>
        </table:table-row>
        <table:table-row table:style-name="ro1">
          <table:table-cell office:value-type="float" office:value="0.31458204" calcext:value-type="float">
            <text:p>0.31458204</text:p>
          </table:table-cell>
          <table:table-cell office:value-type="float" office:value="0.35486134" calcext:value-type="float">
            <text:p>0.35486134</text:p>
          </table:table-cell>
          <table:table-cell office:value-type="float" office:value="0.3668474" calcext:value-type="float">
            <text:p>0.3668474</text:p>
          </table:table-cell>
        </table:table-row>
        <table:table-row table:style-name="ro1">
          <table:table-cell office:value-type="float" office:value="0.31380038" calcext:value-type="float">
            <text:p>0.31380038</text:p>
          </table:table-cell>
          <table:table-cell office:value-type="float" office:value="0.35414943" calcext:value-type="float">
            <text:p>0.35414943</text:p>
          </table:table-cell>
          <table:table-cell office:value-type="float" office:value="0.36608618" calcext:value-type="float">
            <text:p>0.36608618</text:p>
          </table:table-cell>
        </table:table-row>
        <table:table-row table:style-name="ro1">
          <table:table-cell office:value-type="float" office:value="0.3130215" calcext:value-type="float">
            <text:p>0.3130215</text:p>
          </table:table-cell>
          <table:table-cell office:value-type="float" office:value="0.35343897" calcext:value-type="float">
            <text:p>0.35343897</text:p>
          </table:table-cell>
          <table:table-cell office:value-type="float" office:value="0.3653273" calcext:value-type="float">
            <text:p>0.3653273</text:p>
          </table:table-cell>
        </table:table-row>
        <table:table-row table:style-name="ro1">
          <table:table-cell office:value-type="float" office:value="0.31224539" calcext:value-type="float">
            <text:p>0.31224539</text:p>
          </table:table-cell>
          <table:table-cell office:value-type="float" office:value="0.35272995" calcext:value-type="float">
            <text:p>0.35272995</text:p>
          </table:table-cell>
          <table:table-cell office:value-type="float" office:value="0.36457074" calcext:value-type="float">
            <text:p>0.36457074</text:p>
          </table:table-cell>
        </table:table-row>
        <table:table-row table:style-name="ro1">
          <table:table-cell office:value-type="float" office:value="0.31147202" calcext:value-type="float">
            <text:p>0.31147202</text:p>
          </table:table-cell>
          <table:table-cell office:value-type="float" office:value="0.35202236" calcext:value-type="float">
            <text:p>0.35202236</text:p>
          </table:table-cell>
          <table:table-cell office:value-type="float" office:value="0.36381649" calcext:value-type="float">
            <text:p>0.36381649</text:p>
          </table:table-cell>
        </table:table-row>
        <table:table-row table:style-name="ro1">
          <table:table-cell office:value-type="float" office:value="0.31070141" calcext:value-type="float">
            <text:p>0.31070141</text:p>
          </table:table-cell>
          <table:table-cell office:value-type="float" office:value="0.35131619" calcext:value-type="float">
            <text:p>0.35131619</text:p>
          </table:table-cell>
          <table:table-cell office:value-type="float" office:value="0.36306455" calcext:value-type="float">
            <text:p>0.36306455</text:p>
          </table:table-cell>
        </table:table-row>
        <table:table-row table:style-name="ro1">
          <table:table-cell office:value-type="float" office:value="0.30993353" calcext:value-type="float">
            <text:p>0.30993353</text:p>
          </table:table-cell>
          <table:table-cell office:value-type="float" office:value="0.35061144" calcext:value-type="float">
            <text:p>0.35061144</text:p>
          </table:table-cell>
          <table:table-cell office:value-type="float" office:value="0.36231491" calcext:value-type="float">
            <text:p>0.36231491</text:p>
          </table:table-cell>
        </table:table-row>
        <table:table-row table:style-name="ro1">
          <table:table-cell office:value-type="float" office:value="0.30916836" calcext:value-type="float">
            <text:p>0.30916836</text:p>
          </table:table-cell>
          <table:table-cell office:value-type="float" office:value="0.3499081" calcext:value-type="float">
            <text:p>0.3499081</text:p>
          </table:table-cell>
          <table:table-cell office:value-type="float" office:value="0.36156756" calcext:value-type="float">
            <text:p>0.36156756</text:p>
          </table:table-cell>
        </table:table-row>
        <table:table-row table:style-name="ro1">
          <table:table-cell office:value-type="float" office:value="0.30840591" calcext:value-type="float">
            <text:p>0.30840591</text:p>
          </table:table-cell>
          <table:table-cell office:value-type="float" office:value="0.34920616" calcext:value-type="float">
            <text:p>0.34920616</text:p>
          </table:table-cell>
          <table:table-cell office:value-type="float" office:value="0.36082248" calcext:value-type="float">
            <text:p>0.36082248</text:p>
          </table:table-cell>
        </table:table-row>
        <table:table-row table:style-name="ro1">
          <table:table-cell office:value-type="float" office:value="0.30764617" calcext:value-type="float">
            <text:p>0.30764617</text:p>
          </table:table-cell>
          <table:table-cell office:value-type="float" office:value="0.34850561" calcext:value-type="float">
            <text:p>0.34850561</text:p>
          </table:table-cell>
          <table:table-cell office:value-type="float" office:value="0.36007967" calcext:value-type="float">
            <text:p>0.36007967</text:p>
          </table:table-cell>
        </table:table-row>
        <table:table-row table:style-name="ro1">
          <table:table-cell office:value-type="float" office:value="0.30688911" calcext:value-type="float">
            <text:p>0.30688911</text:p>
          </table:table-cell>
          <table:table-cell office:value-type="float" office:value="0.34780645" calcext:value-type="float">
            <text:p>0.34780645</text:p>
          </table:table-cell>
          <table:table-cell office:value-type="float" office:value="0.35933912" calcext:value-type="float">
            <text:p>0.35933912</text:p>
          </table:table-cell>
        </table:table-row>
        <table:table-row table:style-name="ro1">
          <table:table-cell office:value-type="float" office:value="0.30613473" calcext:value-type="float">
            <text:p>0.30613473</text:p>
          </table:table-cell>
          <table:table-cell office:value-type="float" office:value="0.34710867" calcext:value-type="float">
            <text:p>0.34710867</text:p>
          </table:table-cell>
          <table:table-cell office:value-type="float" office:value="0.35860082" calcext:value-type="float">
            <text:p>0.35860082</text:p>
          </table:table-cell>
        </table:table-row>
        <table:table-row table:style-name="ro1">
          <table:table-cell office:value-type="float" office:value="0.30538302" calcext:value-type="float">
            <text:p>0.30538302</text:p>
          </table:table-cell>
          <table:table-cell office:value-type="float" office:value="0.34641225" calcext:value-type="float">
            <text:p>0.34641225</text:p>
          </table:table-cell>
          <table:table-cell office:value-type="float" office:value="0.35786476" calcext:value-type="float">
            <text:p>0.35786476</text:p>
          </table:table-cell>
        </table:table-row>
        <table:table-row table:style-name="ro1">
          <table:table-cell office:value-type="float" office:value="0.30463396" calcext:value-type="float">
            <text:p>0.30463396</text:p>
          </table:table-cell>
          <table:table-cell office:value-type="float" office:value="0.3457172" calcext:value-type="float">
            <text:p>0.3457172</text:p>
          </table:table-cell>
          <table:table-cell office:value-type="float" office:value="0.35713094" calcext:value-type="float">
            <text:p>0.35713094</text:p>
          </table:table-cell>
        </table:table-row>
        <table:table-row table:style-name="ro1">
          <table:table-cell office:value-type="float" office:value="0.30388756" calcext:value-type="float">
            <text:p>0.30388756</text:p>
          </table:table-cell>
          <table:table-cell office:value-type="float" office:value="0.34502351" calcext:value-type="float">
            <text:p>0.34502351</text:p>
          </table:table-cell>
          <table:table-cell office:value-type="float" office:value="0.35639933" calcext:value-type="float">
            <text:p>0.35639933</text:p>
          </table:table-cell>
        </table:table-row>
        <table:table-row table:style-name="ro1">
          <table:table-cell office:value-type="float" office:value="0.30314379" calcext:value-type="float">
            <text:p>0.30314379</text:p>
          </table:table-cell>
          <table:table-cell office:value-type="float" office:value="0.34433117" calcext:value-type="float">
            <text:p>0.34433117</text:p>
          </table:table-cell>
          <table:table-cell office:value-type="float" office:value="0.35566993" calcext:value-type="float">
            <text:p>0.35566993</text:p>
          </table:table-cell>
        </table:table-row>
        <table:table-row table:style-name="ro1">
          <table:table-cell office:value-type="float" office:value="0.30240265" calcext:value-type="float">
            <text:p>0.30240265</text:p>
          </table:table-cell>
          <table:table-cell office:value-type="float" office:value="0.34364017" calcext:value-type="float">
            <text:p>0.34364017</text:p>
          </table:table-cell>
          <table:table-cell office:value-type="float" office:value="0.35494274" calcext:value-type="float">
            <text:p>0.35494274</text:p>
          </table:table-cell>
        </table:table-row>
        <table:table-row table:style-name="ro1">
          <table:table-cell office:value-type="float" office:value="0.30166412" calcext:value-type="float">
            <text:p>0.30166412</text:p>
          </table:table-cell>
          <table:table-cell office:value-type="float" office:value="0.34295051" calcext:value-type="float">
            <text:p>0.34295051</text:p>
          </table:table-cell>
          <table:table-cell office:value-type="float" office:value="0.35421775" calcext:value-type="float">
            <text:p>0.35421775</text:p>
          </table:table-cell>
        </table:table-row>
        <table:table-row table:style-name="ro1">
          <table:table-cell office:value-type="float" office:value="0.3009282" calcext:value-type="float">
            <text:p>0.3009282</text:p>
          </table:table-cell>
          <table:table-cell office:value-type="float" office:value="0.34226217" calcext:value-type="float">
            <text:p>0.34226217</text:p>
          </table:table-cell>
          <table:table-cell office:value-type="float" office:value="0.35349494" calcext:value-type="float">
            <text:p>0.35349494</text:p>
          </table:table-cell>
        </table:table-row>
        <table:table-row table:style-name="ro1">
          <table:table-cell office:value-type="float" office:value="0.30019488" calcext:value-type="float">
            <text:p>0.30019488</text:p>
          </table:table-cell>
          <table:table-cell office:value-type="float" office:value="0.34157517" calcext:value-type="float">
            <text:p>0.34157517</text:p>
          </table:table-cell>
          <table:table-cell office:value-type="float" office:value="0.35277431" calcext:value-type="float">
            <text:p>0.35277431</text:p>
          </table:table-cell>
        </table:table-row>
        <table:table-row table:style-name="ro1">
          <table:table-cell office:value-type="float" office:value="0.29946414" calcext:value-type="float">
            <text:p>0.29946414</text:p>
          </table:table-cell>
          <table:table-cell office:value-type="float" office:value="0.34088948" calcext:value-type="float">
            <text:p>0.34088948</text:p>
          </table:table-cell>
          <table:table-cell office:value-type="float" office:value="0.35205585" calcext:value-type="float">
            <text:p>0.35205585</text:p>
          </table:table-cell>
        </table:table-row>
        <table:table-row table:style-name="ro1">
          <table:table-cell office:value-type="float" office:value="0.29873598" calcext:value-type="float">
            <text:p>0.29873598</text:p>
          </table:table-cell>
          <table:table-cell office:value-type="float" office:value="0.34020511" calcext:value-type="float">
            <text:p>0.34020511</text:p>
          </table:table-cell>
          <table:table-cell office:value-type="float" office:value="0.35133954" calcext:value-type="float">
            <text:p>0.35133954</text:p>
          </table:table-cell>
        </table:table-row>
        <table:table-row table:style-name="ro1">
          <table:table-cell office:value-type="float" office:value="0.29801037" calcext:value-type="float">
            <text:p>0.29801037</text:p>
          </table:table-cell>
          <table:table-cell office:value-type="float" office:value="0.33952204" calcext:value-type="float">
            <text:p>0.33952204</text:p>
          </table:table-cell>
          <table:table-cell office:value-type="float" office:value="0.35062539" calcext:value-type="float">
            <text:p>0.35062539</text:p>
          </table:table-cell>
        </table:table-row>
        <table:table-row table:style-name="ro1">
          <table:table-cell office:value-type="float" office:value="0.29728733" calcext:value-type="float">
            <text:p>0.29728733</text:p>
          </table:table-cell>
          <table:table-cell office:value-type="float" office:value="0.33884027" calcext:value-type="float">
            <text:p>0.33884027</text:p>
          </table:table-cell>
          <table:table-cell office:value-type="float" office:value="0.34991338" calcext:value-type="float">
            <text:p>0.34991338</text:p>
          </table:table-cell>
        </table:table-row>
        <table:table-row table:style-name="ro1">
          <table:table-cell office:value-type="float" office:value="0.29656683" calcext:value-type="float">
            <text:p>0.29656683</text:p>
          </table:table-cell>
          <table:table-cell office:value-type="float" office:value="0.3381598" calcext:value-type="float">
            <text:p>0.3381598</text:p>
          </table:table-cell>
          <table:table-cell office:value-type="float" office:value="0.3492035" calcext:value-type="float">
            <text:p>0.3492035</text:p>
          </table:table-cell>
        </table:table-row>
        <table:table-row table:style-name="ro1">
          <table:table-cell office:value-type="float" office:value="0.29584886" calcext:value-type="float">
            <text:p>0.29584886</text:p>
          </table:table-cell>
          <table:table-cell office:value-type="float" office:value="0.33748063" calcext:value-type="float">
            <text:p>0.33748063</text:p>
          </table:table-cell>
          <table:table-cell office:value-type="float" office:value="0.34849575" calcext:value-type="float">
            <text:p>0.34849575</text:p>
          </table:table-cell>
        </table:table-row>
        <table:table-row table:style-name="ro1">
          <table:table-cell office:value-type="float" office:value="0.29513341" calcext:value-type="float">
            <text:p>0.29513341</text:p>
          </table:table-cell>
          <table:table-cell office:value-type="float" office:value="0.33680273" calcext:value-type="float">
            <text:p>0.33680273</text:p>
          </table:table-cell>
          <table:table-cell office:value-type="float" office:value="0.34779011" calcext:value-type="float">
            <text:p>0.34779011</text:p>
          </table:table-cell>
        </table:table-row>
        <table:table-row table:style-name="ro1">
          <table:table-cell office:value-type="float" office:value="0.29442048" calcext:value-type="float">
            <text:p>0.29442048</text:p>
          </table:table-cell>
          <table:table-cell office:value-type="float" office:value="0.33612612" calcext:value-type="float">
            <text:p>0.33612612</text:p>
          </table:table-cell>
          <table:table-cell office:value-type="float" office:value="0.34708659" calcext:value-type="float">
            <text:p>0.34708659</text:p>
          </table:table-cell>
        </table:table-row>
        <table:table-row table:style-name="ro1">
          <table:table-cell office:value-type="float" office:value="0.29371005" calcext:value-type="float">
            <text:p>0.29371005</text:p>
          </table:table-cell>
          <table:table-cell office:value-type="float" office:value="0.33545079" calcext:value-type="float">
            <text:p>0.33545079</text:p>
          </table:table-cell>
          <table:table-cell office:value-type="float" office:value="0.34638516" calcext:value-type="float">
            <text:p>0.34638516</text:p>
          </table:table-cell>
        </table:table-row>
        <table:table-row table:style-name="ro1">
          <table:table-cell office:value-type="float" office:value="0.29300212" calcext:value-type="float">
            <text:p>0.29300212</text:p>
          </table:table-cell>
          <table:table-cell office:value-type="float" office:value="0.33477673" calcext:value-type="float">
            <text:p>0.33477673</text:p>
          </table:table-cell>
          <table:table-cell office:value-type="float" office:value="0.34568582" calcext:value-type="float">
            <text:p>0.34568582</text:p>
          </table:table-cell>
        </table:table-row>
        <table:table-row table:style-name="ro1">
          <table:table-cell office:value-type="float" office:value="0.29229667" calcext:value-type="float">
            <text:p>0.29229667</text:p>
          </table:table-cell>
          <table:table-cell office:value-type="float" office:value="0.33410393" calcext:value-type="float">
            <text:p>0.33410393</text:p>
          </table:table-cell>
          <table:table-cell office:value-type="float" office:value="0.34498857" calcext:value-type="float">
            <text:p>0.34498857</text:p>
          </table:table-cell>
        </table:table-row>
        <table:table-row table:style-name="ro1">
          <table:table-cell office:value-type="float" office:value="0.29159369" calcext:value-type="float">
            <text:p>0.29159369</text:p>
          </table:table-cell>
          <table:table-cell office:value-type="float" office:value="0.3334324" calcext:value-type="float">
            <text:p>0.3334324</text:p>
          </table:table-cell>
          <table:table-cell office:value-type="float" office:value="0.34429339" calcext:value-type="float">
            <text:p>0.34429339</text:p>
          </table:table-cell>
        </table:table-row>
        <table:table-row table:style-name="ro1">
          <table:table-cell office:value-type="float" office:value="0.29089318" calcext:value-type="float">
            <text:p>0.29089318</text:p>
          </table:table-cell>
          <table:table-cell office:value-type="float" office:value="0.33276213" calcext:value-type="float">
            <text:p>0.33276213</text:p>
          </table:table-cell>
          <table:table-cell office:value-type="float" office:value="0.34360028" calcext:value-type="float">
            <text:p>0.34360028</text:p>
          </table:table-cell>
        </table:table-row>
        <table:table-row table:style-name="ro1">
          <table:table-cell office:value-type="float" office:value="0.29019512" calcext:value-type="float">
            <text:p>0.29019512</text:p>
          </table:table-cell>
          <table:table-cell office:value-type="float" office:value="0.33209311" calcext:value-type="float">
            <text:p>0.33209311</text:p>
          </table:table-cell>
          <table:table-cell office:value-type="float" office:value="0.34290923" calcext:value-type="float">
            <text:p>0.34290923</text:p>
          </table:table-cell>
        </table:table-row>
        <table:table-row table:style-name="ro1">
          <table:table-cell office:value-type="float" office:value="0.28949951" calcext:value-type="float">
            <text:p>0.28949951</text:p>
          </table:table-cell>
          <table:table-cell office:value-type="float" office:value="0.33142534" calcext:value-type="float">
            <text:p>0.33142534</text:p>
          </table:table-cell>
          <table:table-cell office:value-type="float" office:value="0.34222022" calcext:value-type="float">
            <text:p>0.34222022</text:p>
          </table:table-cell>
        </table:table-row>
        <table:table-row table:style-name="ro1">
          <table:table-cell office:value-type="float" office:value="0.28880633" calcext:value-type="float">
            <text:p>0.28880633</text:p>
          </table:table-cell>
          <table:table-cell office:value-type="float" office:value="0.33075883" calcext:value-type="float">
            <text:p>0.33075883</text:p>
          </table:table-cell>
          <table:table-cell office:value-type="float" office:value="0.34153326" calcext:value-type="float">
            <text:p>0.34153326</text:p>
          </table:table-cell>
        </table:table-row>
        <table:table-row table:style-name="ro1">
          <table:table-cell office:value-type="float" office:value="0.28811557" calcext:value-type="float">
            <text:p>0.28811557</text:p>
          </table:table-cell>
          <table:table-cell office:value-type="float" office:value="0.33009355" calcext:value-type="float">
            <text:p>0.33009355</text:p>
          </table:table-cell>
          <table:table-cell office:value-type="float" office:value="0.34084834" calcext:value-type="float">
            <text:p>0.34084834</text:p>
          </table:table-cell>
        </table:table-row>
        <table:table-row table:style-name="ro1">
          <table:table-cell office:value-type="float" office:value="0.28742723" calcext:value-type="float">
            <text:p>0.28742723</text:p>
          </table:table-cell>
          <table:table-cell office:value-type="float" office:value="0.32942952" calcext:value-type="float">
            <text:p>0.32942952</text:p>
          </table:table-cell>
          <table:table-cell office:value-type="float" office:value="0.34016543" calcext:value-type="float">
            <text:p>0.34016543</text:p>
          </table:table-cell>
        </table:table-row>
        <table:table-row table:style-name="ro1">
          <table:table-cell office:value-type="float" office:value="0.28674129" calcext:value-type="float">
            <text:p>0.28674129</text:p>
          </table:table-cell>
          <table:table-cell office:value-type="float" office:value="0.32876672" calcext:value-type="float">
            <text:p>0.32876672</text:p>
          </table:table-cell>
          <table:table-cell office:value-type="float" office:value="0.33948455" calcext:value-type="float">
            <text:p>0.33948455</text:p>
          </table:table-cell>
        </table:table-row>
        <table:table-row table:style-name="ro1">
          <table:table-cell office:value-type="float" office:value="0.28605775" calcext:value-type="float">
            <text:p>0.28605775</text:p>
          </table:table-cell>
          <table:table-cell office:value-type="float" office:value="0.32810516" calcext:value-type="float">
            <text:p>0.32810516</text:p>
          </table:table-cell>
          <table:table-cell office:value-type="float" office:value="0.33880568" calcext:value-type="float">
            <text:p>0.33880568</text:p>
          </table:table-cell>
        </table:table-row>
        <table:table-row table:style-name="ro1">
          <table:table-cell office:value-type="float" office:value="0.2853766" calcext:value-type="float">
            <text:p>0.2853766</text:p>
          </table:table-cell>
          <table:table-cell office:value-type="float" office:value="0.32744483" calcext:value-type="float">
            <text:p>0.32744483</text:p>
          </table:table-cell>
          <table:table-cell office:value-type="float" office:value="0.33812881" calcext:value-type="float">
            <text:p>0.33812881</text:p>
          </table:table-cell>
        </table:table-row>
        <table:table-row table:style-name="ro1">
          <table:table-cell office:value-type="float" office:value="0.28469783" calcext:value-type="float">
            <text:p>0.28469783</text:p>
          </table:table-cell>
          <table:table-cell office:value-type="float" office:value="0.32678573" calcext:value-type="float">
            <text:p>0.32678573</text:p>
          </table:table-cell>
          <table:table-cell office:value-type="float" office:value="0.33745393" calcext:value-type="float">
            <text:p>0.33745393</text:p>
          </table:table-cell>
        </table:table-row>
        <table:table-row table:style-name="ro1">
          <table:table-cell office:value-type="float" office:value="0.28402142" calcext:value-type="float">
            <text:p>0.28402142</text:p>
          </table:table-cell>
          <table:table-cell office:value-type="float" office:value="0.32612786" calcext:value-type="float">
            <text:p>0.32612786</text:p>
          </table:table-cell>
          <table:table-cell office:value-type="float" office:value="0.33678104" calcext:value-type="float">
            <text:p>0.33678104</text:p>
          </table:table-cell>
        </table:table-row>
        <table:table-row table:style-name="ro1">
          <table:table-cell office:value-type="float" office:value="0.28334736" calcext:value-type="float">
            <text:p>0.28334736</text:p>
          </table:table-cell>
          <table:table-cell office:value-type="float" office:value="0.32547121" calcext:value-type="float">
            <text:p>0.32547121</text:p>
          </table:table-cell>
          <table:table-cell office:value-type="float" office:value="0.33611013" calcext:value-type="float">
            <text:p>0.33611013</text:p>
          </table:table-cell>
        </table:table-row>
        <table:table-row table:style-name="ro1">
          <table:table-cell office:value-type="float" office:value="0.28267566" calcext:value-type="float">
            <text:p>0.28267566</text:p>
          </table:table-cell>
          <table:table-cell office:value-type="float" office:value="0.32481578" calcext:value-type="float">
            <text:p>0.32481578</text:p>
          </table:table-cell>
          <table:table-cell office:value-type="float" office:value="0.33544119" calcext:value-type="float">
            <text:p>0.33544119</text:p>
          </table:table-cell>
        </table:table-row>
        <table:table-row table:style-name="ro1">
          <table:table-cell office:value-type="float" office:value="0.28200629" calcext:value-type="float">
            <text:p>0.28200629</text:p>
          </table:table-cell>
          <table:table-cell office:value-type="float" office:value="0.32416158" calcext:value-type="float">
            <text:p>0.32416158</text:p>
          </table:table-cell>
          <table:table-cell office:value-type="float" office:value="0.33477422" calcext:value-type="float">
            <text:p>0.33477422</text:p>
          </table:table-cell>
        </table:table-row>
        <table:table-row table:style-name="ro1">
          <table:table-cell office:value-type="float" office:value="0.28133926" calcext:value-type="float">
            <text:p>0.28133926</text:p>
          </table:table-cell>
          <table:table-cell office:value-type="float" office:value="0.32350859" calcext:value-type="float">
            <text:p>0.32350859</text:p>
          </table:table-cell>
          <table:table-cell office:value-type="float" office:value="0.3341092" calcext:value-type="float">
            <text:p>0.3341092</text:p>
          </table:table-cell>
        </table:table-row>
        <table:table-row table:style-name="ro1">
          <table:table-cell office:value-type="float" office:value="0.28067454" calcext:value-type="float">
            <text:p>0.28067454</text:p>
          </table:table-cell>
          <table:table-cell office:value-type="float" office:value="0.32285682" calcext:value-type="float">
            <text:p>0.32285682</text:p>
          </table:table-cell>
          <table:table-cell office:value-type="float" office:value="0.33344613" calcext:value-type="float">
            <text:p>0.33344613</text:p>
          </table:table-cell>
        </table:table-row>
        <table:table-row table:style-name="ro1">
          <table:table-cell office:value-type="float" office:value="0.28001214" calcext:value-type="float">
            <text:p>0.28001214</text:p>
          </table:table-cell>
          <table:table-cell office:value-type="float" office:value="0.32220626" calcext:value-type="float">
            <text:p>0.32220626</text:p>
          </table:table-cell>
          <table:table-cell office:value-type="float" office:value="0.332785" calcext:value-type="float">
            <text:p>0.332785</text:p>
          </table:table-cell>
        </table:table-row>
        <table:table-row table:style-name="ro1">
          <table:table-cell office:value-type="float" office:value="0.27935204" calcext:value-type="float">
            <text:p>0.27935204</text:p>
          </table:table-cell>
          <table:table-cell office:value-type="float" office:value="0.32155691" calcext:value-type="float">
            <text:p>0.32155691</text:p>
          </table:table-cell>
          <table:table-cell office:value-type="float" office:value="0.3321258" calcext:value-type="float">
            <text:p>0.3321258</text:p>
          </table:table-cell>
        </table:table-row>
        <table:table-row table:style-name="ro1">
          <table:table-cell office:value-type="float" office:value="0.27869423" calcext:value-type="float">
            <text:p>0.27869423</text:p>
          </table:table-cell>
          <table:table-cell office:value-type="float" office:value="0.32090878" calcext:value-type="float">
            <text:p>0.32090878</text:p>
          </table:table-cell>
          <table:table-cell office:value-type="float" office:value="0.33146853" calcext:value-type="float">
            <text:p>0.33146853</text:p>
          </table:table-cell>
        </table:table-row>
        <table:table-row table:style-name="ro1">
          <table:table-cell office:value-type="float" office:value="0.2780387" calcext:value-type="float">
            <text:p>0.2780387</text:p>
          </table:table-cell>
          <table:table-cell office:value-type="float" office:value="0.32026186" calcext:value-type="float">
            <text:p>0.32026186</text:p>
          </table:table-cell>
          <table:table-cell office:value-type="float" office:value="0.33081318" calcext:value-type="float">
            <text:p>0.33081318</text:p>
          </table:table-cell>
        </table:table-row>
        <table:table-row table:style-name="ro1">
          <table:table-cell office:value-type="float" office:value="0.27738545" calcext:value-type="float">
            <text:p>0.27738545</text:p>
          </table:table-cell>
          <table:table-cell office:value-type="float" office:value="0.31961615" calcext:value-type="float">
            <text:p>0.31961615</text:p>
          </table:table-cell>
          <table:table-cell office:value-type="float" office:value="0.33015974" calcext:value-type="float">
            <text:p>0.33015974</text:p>
          </table:table-cell>
        </table:table-row>
        <table:table-row table:style-name="ro1">
          <table:table-cell office:value-type="float" office:value="0.27673446" calcext:value-type="float">
            <text:p>0.27673446</text:p>
          </table:table-cell>
          <table:table-cell office:value-type="float" office:value="0.31897165" calcext:value-type="float">
            <text:p>0.31897165</text:p>
          </table:table-cell>
          <table:table-cell office:value-type="float" office:value="0.3295082" calcext:value-type="float">
            <text:p>0.3295082</text:p>
          </table:table-cell>
        </table:table-row>
        <table:table-row table:style-name="ro1">
          <table:table-cell office:value-type="float" office:value="0.27608573" calcext:value-type="float">
            <text:p>0.27608573</text:p>
          </table:table-cell>
          <table:table-cell office:value-type="float" office:value="0.31832835" calcext:value-type="float">
            <text:p>0.31832835</text:p>
          </table:table-cell>
          <table:table-cell office:value-type="float" office:value="0.32885856" calcext:value-type="float">
            <text:p>0.32885856</text:p>
          </table:table-cell>
        </table:table-row>
        <table:table-row table:style-name="ro1">
          <table:table-cell office:value-type="float" office:value="0.27543924" calcext:value-type="float">
            <text:p>0.27543924</text:p>
          </table:table-cell>
          <table:table-cell office:value-type="float" office:value="0.31768626" calcext:value-type="float">
            <text:p>0.31768626</text:p>
          </table:table-cell>
          <table:table-cell office:value-type="float" office:value="0.32821081" calcext:value-type="float">
            <text:p>0.32821081</text:p>
          </table:table-cell>
        </table:table-row>
        <table:table-row table:style-name="ro1">
          <table:table-cell office:value-type="float" office:value="0.27479499" calcext:value-type="float">
            <text:p>0.27479499</text:p>
          </table:table-cell>
          <table:table-cell office:value-type="float" office:value="0.31704539" calcext:value-type="float">
            <text:p>0.31704539</text:p>
          </table:table-cell>
          <table:table-cell office:value-type="float" office:value="0.32756494" calcext:value-type="float">
            <text:p>0.32756494</text:p>
          </table:table-cell>
        </table:table-row>
        <table:table-row table:style-name="ro1">
          <table:table-cell office:value-type="float" office:value="0.27415297" calcext:value-type="float">
            <text:p>0.27415297</text:p>
          </table:table-cell>
          <table:table-cell office:value-type="float" office:value="0.31640571" calcext:value-type="float">
            <text:p>0.31640571</text:p>
          </table:table-cell>
          <table:table-cell office:value-type="float" office:value="0.32692095" calcext:value-type="float">
            <text:p>0.32692095</text:p>
          </table:table-cell>
        </table:table-row>
        <table:table-row table:style-name="ro1">
          <table:table-cell office:value-type="float" office:value="0.27351318" calcext:value-type="float">
            <text:p>0.27351318</text:p>
          </table:table-cell>
          <table:table-cell office:value-type="float" office:value="0.31576725" calcext:value-type="float">
            <text:p>0.31576725</text:p>
          </table:table-cell>
          <table:table-cell office:value-type="float" office:value="0.32627882" calcext:value-type="float">
            <text:p>0.32627882</text:p>
          </table:table-cell>
        </table:table-row>
        <table:table-row table:style-name="ro1">
          <table:table-cell office:value-type="float" office:value="0.27287559" calcext:value-type="float">
            <text:p>0.27287559</text:p>
          </table:table-cell>
          <table:table-cell office:value-type="float" office:value="0.31512999" calcext:value-type="float">
            <text:p>0.31512999</text:p>
          </table:table-cell>
          <table:table-cell office:value-type="float" office:value="0.32563856" calcext:value-type="float">
            <text:p>0.32563856</text:p>
          </table:table-cell>
        </table:table-row>
        <table:table-row table:style-name="ro1">
          <table:table-cell office:value-type="float" office:value="0.2722402" calcext:value-type="float">
            <text:p>0.2722402</text:p>
          </table:table-cell>
          <table:table-cell office:value-type="float" office:value="0.31449393" calcext:value-type="float">
            <text:p>0.31449393</text:p>
          </table:table-cell>
          <table:table-cell office:value-type="float" office:value="0.32500014" calcext:value-type="float">
            <text:p>0.32500014</text:p>
          </table:table-cell>
        </table:table-row>
        <table:table-row table:style-name="ro1">
          <table:table-cell office:value-type="float" office:value="0.27160701" calcext:value-type="float">
            <text:p>0.27160701</text:p>
          </table:table-cell>
          <table:table-cell office:value-type="float" office:value="0.31385909" calcext:value-type="float">
            <text:p>0.31385909</text:p>
          </table:table-cell>
          <table:table-cell office:value-type="float" office:value="0.32436358" calcext:value-type="float">
            <text:p>0.32436358</text:p>
          </table:table-cell>
        </table:table-row>
        <table:table-row table:style-name="ro1">
          <table:table-cell office:value-type="float" office:value="0.27097601" calcext:value-type="float">
            <text:p>0.27097601</text:p>
          </table:table-cell>
          <table:table-cell office:value-type="float" office:value="0.31322545" calcext:value-type="float">
            <text:p>0.31322545</text:p>
          </table:table-cell>
          <table:table-cell office:value-type="float" office:value="0.32372885" calcext:value-type="float">
            <text:p>0.32372885</text:p>
          </table:table-cell>
        </table:table-row>
        <table:table-row table:style-name="ro1">
          <table:table-cell office:value-type="float" office:value="0.27034717" calcext:value-type="float">
            <text:p>0.27034717</text:p>
          </table:table-cell>
          <table:table-cell office:value-type="float" office:value="0.31259302" calcext:value-type="float">
            <text:p>0.31259302</text:p>
          </table:table-cell>
          <table:table-cell office:value-type="float" office:value="0.32309596" calcext:value-type="float">
            <text:p>0.32309596</text:p>
          </table:table-cell>
        </table:table-row>
        <table:table-row table:style-name="ro1">
          <table:table-cell office:value-type="float" office:value="0.26972051" calcext:value-type="float">
            <text:p>0.26972051</text:p>
          </table:table-cell>
          <table:table-cell office:value-type="float" office:value="0.3119618" calcext:value-type="float">
            <text:p>0.3119618</text:p>
          </table:table-cell>
          <table:table-cell office:value-type="float" office:value="0.32246489" calcext:value-type="float">
            <text:p>0.32246489</text:p>
          </table:table-cell>
        </table:table-row>
        <table:table-row table:style-name="ro1">
          <table:table-cell office:value-type="float" office:value="0.26909601" calcext:value-type="float">
            <text:p>0.26909601</text:p>
          </table:table-cell>
          <table:table-cell office:value-type="float" office:value="0.31133178" calcext:value-type="float">
            <text:p>0.31133178</text:p>
          </table:table-cell>
          <table:table-cell office:value-type="float" office:value="0.32183564" calcext:value-type="float">
            <text:p>0.32183564</text:p>
          </table:table-cell>
        </table:table-row>
        <table:table-row table:style-name="ro1">
          <table:table-cell office:value-type="float" office:value="0.26847365" calcext:value-type="float">
            <text:p>0.26847365</text:p>
          </table:table-cell>
          <table:table-cell office:value-type="float" office:value="0.31070298" calcext:value-type="float">
            <text:p>0.31070298</text:p>
          </table:table-cell>
          <table:table-cell office:value-type="float" office:value="0.32120821" calcext:value-type="float">
            <text:p>0.32120821</text:p>
          </table:table-cell>
        </table:table-row>
        <table:table-row table:style-name="ro1">
          <table:table-cell office:value-type="float" office:value="0.26785344" calcext:value-type="float">
            <text:p>0.26785344</text:p>
          </table:table-cell>
          <table:table-cell office:value-type="float" office:value="0.31007538" calcext:value-type="float">
            <text:p>0.31007538</text:p>
          </table:table-cell>
          <table:table-cell office:value-type="float" office:value="0.32058258" calcext:value-type="float">
            <text:p>0.32058258</text:p>
          </table:table-cell>
        </table:table-row>
        <table:table-row table:style-name="ro1">
          <table:table-cell office:value-type="float" office:value="0.26723536" calcext:value-type="float">
            <text:p>0.26723536</text:p>
          </table:table-cell>
          <table:table-cell office:value-type="float" office:value="0.309449" calcext:value-type="float">
            <text:p>0.309449</text:p>
          </table:table-cell>
          <table:table-cell office:value-type="float" office:value="0.31995874" calcext:value-type="float">
            <text:p>0.31995874</text:p>
          </table:table-cell>
        </table:table-row>
        <table:table-row table:style-name="ro1">
          <table:table-cell office:value-type="float" office:value="0.2666194" calcext:value-type="float">
            <text:p>0.2666194</text:p>
          </table:table-cell>
          <table:table-cell office:value-type="float" office:value="0.30882383" calcext:value-type="float">
            <text:p>0.30882383</text:p>
          </table:table-cell>
          <table:table-cell office:value-type="float" office:value="0.3193367" calcext:value-type="float">
            <text:p>0.3193367</text:p>
          </table:table-cell>
        </table:table-row>
        <table:table-row table:style-name="ro1">
          <table:table-cell office:value-type="float" office:value="0.26600556" calcext:value-type="float">
            <text:p>0.26600556</text:p>
          </table:table-cell>
          <table:table-cell office:value-type="float" office:value="0.30819988" calcext:value-type="float">
            <text:p>0.30819988</text:p>
          </table:table-cell>
          <table:table-cell office:value-type="float" office:value="0.31871645" calcext:value-type="float">
            <text:p>0.31871645</text:p>
          </table:table-cell>
        </table:table-row>
        <table:table-row table:style-name="ro1">
          <table:table-cell office:value-type="float" office:value="0.26539383" calcext:value-type="float">
            <text:p>0.26539383</text:p>
          </table:table-cell>
          <table:table-cell office:value-type="float" office:value="0.30757714" calcext:value-type="float">
            <text:p>0.30757714</text:p>
          </table:table-cell>
          <table:table-cell office:value-type="float" office:value="0.31809797" calcext:value-type="float">
            <text:p>0.31809797</text:p>
          </table:table-cell>
        </table:table-row>
        <table:table-row table:style-name="ro1">
          <table:table-cell office:value-type="float" office:value="0.26478419" calcext:value-type="float">
            <text:p>0.26478419</text:p>
          </table:table-cell>
          <table:table-cell office:value-type="float" office:value="0.30695562" calcext:value-type="float">
            <text:p>0.30695562</text:p>
          </table:table-cell>
          <table:table-cell office:value-type="float" office:value="0.31748126" calcext:value-type="float">
            <text:p>0.31748126</text:p>
          </table:table-cell>
        </table:table-row>
        <table:table-row table:style-name="ro1">
          <table:table-cell office:value-type="float" office:value="0.26417665" calcext:value-type="float">
            <text:p>0.26417665</text:p>
          </table:table-cell>
          <table:table-cell office:value-type="float" office:value="0.30633531" calcext:value-type="float">
            <text:p>0.30633531</text:p>
          </table:table-cell>
          <table:table-cell office:value-type="float" office:value="0.31686632" calcext:value-type="float">
            <text:p>0.31686632</text:p>
          </table:table-cell>
        </table:table-row>
        <table:table-row table:style-name="ro1">
          <table:table-cell office:value-type="float" office:value="0.26357119" calcext:value-type="float">
            <text:p>0.26357119</text:p>
          </table:table-cell>
          <table:table-cell office:value-type="float" office:value="0.30571623" calcext:value-type="float">
            <text:p>0.30571623</text:p>
          </table:table-cell>
          <table:table-cell office:value-type="float" office:value="0.31625314" calcext:value-type="float">
            <text:p>0.31625314</text:p>
          </table:table-cell>
        </table:table-row>
        <table:table-row table:style-name="ro1">
          <table:table-cell office:value-type="float" office:value="0.2629678" calcext:value-type="float">
            <text:p>0.2629678</text:p>
          </table:table-cell>
          <table:table-cell office:value-type="float" office:value="0.30509837" calcext:value-type="float">
            <text:p>0.30509837</text:p>
          </table:table-cell>
          <table:table-cell office:value-type="float" office:value="0.31564171" calcext:value-type="float">
            <text:p>0.31564171</text:p>
          </table:table-cell>
        </table:table-row>
        <table:table-row table:style-name="ro1">
          <table:table-cell office:value-type="float" office:value="0.26236648" calcext:value-type="float">
            <text:p>0.26236648</text:p>
          </table:table-cell>
          <table:table-cell office:value-type="float" office:value="0.30448173" calcext:value-type="float">
            <text:p>0.30448173</text:p>
          </table:table-cell>
          <table:table-cell office:value-type="float" office:value="0.31503203" calcext:value-type="float">
            <text:p>0.31503203</text:p>
          </table:table-cell>
        </table:table-row>
        <table:table-row table:style-name="ro1">
          <table:table-cell office:value-type="float" office:value="0.26176721" calcext:value-type="float">
            <text:p>0.26176721</text:p>
          </table:table-cell>
          <table:table-cell office:value-type="float" office:value="0.30386632" calcext:value-type="float">
            <text:p>0.30386632</text:p>
          </table:table-cell>
          <table:table-cell office:value-type="float" office:value="0.31442408" calcext:value-type="float">
            <text:p>0.31442408</text:p>
          </table:table-cell>
        </table:table-row>
        <table:table-row table:style-name="ro1">
          <table:table-cell office:value-type="float" office:value="0.26117" calcext:value-type="float">
            <text:p>0.26117</text:p>
          </table:table-cell>
          <table:table-cell office:value-type="float" office:value="0.30325213" calcext:value-type="float">
            <text:p>0.30325213</text:p>
          </table:table-cell>
          <table:table-cell office:value-type="float" office:value="0.31381787" calcext:value-type="float">
            <text:p>0.31381787</text:p>
          </table:table-cell>
        </table:table-row>
        <table:table-row table:style-name="ro1">
          <table:table-cell office:value-type="float" office:value="0.26057482" calcext:value-type="float">
            <text:p>0.26057482</text:p>
          </table:table-cell>
          <table:table-cell office:value-type="float" office:value="0.30263917" calcext:value-type="float">
            <text:p>0.30263917</text:p>
          </table:table-cell>
          <table:table-cell office:value-type="float" office:value="0.31321338" calcext:value-type="float">
            <text:p>0.31321338</text:p>
          </table:table-cell>
        </table:table-row>
        <table:table-row table:style-name="ro1">
          <table:table-cell office:value-type="float" office:value="0.25998168" calcext:value-type="float">
            <text:p>0.25998168</text:p>
          </table:table-cell>
          <table:table-cell office:value-type="float" office:value="0.30202745" calcext:value-type="float">
            <text:p>0.30202745</text:p>
          </table:table-cell>
          <table:table-cell office:value-type="float" office:value="0.31261061" calcext:value-type="float">
            <text:p>0.31261061</text:p>
          </table:table-cell>
        </table:table-row>
        <table:table-row table:style-name="ro1">
          <table:table-cell office:value-type="float" office:value="0.25939056" calcext:value-type="float">
            <text:p>0.25939056</text:p>
          </table:table-cell>
          <table:table-cell office:value-type="float" office:value="0.30141696" calcext:value-type="float">
            <text:p>0.30141696</text:p>
          </table:table-cell>
          <table:table-cell office:value-type="float" office:value="0.31200956" calcext:value-type="float">
            <text:p>0.31200956</text:p>
          </table:table-cell>
        </table:table-row>
        <table:table-row table:style-name="ro1">
          <table:table-cell office:value-type="float" office:value="0.25880146" calcext:value-type="float">
            <text:p>0.25880146</text:p>
          </table:table-cell>
          <table:table-cell office:value-type="float" office:value="0.3008077" calcext:value-type="float">
            <text:p>0.3008077</text:p>
          </table:table-cell>
          <table:table-cell office:value-type="float" office:value="0.31141021" calcext:value-type="float">
            <text:p>0.31141021</text:p>
          </table:table-cell>
        </table:table-row>
        <table:table-row table:style-name="ro1">
          <table:table-cell office:value-type="float" office:value="0.25821437" calcext:value-type="float">
            <text:p>0.25821437</text:p>
          </table:table-cell>
          <table:table-cell office:value-type="float" office:value="0.30019968" calcext:value-type="float">
            <text:p>0.30019968</text:p>
          </table:table-cell>
          <table:table-cell office:value-type="float" office:value="0.31081257" calcext:value-type="float">
            <text:p>0.31081257</text:p>
          </table:table-cell>
        </table:table-row>
        <table:table-row table:style-name="ro1">
          <table:table-cell office:value-type="float" office:value="0.25762928" calcext:value-type="float">
            <text:p>0.25762928</text:p>
          </table:table-cell>
          <table:table-cell office:value-type="float" office:value="0.29959291" calcext:value-type="float">
            <text:p>0.29959291</text:p>
          </table:table-cell>
          <table:table-cell office:value-type="float" office:value="0.31021662" calcext:value-type="float">
            <text:p>0.31021662</text:p>
          </table:table-cell>
        </table:table-row>
        <table:table-row table:style-name="ro1">
          <table:table-cell office:value-type="float" office:value="0.25704618" calcext:value-type="float">
            <text:p>0.25704618</text:p>
          </table:table-cell>
          <table:table-cell office:value-type="float" office:value="0.29898737" calcext:value-type="float">
            <text:p>0.29898737</text:p>
          </table:table-cell>
          <table:table-cell office:value-type="float" office:value="0.30962236" calcext:value-type="float">
            <text:p>0.30962236</text:p>
          </table:table-cell>
        </table:table-row>
        <table:table-row table:style-name="ro1">
          <table:table-cell office:value-type="float" office:value="0.25646507" calcext:value-type="float">
            <text:p>0.25646507</text:p>
          </table:table-cell>
          <table:table-cell office:value-type="float" office:value="0.29838308" calcext:value-type="float">
            <text:p>0.29838308</text:p>
          </table:table-cell>
          <table:table-cell office:value-type="float" office:value="0.30902978" calcext:value-type="float">
            <text:p>0.30902978</text:p>
          </table:table-cell>
        </table:table-row>
        <table:table-row table:style-name="ro1">
          <table:table-cell office:value-type="float" office:value="0.25588593" calcext:value-type="float">
            <text:p>0.25588593</text:p>
          </table:table-cell>
          <table:table-cell office:value-type="float" office:value="0.29778004" calcext:value-type="float">
            <text:p>0.29778004</text:p>
          </table:table-cell>
          <table:table-cell office:value-type="float" office:value="0.30843887" calcext:value-type="float">
            <text:p>0.30843887</text:p>
          </table:table-cell>
        </table:table-row>
        <table:table-row table:style-name="ro1">
          <table:table-cell office:value-type="float" office:value="0.25530876" calcext:value-type="float">
            <text:p>0.25530876</text:p>
          </table:table-cell>
          <table:table-cell office:value-type="float" office:value="0.29717824" calcext:value-type="float">
            <text:p>0.29717824</text:p>
          </table:table-cell>
          <table:table-cell office:value-type="float" office:value="0.30784964" calcext:value-type="float">
            <text:p>0.30784964</text:p>
          </table:table-cell>
        </table:table-row>
        <table:table-row table:style-name="ro1">
          <table:table-cell office:value-type="float" office:value="0.25473355" calcext:value-type="float">
            <text:p>0.25473355</text:p>
          </table:table-cell>
          <table:table-cell office:value-type="float" office:value="0.2965777" calcext:value-type="float">
            <text:p>0.2965777</text:p>
          </table:table-cell>
          <table:table-cell office:value-type="float" office:value="0.30726207" calcext:value-type="float">
            <text:p>0.30726207</text:p>
          </table:table-cell>
        </table:table-row>
        <table:table-row table:style-name="ro1">
          <table:table-cell office:value-type="float" office:value="0.2541603" calcext:value-type="float">
            <text:p>0.2541603</text:p>
          </table:table-cell>
          <table:table-cell office:value-type="float" office:value="0.29597842" calcext:value-type="float">
            <text:p>0.29597842</text:p>
          </table:table-cell>
          <table:table-cell office:value-type="float" office:value="0.30667615" calcext:value-type="float">
            <text:p>0.30667615</text:p>
          </table:table-cell>
        </table:table-row>
        <table:table-row table:style-name="ro1">
          <table:table-cell office:value-type="float" office:value="0.25358899" calcext:value-type="float">
            <text:p>0.25358899</text:p>
          </table:table-cell>
          <table:table-cell office:value-type="float" office:value="0.29538039" calcext:value-type="float">
            <text:p>0.29538039</text:p>
          </table:table-cell>
          <table:table-cell office:value-type="float" office:value="0.30609189" calcext:value-type="float">
            <text:p>0.30609189</text:p>
          </table:table-cell>
        </table:table-row>
        <table:table-row table:style-name="ro1">
          <table:table-cell office:value-type="float" office:value="0.25301961" calcext:value-type="float">
            <text:p>0.25301961</text:p>
          </table:table-cell>
          <table:table-cell office:value-type="float" office:value="0.29478362" calcext:value-type="float">
            <text:p>0.29478362</text:p>
          </table:table-cell>
          <table:table-cell office:value-type="float" office:value="0.30550928" calcext:value-type="float">
            <text:p>0.30550928</text:p>
          </table:table-cell>
        </table:table-row>
        <table:table-row table:style-name="ro1">
          <table:table-cell office:value-type="float" office:value="0.25245217" calcext:value-type="float">
            <text:p>0.25245217</text:p>
          </table:table-cell>
          <table:table-cell office:value-type="float" office:value="0.29418812" calcext:value-type="float">
            <text:p>0.29418812</text:p>
          </table:table-cell>
          <table:table-cell office:value-type="float" office:value="0.3049283" calcext:value-type="float">
            <text:p>0.3049283</text:p>
          </table:table-cell>
        </table:table-row>
        <table:table-row table:style-name="ro1">
          <table:table-cell office:value-type="float" office:value="0.25188665" calcext:value-type="float">
            <text:p>0.25188665</text:p>
          </table:table-cell>
          <table:table-cell office:value-type="float" office:value="0.29359388" calcext:value-type="float">
            <text:p>0.29359388</text:p>
          </table:table-cell>
          <table:table-cell office:value-type="float" office:value="0.30434896" calcext:value-type="float">
            <text:p>0.30434896</text:p>
          </table:table-cell>
        </table:table-row>
        <table:table-row table:style-name="ro1">
          <table:table-cell office:value-type="float" office:value="0.25132305" calcext:value-type="float">
            <text:p>0.25132305</text:p>
          </table:table-cell>
          <table:table-cell office:value-type="float" office:value="0.29300091" calcext:value-type="float">
            <text:p>0.29300091</text:p>
          </table:table-cell>
          <table:table-cell office:value-type="float" office:value="0.30377125" calcext:value-type="float">
            <text:p>0.30377125</text:p>
          </table:table-cell>
        </table:table-row>
        <table:table-row table:style-name="ro1">
          <table:table-cell office:value-type="float" office:value="0.25076135" calcext:value-type="float">
            <text:p>0.25076135</text:p>
          </table:table-cell>
          <table:table-cell office:value-type="float" office:value="0.29240921" calcext:value-type="float">
            <text:p>0.29240921</text:p>
          </table:table-cell>
          <table:table-cell office:value-type="float" office:value="0.30319516" calcext:value-type="float">
            <text:p>0.30319516</text:p>
          </table:table-cell>
        </table:table-row>
        <table:table-row table:style-name="ro1">
          <table:table-cell office:value-type="float" office:value="0.25020155" calcext:value-type="float">
            <text:p>0.25020155</text:p>
          </table:table-cell>
          <table:table-cell office:value-type="float" office:value="0.29181878" calcext:value-type="float">
            <text:p>0.29181878</text:p>
          </table:table-cell>
          <table:table-cell office:value-type="float" office:value="0.30262068" calcext:value-type="float">
            <text:p>0.30262068</text:p>
          </table:table-cell>
        </table:table-row>
        <table:table-row table:style-name="ro1">
          <table:table-cell office:value-type="float" office:value="0.24964364" calcext:value-type="float">
            <text:p>0.24964364</text:p>
          </table:table-cell>
          <table:table-cell office:value-type="float" office:value="0.29122963" calcext:value-type="float">
            <text:p>0.29122963</text:p>
          </table:table-cell>
          <table:table-cell office:value-type="float" office:value="0.30204782" calcext:value-type="float">
            <text:p>0.30204782</text:p>
          </table:table-cell>
        </table:table-row>
        <table:table-row table:style-name="ro1">
          <table:table-cell office:value-type="float" office:value="0.24908762" calcext:value-type="float">
            <text:p>0.24908762</text:p>
          </table:table-cell>
          <table:table-cell office:value-type="float" office:value="0.29064175" calcext:value-type="float">
            <text:p>0.29064175</text:p>
          </table:table-cell>
          <table:table-cell office:value-type="float" office:value="0.30147656" calcext:value-type="float">
            <text:p>0.30147656</text:p>
          </table:table-cell>
        </table:table-row>
        <table:table-row table:style-name="ro1">
          <table:table-cell office:value-type="float" office:value="0.24853347" calcext:value-type="float">
            <text:p>0.24853347</text:p>
          </table:table-cell>
          <table:table-cell office:value-type="float" office:value="0.29005516" calcext:value-type="float">
            <text:p>0.29005516</text:p>
          </table:table-cell>
          <table:table-cell office:value-type="float" office:value="0.30090689" calcext:value-type="float">
            <text:p>0.30090689</text:p>
          </table:table-cell>
        </table:table-row>
        <table:table-row table:style-name="ro1">
          <table:table-cell office:value-type="float" office:value="0.24798119" calcext:value-type="float">
            <text:p>0.24798119</text:p>
          </table:table-cell>
          <table:table-cell office:value-type="float" office:value="0.28946985" calcext:value-type="float">
            <text:p>0.28946985</text:p>
          </table:table-cell>
          <table:table-cell office:value-type="float" office:value="0.30033883" calcext:value-type="float">
            <text:p>0.30033883</text:p>
          </table:table-cell>
        </table:table-row>
        <table:table-row table:style-name="ro1">
          <table:table-cell office:value-type="float" office:value="0.24743078" calcext:value-type="float">
            <text:p>0.24743078</text:p>
          </table:table-cell>
          <table:table-cell office:value-type="float" office:value="0.28888583" calcext:value-type="float">
            <text:p>0.28888583</text:p>
          </table:table-cell>
          <table:table-cell office:value-type="float" office:value="0.29977234" calcext:value-type="float">
            <text:p>0.29977234</text:p>
          </table:table-cell>
        </table:table-row>
        <table:table-row table:style-name="ro1">
          <table:table-cell office:value-type="float" office:value="0.24688221" calcext:value-type="float">
            <text:p>0.24688221</text:p>
          </table:table-cell>
          <table:table-cell office:value-type="float" office:value="0.2883031" calcext:value-type="float">
            <text:p>0.2883031</text:p>
          </table:table-cell>
          <table:table-cell office:value-type="float" office:value="0.29920744" calcext:value-type="float">
            <text:p>0.29920744</text:p>
          </table:table-cell>
        </table:table-row>
        <table:table-row table:style-name="ro1">
          <table:table-cell office:value-type="float" office:value="0.2463355" calcext:value-type="float">
            <text:p>0.2463355</text:p>
          </table:table-cell>
          <table:table-cell office:value-type="float" office:value="0.28772166" calcext:value-type="float">
            <text:p>0.28772166</text:p>
          </table:table-cell>
          <table:table-cell office:value-type="float" office:value="0.29864412" calcext:value-type="float">
            <text:p>0.29864412</text:p>
          </table:table-cell>
        </table:table-row>
        <table:table-row table:style-name="ro1">
          <table:table-cell office:value-type="float" office:value="0.24579063" calcext:value-type="float">
            <text:p>0.24579063</text:p>
          </table:table-cell>
          <table:table-cell office:value-type="float" office:value="0.28714151" calcext:value-type="float">
            <text:p>0.28714151</text:p>
          </table:table-cell>
          <table:table-cell office:value-type="float" office:value="0.29808237" calcext:value-type="float">
            <text:p>0.29808237</text:p>
          </table:table-cell>
        </table:table-row>
        <table:table-row table:style-name="ro1">
          <table:table-cell office:value-type="float" office:value="0.24524758" calcext:value-type="float">
            <text:p>0.24524758</text:p>
          </table:table-cell>
          <table:table-cell office:value-type="float" office:value="0.28656266" calcext:value-type="float">
            <text:p>0.28656266</text:p>
          </table:table-cell>
          <table:table-cell office:value-type="float" office:value="0.29752218" calcext:value-type="float">
            <text:p>0.29752218</text:p>
          </table:table-cell>
        </table:table-row>
        <table:table-row table:style-name="ro1">
          <table:table-cell office:value-type="float" office:value="0.24470637" calcext:value-type="float">
            <text:p>0.24470637</text:p>
          </table:table-cell>
          <table:table-cell office:value-type="float" office:value="0.28598511" calcext:value-type="float">
            <text:p>0.28598511</text:p>
          </table:table-cell>
          <table:table-cell office:value-type="float" office:value="0.29696355" calcext:value-type="float">
            <text:p>0.29696355</text:p>
          </table:table-cell>
        </table:table-row>
        <table:table-row table:style-name="ro1">
          <table:table-cell office:value-type="float" office:value="0.24416697" calcext:value-type="float">
            <text:p>0.24416697</text:p>
          </table:table-cell>
          <table:table-cell office:value-type="float" office:value="0.28540886" calcext:value-type="float">
            <text:p>0.28540886</text:p>
          </table:table-cell>
          <table:table-cell office:value-type="float" office:value="0.29640647" calcext:value-type="float">
            <text:p>0.29640647</text:p>
          </table:table-cell>
        </table:table-row>
        <table:table-row table:style-name="ro1">
          <table:table-cell office:value-type="float" office:value="0.24362938" calcext:value-type="float">
            <text:p>0.24362938</text:p>
          </table:table-cell>
          <table:table-cell office:value-type="float" office:value="0.28483392" calcext:value-type="float">
            <text:p>0.28483392</text:p>
          </table:table-cell>
          <table:table-cell office:value-type="float" office:value="0.29585094" calcext:value-type="float">
            <text:p>0.29585094</text:p>
          </table:table-cell>
        </table:table-row>
        <table:table-row table:style-name="ro1">
          <table:table-cell office:value-type="float" office:value="0.24309359" calcext:value-type="float">
            <text:p>0.24309359</text:p>
          </table:table-cell>
          <table:table-cell office:value-type="float" office:value="0.28426028" calcext:value-type="float">
            <text:p>0.28426028</text:p>
          </table:table-cell>
          <table:table-cell office:value-type="float" office:value="0.29529695" calcext:value-type="float">
            <text:p>0.29529695</text:p>
          </table:table-cell>
        </table:table-row>
        <table:table-row table:style-name="ro1">
          <table:table-cell office:value-type="float" office:value="0.2425596" calcext:value-type="float">
            <text:p>0.2425596</text:p>
          </table:table-cell>
          <table:table-cell office:value-type="float" office:value="0.28368795" calcext:value-type="float">
            <text:p>0.28368795</text:p>
          </table:table-cell>
          <table:table-cell office:value-type="float" office:value="0.2947445" calcext:value-type="float">
            <text:p>0.2947445</text:p>
          </table:table-cell>
        </table:table-row>
        <table:table-row table:style-name="ro1">
          <table:table-cell office:value-type="float" office:value="0.2420274" calcext:value-type="float">
            <text:p>0.2420274</text:p>
          </table:table-cell>
          <table:table-cell office:value-type="float" office:value="0.28311693" calcext:value-type="float">
            <text:p>0.28311693</text:p>
          </table:table-cell>
          <table:table-cell office:value-type="float" office:value="0.29419358" calcext:value-type="float">
            <text:p>0.29419358</text:p>
          </table:table-cell>
        </table:table-row>
        <table:table-row table:style-name="ro1">
          <table:table-cell office:value-type="float" office:value="0.24149698" calcext:value-type="float">
            <text:p>0.24149698</text:p>
          </table:table-cell>
          <table:table-cell office:value-type="float" office:value="0.28254723" calcext:value-type="float">
            <text:p>0.28254723</text:p>
          </table:table-cell>
          <table:table-cell office:value-type="float" office:value="0.29364419" calcext:value-type="float">
            <text:p>0.29364419</text:p>
          </table:table-cell>
        </table:table-row>
        <table:table-row table:style-name="ro1">
          <table:table-cell office:value-type="float" office:value="0.24096834" calcext:value-type="float">
            <text:p>0.24096834</text:p>
          </table:table-cell>
          <table:table-cell office:value-type="float" office:value="0.28197884" calcext:value-type="float">
            <text:p>0.28197884</text:p>
          </table:table-cell>
          <table:table-cell office:value-type="float" office:value="0.29309632" calcext:value-type="float">
            <text:p>0.29309632</text:p>
          </table:table-cell>
        </table:table-row>
        <table:table-row table:style-name="ro1">
          <table:table-cell office:value-type="float" office:value="0.24044146" calcext:value-type="float">
            <text:p>0.24044146</text:p>
          </table:table-cell>
          <table:table-cell office:value-type="float" office:value="0.28141177" calcext:value-type="float">
            <text:p>0.28141177</text:p>
          </table:table-cell>
          <table:table-cell office:value-type="float" office:value="0.29254996" calcext:value-type="float">
            <text:p>0.29254996</text:p>
          </table:table-cell>
        </table:table-row>
        <table:table-row table:style-name="ro1">
          <table:table-cell office:value-type="float" office:value="0.23991635" calcext:value-type="float">
            <text:p>0.23991635</text:p>
          </table:table-cell>
          <table:table-cell office:value-type="float" office:value="0.28084602" calcext:value-type="float">
            <text:p>0.28084602</text:p>
          </table:table-cell>
          <table:table-cell office:value-type="float" office:value="0.29200512" calcext:value-type="float">
            <text:p>0.29200512</text:p>
          </table:table-cell>
        </table:table-row>
        <table:table-row table:style-name="ro1">
          <table:table-cell office:value-type="float" office:value="0.23939299" calcext:value-type="float">
            <text:p>0.23939299</text:p>
          </table:table-cell>
          <table:table-cell office:value-type="float" office:value="0.28028159" calcext:value-type="float">
            <text:p>0.28028159</text:p>
          </table:table-cell>
          <table:table-cell office:value-type="float" office:value="0.29146177" calcext:value-type="float">
            <text:p>0.29146177</text:p>
          </table:table-cell>
        </table:table-row>
        <table:table-row table:style-name="ro1">
          <table:table-cell office:value-type="float" office:value="0.23887137" calcext:value-type="float">
            <text:p>0.23887137</text:p>
          </table:table-cell>
          <table:table-cell office:value-type="float" office:value="0.27971848" calcext:value-type="float">
            <text:p>0.27971848</text:p>
          </table:table-cell>
          <table:table-cell office:value-type="float" office:value="0.29091993" calcext:value-type="float">
            <text:p>0.29091993</text:p>
          </table:table-cell>
        </table:table-row>
        <table:table-row table:style-name="ro1">
          <table:table-cell office:value-type="float" office:value="0.2383515" calcext:value-type="float">
            <text:p>0.2383515</text:p>
          </table:table-cell>
          <table:table-cell office:value-type="float" office:value="0.2791567" calcext:value-type="float">
            <text:p>0.2791567</text:p>
          </table:table-cell>
          <table:table-cell office:value-type="float" office:value="0.29037958" calcext:value-type="float">
            <text:p>0.29037958</text:p>
          </table:table-cell>
        </table:table-row>
        <table:table-row table:style-name="ro1">
          <table:table-cell office:value-type="float" office:value="0.23783336" calcext:value-type="float">
            <text:p>0.23783336</text:p>
          </table:table-cell>
          <table:table-cell office:value-type="float" office:value="0.27859625" calcext:value-type="float">
            <text:p>0.27859625</text:p>
          </table:table-cell>
          <table:table-cell office:value-type="float" office:value="0.28984072" calcext:value-type="float">
            <text:p>0.28984072</text:p>
          </table:table-cell>
        </table:table-row>
        <table:table-row table:style-name="ro1">
          <table:table-cell office:value-type="float" office:value="0.23731694" calcext:value-type="float">
            <text:p>0.23731694</text:p>
          </table:table-cell>
          <table:table-cell office:value-type="float" office:value="0.27803713" calcext:value-type="float">
            <text:p>0.27803713</text:p>
          </table:table-cell>
          <table:table-cell office:value-type="float" office:value="0.28930334" calcext:value-type="float">
            <text:p>0.28930334</text:p>
          </table:table-cell>
        </table:table-row>
        <table:table-row table:style-name="ro1">
          <table:table-cell office:value-type="float" office:value="0.23680225" calcext:value-type="float">
            <text:p>0.23680225</text:p>
          </table:table-cell>
          <table:table-cell office:value-type="float" office:value="0.27747934" calcext:value-type="float">
            <text:p>0.27747934</text:p>
          </table:table-cell>
          <table:table-cell office:value-type="float" office:value="0.28876744" calcext:value-type="float">
            <text:p>0.28876744</text:p>
          </table:table-cell>
        </table:table-row>
        <table:table-row table:style-name="ro1">
          <table:table-cell office:value-type="float" office:value="0.23628926" calcext:value-type="float">
            <text:p>0.23628926</text:p>
          </table:table-cell>
          <table:table-cell office:value-type="float" office:value="0.27692289" calcext:value-type="float">
            <text:p>0.27692289</text:p>
          </table:table-cell>
          <table:table-cell office:value-type="float" office:value="0.28823302" calcext:value-type="float">
            <text:p>0.28823302</text:p>
          </table:table-cell>
        </table:table-row>
        <table:table-row table:style-name="ro1">
          <table:table-cell office:value-type="float" office:value="0.23577799" calcext:value-type="float">
            <text:p>0.23577799</text:p>
          </table:table-cell>
          <table:table-cell office:value-type="float" office:value="0.27636777" calcext:value-type="float">
            <text:p>0.27636777</text:p>
          </table:table-cell>
          <table:table-cell office:value-type="float" office:value="0.28770006" calcext:value-type="float">
            <text:p>0.28770006</text:p>
          </table:table-cell>
        </table:table-row>
        <table:table-row table:style-name="ro1">
          <table:table-cell office:value-type="float" office:value="0.23526841" calcext:value-type="float">
            <text:p>0.23526841</text:p>
          </table:table-cell>
          <table:table-cell office:value-type="float" office:value="0.27581398" calcext:value-type="float">
            <text:p>0.27581398</text:p>
          </table:table-cell>
          <table:table-cell office:value-type="float" office:value="0.28716856" calcext:value-type="float">
            <text:p>0.28716856</text:p>
          </table:table-cell>
        </table:table-row>
        <table:table-row table:style-name="ro1">
          <table:table-cell office:value-type="float" office:value="0.23476052" calcext:value-type="float">
            <text:p>0.23476052</text:p>
          </table:table-cell>
          <table:table-cell office:value-type="float" office:value="0.27526154" calcext:value-type="float">
            <text:p>0.27526154</text:p>
          </table:table-cell>
          <table:table-cell office:value-type="float" office:value="0.28663852" calcext:value-type="float">
            <text:p>0.28663852</text:p>
          </table:table-cell>
        </table:table-row>
        <table:table-row table:style-name="ro1">
          <table:table-cell office:value-type="float" office:value="0.23425432" calcext:value-type="float">
            <text:p>0.23425432</text:p>
          </table:table-cell>
          <table:table-cell office:value-type="float" office:value="0.27471043" calcext:value-type="float">
            <text:p>0.27471043</text:p>
          </table:table-cell>
          <table:table-cell office:value-type="float" office:value="0.28610993" calcext:value-type="float">
            <text:p>0.28610993</text:p>
          </table:table-cell>
        </table:table-row>
        <table:table-row table:style-name="ro1">
          <table:table-cell office:value-type="float" office:value="0.2337498" calcext:value-type="float">
            <text:p>0.2337498</text:p>
          </table:table-cell>
          <table:table-cell office:value-type="float" office:value="0.27416066" calcext:value-type="float">
            <text:p>0.27416066</text:p>
          </table:table-cell>
          <table:table-cell office:value-type="float" office:value="0.28558279" calcext:value-type="float">
            <text:p>0.28558279</text:p>
          </table:table-cell>
        </table:table-row>
        <table:table-row table:style-name="ro1">
          <table:table-cell office:value-type="float" office:value="0.23324695" calcext:value-type="float">
            <text:p>0.23324695</text:p>
          </table:table-cell>
          <table:table-cell office:value-type="float" office:value="0.27361224" calcext:value-type="float">
            <text:p>0.27361224</text:p>
          </table:table-cell>
          <table:table-cell office:value-type="float" office:value="0.2850571" calcext:value-type="float">
            <text:p>0.2850571</text:p>
          </table:table-cell>
        </table:table-row>
        <table:table-row table:style-name="ro1">
          <table:table-cell office:value-type="float" office:value="0.23274576" calcext:value-type="float">
            <text:p>0.23274576</text:p>
          </table:table-cell>
          <table:table-cell office:value-type="float" office:value="0.27306516" calcext:value-type="float">
            <text:p>0.27306516</text:p>
          </table:table-cell>
          <table:table-cell office:value-type="float" office:value="0.28453284" calcext:value-type="float">
            <text:p>0.28453284</text:p>
          </table:table-cell>
        </table:table-row>
        <table:table-row table:style-name="ro1">
          <table:table-cell office:value-type="float" office:value="0.23224624" calcext:value-type="float">
            <text:p>0.23224624</text:p>
          </table:table-cell>
          <table:table-cell office:value-type="float" office:value="0.27251943" calcext:value-type="float">
            <text:p>0.27251943</text:p>
          </table:table-cell>
          <table:table-cell office:value-type="float" office:value="0.28401001" calcext:value-type="float">
            <text:p>0.28401001</text:p>
          </table:table-cell>
        </table:table-row>
        <table:table-row table:style-name="ro1">
          <table:table-cell office:value-type="float" office:value="0.23174837" calcext:value-type="float">
            <text:p>0.23174837</text:p>
          </table:table-cell>
          <table:table-cell office:value-type="float" office:value="0.27197504" calcext:value-type="float">
            <text:p>0.27197504</text:p>
          </table:table-cell>
          <table:table-cell office:value-type="float" office:value="0.28348861" calcext:value-type="float">
            <text:p>0.28348861</text:p>
          </table:table-cell>
        </table:table-row>
        <table:table-row table:style-name="ro1">
          <table:table-cell office:value-type="float" office:value="0.23125214" calcext:value-type="float">
            <text:p>0.23125214</text:p>
          </table:table-cell>
          <table:table-cell office:value-type="float" office:value="0.27143199" calcext:value-type="float">
            <text:p>0.27143199</text:p>
          </table:table-cell>
          <table:table-cell office:value-type="float" office:value="0.28296863" calcext:value-type="float">
            <text:p>0.28296863</text:p>
          </table:table-cell>
        </table:table-row>
        <table:table-row table:style-name="ro1">
          <table:table-cell office:value-type="float" office:value="0.23075755" calcext:value-type="float">
            <text:p>0.23075755</text:p>
          </table:table-cell>
          <table:table-cell office:value-type="float" office:value="0.2708903" calcext:value-type="float">
            <text:p>0.2708903</text:p>
          </table:table-cell>
          <table:table-cell office:value-type="float" office:value="0.28245007" calcext:value-type="float">
            <text:p>0.28245007</text:p>
          </table:table-cell>
        </table:table-row>
        <table:table-row table:style-name="ro1">
          <table:table-cell office:value-type="float" office:value="0.2302646" calcext:value-type="float">
            <text:p>0.2302646</text:p>
          </table:table-cell>
          <table:table-cell office:value-type="float" office:value="0.27034995" calcext:value-type="float">
            <text:p>0.27034995</text:p>
          </table:table-cell>
          <table:table-cell office:value-type="float" office:value="0.28193292" calcext:value-type="float">
            <text:p>0.28193292</text:p>
          </table:table-cell>
        </table:table-row>
        <table:table-row table:style-name="ro1">
          <table:table-cell office:value-type="float" office:value="0.22977327" calcext:value-type="float">
            <text:p>0.22977327</text:p>
          </table:table-cell>
          <table:table-cell office:value-type="float" office:value="0.26981095" calcext:value-type="float">
            <text:p>0.26981095</text:p>
          </table:table-cell>
          <table:table-cell office:value-type="float" office:value="0.28141718" calcext:value-type="float">
            <text:p>0.28141718</text:p>
          </table:table-cell>
        </table:table-row>
        <table:table-row table:style-name="ro1">
          <table:table-cell office:value-type="float" office:value="0.22928356" calcext:value-type="float">
            <text:p>0.22928356</text:p>
          </table:table-cell>
          <table:table-cell office:value-type="float" office:value="0.2692733" calcext:value-type="float">
            <text:p>0.2692733</text:p>
          </table:table-cell>
          <table:table-cell office:value-type="float" office:value="0.28090284" calcext:value-type="float">
            <text:p>0.28090284</text:p>
          </table:table-cell>
        </table:table-row>
        <table:table-row table:style-name="ro1">
          <table:table-cell office:value-type="float" office:value="0.22879547" calcext:value-type="float">
            <text:p>0.22879547</text:p>
          </table:table-cell>
          <table:table-cell office:value-type="float" office:value="0.26873701" calcext:value-type="float">
            <text:p>0.26873701</text:p>
          </table:table-cell>
          <table:table-cell office:value-type="float" office:value="0.28038989" calcext:value-type="float">
            <text:p>0.28038989</text:p>
          </table:table-cell>
        </table:table-row>
        <table:table-row table:style-name="ro1">
          <table:table-cell office:value-type="float" office:value="0.22830898" calcext:value-type="float">
            <text:p>0.22830898</text:p>
          </table:table-cell>
          <table:table-cell office:value-type="float" office:value="0.26820206" calcext:value-type="float">
            <text:p>0.26820206</text:p>
          </table:table-cell>
          <table:table-cell office:value-type="float" office:value="0.27987834" calcext:value-type="float">
            <text:p>0.27987834</text:p>
          </table:table-cell>
        </table:table-row>
        <table:table-row table:style-name="ro1">
          <table:table-cell office:value-type="float" office:value="0.22782409" calcext:value-type="float">
            <text:p>0.22782409</text:p>
          </table:table-cell>
          <table:table-cell office:value-type="float" office:value="0.26766846" calcext:value-type="float">
            <text:p>0.26766846</text:p>
          </table:table-cell>
          <table:table-cell office:value-type="float" office:value="0.27936818" calcext:value-type="float">
            <text:p>0.27936818</text:p>
          </table:table-cell>
        </table:table-row>
        <table:table-row table:style-name="ro1">
          <table:table-cell office:value-type="float" office:value="0.2273408" calcext:value-type="float">
            <text:p>0.2273408</text:p>
          </table:table-cell>
          <table:table-cell office:value-type="float" office:value="0.26713622" calcext:value-type="float">
            <text:p>0.26713622</text:p>
          </table:table-cell>
          <table:table-cell office:value-type="float" office:value="0.27885941" calcext:value-type="float">
            <text:p>0.27885941</text:p>
          </table:table-cell>
        </table:table-row>
        <table:table-row table:style-name="ro1">
          <table:table-cell office:value-type="float" office:value="0.2268591" calcext:value-type="float">
            <text:p>0.2268591</text:p>
          </table:table-cell>
          <table:table-cell office:value-type="float" office:value="0.26660533" calcext:value-type="float">
            <text:p>0.26660533</text:p>
          </table:table-cell>
          <table:table-cell office:value-type="float" office:value="0.27835201" calcext:value-type="float">
            <text:p>0.27835201</text:p>
          </table:table-cell>
        </table:table-row>
        <table:table-row table:style-name="ro1">
          <table:table-cell office:value-type="float" office:value="0.22637898" calcext:value-type="float">
            <text:p>0.22637898</text:p>
          </table:table-cell>
          <table:table-cell office:value-type="float" office:value="0.26607579" calcext:value-type="float">
            <text:p>0.26607579</text:p>
          </table:table-cell>
          <table:table-cell office:value-type="float" office:value="0.27784598" calcext:value-type="float">
            <text:p>0.27784598</text:p>
          </table:table-cell>
        </table:table-row>
        <table:table-row table:style-name="ro1">
          <table:table-cell office:value-type="float" office:value="0.22590043" calcext:value-type="float">
            <text:p>0.22590043</text:p>
          </table:table-cell>
          <table:table-cell office:value-type="float" office:value="0.26554761" calcext:value-type="float">
            <text:p>0.26554761</text:p>
          </table:table-cell>
          <table:table-cell office:value-type="float" office:value="0.27734132" calcext:value-type="float">
            <text:p>0.27734132</text:p>
          </table:table-cell>
        </table:table-row>
        <table:table-row table:style-name="ro1">
          <table:table-cell office:value-type="float" office:value="0.22542345" calcext:value-type="float">
            <text:p>0.22542345</text:p>
          </table:table-cell>
          <table:table-cell office:value-type="float" office:value="0.26502078" calcext:value-type="float">
            <text:p>0.26502078</text:p>
          </table:table-cell>
          <table:table-cell office:value-type="float" office:value="0.27683803" calcext:value-type="float">
            <text:p>0.27683803</text:p>
          </table:table-cell>
        </table:table-row>
        <table:table-row table:style-name="ro1">
          <table:table-cell office:value-type="float" office:value="0.22494804" calcext:value-type="float">
            <text:p>0.22494804</text:p>
          </table:table-cell>
          <table:table-cell office:value-type="float" office:value="0.2644953" calcext:value-type="float">
            <text:p>0.2644953</text:p>
          </table:table-cell>
          <table:table-cell office:value-type="float" office:value="0.27633609" calcext:value-type="float">
            <text:p>0.27633609</text:p>
          </table:table-cell>
        </table:table-row>
        <table:table-row table:style-name="ro1">
          <table:table-cell office:value-type="float" office:value="0.22447419" calcext:value-type="float">
            <text:p>0.22447419</text:p>
          </table:table-cell>
          <table:table-cell office:value-type="float" office:value="0.26397117" calcext:value-type="float">
            <text:p>0.26397117</text:p>
          </table:table-cell>
          <table:table-cell office:value-type="float" office:value="0.27583551" calcext:value-type="float">
            <text:p>0.27583551</text:p>
          </table:table-cell>
        </table:table-row>
        <table:table-row table:style-name="ro1">
          <table:table-cell office:value-type="float" office:value="0.22400188" calcext:value-type="float">
            <text:p>0.22400188</text:p>
          </table:table-cell>
          <table:table-cell office:value-type="float" office:value="0.2634484" calcext:value-type="float">
            <text:p>0.2634484</text:p>
          </table:table-cell>
          <table:table-cell office:value-type="float" office:value="0.27533629" calcext:value-type="float">
            <text:p>0.27533629</text:p>
          </table:table-cell>
        </table:table-row>
        <table:table-row table:style-name="ro1">
          <table:table-cell office:value-type="float" office:value="0.22353112" calcext:value-type="float">
            <text:p>0.22353112</text:p>
          </table:table-cell>
          <table:table-cell office:value-type="float" office:value="0.26292698" calcext:value-type="float">
            <text:p>0.26292698</text:p>
          </table:table-cell>
          <table:table-cell office:value-type="float" office:value="0.2748384" calcext:value-type="float">
            <text:p>0.2748384</text:p>
          </table:table-cell>
        </table:table-row>
        <table:table-row table:style-name="ro1">
          <table:table-cell office:value-type="float" office:value="0.2230619" calcext:value-type="float">
            <text:p>0.2230619</text:p>
          </table:table-cell>
          <table:table-cell office:value-type="float" office:value="0.26240691" calcext:value-type="float">
            <text:p>0.26240691</text:p>
          </table:table-cell>
          <table:table-cell office:value-type="float" office:value="0.27434186" calcext:value-type="float">
            <text:p>0.27434186</text:p>
          </table:table-cell>
        </table:table-row>
        <table:table-row table:style-name="ro1">
          <table:table-cell office:value-type="float" office:value="0.22259421" calcext:value-type="float">
            <text:p>0.22259421</text:p>
          </table:table-cell>
          <table:table-cell office:value-type="float" office:value="0.26188819" calcext:value-type="float">
            <text:p>0.26188819</text:p>
          </table:table-cell>
          <table:table-cell office:value-type="float" office:value="0.27384665" calcext:value-type="float">
            <text:p>0.27384665</text:p>
          </table:table-cell>
        </table:table-row>
        <table:table-row table:style-name="ro1">
          <table:table-cell office:value-type="float" office:value="0.22212805" calcext:value-type="float">
            <text:p>0.22212805</text:p>
          </table:table-cell>
          <table:table-cell office:value-type="float" office:value="0.26137083" calcext:value-type="float">
            <text:p>0.26137083</text:p>
          </table:table-cell>
          <table:table-cell office:value-type="float" office:value="0.27335278" calcext:value-type="float">
            <text:p>0.27335278</text:p>
          </table:table-cell>
        </table:table-row>
        <table:table-row table:style-name="ro1">
          <table:table-cell office:value-type="float" office:value="0.22166341" calcext:value-type="float">
            <text:p>0.22166341</text:p>
          </table:table-cell>
          <table:table-cell office:value-type="float" office:value="0.26085481" calcext:value-type="float">
            <text:p>0.26085481</text:p>
          </table:table-cell>
          <table:table-cell office:value-type="float" office:value="0.27286023" calcext:value-type="float">
            <text:p>0.27286023</text:p>
          </table:table-cell>
        </table:table-row>
        <table:table-row table:style-name="ro1">
          <table:table-cell office:value-type="float" office:value="0.22120029" calcext:value-type="float">
            <text:p>0.22120029</text:p>
          </table:table-cell>
          <table:table-cell office:value-type="float" office:value="0.26034015" calcext:value-type="float">
            <text:p>0.26034015</text:p>
          </table:table-cell>
          <table:table-cell office:value-type="float" office:value="0.272369" calcext:value-type="float">
            <text:p>0.272369</text:p>
          </table:table-cell>
        </table:table-row>
        <table:table-row table:style-name="ro1">
          <table:table-cell office:value-type="float" office:value="0.22073867" calcext:value-type="float">
            <text:p>0.22073867</text:p>
          </table:table-cell>
          <table:table-cell office:value-type="float" office:value="0.25982683" calcext:value-type="float">
            <text:p>0.25982683</text:p>
          </table:table-cell>
          <table:table-cell office:value-type="float" office:value="0.27187909" calcext:value-type="float">
            <text:p>0.27187909</text:p>
          </table:table-cell>
        </table:table-row>
        <table:table-row table:style-name="ro1">
          <table:table-cell office:value-type="float" office:value="0.22027856" calcext:value-type="float">
            <text:p>0.22027856</text:p>
          </table:table-cell>
          <table:table-cell office:value-type="float" office:value="0.25931487" calcext:value-type="float">
            <text:p>0.25931487</text:p>
          </table:table-cell>
          <table:table-cell office:value-type="float" office:value="0.2713905" calcext:value-type="float">
            <text:p>0.2713905</text:p>
          </table:table-cell>
        </table:table-row>
        <table:table-row table:style-name="ro1">
          <table:table-cell office:value-type="float" office:value="0.21981994" calcext:value-type="float">
            <text:p>0.21981994</text:p>
          </table:table-cell>
          <table:table-cell office:value-type="float" office:value="0.25880425" calcext:value-type="float">
            <text:p>0.25880425</text:p>
          </table:table-cell>
          <table:table-cell office:value-type="float" office:value="0.27090321" calcext:value-type="float">
            <text:p>0.27090321</text:p>
          </table:table-cell>
        </table:table-row>
        <table:table-row table:style-name="ro1">
          <table:table-cell office:value-type="float" office:value="0.21936281" calcext:value-type="float">
            <text:p>0.21936281</text:p>
          </table:table-cell>
          <table:table-cell office:value-type="float" office:value="0.25829498" calcext:value-type="float">
            <text:p>0.25829498</text:p>
          </table:table-cell>
          <table:table-cell office:value-type="float" office:value="0.27041723" calcext:value-type="float">
            <text:p>0.27041723</text:p>
          </table:table-cell>
        </table:table-row>
        <table:table-row table:style-name="ro1">
          <table:table-cell office:value-type="float" office:value="0.21890717" calcext:value-type="float">
            <text:p>0.21890717</text:p>
          </table:table-cell>
          <table:table-cell office:value-type="float" office:value="0.25778706" calcext:value-type="float">
            <text:p>0.25778706</text:p>
          </table:table-cell>
          <table:table-cell office:value-type="float" office:value="0.26993255" calcext:value-type="float">
            <text:p>0.26993255</text:p>
          </table:table-cell>
        </table:table-row>
        <table:table-row table:style-name="ro1">
          <table:table-cell office:value-type="float" office:value="0.21845301" calcext:value-type="float">
            <text:p>0.21845301</text:p>
          </table:table-cell>
          <table:table-cell office:value-type="float" office:value="0.25728048" calcext:value-type="float">
            <text:p>0.25728048</text:p>
          </table:table-cell>
          <table:table-cell office:value-type="float" office:value="0.26944917" calcext:value-type="float">
            <text:p>0.26944917</text:p>
          </table:table-cell>
        </table:table-row>
        <table:table-row table:style-name="ro1">
          <table:table-cell office:value-type="float" office:value="0.21800032" calcext:value-type="float">
            <text:p>0.21800032</text:p>
          </table:table-cell>
          <table:table-cell office:value-type="float" office:value="0.25677525" calcext:value-type="float">
            <text:p>0.25677525</text:p>
          </table:table-cell>
          <table:table-cell office:value-type="float" office:value="0.26896707" calcext:value-type="float">
            <text:p>0.26896707</text:p>
          </table:table-cell>
        </table:table-row>
        <table:table-row table:style-name="ro1">
          <table:table-cell office:value-type="float" office:value="0.2175491" calcext:value-type="float">
            <text:p>0.2175491</text:p>
          </table:table-cell>
          <table:table-cell office:value-type="float" office:value="0.25627136" calcext:value-type="float">
            <text:p>0.25627136</text:p>
          </table:table-cell>
          <table:table-cell office:value-type="float" office:value="0.26848627" calcext:value-type="float">
            <text:p>0.26848627</text:p>
          </table:table-cell>
        </table:table-row>
        <table:table-row table:style-name="ro1">
          <table:table-cell office:value-type="float" office:value="0.21709935" calcext:value-type="float">
            <text:p>0.21709935</text:p>
          </table:table-cell>
          <table:table-cell office:value-type="float" office:value="0.25576882" calcext:value-type="float">
            <text:p>0.25576882</text:p>
          </table:table-cell>
          <table:table-cell office:value-type="float" office:value="0.26800674" calcext:value-type="float">
            <text:p>0.26800674</text:p>
          </table:table-cell>
        </table:table-row>
        <table:table-row table:style-name="ro1">
          <table:table-cell office:value-type="float" office:value="0.21665104" calcext:value-type="float">
            <text:p>0.21665104</text:p>
          </table:table-cell>
          <table:table-cell office:value-type="float" office:value="0.25526761" calcext:value-type="float">
            <text:p>0.25526761</text:p>
          </table:table-cell>
          <table:table-cell office:value-type="float" office:value="0.26752849" calcext:value-type="float">
            <text:p>0.26752849</text:p>
          </table:table-cell>
        </table:table-row>
        <table:table-row table:style-name="ro1">
          <table:table-cell office:value-type="float" office:value="0.21620419" calcext:value-type="float">
            <text:p>0.21620419</text:p>
          </table:table-cell>
          <table:table-cell office:value-type="float" office:value="0.25476774" calcext:value-type="float">
            <text:p>0.25476774</text:p>
          </table:table-cell>
          <table:table-cell office:value-type="float" office:value="0.26705152" calcext:value-type="float">
            <text:p>0.26705152</text:p>
          </table:table-cell>
        </table:table-row>
        <table:table-row table:style-name="ro1">
          <table:table-cell office:value-type="float" office:value="0.21575879" calcext:value-type="float">
            <text:p>0.21575879</text:p>
          </table:table-cell>
          <table:table-cell office:value-type="float" office:value="0.25426922" calcext:value-type="float">
            <text:p>0.25426922</text:p>
          </table:table-cell>
          <table:table-cell office:value-type="float" office:value="0.26657582" calcext:value-type="float">
            <text:p>0.26657582</text:p>
          </table:table-cell>
        </table:table-row>
        <table:table-row table:style-name="ro1">
          <table:table-cell office:value-type="float" office:value="0.21531482" calcext:value-type="float">
            <text:p>0.21531482</text:p>
          </table:table-cell>
          <table:table-cell office:value-type="float" office:value="0.25377203" calcext:value-type="float">
            <text:p>0.25377203</text:p>
          </table:table-cell>
          <table:table-cell office:value-type="float" office:value="0.26610138" calcext:value-type="float">
            <text:p>0.26610138</text:p>
          </table:table-cell>
        </table:table-row>
        <table:table-row table:style-name="ro1">
          <table:table-cell office:value-type="float" office:value="0.21487229" calcext:value-type="float">
            <text:p>0.21487229</text:p>
          </table:table-cell>
          <table:table-cell office:value-type="float" office:value="0.25327617" calcext:value-type="float">
            <text:p>0.25327617</text:p>
          </table:table-cell>
          <table:table-cell office:value-type="float" office:value="0.2656282" calcext:value-type="float">
            <text:p>0.2656282</text:p>
          </table:table-cell>
        </table:table-row>
        <table:table-row table:style-name="ro1">
          <table:table-cell office:value-type="float" office:value="0.21443118" calcext:value-type="float">
            <text:p>0.21443118</text:p>
          </table:table-cell>
          <table:table-cell office:value-type="float" office:value="0.25278165" calcext:value-type="float">
            <text:p>0.25278165</text:p>
          </table:table-cell>
          <table:table-cell office:value-type="float" office:value="0.26515628" calcext:value-type="float">
            <text:p>0.26515628</text:p>
          </table:table-cell>
        </table:table-row>
        <table:table-row table:style-name="ro1">
          <table:table-cell office:value-type="float" office:value="0.2139915" calcext:value-type="float">
            <text:p>0.2139915</text:p>
          </table:table-cell>
          <table:table-cell office:value-type="float" office:value="0.25228846" calcext:value-type="float">
            <text:p>0.25228846</text:p>
          </table:table-cell>
          <table:table-cell office:value-type="float" office:value="0.26468561" calcext:value-type="float">
            <text:p>0.26468561</text:p>
          </table:table-cell>
        </table:table-row>
        <table:table-row table:style-name="ro1">
          <table:table-cell office:value-type="float" office:value="0.21355323" calcext:value-type="float">
            <text:p>0.21355323</text:p>
          </table:table-cell>
          <table:table-cell office:value-type="float" office:value="0.25179661" calcext:value-type="float">
            <text:p>0.25179661</text:p>
          </table:table-cell>
          <table:table-cell office:value-type="float" office:value="0.26421619" calcext:value-type="float">
            <text:p>0.26421619</text:p>
          </table:table-cell>
        </table:table-row>
        <table:table-row table:style-name="ro1">
          <table:table-cell office:value-type="float" office:value="0.21311637" calcext:value-type="float">
            <text:p>0.21311637</text:p>
          </table:table-cell>
          <table:table-cell office:value-type="float" office:value="0.25130608" calcext:value-type="float">
            <text:p>0.25130608</text:p>
          </table:table-cell>
          <table:table-cell office:value-type="float" office:value="0.26374801" calcext:value-type="float">
            <text:p>0.26374801</text:p>
          </table:table-cell>
        </table:table-row>
        <table:table-row table:style-name="ro1">
          <table:table-cell office:value-type="float" office:value="0.21268092" calcext:value-type="float">
            <text:p>0.21268092</text:p>
          </table:table-cell>
          <table:table-cell office:value-type="float" office:value="0.25081688" calcext:value-type="float">
            <text:p>0.25081688</text:p>
          </table:table-cell>
          <table:table-cell office:value-type="float" office:value="0.26328108" calcext:value-type="float">
            <text:p>0.26328108</text:p>
          </table:table-cell>
        </table:table-row>
        <table:table-row table:style-name="ro1">
          <table:table-cell office:value-type="float" office:value="0.21224687" calcext:value-type="float">
            <text:p>0.21224687</text:p>
          </table:table-cell>
          <table:table-cell office:value-type="float" office:value="0.250329" calcext:value-type="float">
            <text:p>0.250329</text:p>
          </table:table-cell>
          <table:table-cell office:value-type="float" office:value="0.26281537" calcext:value-type="float">
            <text:p>0.26281537</text:p>
          </table:table-cell>
        </table:table-row>
        <table:table-row table:style-name="ro1">
          <table:table-cell office:value-type="float" office:value="0.21181422" calcext:value-type="float">
            <text:p>0.21181422</text:p>
          </table:table-cell>
          <table:table-cell office:value-type="float" office:value="0.24984245" calcext:value-type="float">
            <text:p>0.24984245</text:p>
          </table:table-cell>
          <table:table-cell office:value-type="float" office:value="0.2623509" calcext:value-type="float">
            <text:p>0.2623509</text:p>
          </table:table-cell>
        </table:table-row>
        <table:table-row table:style-name="ro1">
          <table:table-cell office:value-type="float" office:value="0.21138295" calcext:value-type="float">
            <text:p>0.21138295</text:p>
          </table:table-cell>
          <table:table-cell office:value-type="float" office:value="0.24935722" calcext:value-type="float">
            <text:p>0.24935722</text:p>
          </table:table-cell>
          <table:table-cell office:value-type="float" office:value="0.26188766" calcext:value-type="float">
            <text:p>0.26188766</text:p>
          </table:table-cell>
        </table:table-row>
        <table:table-row table:style-name="ro1">
          <table:table-cell office:value-type="float" office:value="0.21095307" calcext:value-type="float">
            <text:p>0.21095307</text:p>
          </table:table-cell>
          <table:table-cell office:value-type="float" office:value="0.24887331" calcext:value-type="float">
            <text:p>0.24887331</text:p>
          </table:table-cell>
          <table:table-cell office:value-type="float" office:value="0.26142564" calcext:value-type="float">
            <text:p>0.26142564</text:p>
          </table:table-cell>
        </table:table-row>
        <table:table-row table:style-name="ro1">
          <table:table-cell office:value-type="float" office:value="0.21052456" calcext:value-type="float">
            <text:p>0.21052456</text:p>
          </table:table-cell>
          <table:table-cell office:value-type="float" office:value="0.24839072" calcext:value-type="float">
            <text:p>0.24839072</text:p>
          </table:table-cell>
          <table:table-cell office:value-type="float" office:value="0.26096484" calcext:value-type="float">
            <text:p>0.26096484</text:p>
          </table:table-cell>
        </table:table-row>
        <table:table-row table:style-name="ro1">
          <table:table-cell office:value-type="float" office:value="0.21009743" calcext:value-type="float">
            <text:p>0.21009743</text:p>
          </table:table-cell>
          <table:table-cell office:value-type="float" office:value="0.24790944" calcext:value-type="float">
            <text:p>0.24790944</text:p>
          </table:table-cell>
          <table:table-cell office:value-type="float" office:value="0.26050525" calcext:value-type="float">
            <text:p>0.26050525</text:p>
          </table:table-cell>
        </table:table-row>
        <table:table-row table:style-name="ro1">
          <table:table-cell office:value-type="float" office:value="0.20967167" calcext:value-type="float">
            <text:p>0.20967167</text:p>
          </table:table-cell>
          <table:table-cell office:value-type="float" office:value="0.24742948" calcext:value-type="float">
            <text:p>0.24742948</text:p>
          </table:table-cell>
          <table:table-cell office:value-type="float" office:value="0.26004688" calcext:value-type="float">
            <text:p>0.26004688</text:p>
          </table:table-cell>
        </table:table-row>
        <table:table-row table:style-name="ro1">
          <table:table-cell office:value-type="float" office:value="0.20924727" calcext:value-type="float">
            <text:p>0.20924727</text:p>
          </table:table-cell>
          <table:table-cell office:value-type="float" office:value="0.24695083" calcext:value-type="float">
            <text:p>0.24695083</text:p>
          </table:table-cell>
          <table:table-cell office:value-type="float" office:value="0.25958971" calcext:value-type="float">
            <text:p>0.25958971</text:p>
          </table:table-cell>
        </table:table-row>
        <table:table-row table:style-name="ro1">
          <table:table-cell office:value-type="float" office:value="0.20882422" calcext:value-type="float">
            <text:p>0.20882422</text:p>
          </table:table-cell>
          <table:table-cell office:value-type="float" office:value="0.24647349" calcext:value-type="float">
            <text:p>0.24647349</text:p>
          </table:table-cell>
          <table:table-cell office:value-type="float" office:value="0.25913374" calcext:value-type="float">
            <text:p>0.25913374</text:p>
          </table:table-cell>
        </table:table-row>
        <table:table-row table:style-name="ro1">
          <table:table-cell office:value-type="float" office:value="0.20840253" calcext:value-type="float">
            <text:p>0.20840253</text:p>
          </table:table-cell>
          <table:table-cell office:value-type="float" office:value="0.24599746" calcext:value-type="float">
            <text:p>0.24599746</text:p>
          </table:table-cell>
          <table:table-cell office:value-type="float" office:value="0.25867897" calcext:value-type="float">
            <text:p>0.25867897</text:p>
          </table:table-cell>
        </table:table-row>
        <table:table-row table:style-name="ro1">
          <table:table-cell office:value-type="float" office:value="0.20798218" calcext:value-type="float">
            <text:p>0.20798218</text:p>
          </table:table-cell>
          <table:table-cell office:value-type="float" office:value="0.24552273" calcext:value-type="float">
            <text:p>0.24552273</text:p>
          </table:table-cell>
          <table:table-cell office:value-type="float" office:value="0.2582254" calcext:value-type="float">
            <text:p>0.2582254</text:p>
          </table:table-cell>
        </table:table-row>
        <table:table-row table:style-name="ro1">
          <table:table-cell office:value-type="float" office:value="0.20756318" calcext:value-type="float">
            <text:p>0.20756318</text:p>
          </table:table-cell>
          <table:table-cell office:value-type="float" office:value="0.2450493" calcext:value-type="float">
            <text:p>0.2450493</text:p>
          </table:table-cell>
          <table:table-cell office:value-type="float" office:value="0.25777301" calcext:value-type="float">
            <text:p>0.25777301</text:p>
          </table:table-cell>
        </table:table-row>
        <table:table-row table:style-name="ro1">
          <table:table-cell office:value-type="float" office:value="0.20714551" calcext:value-type="float">
            <text:p>0.20714551</text:p>
          </table:table-cell>
          <table:table-cell office:value-type="float" office:value="0.24457717" calcext:value-type="float">
            <text:p>0.24457717</text:p>
          </table:table-cell>
          <table:table-cell office:value-type="float" office:value="0.25732182" calcext:value-type="float">
            <text:p>0.25732182</text:p>
          </table:table-cell>
        </table:table-row>
        <table:table-row table:style-name="ro1">
          <table:table-cell office:value-type="float" office:value="0.20672917" calcext:value-type="float">
            <text:p>0.20672917</text:p>
          </table:table-cell>
          <table:table-cell office:value-type="float" office:value="0.24410635" calcext:value-type="float">
            <text:p>0.24410635</text:p>
          </table:table-cell>
          <table:table-cell office:value-type="float" office:value="0.2568718" calcext:value-type="float">
            <text:p>0.2568718</text:p>
          </table:table-cell>
        </table:table-row>
        <table:table-row table:style-name="ro1">
          <table:table-cell office:value-type="float" office:value="0.20631416" calcext:value-type="float">
            <text:p>0.20631416</text:p>
          </table:table-cell>
          <table:table-cell office:value-type="float" office:value="0.24363681" calcext:value-type="float">
            <text:p>0.24363681</text:p>
          </table:table-cell>
          <table:table-cell office:value-type="float" office:value="0.25642297" calcext:value-type="float">
            <text:p>0.25642297</text:p>
          </table:table-cell>
        </table:table-row>
        <table:table-row table:style-name="ro1">
          <table:table-cell office:value-type="float" office:value="0.20590046" calcext:value-type="float">
            <text:p>0.20590046</text:p>
          </table:table-cell>
          <table:table-cell office:value-type="float" office:value="0.24316857" calcext:value-type="float">
            <text:p>0.24316857</text:p>
          </table:table-cell>
          <table:table-cell office:value-type="float" office:value="0.25597531" calcext:value-type="float">
            <text:p>0.25597531</text:p>
          </table:table-cell>
        </table:table-row>
        <table:table-row table:style-name="ro1">
          <table:table-cell office:value-type="float" office:value="0.20548808" calcext:value-type="float">
            <text:p>0.20548808</text:p>
          </table:table-cell>
          <table:table-cell office:value-type="float" office:value="0.24270163" calcext:value-type="float">
            <text:p>0.24270163</text:p>
          </table:table-cell>
          <table:table-cell office:value-type="float" office:value="0.25552882" calcext:value-type="float">
            <text:p>0.25552882</text:p>
          </table:table-cell>
        </table:table-row>
        <table:table-row table:style-name="ro1">
          <table:table-cell office:value-type="float" office:value="0.20507701" calcext:value-type="float">
            <text:p>0.20507701</text:p>
          </table:table-cell>
          <table:table-cell office:value-type="float" office:value="0.24223597" calcext:value-type="float">
            <text:p>0.24223597</text:p>
          </table:table-cell>
          <table:table-cell office:value-type="float" office:value="0.2550835" calcext:value-type="float">
            <text:p>0.2550835</text:p>
          </table:table-cell>
        </table:table-row>
        <table:table-row table:style-name="ro1">
          <table:table-cell office:value-type="float" office:value="0.20466725" calcext:value-type="float">
            <text:p>0.20466725</text:p>
          </table:table-cell>
          <table:table-cell office:value-type="float" office:value="0.24177159" calcext:value-type="float">
            <text:p>0.24177159</text:p>
          </table:table-cell>
          <table:table-cell office:value-type="float" office:value="0.25463934" calcext:value-type="float">
            <text:p>0.25463934</text:p>
          </table:table-cell>
        </table:table-row>
        <table:table-row table:style-name="ro1">
          <table:table-cell office:value-type="float" office:value="0.20425879" calcext:value-type="float">
            <text:p>0.20425879</text:p>
          </table:table-cell>
          <table:table-cell office:value-type="float" office:value="0.2413085" calcext:value-type="float">
            <text:p>0.2413085</text:p>
          </table:table-cell>
          <table:table-cell office:value-type="float" office:value="0.25419633" calcext:value-type="float">
            <text:p>0.25419633</text:p>
          </table:table-cell>
        </table:table-row>
        <table:table-row table:style-name="ro1">
          <table:table-cell office:value-type="float" office:value="0.20385162" calcext:value-type="float">
            <text:p>0.20385162</text:p>
          </table:table-cell>
          <table:table-cell office:value-type="float" office:value="0.24084669" calcext:value-type="float">
            <text:p>0.24084669</text:p>
          </table:table-cell>
          <table:table-cell office:value-type="float" office:value="0.25375449" calcext:value-type="float">
            <text:p>0.25375449</text:p>
          </table:table-cell>
        </table:table-row>
        <table:table-row table:style-name="ro1">
          <table:table-cell office:value-type="float" office:value="0.20344574" calcext:value-type="float">
            <text:p>0.20344574</text:p>
          </table:table-cell>
          <table:table-cell office:value-type="float" office:value="0.24038615" calcext:value-type="float">
            <text:p>0.24038615</text:p>
          </table:table-cell>
          <table:table-cell office:value-type="float" office:value="0.2533138" calcext:value-type="float">
            <text:p>0.2533138</text:p>
          </table:table-cell>
        </table:table-row>
        <table:table-row table:style-name="ro1">
          <table:table-cell office:value-type="float" office:value="0.20304114" calcext:value-type="float">
            <text:p>0.20304114</text:p>
          </table:table-cell>
          <table:table-cell office:value-type="float" office:value="0.23992689" calcext:value-type="float">
            <text:p>0.23992689</text:p>
          </table:table-cell>
          <table:table-cell office:value-type="float" office:value="0.25287425" calcext:value-type="float">
            <text:p>0.25287425</text:p>
          </table:table-cell>
        </table:table-row>
        <table:table-row table:style-name="ro1">
          <table:table-cell office:value-type="float" office:value="0.20263783" calcext:value-type="float">
            <text:p>0.20263783</text:p>
          </table:table-cell>
          <table:table-cell office:value-type="float" office:value="0.23946891" calcext:value-type="float">
            <text:p>0.23946891</text:p>
          </table:table-cell>
          <table:table-cell office:value-type="float" office:value="0.25243585" calcext:value-type="float">
            <text:p>0.25243585</text:p>
          </table:table-cell>
        </table:table-row>
        <table:table-row table:style-name="ro1">
          <table:table-cell office:value-type="float" office:value="0.20223579" calcext:value-type="float">
            <text:p>0.20223579</text:p>
          </table:table-cell>
          <table:table-cell office:value-type="float" office:value="0.23901219" calcext:value-type="float">
            <text:p>0.23901219</text:p>
          </table:table-cell>
          <table:table-cell office:value-type="float" office:value="0.25199858" calcext:value-type="float">
            <text:p>0.25199858</text:p>
          </table:table-cell>
        </table:table-row>
        <table:table-row table:style-name="ro1">
          <table:table-cell office:value-type="float" office:value="0.20183502" calcext:value-type="float">
            <text:p>0.20183502</text:p>
          </table:table-cell>
          <table:table-cell office:value-type="float" office:value="0.23855674" calcext:value-type="float">
            <text:p>0.23855674</text:p>
          </table:table-cell>
          <table:table-cell office:value-type="float" office:value="0.25156246" calcext:value-type="float">
            <text:p>0.25156246</text:p>
          </table:table-cell>
        </table:table-row>
        <table:table-row table:style-name="ro1">
          <table:table-cell office:value-type="float" office:value="0.20143551" calcext:value-type="float">
            <text:p>0.20143551</text:p>
          </table:table-cell>
          <table:table-cell office:value-type="float" office:value="0.23810255" calcext:value-type="float">
            <text:p>0.23810255</text:p>
          </table:table-cell>
          <table:table-cell office:value-type="float" office:value="0.25112746" calcext:value-type="float">
            <text:p>0.25112746</text:p>
          </table:table-cell>
        </table:table-row>
        <table:table-row table:style-name="ro1">
          <table:table-cell office:value-type="float" office:value="0.20103726" calcext:value-type="float">
            <text:p>0.20103726</text:p>
          </table:table-cell>
          <table:table-cell office:value-type="float" office:value="0.23764963" calcext:value-type="float">
            <text:p>0.23764963</text:p>
          </table:table-cell>
          <table:table-cell office:value-type="float" office:value="0.2506936" calcext:value-type="float">
            <text:p>0.2506936</text:p>
          </table:table-cell>
        </table:table-row>
        <table:table-row table:style-name="ro1">
          <table:table-cell office:value-type="float" office:value="0.20064027" calcext:value-type="float">
            <text:p>0.20064027</text:p>
          </table:table-cell>
          <table:table-cell office:value-type="float" office:value="0.23719796" calcext:value-type="float">
            <text:p>0.23719796</text:p>
          </table:table-cell>
          <table:table-cell office:value-type="float" office:value="0.25026086" calcext:value-type="float">
            <text:p>0.25026086</text:p>
          </table:table-cell>
        </table:table-row>
        <table:table-row table:style-name="ro1">
          <table:table-cell office:value-type="float" office:value="0.20024453" calcext:value-type="float">
            <text:p>0.20024453</text:p>
          </table:table-cell>
          <table:table-cell office:value-type="float" office:value="0.23674755" calcext:value-type="float">
            <text:p>0.23674755</text:p>
          </table:table-cell>
          <table:table-cell office:value-type="float" office:value="0.24982924" calcext:value-type="float">
            <text:p>0.24982924</text:p>
          </table:table-cell>
        </table:table-row>
        <table:table-row table:style-name="ro1">
          <table:table-cell office:value-type="float" office:value="0.19985003" calcext:value-type="float">
            <text:p>0.19985003</text:p>
          </table:table-cell>
          <table:table-cell office:value-type="float" office:value="0.23629839" calcext:value-type="float">
            <text:p>0.23629839</text:p>
          </table:table-cell>
          <table:table-cell office:value-type="float" office:value="0.24939874" calcext:value-type="float">
            <text:p>0.24939874</text:p>
          </table:table-cell>
        </table:table-row>
        <table:table-row table:style-name="ro1">
          <table:table-cell office:value-type="float" office:value="0.19945678" calcext:value-type="float">
            <text:p>0.19945678</text:p>
          </table:table-cell>
          <table:table-cell office:value-type="float" office:value="0.23585048" calcext:value-type="float">
            <text:p>0.23585048</text:p>
          </table:table-cell>
          <table:table-cell office:value-type="float" office:value="0.24896935" calcext:value-type="float">
            <text:p>0.24896935</text:p>
          </table:table-cell>
        </table:table-row>
        <table:table-row table:style-name="ro1">
          <table:table-cell office:value-type="float" office:value="0.19906476" calcext:value-type="float">
            <text:p>0.19906476</text:p>
          </table:table-cell>
          <table:table-cell office:value-type="float" office:value="0.23540382" calcext:value-type="float">
            <text:p>0.23540382</text:p>
          </table:table-cell>
          <table:table-cell office:value-type="float" office:value="0.24854107" calcext:value-type="float">
            <text:p>0.24854107</text:p>
          </table:table-cell>
        </table:table-row>
        <table:table-row table:style-name="ro1">
          <table:table-cell office:value-type="float" office:value="0.19867397" calcext:value-type="float">
            <text:p>0.19867397</text:p>
          </table:table-cell>
          <table:table-cell office:value-type="float" office:value="0.2349584" calcext:value-type="float">
            <text:p>0.2349584</text:p>
          </table:table-cell>
          <table:table-cell office:value-type="float" office:value="0.2481139" calcext:value-type="float">
            <text:p>0.2481139</text:p>
          </table:table-cell>
        </table:table-row>
        <table:table-row table:style-name="ro1">
          <table:table-cell office:value-type="float" office:value="0.1982844" calcext:value-type="float">
            <text:p>0.1982844</text:p>
          </table:table-cell>
          <table:table-cell office:value-type="float" office:value="0.23451422" calcext:value-type="float">
            <text:p>0.23451422</text:p>
          </table:table-cell>
          <table:table-cell office:value-type="float" office:value="0.24768783" calcext:value-type="float">
            <text:p>0.24768783</text:p>
          </table:table-cell>
        </table:table-row>
        <table:table-row table:style-name="ro1">
          <table:table-cell office:value-type="float" office:value="0.19789606" calcext:value-type="float">
            <text:p>0.19789606</text:p>
          </table:table-cell>
          <table:table-cell office:value-type="float" office:value="0.23407128" calcext:value-type="float">
            <text:p>0.23407128</text:p>
          </table:table-cell>
          <table:table-cell office:value-type="float" office:value="0.24726286" calcext:value-type="float">
            <text:p>0.24726286</text:p>
          </table:table-cell>
        </table:table-row>
        <table:table-row table:style-name="ro1">
          <table:table-cell office:value-type="float" office:value="0.19750893" calcext:value-type="float">
            <text:p>0.19750893</text:p>
          </table:table-cell>
          <table:table-cell office:value-type="float" office:value="0.23362958" calcext:value-type="float">
            <text:p>0.23362958</text:p>
          </table:table-cell>
          <table:table-cell office:value-type="float" office:value="0.24683899" calcext:value-type="float">
            <text:p>0.24683899</text:p>
          </table:table-cell>
        </table:table-row>
        <table:table-row table:style-name="ro1">
          <table:table-cell office:value-type="float" office:value="0.19712302" calcext:value-type="float">
            <text:p>0.19712302</text:p>
          </table:table-cell>
          <table:table-cell office:value-type="float" office:value="0.2331891" calcext:value-type="float">
            <text:p>0.2331891</text:p>
          </table:table-cell>
          <table:table-cell office:value-type="float" office:value="0.24641621" calcext:value-type="float">
            <text:p>0.24641621</text:p>
          </table:table-cell>
        </table:table-row>
        <table:table-row table:style-name="ro1">
          <table:table-cell office:value-type="float" office:value="0.19673831" calcext:value-type="float">
            <text:p>0.19673831</text:p>
          </table:table-cell>
          <table:table-cell office:value-type="float" office:value="0.23274986" calcext:value-type="float">
            <text:p>0.23274986</text:p>
          </table:table-cell>
          <table:table-cell office:value-type="float" office:value="0.24599451" calcext:value-type="float">
            <text:p>0.24599451</text:p>
          </table:table-cell>
        </table:table-row>
        <table:table-row table:style-name="ro1">
          <table:table-cell office:value-type="float" office:value="0.19635481" calcext:value-type="float">
            <text:p>0.19635481</text:p>
          </table:table-cell>
          <table:table-cell office:value-type="float" office:value="0.23231184" calcext:value-type="float">
            <text:p>0.23231184</text:p>
          </table:table-cell>
          <table:table-cell office:value-type="float" office:value="0.24557391" calcext:value-type="float">
            <text:p>0.24557391</text:p>
          </table:table-cell>
        </table:table-row>
        <table:table-row table:style-name="ro1">
          <table:table-cell office:value-type="float" office:value="0.1959725" calcext:value-type="float">
            <text:p>0.1959725</text:p>
          </table:table-cell>
          <table:table-cell office:value-type="float" office:value="0.23187504" calcext:value-type="float">
            <text:p>0.23187504</text:p>
          </table:table-cell>
          <table:table-cell office:value-type="float" office:value="0.24515438" calcext:value-type="float">
            <text:p>0.24515438</text:p>
          </table:table-cell>
        </table:table-row>
        <table:table-row table:style-name="ro1">
          <table:table-cell office:value-type="float" office:value="0.19559139" calcext:value-type="float">
            <text:p>0.19559139</text:p>
          </table:table-cell>
          <table:table-cell office:value-type="float" office:value="0.23143946" calcext:value-type="float">
            <text:p>0.23143946</text:p>
          </table:table-cell>
          <table:table-cell office:value-type="float" office:value="0.24473593" calcext:value-type="float">
            <text:p>0.24473593</text:p>
          </table:table-cell>
        </table:table-row>
        <table:table-row table:style-name="ro1">
          <table:table-cell office:value-type="float" office:value="0.19521146" calcext:value-type="float">
            <text:p>0.19521146</text:p>
          </table:table-cell>
          <table:table-cell office:value-type="float" office:value="0.2310051" calcext:value-type="float">
            <text:p>0.2310051</text:p>
          </table:table-cell>
          <table:table-cell office:value-type="float" office:value="0.24431855" calcext:value-type="float">
            <text:p>0.24431855</text:p>
          </table:table-cell>
        </table:table-row>
        <table:table-row table:style-name="ro1">
          <table:table-cell office:value-type="float" office:value="0.19483272" calcext:value-type="float">
            <text:p>0.19483272</text:p>
          </table:table-cell>
          <table:table-cell office:value-type="float" office:value="0.23057195" calcext:value-type="float">
            <text:p>0.23057195</text:p>
          </table:table-cell>
          <table:table-cell office:value-type="float" office:value="0.24390225" calcext:value-type="float">
            <text:p>0.24390225</text:p>
          </table:table-cell>
        </table:table-row>
        <table:table-row table:style-name="ro1">
          <table:table-cell office:value-type="float" office:value="0.19445516" calcext:value-type="float">
            <text:p>0.19445516</text:p>
          </table:table-cell>
          <table:table-cell office:value-type="float" office:value="0.23014002" calcext:value-type="float">
            <text:p>0.23014002</text:p>
          </table:table-cell>
          <table:table-cell office:value-type="float" office:value="0.24348701" calcext:value-type="float">
            <text:p>0.24348701</text:p>
          </table:table-cell>
        </table:table-row>
        <table:table-row table:style-name="ro1">
          <table:table-cell office:value-type="float" office:value="0.19407877" calcext:value-type="float">
            <text:p>0.19407877</text:p>
          </table:table-cell>
          <table:table-cell office:value-type="float" office:value="0.22970929" calcext:value-type="float">
            <text:p>0.22970929</text:p>
          </table:table-cell>
          <table:table-cell office:value-type="float" office:value="0.24307284" calcext:value-type="float">
            <text:p>0.24307284</text:p>
          </table:table-cell>
        </table:table-row>
        <table:table-row table:style-name="ro1">
          <table:table-cell office:value-type="float" office:value="0.19370355" calcext:value-type="float">
            <text:p>0.19370355</text:p>
          </table:table-cell>
          <table:table-cell office:value-type="float" office:value="0.22927976" calcext:value-type="float">
            <text:p>0.22927976</text:p>
          </table:table-cell>
          <table:table-cell office:value-type="float" office:value="0.24265972" calcext:value-type="float">
            <text:p>0.24265972</text:p>
          </table:table-cell>
        </table:table-row>
        <table:table-row table:style-name="ro1">
          <table:table-cell office:value-type="float" office:value="0.1933295" calcext:value-type="float">
            <text:p>0.1933295</text:p>
          </table:table-cell>
          <table:table-cell office:value-type="float" office:value="0.22885143" calcext:value-type="float">
            <text:p>0.22885143</text:p>
          </table:table-cell>
          <table:table-cell office:value-type="float" office:value="0.24224767" calcext:value-type="float">
            <text:p>0.24224767</text:p>
          </table:table-cell>
        </table:table-row>
        <table:table-row table:style-name="ro1">
          <table:table-cell office:value-type="float" office:value="0.19295661" calcext:value-type="float">
            <text:p>0.19295661</text:p>
          </table:table-cell>
          <table:table-cell office:value-type="float" office:value="0.22842431" calcext:value-type="float">
            <text:p>0.22842431</text:p>
          </table:table-cell>
          <table:table-cell office:value-type="float" office:value="0.24183666" calcext:value-type="float">
            <text:p>0.24183666</text:p>
          </table:table-cell>
        </table:table-row>
        <table:table-row table:style-name="ro1">
          <table:table-cell office:value-type="float" office:value="0.19258488" calcext:value-type="float">
            <text:p>0.19258488</text:p>
          </table:table-cell>
          <table:table-cell office:value-type="float" office:value="0.22799837" calcext:value-type="float">
            <text:p>0.22799837</text:p>
          </table:table-cell>
          <table:table-cell office:value-type="float" office:value="0.24142671" calcext:value-type="float">
            <text:p>0.24142671</text:p>
          </table:table-cell>
        </table:table-row>
        <table:table-row table:style-name="ro1">
          <table:table-cell office:value-type="float" office:value="0.19221429" calcext:value-type="float">
            <text:p>0.19221429</text:p>
          </table:table-cell>
          <table:table-cell office:value-type="float" office:value="0.22757363" calcext:value-type="float">
            <text:p>0.22757363</text:p>
          </table:table-cell>
          <table:table-cell office:value-type="float" office:value="0.2410178" calcext:value-type="float">
            <text:p>0.2410178</text:p>
          </table:table-cell>
        </table:table-row>
        <table:table-row table:style-name="ro1">
          <table:table-cell office:value-type="float" office:value="0.19184486" calcext:value-type="float">
            <text:p>0.19184486</text:p>
          </table:table-cell>
          <table:table-cell office:value-type="float" office:value="0.22715007" calcext:value-type="float">
            <text:p>0.22715007</text:p>
          </table:table-cell>
          <table:table-cell office:value-type="float" office:value="0.24060994" calcext:value-type="float">
            <text:p>0.24060994</text:p>
          </table:table-cell>
        </table:table-row>
        <table:table-row table:style-name="ro1">
          <table:table-cell office:value-type="float" office:value="0.19147657" calcext:value-type="float">
            <text:p>0.19147657</text:p>
          </table:table-cell>
          <table:table-cell office:value-type="float" office:value="0.2267277" calcext:value-type="float">
            <text:p>0.2267277</text:p>
          </table:table-cell>
          <table:table-cell office:value-type="float" office:value="0.24020311" calcext:value-type="float">
            <text:p>0.24020311</text:p>
          </table:table-cell>
        </table:table-row>
        <table:table-row table:style-name="ro1">
          <table:table-cell office:value-type="float" office:value="0.19110942" calcext:value-type="float">
            <text:p>0.19110942</text:p>
          </table:table-cell>
          <table:table-cell office:value-type="float" office:value="0.22630651" calcext:value-type="float">
            <text:p>0.22630651</text:p>
          </table:table-cell>
          <table:table-cell office:value-type="float" office:value="0.23979732" calcext:value-type="float">
            <text:p>0.23979732</text:p>
          </table:table-cell>
        </table:table-row>
        <table:table-row table:style-name="ro1">
          <table:table-cell office:value-type="float" office:value="0.1907434" calcext:value-type="float">
            <text:p>0.1907434</text:p>
          </table:table-cell>
          <table:table-cell office:value-type="float" office:value="0.2258865" calcext:value-type="float">
            <text:p>0.2258865</text:p>
          </table:table-cell>
          <table:table-cell office:value-type="float" office:value="0.23939257" calcext:value-type="float">
            <text:p>0.23939257</text:p>
          </table:table-cell>
        </table:table-row>
        <table:table-row table:style-name="ro1">
          <table:table-cell office:value-type="float" office:value="0.19037851" calcext:value-type="float">
            <text:p>0.19037851</text:p>
          </table:table-cell>
          <table:table-cell office:value-type="float" office:value="0.22546767" calcext:value-type="float">
            <text:p>0.22546767</text:p>
          </table:table-cell>
          <table:table-cell office:value-type="float" office:value="0.23898884" calcext:value-type="float">
            <text:p>0.23898884</text:p>
          </table:table-cell>
        </table:table-row>
        <table:table-row table:style-name="ro1">
          <table:table-cell office:value-type="float" office:value="0.19001475" calcext:value-type="float">
            <text:p>0.19001475</text:p>
          </table:table-cell>
          <table:table-cell office:value-type="float" office:value="0.22505" calcext:value-type="float">
            <text:p>0.22505</text:p>
          </table:table-cell>
          <table:table-cell office:value-type="float" office:value="0.23858614" calcext:value-type="float">
            <text:p>0.23858614</text:p>
          </table:table-cell>
        </table:table-row>
        <table:table-row table:style-name="ro1">
          <table:table-cell office:value-type="float" office:value="0.18965211" calcext:value-type="float">
            <text:p>0.18965211</text:p>
          </table:table-cell>
          <table:table-cell office:value-type="float" office:value="0.22463351" calcext:value-type="float">
            <text:p>0.22463351</text:p>
          </table:table-cell>
          <table:table-cell office:value-type="float" office:value="0.23818446" calcext:value-type="float">
            <text:p>0.23818446</text:p>
          </table:table-cell>
        </table:table-row>
        <table:table-row table:style-name="ro1">
          <table:table-cell office:value-type="float" office:value="0.18929059" calcext:value-type="float">
            <text:p>0.18929059</text:p>
          </table:table-cell>
          <table:table-cell office:value-type="float" office:value="0.22421818" calcext:value-type="float">
            <text:p>0.22421818</text:p>
          </table:table-cell>
          <table:table-cell office:value-type="float" office:value="0.2377838" calcext:value-type="float">
            <text:p>0.2377838</text:p>
          </table:table-cell>
        </table:table-row>
        <table:table-row table:style-name="ro1">
          <table:table-cell office:value-type="float" office:value="0.18893018" calcext:value-type="float">
            <text:p>0.18893018</text:p>
          </table:table-cell>
          <table:table-cell office:value-type="float" office:value="0.22380401" calcext:value-type="float">
            <text:p>0.22380401</text:p>
          </table:table-cell>
          <table:table-cell office:value-type="float" office:value="0.23738416" calcext:value-type="float">
            <text:p>0.23738416</text:p>
          </table:table-cell>
        </table:table-row>
        <table:table-row table:style-name="ro1">
          <table:table-cell office:value-type="float" office:value="0.18857088" calcext:value-type="float">
            <text:p>0.18857088</text:p>
          </table:table-cell>
          <table:table-cell office:value-type="float" office:value="0.223391" calcext:value-type="float">
            <text:p>0.223391</text:p>
          </table:table-cell>
          <table:table-cell office:value-type="float" office:value="0.23698553" calcext:value-type="float">
            <text:p>0.23698553</text:p>
          </table:table-cell>
        </table:table-row>
        <table:table-row table:style-name="ro1">
          <table:table-cell office:value-type="float" office:value="0.18821268" calcext:value-type="float">
            <text:p>0.18821268</text:p>
          </table:table-cell>
          <table:table-cell office:value-type="float" office:value="0.22297914" calcext:value-type="float">
            <text:p>0.22297914</text:p>
          </table:table-cell>
          <table:table-cell office:value-type="float" office:value="0.23658791" calcext:value-type="float">
            <text:p>0.23658791</text:p>
          </table:table-cell>
        </table:table-row>
        <table:table-row table:style-name="ro1">
          <table:table-cell office:value-type="float" office:value="0.18785559" calcext:value-type="float">
            <text:p>0.18785559</text:p>
          </table:table-cell>
          <table:table-cell office:value-type="float" office:value="0.22256844" calcext:value-type="float">
            <text:p>0.22256844</text:p>
          </table:table-cell>
          <table:table-cell office:value-type="float" office:value="0.2361913" calcext:value-type="float">
            <text:p>0.2361913</text:p>
          </table:table-cell>
        </table:table-row>
        <table:table-row table:style-name="ro1">
          <table:table-cell office:value-type="float" office:value="0.18749959" calcext:value-type="float">
            <text:p>0.18749959</text:p>
          </table:table-cell>
          <table:table-cell office:value-type="float" office:value="0.22215889" calcext:value-type="float">
            <text:p>0.22215889</text:p>
          </table:table-cell>
          <table:table-cell office:value-type="float" office:value="0.23579569" calcext:value-type="float">
            <text:p>0.23579569</text:p>
          </table:table-cell>
        </table:table-row>
        <table:table-row table:style-name="ro1">
          <table:table-cell office:value-type="float" office:value="0.18714468" calcext:value-type="float">
            <text:p>0.18714468</text:p>
          </table:table-cell>
          <table:table-cell office:value-type="float" office:value="0.22175048" calcext:value-type="float">
            <text:p>0.22175048</text:p>
          </table:table-cell>
          <table:table-cell office:value-type="float" office:value="0.23540108" calcext:value-type="float">
            <text:p>0.23540108</text:p>
          </table:table-cell>
        </table:table-row>
        <table:table-row table:style-name="ro1">
          <table:table-cell office:value-type="float" office:value="0.18679086" calcext:value-type="float">
            <text:p>0.18679086</text:p>
          </table:table-cell>
          <table:table-cell office:value-type="float" office:value="0.22134321" calcext:value-type="float">
            <text:p>0.22134321</text:p>
          </table:table-cell>
          <table:table-cell office:value-type="float" office:value="0.23500746" calcext:value-type="float">
            <text:p>0.23500746</text:p>
          </table:table-cell>
        </table:table-row>
        <table:table-row table:style-name="ro1">
          <table:table-cell office:value-type="float" office:value="0.18643812" calcext:value-type="float">
            <text:p>0.18643812</text:p>
          </table:table-cell>
          <table:table-cell office:value-type="float" office:value="0.22093709" calcext:value-type="float">
            <text:p>0.22093709</text:p>
          </table:table-cell>
          <table:table-cell office:value-type="float" office:value="0.23461484" calcext:value-type="float">
            <text:p>0.23461484</text:p>
          </table:table-cell>
        </table:table-row>
        <table:table-row table:style-name="ro1">
          <table:table-cell office:value-type="float" office:value="0.18608646" calcext:value-type="float">
            <text:p>0.18608646</text:p>
          </table:table-cell>
          <table:table-cell office:value-type="float" office:value="0.22053209" calcext:value-type="float">
            <text:p>0.22053209</text:p>
          </table:table-cell>
          <table:table-cell office:value-type="float" office:value="0.23422321" calcext:value-type="float">
            <text:p>0.23422321</text:p>
          </table:table-cell>
        </table:table-row>
        <table:table-row table:style-name="ro1">
          <table:table-cell office:value-type="float" office:value="0.18573587" calcext:value-type="float">
            <text:p>0.18573587</text:p>
          </table:table-cell>
          <table:table-cell office:value-type="float" office:value="0.22012823" calcext:value-type="float">
            <text:p>0.22012823</text:p>
          </table:table-cell>
          <table:table-cell office:value-type="float" office:value="0.23383256" calcext:value-type="float">
            <text:p>0.23383256</text:p>
          </table:table-cell>
        </table:table-row>
        <table:table-row table:style-name="ro1">
          <table:table-cell office:value-type="float" office:value="0.18538636" calcext:value-type="float">
            <text:p>0.18538636</text:p>
          </table:table-cell>
          <table:table-cell office:value-type="float" office:value="0.2197255" calcext:value-type="float">
            <text:p>0.2197255</text:p>
          </table:table-cell>
          <table:table-cell office:value-type="float" office:value="0.2334429" calcext:value-type="float">
            <text:p>0.2334429</text:p>
          </table:table-cell>
        </table:table-row>
        <table:table-row table:style-name="ro1">
          <table:table-cell office:value-type="float" office:value="0.18503791" calcext:value-type="float">
            <text:p>0.18503791</text:p>
          </table:table-cell>
          <table:table-cell office:value-type="float" office:value="0.2193239" calcext:value-type="float">
            <text:p>0.2193239</text:p>
          </table:table-cell>
          <table:table-cell office:value-type="float" office:value="0.23305422" calcext:value-type="float">
            <text:p>0.23305422</text:p>
          </table:table-cell>
        </table:table-row>
        <table:table-row table:style-name="ro1">
          <table:table-cell office:value-type="float" office:value="0.18469053" calcext:value-type="float">
            <text:p>0.18469053</text:p>
          </table:table-cell>
          <table:table-cell office:value-type="float" office:value="0.21892342" calcext:value-type="float">
            <text:p>0.21892342</text:p>
          </table:table-cell>
          <table:table-cell office:value-type="float" office:value="0.23266652" calcext:value-type="float">
            <text:p>0.23266652</text:p>
          </table:table-cell>
        </table:table-row>
        <table:table-row table:style-name="ro1">
          <table:table-cell office:value-type="float" office:value="0.1843442" calcext:value-type="float">
            <text:p>0.1843442</text:p>
          </table:table-cell>
          <table:table-cell office:value-type="float" office:value="0.21852406" calcext:value-type="float">
            <text:p>0.21852406</text:p>
          </table:table-cell>
          <table:table-cell office:value-type="float" office:value="0.23227979" calcext:value-type="float">
            <text:p>0.23227979</text:p>
          </table:table-cell>
        </table:table-row>
        <table:table-row table:style-name="ro1">
          <table:table-cell office:value-type="float" office:value="0.18399893" calcext:value-type="float">
            <text:p>0.18399893</text:p>
          </table:table-cell>
          <table:table-cell office:value-type="float" office:value="0.21812581" calcext:value-type="float">
            <text:p>0.21812581</text:p>
          </table:table-cell>
          <table:table-cell office:value-type="float" office:value="0.23189404" calcext:value-type="float">
            <text:p>0.23189404</text:p>
          </table:table-cell>
        </table:table-row>
        <table:table-row table:style-name="ro1">
          <table:table-cell office:value-type="float" office:value="0.18365471" calcext:value-type="float">
            <text:p>0.18365471</text:p>
          </table:table-cell>
          <table:table-cell office:value-type="float" office:value="0.21772867" calcext:value-type="float">
            <text:p>0.21772867</text:p>
          </table:table-cell>
          <table:table-cell office:value-type="float" office:value="0.23150925" calcext:value-type="float">
            <text:p>0.23150925</text:p>
          </table:table-cell>
        </table:table-row>
        <table:table-row table:style-name="ro1">
          <table:table-cell office:value-type="float" office:value="0.18331154" calcext:value-type="float">
            <text:p>0.18331154</text:p>
          </table:table-cell>
          <table:table-cell office:value-type="float" office:value="0.21733265" calcext:value-type="float">
            <text:p>0.21733265</text:p>
          </table:table-cell>
          <table:table-cell office:value-type="float" office:value="0.23112542" calcext:value-type="float">
            <text:p>0.23112542</text:p>
          </table:table-cell>
        </table:table-row>
        <table:table-row table:style-name="ro1">
          <table:table-cell office:value-type="float" office:value="0.18296941" calcext:value-type="float">
            <text:p>0.18296941</text:p>
          </table:table-cell>
          <table:table-cell office:value-type="float" office:value="0.21693773" calcext:value-type="float">
            <text:p>0.21693773</text:p>
          </table:table-cell>
          <table:table-cell office:value-type="float" office:value="0.23074256" calcext:value-type="float">
            <text:p>0.23074256</text:p>
          </table:table-cell>
        </table:table-row>
        <table:table-row table:style-name="ro1">
          <table:table-cell office:value-type="float" office:value="0.18262832" calcext:value-type="float">
            <text:p>0.18262832</text:p>
          </table:table-cell>
          <table:table-cell office:value-type="float" office:value="0.21654391" calcext:value-type="float">
            <text:p>0.21654391</text:p>
          </table:table-cell>
          <table:table-cell office:value-type="float" office:value="0.23036066" calcext:value-type="float">
            <text:p>0.23036066</text:p>
          </table:table-cell>
        </table:table-row>
        <table:table-row table:style-name="ro1">
          <table:table-cell office:value-type="float" office:value="0.18228826" calcext:value-type="float">
            <text:p>0.18228826</text:p>
          </table:table-cell>
          <table:table-cell office:value-type="float" office:value="0.21615119" calcext:value-type="float">
            <text:p>0.21615119</text:p>
          </table:table-cell>
          <table:table-cell office:value-type="float" office:value="0.22997971" calcext:value-type="float">
            <text:p>0.22997971</text:p>
          </table:table-cell>
        </table:table-row>
        <table:table-row table:style-name="ro1">
          <table:table-cell office:value-type="float" office:value="0.18194923" calcext:value-type="float">
            <text:p>0.18194923</text:p>
          </table:table-cell>
          <table:table-cell office:value-type="float" office:value="0.21575957" calcext:value-type="float">
            <text:p>0.21575957</text:p>
          </table:table-cell>
          <table:table-cell office:value-type="float" office:value="0.22959971" calcext:value-type="float">
            <text:p>0.22959971</text:p>
          </table:table-cell>
        </table:table-row>
        <table:table-row table:style-name="ro1">
          <table:table-cell office:value-type="float" office:value="0.18161123" calcext:value-type="float">
            <text:p>0.18161123</text:p>
          </table:table-cell>
          <table:table-cell office:value-type="float" office:value="0.21536904" calcext:value-type="float">
            <text:p>0.21536904</text:p>
          </table:table-cell>
          <table:table-cell office:value-type="float" office:value="0.22922067" calcext:value-type="float">
            <text:p>0.22922067</text:p>
          </table:table-cell>
        </table:table-row>
        <table:table-row table:style-name="ro1">
          <table:table-cell office:value-type="float" office:value="0.18127425" calcext:value-type="float">
            <text:p>0.18127425</text:p>
          </table:table-cell>
          <table:table-cell office:value-type="float" office:value="0.2149796" calcext:value-type="float">
            <text:p>0.2149796</text:p>
          </table:table-cell>
          <table:table-cell office:value-type="float" office:value="0.22884257" calcext:value-type="float">
            <text:p>0.22884257</text:p>
          </table:table-cell>
        </table:table-row>
        <table:table-row table:style-name="ro1">
          <table:table-cell office:value-type="float" office:value="0.18093829" calcext:value-type="float">
            <text:p>0.18093829</text:p>
          </table:table-cell>
          <table:table-cell office:value-type="float" office:value="0.21459125" calcext:value-type="float">
            <text:p>0.21459125</text:p>
          </table:table-cell>
          <table:table-cell office:value-type="float" office:value="0.22846541" calcext:value-type="float">
            <text:p>0.22846541</text:p>
          </table:table-cell>
        </table:table-row>
        <table:table-row table:style-name="ro1">
          <table:table-cell office:value-type="float" office:value="0.18060334" calcext:value-type="float">
            <text:p>0.18060334</text:p>
          </table:table-cell>
          <table:table-cell office:value-type="float" office:value="0.21420398" calcext:value-type="float">
            <text:p>0.21420398</text:p>
          </table:table-cell>
          <table:table-cell office:value-type="float" office:value="0.2280892" calcext:value-type="float">
            <text:p>0.2280892</text:p>
          </table:table-cell>
        </table:table-row>
        <table:table-row table:style-name="ro1">
          <table:table-cell office:value-type="float" office:value="0.18026941" calcext:value-type="float">
            <text:p>0.18026941</text:p>
          </table:table-cell>
          <table:table-cell office:value-type="float" office:value="0.21381779" calcext:value-type="float">
            <text:p>0.21381779</text:p>
          </table:table-cell>
          <table:table-cell office:value-type="float" office:value="0.22771392" calcext:value-type="float">
            <text:p>0.22771392</text:p>
          </table:table-cell>
        </table:table-row>
        <table:table-row table:style-name="ro1">
          <table:table-cell office:value-type="float" office:value="0.17993648" calcext:value-type="float">
            <text:p>0.17993648</text:p>
          </table:table-cell>
          <table:table-cell office:value-type="float" office:value="0.21343267" calcext:value-type="float">
            <text:p>0.21343267</text:p>
          </table:table-cell>
          <table:table-cell office:value-type="float" office:value="0.22733957" calcext:value-type="float">
            <text:p>0.22733957</text:p>
          </table:table-cell>
        </table:table-row>
        <table:table-row table:style-name="ro1">
          <table:table-cell office:value-type="float" office:value="0.17960456" calcext:value-type="float">
            <text:p>0.17960456</text:p>
          </table:table-cell>
          <table:table-cell office:value-type="float" office:value="0.21304863" calcext:value-type="float">
            <text:p>0.21304863</text:p>
          </table:table-cell>
          <table:table-cell office:value-type="float" office:value="0.22696616" calcext:value-type="float">
            <text:p>0.22696616</text:p>
          </table:table-cell>
        </table:table-row>
        <table:table-row table:style-name="ro1">
          <table:table-cell office:value-type="float" office:value="0.17927364" calcext:value-type="float">
            <text:p>0.17927364</text:p>
          </table:table-cell>
          <table:table-cell office:value-type="float" office:value="0.21266566" calcext:value-type="float">
            <text:p>0.21266566</text:p>
          </table:table-cell>
          <table:table-cell office:value-type="float" office:value="0.22659368" calcext:value-type="float">
            <text:p>0.22659368</text:p>
          </table:table-cell>
        </table:table-row>
        <table:table-row table:style-name="ro1">
          <table:table-cell office:value-type="float" office:value="0.17894371" calcext:value-type="float">
            <text:p>0.17894371</text:p>
          </table:table-cell>
          <table:table-cell office:value-type="float" office:value="0.21228375" calcext:value-type="float">
            <text:p>0.21228375</text:p>
          </table:table-cell>
          <table:table-cell office:value-type="float" office:value="0.22622212" calcext:value-type="float">
            <text:p>0.22622212</text:p>
          </table:table-cell>
        </table:table-row>
        <table:table-row table:style-name="ro1">
          <table:table-cell office:value-type="float" office:value="0.17861477" calcext:value-type="float">
            <text:p>0.17861477</text:p>
          </table:table-cell>
          <table:table-cell office:value-type="float" office:value="0.21190291" calcext:value-type="float">
            <text:p>0.21190291</text:p>
          </table:table-cell>
          <table:table-cell office:value-type="float" office:value="0.22585148" calcext:value-type="float">
            <text:p>0.22585148</text:p>
          </table:table-cell>
        </table:table-row>
        <table:table-row table:style-name="ro1">
          <table:table-cell office:value-type="float" office:value="0.17828683" calcext:value-type="float">
            <text:p>0.17828683</text:p>
          </table:table-cell>
          <table:table-cell office:value-type="float" office:value="0.21152313" calcext:value-type="float">
            <text:p>0.21152313</text:p>
          </table:table-cell>
          <table:table-cell office:value-type="float" office:value="0.22548176" calcext:value-type="float">
            <text:p>0.22548176</text:p>
          </table:table-cell>
        </table:table-row>
        <table:table-row table:style-name="ro1">
          <table:table-cell office:value-type="float" office:value="0.17795986" calcext:value-type="float">
            <text:p>0.17795986</text:p>
          </table:table-cell>
          <table:table-cell office:value-type="float" office:value="0.2111444" calcext:value-type="float">
            <text:p>0.2111444</text:p>
          </table:table-cell>
          <table:table-cell office:value-type="float" office:value="0.22511296" calcext:value-type="float">
            <text:p>0.22511296</text:p>
          </table:table-cell>
        </table:table-row>
        <table:table-row table:style-name="ro1">
          <table:table-cell office:value-type="float" office:value="0.17763388" calcext:value-type="float">
            <text:p>0.17763388</text:p>
          </table:table-cell>
          <table:table-cell office:value-type="float" office:value="0.21076673" calcext:value-type="float">
            <text:p>0.21076673</text:p>
          </table:table-cell>
          <table:table-cell office:value-type="float" office:value="0.22474508" calcext:value-type="float">
            <text:p>0.22474508</text:p>
          </table:table-cell>
        </table:table-row>
        <table:table-row table:style-name="ro1">
          <table:table-cell office:value-type="float" office:value="0.17730887" calcext:value-type="float">
            <text:p>0.17730887</text:p>
          </table:table-cell>
          <table:table-cell office:value-type="float" office:value="0.2103901" calcext:value-type="float">
            <text:p>0.2103901</text:p>
          </table:table-cell>
          <table:table-cell office:value-type="float" office:value="0.2243781" calcext:value-type="float">
            <text:p>0.2243781</text:p>
          </table:table-cell>
        </table:table-row>
        <table:table-row table:style-name="ro1">
          <table:table-cell office:value-type="float" office:value="0.17698484" calcext:value-type="float">
            <text:p>0.17698484</text:p>
          </table:table-cell>
          <table:table-cell office:value-type="float" office:value="0.21001453" calcext:value-type="float">
            <text:p>0.21001453</text:p>
          </table:table-cell>
          <table:table-cell office:value-type="float" office:value="0.22401204" calcext:value-type="float">
            <text:p>0.22401204</text:p>
          </table:table-cell>
        </table:table-row>
        <table:table-row table:style-name="ro1">
          <table:table-cell office:value-type="float" office:value="0.17666178" calcext:value-type="float">
            <text:p>0.17666178</text:p>
          </table:table-cell>
          <table:table-cell office:value-type="float" office:value="0.20963999" calcext:value-type="float">
            <text:p>0.20963999</text:p>
          </table:table-cell>
          <table:table-cell office:value-type="float" office:value="0.22364687" calcext:value-type="float">
            <text:p>0.22364687</text:p>
          </table:table-cell>
        </table:table-row>
        <table:table-row table:style-name="ro1">
          <table:table-cell office:value-type="float" office:value="0.17633968" calcext:value-type="float">
            <text:p>0.17633968</text:p>
          </table:table-cell>
          <table:table-cell office:value-type="float" office:value="0.2092665" calcext:value-type="float">
            <text:p>0.2092665</text:p>
          </table:table-cell>
          <table:table-cell office:value-type="float" office:value="0.22328261" calcext:value-type="float">
            <text:p>0.22328261</text:p>
          </table:table-cell>
        </table:table-row>
        <table:table-row table:style-name="ro1">
          <table:table-cell office:value-type="float" office:value="0.17601855" calcext:value-type="float">
            <text:p>0.17601855</text:p>
          </table:table-cell>
          <table:table-cell office:value-type="float" office:value="0.20889404" calcext:value-type="float">
            <text:p>0.20889404</text:p>
          </table:table-cell>
          <table:table-cell office:value-type="float" office:value="0.22291925" calcext:value-type="float">
            <text:p>0.22291925</text:p>
          </table:table-cell>
        </table:table-row>
        <table:table-row table:style-name="ro1">
          <table:table-cell office:value-type="float" office:value="0.17569837" calcext:value-type="float">
            <text:p>0.17569837</text:p>
          </table:table-cell>
          <table:table-cell office:value-type="float" office:value="0.20852262" calcext:value-type="float">
            <text:p>0.20852262</text:p>
          </table:table-cell>
          <table:table-cell office:value-type="float" office:value="0.22255679" calcext:value-type="float">
            <text:p>0.22255679</text:p>
          </table:table-cell>
        </table:table-row>
        <table:table-row table:style-name="ro1">
          <table:table-cell office:value-type="float" office:value="0.17537915" calcext:value-type="float">
            <text:p>0.17537915</text:p>
          </table:table-cell>
          <table:table-cell office:value-type="float" office:value="0.20815223" calcext:value-type="float">
            <text:p>0.20815223</text:p>
          </table:table-cell>
          <table:table-cell office:value-type="float" office:value="0.22219522" calcext:value-type="float">
            <text:p>0.22219522</text:p>
          </table:table-cell>
        </table:table-row>
        <table:table-row table:style-name="ro1">
          <table:table-cell office:value-type="float" office:value="0.17506088" calcext:value-type="float">
            <text:p>0.17506088</text:p>
          </table:table-cell>
          <table:table-cell office:value-type="float" office:value="0.20778286" calcext:value-type="float">
            <text:p>0.20778286</text:p>
          </table:table-cell>
          <table:table-cell office:value-type="float" office:value="0.22183454" calcext:value-type="float">
            <text:p>0.22183454</text:p>
          </table:table-cell>
        </table:table-row>
        <table:table-row table:style-name="ro1">
          <table:table-cell office:value-type="float" office:value="0.17474356" calcext:value-type="float">
            <text:p>0.17474356</text:p>
          </table:table-cell>
          <table:table-cell office:value-type="float" office:value="0.20741452" calcext:value-type="float">
            <text:p>0.20741452</text:p>
          </table:table-cell>
          <table:table-cell office:value-type="float" office:value="0.22147475" calcext:value-type="float">
            <text:p>0.22147475</text:p>
          </table:table-cell>
        </table:table-row>
        <table:table-row table:style-name="ro1">
          <table:table-cell office:value-type="float" office:value="0.17442718" calcext:value-type="float">
            <text:p>0.17442718</text:p>
          </table:table-cell>
          <table:table-cell office:value-type="float" office:value="0.2070472" calcext:value-type="float">
            <text:p>0.2070472</text:p>
          </table:table-cell>
          <table:table-cell office:value-type="float" office:value="0.22111584" calcext:value-type="float">
            <text:p>0.22111584</text:p>
          </table:table-cell>
        </table:table-row>
        <table:table-row table:style-name="ro1">
          <table:table-cell office:value-type="float" office:value="0.17411174" calcext:value-type="float">
            <text:p>0.17411174</text:p>
          </table:table-cell>
          <table:table-cell office:value-type="float" office:value="0.2066809" calcext:value-type="float">
            <text:p>0.2066809</text:p>
          </table:table-cell>
          <table:table-cell office:value-type="float" office:value="0.22075782" calcext:value-type="float">
            <text:p>0.22075782</text:p>
          </table:table-cell>
        </table:table-row>
        <table:table-row table:style-name="ro1">
          <table:table-cell office:value-type="float" office:value="0.17379724" calcext:value-type="float">
            <text:p>0.17379724</text:p>
          </table:table-cell>
          <table:table-cell office:value-type="float" office:value="0.20631561" calcext:value-type="float">
            <text:p>0.20631561</text:p>
          </table:table-cell>
          <table:table-cell office:value-type="float" office:value="0.22040067" calcext:value-type="float">
            <text:p>0.22040067</text:p>
          </table:table-cell>
        </table:table-row>
        <table:table-row table:style-name="ro1">
          <table:table-cell office:value-type="float" office:value="0.17348367" calcext:value-type="float">
            <text:p>0.17348367</text:p>
          </table:table-cell>
          <table:table-cell office:value-type="float" office:value="0.20595134" calcext:value-type="float">
            <text:p>0.20595134</text:p>
          </table:table-cell>
          <table:table-cell office:value-type="float" office:value="0.22004441" calcext:value-type="float">
            <text:p>0.22004441</text:p>
          </table:table-cell>
        </table:table-row>
        <table:table-row table:style-name="ro1">
          <table:table-cell office:value-type="float" office:value="0.17317103" calcext:value-type="float">
            <text:p>0.17317103</text:p>
          </table:table-cell>
          <table:table-cell office:value-type="float" office:value="0.20558807" calcext:value-type="float">
            <text:p>0.20558807</text:p>
          </table:table-cell>
          <table:table-cell office:value-type="float" office:value="0.21968901" calcext:value-type="float">
            <text:p>0.21968901</text:p>
          </table:table-cell>
        </table:table-row>
        <table:table-row table:style-name="ro1">
          <table:table-cell office:value-type="float" office:value="0.17285932" calcext:value-type="float">
            <text:p>0.17285932</text:p>
          </table:table-cell>
          <table:table-cell office:value-type="float" office:value="0.2052258" calcext:value-type="float">
            <text:p>0.2052258</text:p>
          </table:table-cell>
          <table:table-cell office:value-type="float" office:value="0.21933449" calcext:value-type="float">
            <text:p>0.21933449</text:p>
          </table:table-cell>
        </table:table-row>
        <table:table-row table:style-name="ro1">
          <table:table-cell office:value-type="float" office:value="0.17254854" calcext:value-type="float">
            <text:p>0.17254854</text:p>
          </table:table-cell>
          <table:table-cell office:value-type="float" office:value="0.20486454" calcext:value-type="float">
            <text:p>0.20486454</text:p>
          </table:table-cell>
          <table:table-cell office:value-type="float" office:value="0.21898084" calcext:value-type="float">
            <text:p>0.21898084</text:p>
          </table:table-cell>
        </table:table-row>
        <table:table-row table:style-name="ro1">
          <table:table-cell office:value-type="float" office:value="0.17223867" calcext:value-type="float">
            <text:p>0.17223867</text:p>
          </table:table-cell>
          <table:table-cell office:value-type="float" office:value="0.20450428" calcext:value-type="float">
            <text:p>0.20450428</text:p>
          </table:table-cell>
          <table:table-cell office:value-type="float" office:value="0.21862805" calcext:value-type="float">
            <text:p>0.21862805</text:p>
          </table:table-cell>
        </table:table-row>
        <table:table-row table:style-name="ro1">
          <table:table-cell office:value-type="float" office:value="0.17192971" calcext:value-type="float">
            <text:p>0.17192971</text:p>
          </table:table-cell>
          <table:table-cell office:value-type="float" office:value="0.20414501" calcext:value-type="float">
            <text:p>0.20414501</text:p>
          </table:table-cell>
          <table:table-cell office:value-type="float" office:value="0.21827613" calcext:value-type="float">
            <text:p>0.21827613</text:p>
          </table:table-cell>
        </table:table-row>
        <table:table-row table:style-name="ro1">
          <table:table-cell office:value-type="float" office:value="0.17162167" calcext:value-type="float">
            <text:p>0.17162167</text:p>
          </table:table-cell>
          <table:table-cell office:value-type="float" office:value="0.20378673" calcext:value-type="float">
            <text:p>0.20378673</text:p>
          </table:table-cell>
          <table:table-cell office:value-type="float" office:value="0.21792506" calcext:value-type="float">
            <text:p>0.21792506</text:p>
          </table:table-cell>
        </table:table-row>
        <table:table-row table:style-name="ro1">
          <table:table-cell office:value-type="float" office:value="0.17131454" calcext:value-type="float">
            <text:p>0.17131454</text:p>
          </table:table-cell>
          <table:table-cell office:value-type="float" office:value="0.20342944" calcext:value-type="float">
            <text:p>0.20342944</text:p>
          </table:table-cell>
          <table:table-cell office:value-type="float" office:value="0.21757485" calcext:value-type="float">
            <text:p>0.21757485</text:p>
          </table:table-cell>
        </table:table-row>
        <table:table-row table:style-name="ro1">
          <table:table-cell office:value-type="float" office:value="0.17100832" calcext:value-type="float">
            <text:p>0.17100832</text:p>
          </table:table-cell>
          <table:table-cell office:value-type="float" office:value="0.20307314" calcext:value-type="float">
            <text:p>0.20307314</text:p>
          </table:table-cell>
          <table:table-cell office:value-type="float" office:value="0.2172255" calcext:value-type="float">
            <text:p>0.2172255</text:p>
          </table:table-cell>
        </table:table-row>
        <table:table-row table:style-name="ro1">
          <table:table-cell office:value-type="float" office:value="0.17070299" calcext:value-type="float">
            <text:p>0.17070299</text:p>
          </table:table-cell>
          <table:table-cell office:value-type="float" office:value="0.20271782" calcext:value-type="float">
            <text:p>0.20271782</text:p>
          </table:table-cell>
          <table:table-cell office:value-type="float" office:value="0.216877" calcext:value-type="float">
            <text:p>0.216877</text:p>
          </table:table-cell>
        </table:table-row>
        <table:table-row table:style-name="ro1">
          <table:table-cell office:value-type="float" office:value="0.17039857" calcext:value-type="float">
            <text:p>0.17039857</text:p>
          </table:table-cell>
          <table:table-cell office:value-type="float" office:value="0.20236348" calcext:value-type="float">
            <text:p>0.20236348</text:p>
          </table:table-cell>
          <table:table-cell office:value-type="float" office:value="0.21652936" calcext:value-type="float">
            <text:p>0.21652936</text:p>
          </table:table-cell>
        </table:table-row>
        <table:table-row table:style-name="ro1">
          <table:table-cell office:value-type="float" office:value="0.17009504" calcext:value-type="float">
            <text:p>0.17009504</text:p>
          </table:table-cell>
          <table:table-cell office:value-type="float" office:value="0.20201012" calcext:value-type="float">
            <text:p>0.20201012</text:p>
          </table:table-cell>
          <table:table-cell office:value-type="float" office:value="0.21618255" calcext:value-type="float">
            <text:p>0.21618255</text:p>
          </table:table-cell>
        </table:table-row>
        <table:table-row table:style-name="ro1">
          <table:table-cell office:value-type="float" office:value="0.1697924" calcext:value-type="float">
            <text:p>0.1697924</text:p>
          </table:table-cell>
          <table:table-cell office:value-type="float" office:value="0.20165772" calcext:value-type="float">
            <text:p>0.20165772</text:p>
          </table:table-cell>
          <table:table-cell office:value-type="float" office:value="0.2158366" calcext:value-type="float">
            <text:p>0.2158366</text:p>
          </table:table-cell>
        </table:table-row>
        <table:table-row table:style-name="ro1">
          <table:table-cell office:value-type="float" office:value="0.16949065" calcext:value-type="float">
            <text:p>0.16949065</text:p>
          </table:table-cell>
          <table:table-cell office:value-type="float" office:value="0.2013063" calcext:value-type="float">
            <text:p>0.2013063</text:p>
          </table:table-cell>
          <table:table-cell office:value-type="float" office:value="0.21549148" calcext:value-type="float">
            <text:p>0.21549148</text:p>
          </table:table-cell>
        </table:table-row>
        <table:table-row table:style-name="ro1">
          <table:table-cell office:value-type="float" office:value="0.16918979" calcext:value-type="float">
            <text:p>0.16918979</text:p>
          </table:table-cell>
          <table:table-cell office:value-type="float" office:value="0.20095585" calcext:value-type="float">
            <text:p>0.20095585</text:p>
          </table:table-cell>
          <table:table-cell office:value-type="float" office:value="0.2151472" calcext:value-type="float">
            <text:p>0.2151472</text:p>
          </table:table-cell>
        </table:table-row>
        <table:table-row table:style-name="ro1">
          <table:table-cell office:value-type="float" office:value="0.16888981" calcext:value-type="float">
            <text:p>0.16888981</text:p>
          </table:table-cell>
          <table:table-cell office:value-type="float" office:value="0.20060636" calcext:value-type="float">
            <text:p>0.20060636</text:p>
          </table:table-cell>
          <table:table-cell office:value-type="float" office:value="0.21480376" calcext:value-type="float">
            <text:p>0.21480376</text:p>
          </table:table-cell>
        </table:table-row>
        <table:table-row table:style-name="ro1">
          <table:table-cell office:value-type="float" office:value="0.16859071" calcext:value-type="float">
            <text:p>0.16859071</text:p>
          </table:table-cell>
          <table:table-cell office:value-type="float" office:value="0.20025783" calcext:value-type="float">
            <text:p>0.20025783</text:p>
          </table:table-cell>
          <table:table-cell office:value-type="float" office:value="0.21446115" calcext:value-type="float">
            <text:p>0.21446115</text:p>
          </table:table-cell>
        </table:table-row>
        <table:table-row table:style-name="ro1">
          <table:table-cell office:value-type="float" office:value="0.16829248" calcext:value-type="float">
            <text:p>0.16829248</text:p>
          </table:table-cell>
          <table:table-cell office:value-type="float" office:value="0.19991026" calcext:value-type="float">
            <text:p>0.19991026</text:p>
          </table:table-cell>
          <table:table-cell office:value-type="float" office:value="0.21411938" calcext:value-type="float">
            <text:p>0.21411938</text:p>
          </table:table-cell>
        </table:table-row>
        <table:table-row table:style-name="ro1">
          <table:table-cell office:value-type="float" office:value="0.16799513" calcext:value-type="float">
            <text:p>0.16799513</text:p>
          </table:table-cell>
          <table:table-cell office:value-type="float" office:value="0.19956364" calcext:value-type="float">
            <text:p>0.19956364</text:p>
          </table:table-cell>
          <table:table-cell office:value-type="float" office:value="0.21377843" calcext:value-type="float">
            <text:p>0.21377843</text:p>
          </table:table-cell>
        </table:table-row>
        <table:table-row table:style-name="ro1">
          <table:table-cell office:value-type="float" office:value="0.16769864" calcext:value-type="float">
            <text:p>0.16769864</text:p>
          </table:table-cell>
          <table:table-cell office:value-type="float" office:value="0.19921797" calcext:value-type="float">
            <text:p>0.19921797</text:p>
          </table:table-cell>
          <table:table-cell office:value-type="float" office:value="0.21343831" calcext:value-type="float">
            <text:p>0.21343831</text:p>
          </table:table-cell>
        </table:table-row>
        <table:table-row table:style-name="ro1">
          <table:table-cell office:value-type="float" office:value="0.16740302" calcext:value-type="float">
            <text:p>0.16740302</text:p>
          </table:table-cell>
          <table:table-cell office:value-type="float" office:value="0.19887326" calcext:value-type="float">
            <text:p>0.19887326</text:p>
          </table:table-cell>
          <table:table-cell office:value-type="float" office:value="0.21309901" calcext:value-type="float">
            <text:p>0.21309901</text:p>
          </table:table-cell>
        </table:table-row>
        <table:table-row table:style-name="ro1">
          <table:table-cell office:value-type="float" office:value="0.16710826" calcext:value-type="float">
            <text:p>0.16710826</text:p>
          </table:table-cell>
          <table:table-cell office:value-type="float" office:value="0.19852948" calcext:value-type="float">
            <text:p>0.19852948</text:p>
          </table:table-cell>
          <table:table-cell office:value-type="float" office:value="0.21276054" calcext:value-type="float">
            <text:p>0.21276054</text:p>
          </table:table-cell>
        </table:table-row>
        <table:table-row table:style-name="ro1">
          <table:table-cell office:value-type="float" office:value="0.16681437" calcext:value-type="float">
            <text:p>0.16681437</text:p>
          </table:table-cell>
          <table:table-cell office:value-type="float" office:value="0.19818665" calcext:value-type="float">
            <text:p>0.19818665</text:p>
          </table:table-cell>
          <table:table-cell office:value-type="float" office:value="0.21242288" calcext:value-type="float">
            <text:p>0.21242288</text:p>
          </table:table-cell>
        </table:table-row>
        <table:table-row table:style-name="ro1">
          <table:table-cell office:value-type="float" office:value="0.16652132" calcext:value-type="float">
            <text:p>0.16652132</text:p>
          </table:table-cell>
          <table:table-cell office:value-type="float" office:value="0.19784476" calcext:value-type="float">
            <text:p>0.19784476</text:p>
          </table:table-cell>
          <table:table-cell office:value-type="float" office:value="0.21208604" calcext:value-type="float">
            <text:p>0.21208604</text:p>
          </table:table-cell>
        </table:table-row>
        <table:table-row table:style-name="ro1">
          <table:table-cell office:value-type="float" office:value="0.16622913" calcext:value-type="float">
            <text:p>0.16622913</text:p>
          </table:table-cell>
          <table:table-cell office:value-type="float" office:value="0.19750381" calcext:value-type="float">
            <text:p>0.19750381</text:p>
          </table:table-cell>
          <table:table-cell office:value-type="float" office:value="0.21175001" calcext:value-type="float">
            <text:p>0.21175001</text:p>
          </table:table-cell>
        </table:table-row>
        <table:table-row table:style-name="ro1">
          <table:table-cell office:value-type="float" office:value="0.16593779" calcext:value-type="float">
            <text:p>0.16593779</text:p>
          </table:table-cell>
          <table:table-cell office:value-type="float" office:value="0.19716379" calcext:value-type="float">
            <text:p>0.19716379</text:p>
          </table:table-cell>
          <table:table-cell office:value-type="float" office:value="0.21141479" calcext:value-type="float">
            <text:p>0.21141479</text:p>
          </table:table-cell>
        </table:table-row>
        <table:table-row table:style-name="ro1">
          <table:table-cell office:value-type="float" office:value="0.1656473" calcext:value-type="float">
            <text:p>0.1656473</text:p>
          </table:table-cell>
          <table:table-cell office:value-type="float" office:value="0.19682469" calcext:value-type="float">
            <text:p>0.19682469</text:p>
          </table:table-cell>
          <table:table-cell office:value-type="float" office:value="0.21108038" calcext:value-type="float">
            <text:p>0.21108038</text:p>
          </table:table-cell>
        </table:table-row>
        <table:table-row table:style-name="ro1">
          <table:table-cell office:value-type="float" office:value="0.16535765" calcext:value-type="float">
            <text:p>0.16535765</text:p>
          </table:table-cell>
          <table:table-cell office:value-type="float" office:value="0.19648653" calcext:value-type="float">
            <text:p>0.19648653</text:p>
          </table:table-cell>
          <table:table-cell office:value-type="float" office:value="0.21074678" calcext:value-type="float">
            <text:p>0.21074678</text:p>
          </table:table-cell>
        </table:table-row>
        <table:table-row table:style-name="ro1">
          <table:table-cell office:value-type="float" office:value="0.16506884" calcext:value-type="float">
            <text:p>0.16506884</text:p>
          </table:table-cell>
          <table:table-cell office:value-type="float" office:value="0.19614929" calcext:value-type="float">
            <text:p>0.19614929</text:p>
          </table:table-cell>
          <table:table-cell office:value-type="float" office:value="0.21041398" calcext:value-type="float">
            <text:p>0.21041398</text:p>
          </table:table-cell>
        </table:table-row>
        <table:table-row table:style-name="ro1">
          <table:table-cell office:value-type="float" office:value="0.16478087" calcext:value-type="float">
            <text:p>0.16478087</text:p>
          </table:table-cell>
          <table:table-cell office:value-type="float" office:value="0.19581297" calcext:value-type="float">
            <text:p>0.19581297</text:p>
          </table:table-cell>
          <table:table-cell office:value-type="float" office:value="0.21008198" calcext:value-type="float">
            <text:p>0.21008198</text:p>
          </table:table-cell>
        </table:table-row>
        <table:table-row table:style-name="ro1">
          <table:table-cell office:value-type="float" office:value="0.16449373" calcext:value-type="float">
            <text:p>0.16449373</text:p>
          </table:table-cell>
          <table:table-cell office:value-type="float" office:value="0.19547757" calcext:value-type="float">
            <text:p>0.19547757</text:p>
          </table:table-cell>
          <table:table-cell office:value-type="float" office:value="0.20975077" calcext:value-type="float">
            <text:p>0.20975077</text:p>
          </table:table-cell>
        </table:table-row>
        <table:table-row table:style-name="ro1">
          <table:table-cell office:value-type="float" office:value="0.16420742" calcext:value-type="float">
            <text:p>0.16420742</text:p>
          </table:table-cell>
          <table:table-cell office:value-type="float" office:value="0.19514308" calcext:value-type="float">
            <text:p>0.19514308</text:p>
          </table:table-cell>
          <table:table-cell office:value-type="float" office:value="0.20942037" calcext:value-type="float">
            <text:p>0.20942037</text:p>
          </table:table-cell>
        </table:table-row>
        <table:table-row table:style-name="ro1">
          <table:table-cell office:value-type="float" office:value="0.16392194" calcext:value-type="float">
            <text:p>0.16392194</text:p>
          </table:table-cell>
          <table:table-cell office:value-type="float" office:value="0.19480951" calcext:value-type="float">
            <text:p>0.19480951</text:p>
          </table:table-cell>
          <table:table-cell office:value-type="float" office:value="0.20909075" calcext:value-type="float">
            <text:p>0.20909075</text:p>
          </table:table-cell>
        </table:table-row>
        <table:table-row table:style-name="ro1">
          <table:table-cell office:value-type="float" office:value="0.16363728" calcext:value-type="float">
            <text:p>0.16363728</text:p>
          </table:table-cell>
          <table:table-cell office:value-type="float" office:value="0.19447684" calcext:value-type="float">
            <text:p>0.19447684</text:p>
          </table:table-cell>
          <table:table-cell office:value-type="float" office:value="0.20876193" calcext:value-type="float">
            <text:p>0.20876193</text:p>
          </table:table-cell>
        </table:table-row>
        <table:table-row table:style-name="ro1">
          <table:table-cell office:value-type="float" office:value="0.16335344" calcext:value-type="float">
            <text:p>0.16335344</text:p>
          </table:table-cell>
          <table:table-cell office:value-type="float" office:value="0.19414508" calcext:value-type="float">
            <text:p>0.19414508</text:p>
          </table:table-cell>
          <table:table-cell office:value-type="float" office:value="0.2084339" calcext:value-type="float">
            <text:p>0.2084339</text:p>
          </table:table-cell>
        </table:table-row>
        <table:table-row table:style-name="ro1">
          <table:table-cell office:value-type="float" office:value="0.16307043" calcext:value-type="float">
            <text:p>0.16307043</text:p>
          </table:table-cell>
          <table:table-cell office:value-type="float" office:value="0.19381423" calcext:value-type="float">
            <text:p>0.19381423</text:p>
          </table:table-cell>
          <table:table-cell office:value-type="float" office:value="0.20810665" calcext:value-type="float">
            <text:p>0.20810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0:26:06.276052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5T20:26:24.645933967</dc:date>
    <meta:editing-duration>PT2M42S</meta:editing-duration>
    <meta:editing-cycles>2</meta:editing-cycles>
    <meta:generator>LibreOffice/6.0.6.2$Linux_X86_64 LibreOffice_project/00$Build-2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8cm" svg:height="9cm" xlink:href=".." xlink:type="simple" chart:class="chart:line" chart:style-name="ch1">
        <chart:title svg:x="10.644cm" svg:y="0.316cm" chart:style-name="ch2">
          <text:p>Learning Progress</text:p>
        </chart:title>
        <chart:legend chart:legend-position="bottom" svg:x="10.469cm" svg:y="8.401cm" style:legend-expansion="wide" chart:style-name="ch3"/>
        <chart:plot-area chart:style-name="ch4" table:cell-range-address="'basic_0.2_0.5_1000'.A1:'basic_0.2_0.5_1000'.C1001" chart:data-source-has-labels="row" svg:x="1.512cm" svg:y="1.275cm" svg:width="23.067cm" svg:height="5.781cm">
          <chartooo:coordinate-region svg:x="2.239cm" svg:y="1.275cm" svg:width="22.34cm" svg:height="4.658cm"/>
          <chart:axis chart:dimension="x" chart:name="primary-x" chart:style-name="ch5">
            <chart:title svg:x="12.406cm" svg:y="7.236cm" chart:style-name="ch6">
              <text:p>Iteration</text:p>
            </chart:title>
          </chart:axis>
          <chart:axis chart:dimension="y" chart:name="primary-y" chart:style-name="ch5">
            <chart:title svg:x="0.451cm" svg:y="4.579cm" chart:style-name="ch7">
              <text:p>Error</text:p>
            </chart:title>
            <chart:grid chart:style-name="ch8" chart:class="major"/>
          </chart:axis>
          <chart:series chart:style-name="ch9" chart:values-cell-range-address="'basic_0.2_0.5_1000'.A2:'basic_0.2_0.5_1000'.A1001" chart:label-cell-address="'basic_0.2_0.5_1000'.A1:'basic_0.2_0.5_1000'.A1" chart:class="chart:line">
            <chart:data-point chart:repeated="1000"/>
          </chart:series>
          <chart:series chart:style-name="ch10" chart:values-cell-range-address="'basic_0.2_0.5_1000'.B2:'basic_0.2_0.5_1000'.B1001" chart:label-cell-address="'basic_0.2_0.5_1000'.B1:'basic_0.2_0.5_1000'.B1" chart:class="chart:line">
            <chart:data-point chart:repeated="1000"/>
          </chart:series>
          <chart:series chart:style-name="ch11" chart:values-cell-range-address="'basic_0.2_0.5_1000'.C2:'basic_0.2_0.5_1000'.C1001" chart:label-cell-address="'basic_0.2_0.5_1000'.C1:'basic_0.2_0.5_1000'.C1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'basic_0.2_0.5_1000'.A1:'basic_0.2_0.5_1000'.A1</svg:desc>
                </draw:g>
              </table:table-cell>
              <table:table-cell office:value-type="string">
                <text:p>9</text:p>
                <draw:g>
                  <svg:desc>'basic_0.2_0.5_1000'.B1:'basic_0.2_0.5_1000'.B1</svg:desc>
                </draw:g>
              </table:table-cell>
              <table:table-cell office:value-type="string">
                <text:p>8</text:p>
                <draw:g>
                  <svg:desc>'basic_0.2_0.5_1000'.C1:'basic_0.2_0.5_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527132">
                <text:p>3.32527132</text:p>
                <draw:g>
                  <svg:desc>'basic_0.2_0.5_1000'.A2:'basic_0.2_0.5_1000'.A1001</svg:desc>
                </draw:g>
              </table:table-cell>
              <table:table-cell office:value-type="float" office:value="3.40767795">
                <text:p>3.40767795</text:p>
                <draw:g>
                  <svg:desc>'basic_0.2_0.5_1000'.B2:'basic_0.2_0.5_1000'.B1001</svg:desc>
                </draw:g>
              </table:table-cell>
              <table:table-cell office:value-type="float" office:value="3.44780544">
                <text:p>3.44780544</text:p>
                <draw:g>
                  <svg:desc>'basic_0.2_0.5_1000'.C2:'basic_0.2_0.5_1000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3201042">
                <text:p>2.93201042</text:p>
              </table:table-cell>
              <table:table-cell office:value-type="float" office:value="3.04860089">
                <text:p>3.04860089</text:p>
              </table:table-cell>
              <table:table-cell office:value-type="float" office:value="3.06519328">
                <text:p>3.06519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614942">
                <text:p>2.68614942</text:p>
              </table:table-cell>
              <table:table-cell office:value-type="float" office:value="2.78989379">
                <text:p>2.78989379</text:p>
              </table:table-cell>
              <table:table-cell office:value-type="float" office:value="2.79463648">
                <text:p>2.79463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5728038">
                <text:p>2.55728038</text:p>
              </table:table-cell>
              <table:table-cell office:value-type="float" office:value="2.63037881">
                <text:p>2.63037881</text:p>
              </table:table-cell>
              <table:table-cell office:value-type="float" office:value="2.63235356">
                <text:p>2.63235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9512442">
                <text:p>2.49512442</text:p>
              </table:table-cell>
              <table:table-cell office:value-type="float" office:value="2.53920592">
                <text:p>2.53920592</text:p>
              </table:table-cell>
              <table:table-cell office:value-type="float" office:value="2.54293403">
                <text:p>2.54293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6591187">
                <text:p>2.46591187</text:p>
              </table:table-cell>
              <table:table-cell office:value-type="float" office:value="2.48876098">
                <text:p>2.48876098</text:p>
              </table:table-cell>
              <table:table-cell office:value-type="float" office:value="2.49563877">
                <text:p>2.49563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5178747">
                <text:p>2.45178747</text:p>
              </table:table-cell>
              <table:table-cell office:value-type="float" office:value="2.46089437">
                <text:p>2.46089437</text:p>
              </table:table-cell>
              <table:table-cell office:value-type="float" office:value="2.47085275">
                <text:p>2.47085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4428927">
                <text:p>2.44428927</text:p>
              </table:table-cell>
              <table:table-cell office:value-type="float" office:value="2.44506529">
                <text:p>2.44506529</text:p>
              </table:table-cell>
              <table:table-cell office:value-type="float" office:value="2.45758247">
                <text:p>2.45758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3964158">
                <text:p>2.43964158</text:p>
              </table:table-cell>
              <table:table-cell office:value-type="float" office:value="2.43551839">
                <text:p>2.43551839</text:p>
              </table:table-cell>
              <table:table-cell office:value-type="float" office:value="2.45006804">
                <text:p>2.45006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3621541">
                <text:p>2.43621541</text:p>
              </table:table-cell>
              <table:table-cell office:value-type="float" office:value="2.42921385">
                <text:p>2.42921385</text:p>
              </table:table-cell>
              <table:table-cell office:value-type="float" office:value="2.445402">
                <text:p>2.445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3331647">
                <text:p>2.43331647</text:p>
              </table:table-cell>
              <table:table-cell office:value-type="float" office:value="2.42457309">
                <text:p>2.42457309</text:p>
              </table:table-cell>
              <table:table-cell office:value-type="float" office:value="2.44214439">
                <text:p>2.44214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064625">
                <text:p>2.43064625</text:p>
              </table:table-cell>
              <table:table-cell office:value-type="float" office:value="2.42078117">
                <text:p>2.42078117</text:p>
              </table:table-cell>
              <table:table-cell office:value-type="float" office:value="2.43958597">
                <text:p>2.43958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2807261">
                <text:p>2.42807261</text:p>
              </table:table-cell>
              <table:table-cell office:value-type="float" office:value="2.4174161">
                <text:p>2.4174161</text:p>
              </table:table-cell>
              <table:table-cell office:value-type="float" office:value="2.43737542">
                <text:p>2.43737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2553433">
                <text:p>2.42553433</text:p>
              </table:table-cell>
              <table:table-cell office:value-type="float" office:value="2.41425704">
                <text:p>2.41425704</text:p>
              </table:table-cell>
              <table:table-cell office:value-type="float" office:value="2.43533602">
                <text:p>2.43533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2300137">
                <text:p>2.42300137</text:p>
              </table:table-cell>
              <table:table-cell office:value-type="float" office:value="2.41118634">
                <text:p>2.41118634</text:p>
              </table:table-cell>
              <table:table-cell office:value-type="float" office:value="2.43337671">
                <text:p>2.43337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2045784">
                <text:p>2.42045784</text:p>
              </table:table-cell>
              <table:table-cell office:value-type="float" office:value="2.40813975">
                <text:p>2.40813975</text:p>
              </table:table-cell>
              <table:table-cell office:value-type="float" office:value="2.43144911">
                <text:p>2.43144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1789447">
                <text:p>2.41789447</text:p>
              </table:table-cell>
              <table:table-cell office:value-type="float" office:value="2.405081">
                <text:p>2.405081</text:p>
              </table:table-cell>
              <table:table-cell office:value-type="float" office:value="2.42952649">
                <text:p>2.42952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1530519">
                <text:p>2.41530519</text:p>
              </table:table-cell>
              <table:table-cell office:value-type="float" office:value="2.40198877">
                <text:p>2.40198877</text:p>
              </table:table-cell>
              <table:table-cell office:value-type="float" office:value="2.42759334">
                <text:p>2.42759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1268546">
                <text:p>2.41268546</text:p>
              </table:table-cell>
              <table:table-cell office:value-type="float" office:value="2.39884974">
                <text:p>2.39884974</text:p>
              </table:table-cell>
              <table:table-cell office:value-type="float" office:value="2.42564008">
                <text:p>2.42564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1003148">
                <text:p>2.41003148</text:p>
              </table:table-cell>
              <table:table-cell office:value-type="float" office:value="2.39565509">
                <text:p>2.39565509</text:p>
              </table:table-cell>
              <table:table-cell office:value-type="float" office:value="2.42366028">
                <text:p>2.42366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0733985">
                <text:p>2.40733985</text:p>
              </table:table-cell>
              <table:table-cell office:value-type="float" office:value="2.39239843">
                <text:p>2.39239843</text:p>
              </table:table-cell>
              <table:table-cell office:value-type="float" office:value="2.42164924">
                <text:p>2.42164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0460735">
                <text:p>2.40460735</text:p>
              </table:table-cell>
              <table:table-cell office:value-type="float" office:value="2.3890748">
                <text:p>2.3890748</text:p>
              </table:table-cell>
              <table:table-cell office:value-type="float" office:value="2.41960321">
                <text:p>2.41960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0183091">
                <text:p>2.40183091</text:p>
              </table:table-cell>
              <table:table-cell office:value-type="float" office:value="2.38568007">
                <text:p>2.38568007</text:p>
              </table:table-cell>
              <table:table-cell office:value-type="float" office:value="2.41751894">
                <text:p>2.41751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9900752">
                <text:p>2.39900752</text:p>
              </table:table-cell>
              <table:table-cell office:value-type="float" office:value="2.38221056">
                <text:p>2.38221056</text:p>
              </table:table-cell>
              <table:table-cell office:value-type="float" office:value="2.41539346">
                <text:p>2.41539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9613423">
                <text:p>2.39613423</text:p>
              </table:table-cell>
              <table:table-cell office:value-type="float" office:value="2.37866293">
                <text:p>2.37866293</text:p>
              </table:table-cell>
              <table:table-cell office:value-type="float" office:value="2.41322394">
                <text:p>2.41322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9320813">
                <text:p>2.39320813</text:p>
              </table:table-cell>
              <table:table-cell office:value-type="float" office:value="2.37503401">
                <text:p>2.37503401</text:p>
              </table:table-cell>
              <table:table-cell office:value-type="float" office:value="2.41100763">
                <text:p>2.411007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9022638">
                <text:p>2.39022638</text:p>
              </table:table-cell>
              <table:table-cell office:value-type="float" office:value="2.37132078">
                <text:p>2.37132078</text:p>
              </table:table-cell>
              <table:table-cell office:value-type="float" office:value="2.40874183">
                <text:p>2.40874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8718616">
                <text:p>2.38718616</text:p>
              </table:table-cell>
              <table:table-cell office:value-type="float" office:value="2.36752031">
                <text:p>2.36752031</text:p>
              </table:table-cell>
              <table:table-cell office:value-type="float" office:value="2.40642384">
                <text:p>2.40642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8408471">
                <text:p>2.38408471</text:p>
              </table:table-cell>
              <table:table-cell office:value-type="float" office:value="2.36362979">
                <text:p>2.36362979</text:p>
              </table:table-cell>
              <table:table-cell office:value-type="float" office:value="2.40405095">
                <text:p>2.404050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809193">
                <text:p>2.3809193</text:p>
              </table:table-cell>
              <table:table-cell office:value-type="float" office:value="2.35964647">
                <text:p>2.35964647</text:p>
              </table:table-cell>
              <table:table-cell office:value-type="float" office:value="2.40162046">
                <text:p>2.40162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7768725">
                <text:p>2.37768725</text:p>
              </table:table-cell>
              <table:table-cell office:value-type="float" office:value="2.35556771">
                <text:p>2.35556771</text:p>
              </table:table-cell>
              <table:table-cell office:value-type="float" office:value="2.39912966">
                <text:p>2.39912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7438596">
                <text:p>2.37438596</text:p>
              </table:table-cell>
              <table:table-cell office:value-type="float" office:value="2.35139093">
                <text:p>2.35139093</text:p>
              </table:table-cell>
              <table:table-cell office:value-type="float" office:value="2.39657583">
                <text:p>2.396575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101283">
                <text:p>2.37101283</text:p>
              </table:table-cell>
              <table:table-cell office:value-type="float" office:value="2.34711365">
                <text:p>2.34711365</text:p>
              </table:table-cell>
              <table:table-cell office:value-type="float" office:value="2.39395624">
                <text:p>2.393956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6756535">
                <text:p>2.36756535</text:p>
              </table:table-cell>
              <table:table-cell office:value-type="float" office:value="2.3427335">
                <text:p>2.3427335</text:p>
              </table:table-cell>
              <table:table-cell office:value-type="float" office:value="2.39126817">
                <text:p>2.391268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6404107">
                <text:p>2.36404107</text:p>
              </table:table-cell>
              <table:table-cell office:value-type="float" office:value="2.33824819">
                <text:p>2.33824819</text:p>
              </table:table-cell>
              <table:table-cell office:value-type="float" office:value="2.38850888">
                <text:p>2.388508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6043758">
                <text:p>2.36043758</text:p>
              </table:table-cell>
              <table:table-cell office:value-type="float" office:value="2.33365556">
                <text:p>2.33365556</text:p>
              </table:table-cell>
              <table:table-cell office:value-type="float" office:value="2.38567564">
                <text:p>2.38567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5675255">
                <text:p>2.35675255</text:p>
              </table:table-cell>
              <table:table-cell office:value-type="float" office:value="2.32895354">
                <text:p>2.32895354</text:p>
              </table:table-cell>
              <table:table-cell office:value-type="float" office:value="2.38276573">
                <text:p>2.38276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5298372">
                <text:p>2.35298372</text:p>
              </table:table-cell>
              <table:table-cell office:value-type="float" office:value="2.32414021">
                <text:p>2.32414021</text:p>
              </table:table-cell>
              <table:table-cell office:value-type="float" office:value="2.37977644">
                <text:p>2.379776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4912891">
                <text:p>2.34912891</text:p>
              </table:table-cell>
              <table:table-cell office:value-type="float" office:value="2.31921375">
                <text:p>2.31921375</text:p>
              </table:table-cell>
              <table:table-cell office:value-type="float" office:value="2.37670508">
                <text:p>2.37670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518598">
                <text:p>2.34518598</text:p>
              </table:table-cell>
              <table:table-cell office:value-type="float" office:value="2.31417249">
                <text:p>2.31417249</text:p>
              </table:table-cell>
              <table:table-cell office:value-type="float" office:value="2.37354899">
                <text:p>2.373548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4115292">
                <text:p>2.34115292</text:p>
              </table:table-cell>
              <table:table-cell office:value-type="float" office:value="2.30901491">
                <text:p>2.30901491</text:p>
              </table:table-cell>
              <table:table-cell office:value-type="float" office:value="2.37030554">
                <text:p>2.37030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3702776">
                <text:p>2.33702776</text:p>
              </table:table-cell>
              <table:table-cell office:value-type="float" office:value="2.30373963">
                <text:p>2.30373963</text:p>
              </table:table-cell>
              <table:table-cell office:value-type="float" office:value="2.36697211">
                <text:p>2.366972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3280866">
                <text:p>2.33280866</text:p>
              </table:table-cell>
              <table:table-cell office:value-type="float" office:value="2.29834542">
                <text:p>2.29834542</text:p>
              </table:table-cell>
              <table:table-cell office:value-type="float" office:value="2.36354617">
                <text:p>2.363546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2849383">
                <text:p>2.32849383</text:p>
              </table:table-cell>
              <table:table-cell office:value-type="float" office:value="2.29283124">
                <text:p>2.29283124</text:p>
              </table:table-cell>
              <table:table-cell office:value-type="float" office:value="2.36002521">
                <text:p>2.36002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2408161">
                <text:p>2.32408161</text:p>
              </table:table-cell>
              <table:table-cell office:value-type="float" office:value="2.28719617">
                <text:p>2.28719617</text:p>
              </table:table-cell>
              <table:table-cell office:value-type="float" office:value="2.35640678">
                <text:p>2.35640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1957042">
                <text:p>2.31957042</text:p>
              </table:table-cell>
              <table:table-cell office:value-type="float" office:value="2.28143952">
                <text:p>2.28143952</text:p>
              </table:table-cell>
              <table:table-cell office:value-type="float" office:value="2.35268853">
                <text:p>2.35268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1495879">
                <text:p>2.31495879</text:p>
              </table:table-cell>
              <table:table-cell office:value-type="float" office:value="2.27556073">
                <text:p>2.27556073</text:p>
              </table:table-cell>
              <table:table-cell office:value-type="float" office:value="2.34886815">
                <text:p>2.34886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1024534">
                <text:p>2.31024534</text:p>
              </table:table-cell>
              <table:table-cell office:value-type="float" office:value="2.26955946">
                <text:p>2.26955946</text:p>
              </table:table-cell>
              <table:table-cell office:value-type="float" office:value="2.34494343">
                <text:p>2.344943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0542882">
                <text:p>2.30542882</text:p>
              </table:table-cell>
              <table:table-cell office:value-type="float" office:value="2.26343554">
                <text:p>2.26343554</text:p>
              </table:table-cell>
              <table:table-cell office:value-type="float" office:value="2.34091226">
                <text:p>2.34091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0050808">
                <text:p>2.30050808</text:p>
              </table:table-cell>
              <table:table-cell office:value-type="float" office:value="2.25718899">
                <text:p>2.25718899</text:p>
              </table:table-cell>
              <table:table-cell office:value-type="float" office:value="2.3367726">
                <text:p>2.3367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9548209">
                <text:p>2.29548209</text:p>
              </table:table-cell>
              <table:table-cell office:value-type="float" office:value="2.25082005">
                <text:p>2.25082005</text:p>
              </table:table-cell>
              <table:table-cell office:value-type="float" office:value="2.33252257">
                <text:p>2.33252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9034992">
                <text:p>2.29034992</text:p>
              </table:table-cell>
              <table:table-cell office:value-type="float" office:value="2.24432912">
                <text:p>2.24432912</text:p>
              </table:table-cell>
              <table:table-cell office:value-type="float" office:value="2.32816036">
                <text:p>2.328160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8511077">
                <text:p>2.28511077</text:p>
              </table:table-cell>
              <table:table-cell office:value-type="float" office:value="2.23771684">
                <text:p>2.23771684</text:p>
              </table:table-cell>
              <table:table-cell office:value-type="float" office:value="2.3236843">
                <text:p>2.3236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7976396">
                <text:p>2.27976396</text:p>
              </table:table-cell>
              <table:table-cell office:value-type="float" office:value="2.23098403">
                <text:p>2.23098403</text:p>
              </table:table-cell>
              <table:table-cell office:value-type="float" office:value="2.31909286">
                <text:p>2.31909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7430891">
                <text:p>2.27430891</text:p>
              </table:table-cell>
              <table:table-cell office:value-type="float" office:value="2.22413172">
                <text:p>2.22413172</text:p>
              </table:table-cell>
              <table:table-cell office:value-type="float" office:value="2.31438465">
                <text:p>2.314384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687452">
                <text:p>2.2687452</text:p>
              </table:table-cell>
              <table:table-cell office:value-type="float" office:value="2.21716116">
                <text:p>2.21716116</text:p>
              </table:table-cell>
              <table:table-cell office:value-type="float" office:value="2.30955841">
                <text:p>2.309558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6307248">
                <text:p>2.26307248</text:p>
              </table:table-cell>
              <table:table-cell office:value-type="float" office:value="2.21007378">
                <text:p>2.21007378</text:p>
              </table:table-cell>
              <table:table-cell office:value-type="float" office:value="2.30461303">
                <text:p>2.304613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5729057">
                <text:p>2.25729057</text:p>
              </table:table-cell>
              <table:table-cell office:value-type="float" office:value="2.20287122">
                <text:p>2.20287122</text:p>
              </table:table-cell>
              <table:table-cell office:value-type="float" office:value="2.29954758">
                <text:p>2.299547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139936">
                <text:p>2.25139936</text:p>
              </table:table-cell>
              <table:table-cell office:value-type="float" office:value="2.19555535">
                <text:p>2.19555535</text:p>
              </table:table-cell>
              <table:table-cell office:value-type="float" office:value="2.29436127">
                <text:p>2.29436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453989">
                <text:p>2.2453989</text:p>
              </table:table-cell>
              <table:table-cell office:value-type="float" office:value="2.1881282">
                <text:p>2.1881282</text:p>
              </table:table-cell>
              <table:table-cell office:value-type="float" office:value="2.28905348">
                <text:p>2.289053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3928934">
                <text:p>2.23928934</text:p>
              </table:table-cell>
              <table:table-cell office:value-type="float" office:value="2.18059203">
                <text:p>2.18059203</text:p>
              </table:table-cell>
              <table:table-cell office:value-type="float" office:value="2.28362376">
                <text:p>2.283623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3307095">
                <text:p>2.23307095</text:p>
              </table:table-cell>
              <table:table-cell office:value-type="float" office:value="2.17294927">
                <text:p>2.17294927</text:p>
              </table:table-cell>
              <table:table-cell office:value-type="float" office:value="2.27807185">
                <text:p>2.27807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2674411">
                <text:p>2.22674411</text:p>
              </table:table-cell>
              <table:table-cell office:value-type="float" office:value="2.16520257">
                <text:p>2.16520257</text:p>
              </table:table-cell>
              <table:table-cell office:value-type="float" office:value="2.27239763">
                <text:p>2.272397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2030932">
                <text:p>2.22030932</text:p>
              </table:table-cell>
              <table:table-cell office:value-type="float" office:value="2.15735474">
                <text:p>2.15735474</text:p>
              </table:table-cell>
              <table:table-cell office:value-type="float" office:value="2.26660118">
                <text:p>2.26660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1376718">
                <text:p>2.21376718</text:p>
              </table:table-cell>
              <table:table-cell office:value-type="float" office:value="2.14940877">
                <text:p>2.14940877</text:p>
              </table:table-cell>
              <table:table-cell office:value-type="float" office:value="2.26068276">
                <text:p>2.260682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071184">
                <text:p>2.2071184</text:p>
              </table:table-cell>
              <table:table-cell office:value-type="float" office:value="2.14136783">
                <text:p>2.14136783</text:p>
              </table:table-cell>
              <table:table-cell office:value-type="float" office:value="2.25464279">
                <text:p>2.254642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0036381">
                <text:p>2.20036381</text:p>
              </table:table-cell>
              <table:table-cell office:value-type="float" office:value="2.13323527">
                <text:p>2.13323527</text:p>
              </table:table-cell>
              <table:table-cell office:value-type="float" office:value="2.2484819">
                <text:p>2.24848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9350433">
                <text:p>2.19350433</text:p>
              </table:table-cell>
              <table:table-cell office:value-type="float" office:value="2.12501457">
                <text:p>2.12501457</text:p>
              </table:table-cell>
              <table:table-cell office:value-type="float" office:value="2.24220086">
                <text:p>2.242200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654098">
                <text:p>2.18654098</text:p>
              </table:table-cell>
              <table:table-cell office:value-type="float" office:value="2.11670938">
                <text:p>2.11670938</text:p>
              </table:table-cell>
              <table:table-cell office:value-type="float" office:value="2.23580064">
                <text:p>2.235800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7947487">
                <text:p>2.17947487</text:p>
              </table:table-cell>
              <table:table-cell office:value-type="float" office:value="2.10832349">
                <text:p>2.10832349</text:p>
              </table:table-cell>
              <table:table-cell office:value-type="float" office:value="2.22928238">
                <text:p>2.22928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7230722">
                <text:p>2.17230722</text:p>
              </table:table-cell>
              <table:table-cell office:value-type="float" office:value="2.09986081">
                <text:p>2.09986081</text:p>
              </table:table-cell>
              <table:table-cell office:value-type="float" office:value="2.2226474">
                <text:p>2.2226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6503932">
                <text:p>2.16503932</text:p>
              </table:table-cell>
              <table:table-cell office:value-type="float" office:value="2.09132538">
                <text:p>2.09132538</text:p>
              </table:table-cell>
              <table:table-cell office:value-type="float" office:value="2.21589717">
                <text:p>2.215897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5767256">
                <text:p>2.15767256</text:p>
              </table:table-cell>
              <table:table-cell office:value-type="float" office:value="2.08272135">
                <text:p>2.08272135</text:p>
              </table:table-cell>
              <table:table-cell office:value-type="float" office:value="2.20903334">
                <text:p>2.209033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5020842">
                <text:p>2.15020842</text:p>
              </table:table-cell>
              <table:table-cell office:value-type="float" office:value="2.07405297">
                <text:p>2.07405297</text:p>
              </table:table-cell>
              <table:table-cell office:value-type="float" office:value="2.20205773">
                <text:p>2.20205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4264844">
                <text:p>2.14264844</text:p>
              </table:table-cell>
              <table:table-cell office:value-type="float" office:value="2.06532458">
                <text:p>2.06532458</text:p>
              </table:table-cell>
              <table:table-cell office:value-type="float" office:value="2.19497231">
                <text:p>2.19497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3499426">
                <text:p>2.13499426</text:p>
              </table:table-cell>
              <table:table-cell office:value-type="float" office:value="2.05654058">
                <text:p>2.05654058</text:p>
              </table:table-cell>
              <table:table-cell office:value-type="float" office:value="2.1877792">
                <text:p>2.18777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2724758">
                <text:p>2.12724758</text:p>
              </table:table-cell>
              <table:table-cell office:value-type="float" office:value="2.04770547">
                <text:p>2.04770547</text:p>
              </table:table-cell>
              <table:table-cell office:value-type="float" office:value="2.18048067">
                <text:p>2.180480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194102">
                <text:p>2.1194102</text:p>
              </table:table-cell>
              <table:table-cell office:value-type="float" office:value="2.03882376">
                <text:p>2.03882376</text:p>
              </table:table-cell>
              <table:table-cell office:value-type="float" office:value="2.17307916">
                <text:p>2.17307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1148395">
                <text:p>2.11148395</text:p>
              </table:table-cell>
              <table:table-cell office:value-type="float" office:value="2.02990003">
                <text:p>2.02990003</text:p>
              </table:table-cell>
              <table:table-cell office:value-type="float" office:value="2.1655772">
                <text:p>2.16557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0347077">
                <text:p>2.10347077</text:p>
              </table:table-cell>
              <table:table-cell office:value-type="float" office:value="2.02093889">
                <text:p>2.02093889</text:p>
              </table:table-cell>
              <table:table-cell office:value-type="float" office:value="2.15797751">
                <text:p>2.157977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9537264">
                <text:p>2.09537264</text:p>
              </table:table-cell>
              <table:table-cell office:value-type="float" office:value="2.01194494">
                <text:p>2.01194494</text:p>
              </table:table-cell>
              <table:table-cell office:value-type="float" office:value="2.15028289">
                <text:p>2.15028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8719163">
                <text:p>2.08719163</text:p>
              </table:table-cell>
              <table:table-cell office:value-type="float" office:value="2.0029228">
                <text:p>2.0029228</text:p>
              </table:table-cell>
              <table:table-cell office:value-type="float" office:value="2.14249627">
                <text:p>2.14249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7892985">
                <text:p>2.07892985</text:p>
              </table:table-cell>
              <table:table-cell office:value-type="float" office:value="1.99387708">
                <text:p>1.99387708</text:p>
              </table:table-cell>
              <table:table-cell office:value-type="float" office:value="2.13462072">
                <text:p>2.134620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058951">
                <text:p>2.07058951</text:p>
              </table:table-cell>
              <table:table-cell office:value-type="float" office:value="1.98481237">
                <text:p>1.98481237</text:p>
              </table:table-cell>
              <table:table-cell office:value-type="float" office:value="2.12665939">
                <text:p>2.12665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6217284">
                <text:p>2.06217284</text:p>
              </table:table-cell>
              <table:table-cell office:value-type="float" office:value="1.97573322">
                <text:p>1.97573322</text:p>
              </table:table-cell>
              <table:table-cell office:value-type="float" office:value="2.11861552">
                <text:p>2.11861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5368216">
                <text:p>2.05368216</text:p>
              </table:table-cell>
              <table:table-cell office:value-type="float" office:value="1.96664413">
                <text:p>1.96664413</text:p>
              </table:table-cell>
              <table:table-cell office:value-type="float" office:value="2.11049249">
                <text:p>2.11049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4511986">
                <text:p>2.04511986</text:p>
              </table:table-cell>
              <table:table-cell office:value-type="float" office:value="1.95754955">
                <text:p>1.95754955</text:p>
              </table:table-cell>
              <table:table-cell office:value-type="float" office:value="2.1022937">
                <text:p>2.1022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3648838">
                <text:p>2.03648838</text:p>
              </table:table-cell>
              <table:table-cell office:value-type="float" office:value="1.94845388">
                <text:p>1.94845388</text:p>
              </table:table-cell>
              <table:table-cell office:value-type="float" office:value="2.09402267">
                <text:p>2.094022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2779022">
                <text:p>2.02779022</text:p>
              </table:table-cell>
              <table:table-cell office:value-type="float" office:value="1.93936141">
                <text:p>1.93936141</text:p>
              </table:table-cell>
              <table:table-cell office:value-type="float" office:value="2.08568299">
                <text:p>2.08568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1902794">
                <text:p>2.01902794</text:p>
              </table:table-cell>
              <table:table-cell office:value-type="float" office:value="1.93027637">
                <text:p>1.93027637</text:p>
              </table:table-cell>
              <table:table-cell office:value-type="float" office:value="2.07727828">
                <text:p>2.077278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1020418">
                <text:p>2.01020418</text:p>
              </table:table-cell>
              <table:table-cell office:value-type="float" office:value="1.92120287">
                <text:p>1.92120287</text:p>
              </table:table-cell>
              <table:table-cell office:value-type="float" office:value="2.06881224">
                <text:p>2.06881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0132163">
                <text:p>2.00132163</text:p>
              </table:table-cell>
              <table:table-cell office:value-type="float" office:value="1.91214494">
                <text:p>1.91214494</text:p>
              </table:table-cell>
              <table:table-cell office:value-type="float" office:value="2.06028861">
                <text:p>2.060288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9238304">
                <text:p>1.99238304</text:p>
              </table:table-cell>
              <table:table-cell office:value-type="float" office:value="1.90310647">
                <text:p>1.90310647</text:p>
              </table:table-cell>
              <table:table-cell office:value-type="float" office:value="2.05171116">
                <text:p>2.05171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8339123">
                <text:p>1.98339123</text:p>
              </table:table-cell>
              <table:table-cell office:value-type="float" office:value="1.89409125">
                <text:p>1.89409125</text:p>
              </table:table-cell>
              <table:table-cell office:value-type="float" office:value="2.0430837">
                <text:p>2.0430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7434908">
                <text:p>1.97434908</text:p>
              </table:table-cell>
              <table:table-cell office:value-type="float" office:value="1.88510293">
                <text:p>1.88510293</text:p>
              </table:table-cell>
              <table:table-cell office:value-type="float" office:value="2.03441006">
                <text:p>2.03441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6525953">
                <text:p>1.96525953</text:p>
              </table:table-cell>
              <table:table-cell office:value-type="float" office:value="1.87614504">
                <text:p>1.87614504</text:p>
              </table:table-cell>
              <table:table-cell office:value-type="float" office:value="2.02569408">
                <text:p>2.02569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5612557">
                <text:p>1.95612557</text:p>
              </table:table-cell>
              <table:table-cell office:value-type="float" office:value="1.86722095">
                <text:p>1.86722095</text:p>
              </table:table-cell>
              <table:table-cell office:value-type="float" office:value="2.01693963">
                <text:p>2.016939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695028">
                <text:p>1.94695028</text:p>
              </table:table-cell>
              <table:table-cell office:value-type="float" office:value="1.8583339">
                <text:p>1.8583339</text:p>
              </table:table-cell>
              <table:table-cell office:value-type="float" office:value="2.00815055">
                <text:p>2.00815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3773677">
                <text:p>1.93773677</text:p>
              </table:table-cell>
              <table:table-cell office:value-type="float" office:value="1.84948698">
                <text:p>1.84948698</text:p>
              </table:table-cell>
              <table:table-cell office:value-type="float" office:value="1.9993307">
                <text:p>1.99933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2848822">
                <text:p>1.92848822</text:p>
              </table:table-cell>
              <table:table-cell office:value-type="float" office:value="1.84068313">
                <text:p>1.84068313</text:p>
              </table:table-cell>
              <table:table-cell office:value-type="float" office:value="1.99048391">
                <text:p>1.99048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1920785">
                <text:p>1.91920785</text:p>
              </table:table-cell>
              <table:table-cell office:value-type="float" office:value="1.83192514">
                <text:p>1.83192514</text:p>
              </table:table-cell>
              <table:table-cell office:value-type="float" office:value="1.98161402">
                <text:p>1.981614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0989896">
                <text:p>1.90989896</text:p>
              </table:table-cell>
              <table:table-cell office:value-type="float" office:value="1.82321563">
                <text:p>1.82321563</text:p>
              </table:table-cell>
              <table:table-cell office:value-type="float" office:value="1.97272481">
                <text:p>1.972724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0056486">
                <text:p>1.90056486</text:p>
              </table:table-cell>
              <table:table-cell office:value-type="float" office:value="1.81455708">
                <text:p>1.81455708</text:p>
              </table:table-cell>
              <table:table-cell office:value-type="float" office:value="1.96382006">
                <text:p>1.963820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9120895">
                <text:p>1.89120895</text:p>
              </table:table-cell>
              <table:table-cell office:value-type="float" office:value="1.80595181">
                <text:p>1.80595181</text:p>
              </table:table-cell>
              <table:table-cell office:value-type="float" office:value="1.9549035">
                <text:p>1.95490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8183463">
                <text:p>1.88183463</text:p>
              </table:table-cell>
              <table:table-cell office:value-type="float" office:value="1.79740197">
                <text:p>1.79740197</text:p>
              </table:table-cell>
              <table:table-cell office:value-type="float" office:value="1.94597881">
                <text:p>1.945978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7244537">
                <text:p>1.87244537</text:p>
              </table:table-cell>
              <table:table-cell office:value-type="float" office:value="1.78890957">
                <text:p>1.78890957</text:p>
              </table:table-cell>
              <table:table-cell office:value-type="float" office:value="1.93704965">
                <text:p>1.937049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6304465">
                <text:p>1.86304465</text:p>
              </table:table-cell>
              <table:table-cell office:value-type="float" office:value="1.78047646">
                <text:p>1.78047646</text:p>
              </table:table-cell>
              <table:table-cell office:value-type="float" office:value="1.92811961">
                <text:p>1.928119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5363599">
                <text:p>1.85363599</text:p>
              </table:table-cell>
              <table:table-cell office:value-type="float" office:value="1.77210433">
                <text:p>1.77210433</text:p>
              </table:table-cell>
              <table:table-cell office:value-type="float" office:value="1.91919222">
                <text:p>1.91919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4422293">
                <text:p>1.84422293</text:p>
              </table:table-cell>
              <table:table-cell office:value-type="float" office:value="1.76379473">
                <text:p>1.76379473</text:p>
              </table:table-cell>
              <table:table-cell office:value-type="float" office:value="1.91027096">
                <text:p>1.910270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3480902">
                <text:p>1.83480902</text:p>
              </table:table-cell>
              <table:table-cell office:value-type="float" office:value="1.75554905">
                <text:p>1.75554905</text:p>
              </table:table-cell>
              <table:table-cell office:value-type="float" office:value="1.90135924">
                <text:p>1.901359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2539781">
                <text:p>1.82539781</text:p>
              </table:table-cell>
              <table:table-cell office:value-type="float" office:value="1.74736855">
                <text:p>1.74736855</text:p>
              </table:table-cell>
              <table:table-cell office:value-type="float" office:value="1.8924604">
                <text:p>1.89246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1599288">
                <text:p>1.81599288</text:p>
              </table:table-cell>
              <table:table-cell office:value-type="float" office:value="1.73925435">
                <text:p>1.73925435</text:p>
              </table:table-cell>
              <table:table-cell office:value-type="float" office:value="1.88357772">
                <text:p>1.883577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0659777">
                <text:p>1.80659777</text:p>
              </table:table-cell>
              <table:table-cell office:value-type="float" office:value="1.7312074">
                <text:p>1.7312074</text:p>
              </table:table-cell>
              <table:table-cell office:value-type="float" office:value="1.87471438">
                <text:p>1.874714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9721602">
                <text:p>1.79721602</text:p>
              </table:table-cell>
              <table:table-cell office:value-type="float" office:value="1.72322856">
                <text:p>1.72322856</text:p>
              </table:table-cell>
              <table:table-cell office:value-type="float" office:value="1.8658735">
                <text:p>1.8658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8785116">
                <text:p>1.78785116</text:p>
              </table:table-cell>
              <table:table-cell office:value-type="float" office:value="1.71531853">
                <text:p>1.71531853</text:p>
              </table:table-cell>
              <table:table-cell office:value-type="float" office:value="1.85705811">
                <text:p>1.857058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7850666">
                <text:p>1.77850666</text:p>
              </table:table-cell>
              <table:table-cell office:value-type="float" office:value="1.70747791">
                <text:p>1.70747791</text:p>
              </table:table-cell>
              <table:table-cell office:value-type="float" office:value="1.84827113">
                <text:p>1.848271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6918599">
                <text:p>1.76918599</text:p>
              </table:table-cell>
              <table:table-cell office:value-type="float" office:value="1.69970716">
                <text:p>1.69970716</text:p>
              </table:table-cell>
              <table:table-cell office:value-type="float" office:value="1.83951544">
                <text:p>1.839515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5989253">
                <text:p>1.75989253</text:p>
              </table:table-cell>
              <table:table-cell office:value-type="float" office:value="1.69200664">
                <text:p>1.69200664</text:p>
              </table:table-cell>
              <table:table-cell office:value-type="float" office:value="1.83079379">
                <text:p>1.830793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5062965">
                <text:p>1.75062965</text:p>
              </table:table-cell>
              <table:table-cell office:value-type="float" office:value="1.68437659">
                <text:p>1.68437659</text:p>
              </table:table-cell>
              <table:table-cell office:value-type="float" office:value="1.82210884">
                <text:p>1.822108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4140063">
                <text:p>1.74140063</text:p>
              </table:table-cell>
              <table:table-cell office:value-type="float" office:value="1.67681716">
                <text:p>1.67681716</text:p>
              </table:table-cell>
              <table:table-cell office:value-type="float" office:value="1.81346316">
                <text:p>1.81346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73220868">
                <text:p>1.73220868</text:p>
              </table:table-cell>
              <table:table-cell office:value-type="float" office:value="1.66932839">
                <text:p>1.66932839</text:p>
              </table:table-cell>
              <table:table-cell office:value-type="float" office:value="1.80485922">
                <text:p>1.804859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2305693">
                <text:p>1.72305693</text:p>
              </table:table-cell>
              <table:table-cell office:value-type="float" office:value="1.66191023">
                <text:p>1.66191023</text:p>
              </table:table-cell>
              <table:table-cell office:value-type="float" office:value="1.79629939">
                <text:p>1.796299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1394844">
                <text:p>1.71394844</text:p>
              </table:table-cell>
              <table:table-cell office:value-type="float" office:value="1.65456254">
                <text:p>1.65456254</text:p>
              </table:table-cell>
              <table:table-cell office:value-type="float" office:value="1.78778593">
                <text:p>1.787785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70488616">
                <text:p>1.70488616</text:p>
              </table:table-cell>
              <table:table-cell office:value-type="float" office:value="1.6472851">
                <text:p>1.6472851</text:p>
              </table:table-cell>
              <table:table-cell office:value-type="float" office:value="1.77932102">
                <text:p>1.77932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587295">
                <text:p>1.69587295</text:p>
              </table:table-cell>
              <table:table-cell office:value-type="float" office:value="1.64007761">
                <text:p>1.64007761</text:p>
              </table:table-cell>
              <table:table-cell office:value-type="float" office:value="1.7709067">
                <text:p>1.77090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8691156">
                <text:p>1.68691156</text:p>
              </table:table-cell>
              <table:table-cell office:value-type="float" office:value="1.63293971">
                <text:p>1.63293971</text:p>
              </table:table-cell>
              <table:table-cell office:value-type="float" office:value="1.76254494">
                <text:p>1.762544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7800463">
                <text:p>1.67800463</text:p>
              </table:table-cell>
              <table:table-cell office:value-type="float" office:value="1.62587095">
                <text:p>1.62587095</text:p>
              </table:table-cell>
              <table:table-cell office:value-type="float" office:value="1.75423759">
                <text:p>1.75423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6915468">
                <text:p>1.66915468</text:p>
              </table:table-cell>
              <table:table-cell office:value-type="float" office:value="1.61887084">
                <text:p>1.61887084</text:p>
              </table:table-cell>
              <table:table-cell office:value-type="float" office:value="1.74598637">
                <text:p>1.74598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6036411">
                <text:p>1.66036411</text:p>
              </table:table-cell>
              <table:table-cell office:value-type="float" office:value="1.61193882">
                <text:p>1.61193882</text:p>
              </table:table-cell>
              <table:table-cell office:value-type="float" office:value="1.73779293">
                <text:p>1.737792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5163519">
                <text:p>1.65163519</text:p>
              </table:table-cell>
              <table:table-cell office:value-type="float" office:value="1.60507427">
                <text:p>1.60507427</text:p>
              </table:table-cell>
              <table:table-cell office:value-type="float" office:value="1.72965881">
                <text:p>1.729658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4297008">
                <text:p>1.64297008</text:p>
              </table:table-cell>
              <table:table-cell office:value-type="float" office:value="1.59827654">
                <text:p>1.59827654</text:p>
              </table:table-cell>
              <table:table-cell office:value-type="float" office:value="1.72158541">
                <text:p>1.721585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3437078">
                <text:p>1.63437078</text:p>
              </table:table-cell>
              <table:table-cell office:value-type="float" office:value="1.59154491">
                <text:p>1.59154491</text:p>
              </table:table-cell>
              <table:table-cell office:value-type="float" office:value="1.71357407">
                <text:p>1.71357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2583917">
                <text:p>1.62583917</text:p>
              </table:table-cell>
              <table:table-cell office:value-type="float" office:value="1.58487865">
                <text:p>1.58487865</text:p>
              </table:table-cell>
              <table:table-cell office:value-type="float" office:value="1.705626">
                <text:p>1.7056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17377">
                <text:p>1.617377</text:p>
              </table:table-cell>
              <table:table-cell office:value-type="float" office:value="1.57827698">
                <text:p>1.57827698</text:p>
              </table:table-cell>
              <table:table-cell office:value-type="float" office:value="1.69774231">
                <text:p>1.69774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0898587">
                <text:p>1.60898587</text:p>
              </table:table-cell>
              <table:table-cell office:value-type="float" office:value="1.57173907">
                <text:p>1.57173907</text:p>
              </table:table-cell>
              <table:table-cell office:value-type="float" office:value="1.689924">
                <text:p>1.689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0066727">
                <text:p>1.60066727</text:p>
              </table:table-cell>
              <table:table-cell office:value-type="float" office:value="1.5652641">
                <text:p>1.5652641</text:p>
              </table:table-cell>
              <table:table-cell office:value-type="float" office:value="1.682172">
                <text:p>1.6821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9242252">
                <text:p>1.59242252</text:p>
              </table:table-cell>
              <table:table-cell office:value-type="float" office:value="1.55885118">
                <text:p>1.55885118</text:p>
              </table:table-cell>
              <table:table-cell office:value-type="float" office:value="1.67448711">
                <text:p>1.674487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8425282">
                <text:p>1.58425282</text:p>
              </table:table-cell>
              <table:table-cell office:value-type="float" office:value="1.55249943">
                <text:p>1.55249943</text:p>
              </table:table-cell>
              <table:table-cell office:value-type="float" office:value="1.66687004">
                <text:p>1.666870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7615925">
                <text:p>1.57615925</text:p>
              </table:table-cell>
              <table:table-cell office:value-type="float" office:value="1.54620795">
                <text:p>1.54620795</text:p>
              </table:table-cell>
              <table:table-cell office:value-type="float" office:value="1.65932142">
                <text:p>1.659321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6814274">
                <text:p>1.56814274</text:p>
              </table:table-cell>
              <table:table-cell office:value-type="float" office:value="1.53997581">
                <text:p>1.53997581</text:p>
              </table:table-cell>
              <table:table-cell office:value-type="float" office:value="1.65184178">
                <text:p>1.65184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6020409">
                <text:p>1.56020409</text:p>
              </table:table-cell>
              <table:table-cell office:value-type="float" office:value="1.53380206">
                <text:p>1.53380206</text:p>
              </table:table-cell>
              <table:table-cell office:value-type="float" office:value="1.64443155">
                <text:p>1.64443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5234399">
                <text:p>1.55234399</text:p>
              </table:table-cell>
              <table:table-cell office:value-type="float" office:value="1.52768577">
                <text:p>1.52768577</text:p>
              </table:table-cell>
              <table:table-cell office:value-type="float" office:value="1.63709109">
                <text:p>1.63709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4456299">
                <text:p>1.54456299</text:p>
              </table:table-cell>
              <table:table-cell office:value-type="float" office:value="1.52162597">
                <text:p>1.52162597</text:p>
              </table:table-cell>
              <table:table-cell office:value-type="float" office:value="1.62982067">
                <text:p>1.629820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3686153">
                <text:p>1.53686153</text:p>
              </table:table-cell>
              <table:table-cell office:value-type="float" office:value="1.5156217">
                <text:p>1.5156217</text:p>
              </table:table-cell>
              <table:table-cell office:value-type="float" office:value="1.62262046">
                <text:p>1.622620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2923994">
                <text:p>1.52923994</text:p>
              </table:table-cell>
              <table:table-cell office:value-type="float" office:value="1.509672">
                <text:p>1.509672</text:p>
              </table:table-cell>
              <table:table-cell office:value-type="float" office:value="1.61549058">
                <text:p>1.615490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2169843">
                <text:p>1.52169843</text:p>
              </table:table-cell>
              <table:table-cell office:value-type="float" office:value="1.50377591">
                <text:p>1.50377591</text:p>
              </table:table-cell>
              <table:table-cell office:value-type="float" office:value="1.60843106">
                <text:p>1.608431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142371">
                <text:p>1.5142371</text:p>
              </table:table-cell>
              <table:table-cell office:value-type="float" office:value="1.49793244">
                <text:p>1.49793244</text:p>
              </table:table-cell>
              <table:table-cell office:value-type="float" office:value="1.60144186">
                <text:p>1.601441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0685595">
                <text:p>1.50685595</text:p>
              </table:table-cell>
              <table:table-cell office:value-type="float" office:value="1.49214064">
                <text:p>1.49214064</text:p>
              </table:table-cell>
              <table:table-cell office:value-type="float" office:value="1.59452287">
                <text:p>1.594522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95549">
                <text:p>1.4995549</text:p>
              </table:table-cell>
              <table:table-cell office:value-type="float" office:value="1.48639955">
                <text:p>1.48639955</text:p>
              </table:table-cell>
              <table:table-cell office:value-type="float" office:value="1.58767392">
                <text:p>1.587673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233376">
                <text:p>1.49233376</text:p>
              </table:table-cell>
              <table:table-cell office:value-type="float" office:value="1.4807082">
                <text:p>1.4807082</text:p>
              </table:table-cell>
              <table:table-cell office:value-type="float" office:value="1.58089475">
                <text:p>1.580894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8519226">
                <text:p>1.48519226</text:p>
              </table:table-cell>
              <table:table-cell office:value-type="float" office:value="1.47506566">
                <text:p>1.47506566</text:p>
              </table:table-cell>
              <table:table-cell office:value-type="float" office:value="1.57418509">
                <text:p>1.574185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7813005">
                <text:p>1.47813005</text:p>
              </table:table-cell>
              <table:table-cell office:value-type="float" office:value="1.46947097">
                <text:p>1.46947097</text:p>
              </table:table-cell>
              <table:table-cell office:value-type="float" office:value="1.56754456">
                <text:p>1.567544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7114669">
                <text:p>1.47114669</text:p>
              </table:table-cell>
              <table:table-cell office:value-type="float" office:value="1.46392319">
                <text:p>1.46392319</text:p>
              </table:table-cell>
              <table:table-cell office:value-type="float" office:value="1.56097277">
                <text:p>1.560972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6424168">
                <text:p>1.46424168</text:p>
              </table:table-cell>
              <table:table-cell office:value-type="float" office:value="1.45842142">
                <text:p>1.45842142</text:p>
              </table:table-cell>
              <table:table-cell office:value-type="float" office:value="1.55446924">
                <text:p>1.554469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5741446">
                <text:p>1.45741446</text:p>
              </table:table-cell>
              <table:table-cell office:value-type="float" office:value="1.45296473">
                <text:p>1.45296473</text:p>
              </table:table-cell>
              <table:table-cell office:value-type="float" office:value="1.54803349">
                <text:p>1.548033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506644">
                <text:p>1.4506644</text:p>
              </table:table-cell>
              <table:table-cell office:value-type="float" office:value="1.44755221">
                <text:p>1.44755221</text:p>
              </table:table-cell>
              <table:table-cell office:value-type="float" office:value="1.54166496">
                <text:p>1.541664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4439908">
                <text:p>1.4439908</text:p>
              </table:table-cell>
              <table:table-cell office:value-type="float" office:value="1.44218299">
                <text:p>1.44218299</text:p>
              </table:table-cell>
              <table:table-cell office:value-type="float" office:value="1.53536306">
                <text:p>1.53536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3739293">
                <text:p>1.43739293</text:p>
              </table:table-cell>
              <table:table-cell office:value-type="float" office:value="1.43685618">
                <text:p>1.43685618</text:p>
              </table:table-cell>
              <table:table-cell office:value-type="float" office:value="1.52912716">
                <text:p>1.529127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43087">
                <text:p>1.43087</text:p>
              </table:table-cell>
              <table:table-cell office:value-type="float" office:value="1.43157092">
                <text:p>1.43157092</text:p>
              </table:table-cell>
              <table:table-cell office:value-type="float" office:value="1.5229566">
                <text:p>1.5229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2442119">
                <text:p>1.42442119</text:p>
              </table:table-cell>
              <table:table-cell office:value-type="float" office:value="1.42632636">
                <text:p>1.42632636</text:p>
              </table:table-cell>
              <table:table-cell office:value-type="float" office:value="1.51685068">
                <text:p>1.516850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1804562">
                <text:p>1.41804562</text:p>
              </table:table-cell>
              <table:table-cell office:value-type="float" office:value="1.42112166">
                <text:p>1.42112166</text:p>
              </table:table-cell>
              <table:table-cell office:value-type="float" office:value="1.51080869">
                <text:p>1.510808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1174239">
                <text:p>1.41174239</text:p>
              </table:table-cell>
              <table:table-cell office:value-type="float" office:value="1.415956">
                <text:p>1.415956</text:p>
              </table:table-cell>
              <table:table-cell office:value-type="float" office:value="1.50482987">
                <text:p>1.504829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0551057">
                <text:p>1.40551057</text:p>
              </table:table-cell>
              <table:table-cell office:value-type="float" office:value="1.41082859">
                <text:p>1.41082859</text:p>
              </table:table-cell>
              <table:table-cell office:value-type="float" office:value="1.49891345">
                <text:p>1.498913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993492">
                <text:p>1.3993492</text:p>
              </table:table-cell>
              <table:table-cell office:value-type="float" office:value="1.40573862">
                <text:p>1.40573862</text:p>
              </table:table-cell>
              <table:table-cell office:value-type="float" office:value="1.49305863">
                <text:p>1.493058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9325729">
                <text:p>1.39325729</text:p>
              </table:table-cell>
              <table:table-cell office:value-type="float" office:value="1.40068534">
                <text:p>1.40068534</text:p>
              </table:table-cell>
              <table:table-cell office:value-type="float" office:value="1.4872646">
                <text:p>1.48726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8723384">
                <text:p>1.38723384</text:p>
              </table:table-cell>
              <table:table-cell office:value-type="float" office:value="1.39566797">
                <text:p>1.39566797</text:p>
              </table:table-cell>
              <table:table-cell office:value-type="float" office:value="1.48153053">
                <text:p>1.481530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8127783">
                <text:p>1.38127783</text:p>
              </table:table-cell>
              <table:table-cell office:value-type="float" office:value="1.39068579">
                <text:p>1.39068579</text:p>
              </table:table-cell>
              <table:table-cell office:value-type="float" office:value="1.47585557">
                <text:p>1.475855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7538823">
                <text:p>1.37538823</text:p>
              </table:table-cell>
              <table:table-cell office:value-type="float" office:value="1.38573806">
                <text:p>1.38573806</text:p>
              </table:table-cell>
              <table:table-cell office:value-type="float" office:value="1.47023887">
                <text:p>1.470238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69564">
                <text:p>1.369564</text:p>
              </table:table-cell>
              <table:table-cell office:value-type="float" office:value="1.38082408">
                <text:p>1.38082408</text:p>
              </table:table-cell>
              <table:table-cell office:value-type="float" office:value="1.46467955">
                <text:p>1.464679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6380407">
                <text:p>1.36380407</text:p>
              </table:table-cell>
              <table:table-cell office:value-type="float" office:value="1.37594316">
                <text:p>1.37594316</text:p>
              </table:table-cell>
              <table:table-cell office:value-type="float" office:value="1.45917675">
                <text:p>1.45917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581074">
                <text:p>1.3581074</text:p>
              </table:table-cell>
              <table:table-cell office:value-type="float" office:value="1.37109463">
                <text:p>1.37109463</text:p>
              </table:table-cell>
              <table:table-cell office:value-type="float" office:value="1.45372957">
                <text:p>1.453729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5247293">
                <text:p>1.35247293</text:p>
              </table:table-cell>
              <table:table-cell office:value-type="float" office:value="1.36627782">
                <text:p>1.36627782</text:p>
              </table:table-cell>
              <table:table-cell office:value-type="float" office:value="1.44833712">
                <text:p>1.448337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34689959">
                <text:p>1.34689959</text:p>
              </table:table-cell>
              <table:table-cell office:value-type="float" office:value="1.36149211">
                <text:p>1.36149211</text:p>
              </table:table-cell>
              <table:table-cell office:value-type="float" office:value="1.44299852">
                <text:p>1.442998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4138633">
                <text:p>1.34138633</text:p>
              </table:table-cell>
              <table:table-cell office:value-type="float" office:value="1.35673685">
                <text:p>1.35673685</text:p>
              </table:table-cell>
              <table:table-cell office:value-type="float" office:value="1.43771286">
                <text:p>1.437712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3593208">
                <text:p>1.33593208</text:p>
              </table:table-cell>
              <table:table-cell office:value-type="float" office:value="1.35201146">
                <text:p>1.35201146</text:p>
              </table:table-cell>
              <table:table-cell office:value-type="float" office:value="1.43247926">
                <text:p>1.432479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305358">
                <text:p>1.3305358</text:p>
              </table:table-cell>
              <table:table-cell office:value-type="float" office:value="1.34731533">
                <text:p>1.34731533</text:p>
              </table:table-cell>
              <table:table-cell office:value-type="float" office:value="1.42729682">
                <text:p>1.427296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2519644">
                <text:p>1.32519644</text:p>
              </table:table-cell>
              <table:table-cell office:value-type="float" office:value="1.34264789">
                <text:p>1.34264789</text:p>
              </table:table-cell>
              <table:table-cell office:value-type="float" office:value="1.42216465">
                <text:p>1.42216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1991296">
                <text:p>1.31991296</text:p>
              </table:table-cell>
              <table:table-cell office:value-type="float" office:value="1.33800859">
                <text:p>1.33800859</text:p>
              </table:table-cell>
              <table:table-cell office:value-type="float" office:value="1.41708185">
                <text:p>1.417081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1468434">
                <text:p>1.31468434</text:p>
              </table:table-cell>
              <table:table-cell office:value-type="float" office:value="1.33339688">
                <text:p>1.33339688</text:p>
              </table:table-cell>
              <table:table-cell office:value-type="float" office:value="1.41204754">
                <text:p>1.412047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0950955">
                <text:p>1.30950955</text:p>
              </table:table-cell>
              <table:table-cell office:value-type="float" office:value="1.32881225">
                <text:p>1.32881225</text:p>
              </table:table-cell>
              <table:table-cell office:value-type="float" office:value="1.40706084">
                <text:p>1.407060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0438758">
                <text:p>1.30438758</text:p>
              </table:table-cell>
              <table:table-cell office:value-type="float" office:value="1.32425417">
                <text:p>1.32425417</text:p>
              </table:table-cell>
              <table:table-cell office:value-type="float" office:value="1.40212087">
                <text:p>1.402120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9931745">
                <text:p>1.29931745</text:p>
              </table:table-cell>
              <table:table-cell office:value-type="float" office:value="1.31972216">
                <text:p>1.31972216</text:p>
              </table:table-cell>
              <table:table-cell office:value-type="float" office:value="1.39722677">
                <text:p>1.397226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9429816">
                <text:p>1.29429816</text:p>
              </table:table-cell>
              <table:table-cell office:value-type="float" office:value="1.31521574">
                <text:p>1.31521574</text:p>
              </table:table-cell>
              <table:table-cell office:value-type="float" office:value="1.39237767">
                <text:p>1.392377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8932876">
                <text:p>1.28932876</text:p>
              </table:table-cell>
              <table:table-cell office:value-type="float" office:value="1.31073445">
                <text:p>1.31073445</text:p>
              </table:table-cell>
              <table:table-cell office:value-type="float" office:value="1.38757273">
                <text:p>1.387572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8440828">
                <text:p>1.28440828</text:p>
              </table:table-cell>
              <table:table-cell office:value-type="float" office:value="1.30627784">
                <text:p>1.30627784</text:p>
              </table:table-cell>
              <table:table-cell office:value-type="float" office:value="1.38281109">
                <text:p>1.382811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7953579">
                <text:p>1.27953579</text:p>
              </table:table-cell>
              <table:table-cell office:value-type="float" office:value="1.30184548">
                <text:p>1.30184548</text:p>
              </table:table-cell>
              <table:table-cell office:value-type="float" office:value="1.37809192">
                <text:p>1.378091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7471035">
                <text:p>1.27471035</text:p>
              </table:table-cell>
              <table:table-cell office:value-type="float" office:value="1.29743695">
                <text:p>1.29743695</text:p>
              </table:table-cell>
              <table:table-cell office:value-type="float" office:value="1.3734144">
                <text:p>1.37341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6993108">
                <text:p>1.26993108</text:p>
              </table:table-cell>
              <table:table-cell office:value-type="float" office:value="1.29305184">
                <text:p>1.29305184</text:p>
              </table:table-cell>
              <table:table-cell office:value-type="float" office:value="1.36877772">
                <text:p>1.368777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6519706">
                <text:p>1.26519706</text:p>
              </table:table-cell>
              <table:table-cell office:value-type="float" office:value="1.28868978">
                <text:p>1.28868978</text:p>
              </table:table-cell>
              <table:table-cell office:value-type="float" office:value="1.36418106">
                <text:p>1.364181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6050742">
                <text:p>1.26050742</text:p>
              </table:table-cell>
              <table:table-cell office:value-type="float" office:value="1.28435039">
                <text:p>1.28435039</text:p>
              </table:table-cell>
              <table:table-cell office:value-type="float" office:value="1.35962363">
                <text:p>1.359623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5586132">
                <text:p>1.25586132</text:p>
              </table:table-cell>
              <table:table-cell office:value-type="float" office:value="1.2800333">
                <text:p>1.2800333</text:p>
              </table:table-cell>
              <table:table-cell office:value-type="float" office:value="1.35510466">
                <text:p>1.355104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5125789">
                <text:p>1.25125789</text:p>
              </table:table-cell>
              <table:table-cell office:value-type="float" office:value="1.27573816">
                <text:p>1.27573816</text:p>
              </table:table-cell>
              <table:table-cell office:value-type="float" office:value="1.35062337">
                <text:p>1.350623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4669632">
                <text:p>1.24669632</text:p>
              </table:table-cell>
              <table:table-cell office:value-type="float" office:value="1.27146466">
                <text:p>1.27146466</text:p>
              </table:table-cell>
              <table:table-cell office:value-type="float" office:value="1.34617899">
                <text:p>1.346178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421758">
                <text:p>1.2421758</text:p>
              </table:table-cell>
              <table:table-cell office:value-type="float" office:value="1.26721245">
                <text:p>1.26721245</text:p>
              </table:table-cell>
              <table:table-cell office:value-type="float" office:value="1.3417708">
                <text:p>1.34177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3769553">
                <text:p>1.23769553</text:p>
              </table:table-cell>
              <table:table-cell office:value-type="float" office:value="1.26298123">
                <text:p>1.26298123</text:p>
              </table:table-cell>
              <table:table-cell office:value-type="float" office:value="1.33739804">
                <text:p>1.337398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3325475">
                <text:p>1.23325475</text:p>
              </table:table-cell>
              <table:table-cell office:value-type="float" office:value="1.25877071">
                <text:p>1.25877071</text:p>
              </table:table-cell>
              <table:table-cell office:value-type="float" office:value="1.33306001">
                <text:p>1.33306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2885269">
                <text:p>1.22885269</text:p>
              </table:table-cell>
              <table:table-cell office:value-type="float" office:value="1.2545806">
                <text:p>1.2545806</text:p>
              </table:table-cell>
              <table:table-cell office:value-type="float" office:value="1.32875597">
                <text:p>1.328755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244886">
                <text:p>1.2244886</text:p>
              </table:table-cell>
              <table:table-cell office:value-type="float" office:value="1.25041063">
                <text:p>1.25041063</text:p>
              </table:table-cell>
              <table:table-cell office:value-type="float" office:value="1.32448525">
                <text:p>1.324485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2016178">
                <text:p>1.22016178</text:p>
              </table:table-cell>
              <table:table-cell office:value-type="float" office:value="1.24626053">
                <text:p>1.24626053</text:p>
              </table:table-cell>
              <table:table-cell office:value-type="float" office:value="1.32024715">
                <text:p>1.320247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1587149">
                <text:p>1.21587149</text:p>
              </table:table-cell>
              <table:table-cell office:value-type="float" office:value="1.24213006">
                <text:p>1.24213006</text:p>
              </table:table-cell>
              <table:table-cell office:value-type="float" office:value="1.316041">
                <text:p>1.3160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1161707">
                <text:p>1.21161707</text:p>
              </table:table-cell>
              <table:table-cell office:value-type="float" office:value="1.23801896">
                <text:p>1.23801896</text:p>
              </table:table-cell>
              <table:table-cell office:value-type="float" office:value="1.31186614">
                <text:p>1.311866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0739782">
                <text:p>1.20739782</text:p>
              </table:table-cell>
              <table:table-cell office:value-type="float" office:value="1.23392702">
                <text:p>1.23392702</text:p>
              </table:table-cell>
              <table:table-cell office:value-type="float" office:value="1.30772193">
                <text:p>1.307721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0321309">
                <text:p>1.20321309</text:p>
              </table:table-cell>
              <table:table-cell office:value-type="float" office:value="1.229854">
                <text:p>1.229854</text:p>
              </table:table-cell>
              <table:table-cell office:value-type="float" office:value="1.30360771">
                <text:p>1.303607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9906223">
                <text:p>1.19906223</text:p>
              </table:table-cell>
              <table:table-cell office:value-type="float" office:value="1.22579971">
                <text:p>1.22579971</text:p>
              </table:table-cell>
              <table:table-cell office:value-type="float" office:value="1.29952288">
                <text:p>1.299522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9494462">
                <text:p>1.19494462</text:p>
              </table:table-cell>
              <table:table-cell office:value-type="float" office:value="1.22176392">
                <text:p>1.22176392</text:p>
              </table:table-cell>
              <table:table-cell office:value-type="float" office:value="1.29546682">
                <text:p>1.295466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9085964">
                <text:p>1.19085964</text:p>
              </table:table-cell>
              <table:table-cell office:value-type="float" office:value="1.21774645">
                <text:p>1.21774645</text:p>
              </table:table-cell>
              <table:table-cell office:value-type="float" office:value="1.29143893">
                <text:p>1.291438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8680669">
                <text:p>1.18680669</text:p>
              </table:table-cell>
              <table:table-cell office:value-type="float" office:value="1.21374711">
                <text:p>1.21374711</text:p>
              </table:table-cell>
              <table:table-cell office:value-type="float" office:value="1.28743862">
                <text:p>1.287438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8278518">
                <text:p>1.18278518</text:p>
              </table:table-cell>
              <table:table-cell office:value-type="float" office:value="1.20976573">
                <text:p>1.20976573</text:p>
              </table:table-cell>
              <table:table-cell office:value-type="float" office:value="1.28346532">
                <text:p>1.283465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7879456">
                <text:p>1.17879456</text:p>
              </table:table-cell>
              <table:table-cell office:value-type="float" office:value="1.20580212">
                <text:p>1.20580212</text:p>
              </table:table-cell>
              <table:table-cell office:value-type="float" office:value="1.27951846">
                <text:p>1.279518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7483425">
                <text:p>1.17483425</text:p>
              </table:table-cell>
              <table:table-cell office:value-type="float" office:value="1.20185614">
                <text:p>1.20185614</text:p>
              </table:table-cell>
              <table:table-cell office:value-type="float" office:value="1.2755975">
                <text:p>1.27559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7090372">
                <text:p>1.17090372</text:p>
              </table:table-cell>
              <table:table-cell office:value-type="float" office:value="1.19792761">
                <text:p>1.19792761</text:p>
              </table:table-cell>
              <table:table-cell office:value-type="float" office:value="1.27170189">
                <text:p>1.271701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6700245">
                <text:p>1.16700245</text:p>
              </table:table-cell>
              <table:table-cell office:value-type="float" office:value="1.19401639">
                <text:p>1.19401639</text:p>
              </table:table-cell>
              <table:table-cell office:value-type="float" office:value="1.26783111">
                <text:p>1.26783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6312991">
                <text:p>1.16312991</text:p>
              </table:table-cell>
              <table:table-cell office:value-type="float" office:value="1.19012234">
                <text:p>1.19012234</text:p>
              </table:table-cell>
              <table:table-cell office:value-type="float" office:value="1.26398464">
                <text:p>1.263984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592856">
                <text:p>1.1592856</text:p>
              </table:table-cell>
              <table:table-cell office:value-type="float" office:value="1.18624531">
                <text:p>1.18624531</text:p>
              </table:table-cell>
              <table:table-cell office:value-type="float" office:value="1.26016196">
                <text:p>1.260161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5546904">
                <text:p>1.15546904</text:p>
              </table:table-cell>
              <table:table-cell office:value-type="float" office:value="1.18238517">
                <text:p>1.18238517</text:p>
              </table:table-cell>
              <table:table-cell office:value-type="float" office:value="1.2563626">
                <text:p>1.25636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5167975">
                <text:p>1.15167975</text:p>
              </table:table-cell>
              <table:table-cell office:value-type="float" office:value="1.1785418">
                <text:p>1.1785418</text:p>
              </table:table-cell>
              <table:table-cell office:value-type="float" office:value="1.25258606">
                <text:p>1.252586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4791725">
                <text:p>1.14791725</text:p>
              </table:table-cell>
              <table:table-cell office:value-type="float" office:value="1.17471506">
                <text:p>1.17471506</text:p>
              </table:table-cell>
              <table:table-cell office:value-type="float" office:value="1.24883186">
                <text:p>1.248831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4418111">
                <text:p>1.14418111</text:p>
              </table:table-cell>
              <table:table-cell office:value-type="float" office:value="1.17090484">
                <text:p>1.17090484</text:p>
              </table:table-cell>
              <table:table-cell office:value-type="float" office:value="1.24509956">
                <text:p>1.245099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4047087">
                <text:p>1.14047087</text:p>
              </table:table-cell>
              <table:table-cell office:value-type="float" office:value="1.16711103">
                <text:p>1.16711103</text:p>
              </table:table-cell>
              <table:table-cell office:value-type="float" office:value="1.24138869">
                <text:p>1.241388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3678611">
                <text:p>1.13678611</text:p>
              </table:table-cell>
              <table:table-cell office:value-type="float" office:value="1.16333351">
                <text:p>1.16333351</text:p>
              </table:table-cell>
              <table:table-cell office:value-type="float" office:value="1.23769881">
                <text:p>1.237698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3312641">
                <text:p>1.13312641</text:p>
              </table:table-cell>
              <table:table-cell office:value-type="float" office:value="1.15957218">
                <text:p>1.15957218</text:p>
              </table:table-cell>
              <table:table-cell office:value-type="float" office:value="1.23402949">
                <text:p>1.234029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2949136">
                <text:p>1.12949136</text:p>
              </table:table-cell>
              <table:table-cell office:value-type="float" office:value="1.15582692">
                <text:p>1.15582692</text:p>
              </table:table-cell>
              <table:table-cell office:value-type="float" office:value="1.23038031">
                <text:p>1.230380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2588055">
                <text:p>1.12588055</text:p>
              </table:table-cell>
              <table:table-cell office:value-type="float" office:value="1.15209764">
                <text:p>1.15209764</text:p>
              </table:table-cell>
              <table:table-cell office:value-type="float" office:value="1.22675086">
                <text:p>1.226750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2229361">
                <text:p>1.12229361</text:p>
              </table:table-cell>
              <table:table-cell office:value-type="float" office:value="1.14838425">
                <text:p>1.14838425</text:p>
              </table:table-cell>
              <table:table-cell office:value-type="float" office:value="1.22314073">
                <text:p>1.223140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1873014">
                <text:p>1.11873014</text:p>
              </table:table-cell>
              <table:table-cell office:value-type="float" office:value="1.14468664">
                <text:p>1.14468664</text:p>
              </table:table-cell>
              <table:table-cell office:value-type="float" office:value="1.21954953">
                <text:p>1.219549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1518979">
                <text:p>1.11518979</text:p>
              </table:table-cell>
              <table:table-cell office:value-type="float" office:value="1.14100472">
                <text:p>1.14100472</text:p>
              </table:table-cell>
              <table:table-cell office:value-type="float" office:value="1.21597687">
                <text:p>1.215976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116722">
                <text:p>1.1116722</text:p>
              </table:table-cell>
              <table:table-cell office:value-type="float" office:value="1.1373384">
                <text:p>1.1373384</text:p>
              </table:table-cell>
              <table:table-cell office:value-type="float" office:value="1.21242239">
                <text:p>1.212422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08177">
                <text:p>1.108177</text:p>
              </table:table-cell>
              <table:table-cell office:value-type="float" office:value="1.13368759">
                <text:p>1.13368759</text:p>
              </table:table-cell>
              <table:table-cell office:value-type="float" office:value="1.20888571">
                <text:p>1.208885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0470386">
                <text:p>1.10470386</text:p>
              </table:table-cell>
              <table:table-cell office:value-type="float" office:value="1.1300522">
                <text:p>1.1300522</text:p>
              </table:table-cell>
              <table:table-cell office:value-type="float" office:value="1.20536648">
                <text:p>1.205366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0125246">
                <text:p>1.10125246</text:p>
              </table:table-cell>
              <table:table-cell office:value-type="float" office:value="1.12643216">
                <text:p>1.12643216</text:p>
              </table:table-cell>
              <table:table-cell office:value-type="float" office:value="1.20186435">
                <text:p>1.201864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9782245">
                <text:p>1.09782245</text:p>
              </table:table-cell>
              <table:table-cell office:value-type="float" office:value="1.12282736">
                <text:p>1.12282736</text:p>
              </table:table-cell>
              <table:table-cell office:value-type="float" office:value="1.19837898">
                <text:p>1.198378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9441352">
                <text:p>1.09441352</text:p>
              </table:table-cell>
              <table:table-cell office:value-type="float" office:value="1.11923774">
                <text:p>1.11923774</text:p>
              </table:table-cell>
              <table:table-cell office:value-type="float" office:value="1.19491003">
                <text:p>1.194910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9102537">
                <text:p>1.09102537</text:p>
              </table:table-cell>
              <table:table-cell office:value-type="float" office:value="1.11566321">
                <text:p>1.11566321</text:p>
              </table:table-cell>
              <table:table-cell office:value-type="float" office:value="1.19145719">
                <text:p>1.191457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8765768">
                <text:p>1.08765768</text:p>
              </table:table-cell>
              <table:table-cell office:value-type="float" office:value="1.11210369">
                <text:p>1.11210369</text:p>
              </table:table-cell>
              <table:table-cell office:value-type="float" office:value="1.18802014">
                <text:p>1.188020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8431018">
                <text:p>1.08431018</text:p>
              </table:table-cell>
              <table:table-cell office:value-type="float" office:value="1.10855909">
                <text:p>1.10855909</text:p>
              </table:table-cell>
              <table:table-cell office:value-type="float" office:value="1.18459856">
                <text:p>1.184598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8098256">
                <text:p>1.08098256</text:p>
              </table:table-cell>
              <table:table-cell office:value-type="float" office:value="1.10502935">
                <text:p>1.10502935</text:p>
              </table:table-cell>
              <table:table-cell office:value-type="float" office:value="1.18119216">
                <text:p>1.181192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7767455">
                <text:p>1.07767455</text:p>
              </table:table-cell>
              <table:table-cell office:value-type="float" office:value="1.10151439">
                <text:p>1.10151439</text:p>
              </table:table-cell>
              <table:table-cell office:value-type="float" office:value="1.17780065">
                <text:p>1.177800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7438587">
                <text:p>1.07438587</text:p>
              </table:table-cell>
              <table:table-cell office:value-type="float" office:value="1.09801412">
                <text:p>1.09801412</text:p>
              </table:table-cell>
              <table:table-cell office:value-type="float" office:value="1.17442374">
                <text:p>1.174423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7111625">
                <text:p>1.07111625</text:p>
              </table:table-cell>
              <table:table-cell office:value-type="float" office:value="1.09452847">
                <text:p>1.09452847</text:p>
              </table:table-cell>
              <table:table-cell office:value-type="float" office:value="1.17106115">
                <text:p>1.171061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6786544">
                <text:p>1.06786544</text:p>
              </table:table-cell>
              <table:table-cell office:value-type="float" office:value="1.09105736">
                <text:p>1.09105736</text:p>
              </table:table-cell>
              <table:table-cell office:value-type="float" office:value="1.16771262">
                <text:p>1.167712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6463318">
                <text:p>1.06463318</text:p>
              </table:table-cell>
              <table:table-cell office:value-type="float" office:value="1.08760073">
                <text:p>1.08760073</text:p>
              </table:table-cell>
              <table:table-cell office:value-type="float" office:value="1.16437787">
                <text:p>1.164377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6141921">
                <text:p>1.06141921</text:p>
              </table:table-cell>
              <table:table-cell office:value-type="float" office:value="1.0841585">
                <text:p>1.0841585</text:p>
              </table:table-cell>
              <table:table-cell office:value-type="float" office:value="1.16105665">
                <text:p>1.161056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582233">
                <text:p>1.0582233</text:p>
              </table:table-cell>
              <table:table-cell office:value-type="float" office:value="1.08073058">
                <text:p>1.08073058</text:p>
              </table:table-cell>
              <table:table-cell office:value-type="float" office:value="1.15774872">
                <text:p>1.157748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5504521">
                <text:p>1.05504521</text:p>
              </table:table-cell>
              <table:table-cell office:value-type="float" office:value="1.07731692">
                <text:p>1.07731692</text:p>
              </table:table-cell>
              <table:table-cell office:value-type="float" office:value="1.15445382">
                <text:p>1.154453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5188469">
                <text:p>1.05188469</text:p>
              </table:table-cell>
              <table:table-cell office:value-type="float" office:value="1.07391743">
                <text:p>1.07391743</text:p>
              </table:table-cell>
              <table:table-cell office:value-type="float" office:value="1.15117172">
                <text:p>1.151171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4874153">
                <text:p>1.04874153</text:p>
              </table:table-cell>
              <table:table-cell office:value-type="float" office:value="1.07053204">
                <text:p>1.07053204</text:p>
              </table:table-cell>
              <table:table-cell office:value-type="float" office:value="1.14790219">
                <text:p>1.14790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456155">
                <text:p>1.0456155</text:p>
              </table:table-cell>
              <table:table-cell office:value-type="float" office:value="1.06716068">
                <text:p>1.06716068</text:p>
              </table:table-cell>
              <table:table-cell office:value-type="float" office:value="1.144645">
                <text:p>1.1446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4250638">
                <text:p>1.04250638</text:p>
              </table:table-cell>
              <table:table-cell office:value-type="float" office:value="1.06380327">
                <text:p>1.06380327</text:p>
              </table:table-cell>
              <table:table-cell office:value-type="float" office:value="1.14139994">
                <text:p>1.141399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3941396">
                <text:p>1.03941396</text:p>
              </table:table-cell>
              <table:table-cell office:value-type="float" office:value="1.06045975">
                <text:p>1.06045975</text:p>
              </table:table-cell>
              <table:table-cell office:value-type="float" office:value="1.13816679">
                <text:p>1.138166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3633802">
                <text:p>1.03633802</text:p>
              </table:table-cell>
              <table:table-cell office:value-type="float" office:value="1.05713005">
                <text:p>1.05713005</text:p>
              </table:table-cell>
              <table:table-cell office:value-type="float" office:value="1.13494535">
                <text:p>1.134945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3327837">
                <text:p>1.03327837</text:p>
              </table:table-cell>
              <table:table-cell office:value-type="float" office:value="1.05381408">
                <text:p>1.05381408</text:p>
              </table:table-cell>
              <table:table-cell office:value-type="float" office:value="1.13173542">
                <text:p>1.131735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3023481">
                <text:p>1.03023481</text:p>
              </table:table-cell>
              <table:table-cell office:value-type="float" office:value="1.05051178">
                <text:p>1.05051178</text:p>
              </table:table-cell>
              <table:table-cell office:value-type="float" office:value="1.12853679">
                <text:p>1.128536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2720713">
                <text:p>1.02720713</text:p>
              </table:table-cell>
              <table:table-cell office:value-type="float" office:value="1.04722308">
                <text:p>1.04722308</text:p>
              </table:table-cell>
              <table:table-cell office:value-type="float" office:value="1.12534929">
                <text:p>1.125349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2419514">
                <text:p>1.02419514</text:p>
              </table:table-cell>
              <table:table-cell office:value-type="float" office:value="1.04394791">
                <text:p>1.04394791</text:p>
              </table:table-cell>
              <table:table-cell office:value-type="float" office:value="1.12217272">
                <text:p>1.122172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2119866">
                <text:p>1.02119866</text:p>
              </table:table-cell>
              <table:table-cell office:value-type="float" office:value="1.04068619">
                <text:p>1.04068619</text:p>
              </table:table-cell>
              <table:table-cell office:value-type="float" office:value="1.11900691">
                <text:p>1.119006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182175">
                <text:p>1.0182175</text:p>
              </table:table-cell>
              <table:table-cell office:value-type="float" office:value="1.03743785">
                <text:p>1.03743785</text:p>
              </table:table-cell>
              <table:table-cell office:value-type="float" office:value="1.11585168">
                <text:p>1.115851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1525148">
                <text:p>1.01525148</text:p>
              </table:table-cell>
              <table:table-cell office:value-type="float" office:value="1.03420284">
                <text:p>1.03420284</text:p>
              </table:table-cell>
              <table:table-cell office:value-type="float" office:value="1.11270687">
                <text:p>1.112706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1230041">
                <text:p>1.01230041</text:p>
              </table:table-cell>
              <table:table-cell office:value-type="float" office:value="1.03098106">
                <text:p>1.03098106</text:p>
              </table:table-cell>
              <table:table-cell office:value-type="float" office:value="1.1095723">
                <text:p>1.10957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0936413">
                <text:p>1.00936413</text:p>
              </table:table-cell>
              <table:table-cell office:value-type="float" office:value="1.02777246">
                <text:p>1.02777246</text:p>
              </table:table-cell>
              <table:table-cell office:value-type="float" office:value="1.10644783">
                <text:p>1.106447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0644246">
                <text:p>1.00644246</text:p>
              </table:table-cell>
              <table:table-cell office:value-type="float" office:value="1.02457697">
                <text:p>1.02457697</text:p>
              </table:table-cell>
              <table:table-cell office:value-type="float" office:value="1.1033333">
                <text:p>1.10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0353524">
                <text:p>1.00353524</text:p>
              </table:table-cell>
              <table:table-cell office:value-type="float" office:value="1.02139451">
                <text:p>1.02139451</text:p>
              </table:table-cell>
              <table:table-cell office:value-type="float" office:value="1.10022856">
                <text:p>1.100228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006423">
                <text:p>1.0006423</text:p>
              </table:table-cell>
              <table:table-cell office:value-type="float" office:value="1.01822501">
                <text:p>1.01822501</text:p>
              </table:table-cell>
              <table:table-cell office:value-type="float" office:value="1.09713345">
                <text:p>1.097133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776347">
                <text:p>0.99776347</text:p>
              </table:table-cell>
              <table:table-cell office:value-type="float" office:value="1.01506841">
                <text:p>1.01506841</text:p>
              </table:table-cell>
              <table:table-cell office:value-type="float" office:value="1.09404786">
                <text:p>1.094047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489859">
                <text:p>0.99489859</text:p>
              </table:table-cell>
              <table:table-cell office:value-type="float" office:value="1.01192464">
                <text:p>1.01192464</text:p>
              </table:table-cell>
              <table:table-cell office:value-type="float" office:value="1.09097163">
                <text:p>1.090971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204751">
                <text:p>0.99204751</text:p>
              </table:table-cell>
              <table:table-cell office:value-type="float" office:value="1.00879363">
                <text:p>1.00879363</text:p>
              </table:table-cell>
              <table:table-cell office:value-type="float" office:value="1.08790464">
                <text:p>1.08790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8921008">
                <text:p>0.98921008</text:p>
              </table:table-cell>
              <table:table-cell office:value-type="float" office:value="1.00567531">
                <text:p>1.00567531</text:p>
              </table:table-cell>
              <table:table-cell office:value-type="float" office:value="1.08484676">
                <text:p>1.084846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8638614">
                <text:p>0.98638614</text:p>
              </table:table-cell>
              <table:table-cell office:value-type="float" office:value="1.00256962">
                <text:p>1.00256962</text:p>
              </table:table-cell>
              <table:table-cell office:value-type="float" office:value="1.08179786">
                <text:p>1.081797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8357554">
                <text:p>0.98357554</text:p>
              </table:table-cell>
              <table:table-cell office:value-type="float" office:value="0.99947648">
                <text:p>0.99947648</text:p>
              </table:table-cell>
              <table:table-cell office:value-type="float" office:value="1.07875783">
                <text:p>1.078757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8077813">
                <text:p>0.98077813</text:p>
              </table:table-cell>
              <table:table-cell office:value-type="float" office:value="0.99639583">
                <text:p>0.99639583</text:p>
              </table:table-cell>
              <table:table-cell office:value-type="float" office:value="1.07572656">
                <text:p>1.075726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7799377">
                <text:p>0.97799377</text:p>
              </table:table-cell>
              <table:table-cell office:value-type="float" office:value="0.99332761">
                <text:p>0.99332761</text:p>
              </table:table-cell>
              <table:table-cell office:value-type="float" office:value="1.07270392">
                <text:p>1.072703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7522232">
                <text:p>0.97522232</text:p>
              </table:table-cell>
              <table:table-cell office:value-type="float" office:value="0.99027174">
                <text:p>0.99027174</text:p>
              </table:table-cell>
              <table:table-cell office:value-type="float" office:value="1.06968982">
                <text:p>1.069689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7246364">
                <text:p>0.97246364</text:p>
              </table:table-cell>
              <table:table-cell office:value-type="float" office:value="0.98722815">
                <text:p>0.98722815</text:p>
              </table:table-cell>
              <table:table-cell office:value-type="float" office:value="1.06668416">
                <text:p>1.066684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6971758">
                <text:p>0.96971758</text:p>
              </table:table-cell>
              <table:table-cell office:value-type="float" office:value="0.9841968">
                <text:p>0.9841968</text:p>
              </table:table-cell>
              <table:table-cell office:value-type="float" office:value="1.06368682">
                <text:p>1.063686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6698401">
                <text:p>0.96698401</text:p>
              </table:table-cell>
              <table:table-cell office:value-type="float" office:value="0.9811776">
                <text:p>0.9811776</text:p>
              </table:table-cell>
              <table:table-cell office:value-type="float" office:value="1.06069771">
                <text:p>1.060697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6426279">
                <text:p>0.96426279</text:p>
              </table:table-cell>
              <table:table-cell office:value-type="float" office:value="0.97817049">
                <text:p>0.97817049</text:p>
              </table:table-cell>
              <table:table-cell office:value-type="float" office:value="1.05771675">
                <text:p>1.057716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615538">
                <text:p>0.9615538</text:p>
              </table:table-cell>
              <table:table-cell office:value-type="float" office:value="0.97517542">
                <text:p>0.97517542</text:p>
              </table:table-cell>
              <table:table-cell office:value-type="float" office:value="1.05474384">
                <text:p>1.054743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588569">
                <text:p>0.9588569</text:p>
              </table:table-cell>
              <table:table-cell office:value-type="float" office:value="0.9721923">
                <text:p>0.9721923</text:p>
              </table:table-cell>
              <table:table-cell office:value-type="float" office:value="1.0517789">
                <text:p>1.05177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5617196">
                <text:p>0.95617196</text:p>
              </table:table-cell>
              <table:table-cell office:value-type="float" office:value="0.96922109">
                <text:p>0.96922109</text:p>
              </table:table-cell>
              <table:table-cell office:value-type="float" office:value="1.04882183">
                <text:p>1.048821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5349886">
                <text:p>0.95349886</text:p>
              </table:table-cell>
              <table:table-cell office:value-type="float" office:value="0.96626172">
                <text:p>0.96626172</text:p>
              </table:table-cell>
              <table:table-cell office:value-type="float" office:value="1.04587258">
                <text:p>1.045872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5083746">
                <text:p>0.95083746</text:p>
              </table:table-cell>
              <table:table-cell office:value-type="float" office:value="0.96331412">
                <text:p>0.96331412</text:p>
              </table:table-cell>
              <table:table-cell office:value-type="float" office:value="1.04293104">
                <text:p>1.042931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4818765">
                <text:p>0.94818765</text:p>
              </table:table-cell>
              <table:table-cell office:value-type="float" office:value="0.96037823">
                <text:p>0.96037823</text:p>
              </table:table-cell>
              <table:table-cell office:value-type="float" office:value="1.03999717">
                <text:p>1.039997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455493">
                <text:p>0.9455493</text:p>
              </table:table-cell>
              <table:table-cell office:value-type="float" office:value="0.95745399">
                <text:p>0.95745399</text:p>
              </table:table-cell>
              <table:table-cell office:value-type="float" office:value="1.03707087">
                <text:p>1.037070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4292229">
                <text:p>0.94292229</text:p>
              </table:table-cell>
              <table:table-cell office:value-type="float" office:value="0.95454133">
                <text:p>0.95454133</text:p>
              </table:table-cell>
              <table:table-cell office:value-type="float" office:value="1.03415209">
                <text:p>1.034152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403065">
                <text:p>0.9403065</text:p>
              </table:table-cell>
              <table:table-cell office:value-type="float" office:value="0.95164021">
                <text:p>0.95164021</text:p>
              </table:table-cell>
              <table:table-cell office:value-type="float" office:value="1.03124076">
                <text:p>1.031240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3770181">
                <text:p>0.93770181</text:p>
              </table:table-cell>
              <table:table-cell office:value-type="float" office:value="0.94875054">
                <text:p>0.94875054</text:p>
              </table:table-cell>
              <table:table-cell office:value-type="float" office:value="1.02833682">
                <text:p>1.028336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3510811">
                <text:p>0.93510811</text:p>
              </table:table-cell>
              <table:table-cell office:value-type="float" office:value="0.94587229">
                <text:p>0.94587229</text:p>
              </table:table-cell>
              <table:table-cell office:value-type="float" office:value="1.0254402">
                <text:p>1.02544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3252527">
                <text:p>0.93252527</text:p>
              </table:table-cell>
              <table:table-cell office:value-type="float" office:value="0.94300538">
                <text:p>0.94300538</text:p>
              </table:table-cell>
              <table:table-cell office:value-type="float" office:value="1.02255086">
                <text:p>1.022550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2995319">
                <text:p>0.92995319</text:p>
              </table:table-cell>
              <table:table-cell office:value-type="float" office:value="0.94014975">
                <text:p>0.94014975</text:p>
              </table:table-cell>
              <table:table-cell office:value-type="float" office:value="1.01966874">
                <text:p>1.019668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2739176">
                <text:p>0.92739176</text:p>
              </table:table-cell>
              <table:table-cell office:value-type="float" office:value="0.93730535">
                <text:p>0.93730535</text:p>
              </table:table-cell>
              <table:table-cell office:value-type="float" office:value="1.01679378">
                <text:p>1.016793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2484085">
                <text:p>0.92484085</text:p>
              </table:table-cell>
              <table:table-cell office:value-type="float" office:value="0.93447211">
                <text:p>0.93447211</text:p>
              </table:table-cell>
              <table:table-cell office:value-type="float" office:value="1.01392593">
                <text:p>1.013925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2230036">
                <text:p>0.92230036</text:p>
              </table:table-cell>
              <table:table-cell office:value-type="float" office:value="0.93164998">
                <text:p>0.93164998</text:p>
              </table:table-cell>
              <table:table-cell office:value-type="float" office:value="1.01106516">
                <text:p>1.011065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1977018">
                <text:p>0.91977018</text:p>
              </table:table-cell>
              <table:table-cell office:value-type="float" office:value="0.92883891">
                <text:p>0.92883891</text:p>
              </table:table-cell>
              <table:table-cell office:value-type="float" office:value="1.00821141">
                <text:p>1.008211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1725021">
                <text:p>0.91725021</text:p>
              </table:table-cell>
              <table:table-cell office:value-type="float" office:value="0.92603883">
                <text:p>0.92603883</text:p>
              </table:table-cell>
              <table:table-cell office:value-type="float" office:value="1.00536465">
                <text:p>1.005364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1474032">
                <text:p>0.91474032</text:p>
              </table:table-cell>
              <table:table-cell office:value-type="float" office:value="0.92324968">
                <text:p>0.92324968</text:p>
              </table:table-cell>
              <table:table-cell office:value-type="float" office:value="1.00252483">
                <text:p>1.002524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1224043">
                <text:p>0.91224043</text:p>
              </table:table-cell>
              <table:table-cell office:value-type="float" office:value="0.92047142">
                <text:p>0.92047142</text:p>
              </table:table-cell>
              <table:table-cell office:value-type="float" office:value="0.99969191">
                <text:p>0.999691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0975042">
                <text:p>0.90975042</text:p>
              </table:table-cell>
              <table:table-cell office:value-type="float" office:value="0.91770398">
                <text:p>0.91770398</text:p>
              </table:table-cell>
              <table:table-cell office:value-type="float" office:value="0.99686586">
                <text:p>0.996865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0727019">
                <text:p>0.90727019</text:p>
              </table:table-cell>
              <table:table-cell office:value-type="float" office:value="0.9149473">
                <text:p>0.9149473</text:p>
              </table:table-cell>
              <table:table-cell office:value-type="float" office:value="0.99404665">
                <text:p>0.994046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0479964">
                <text:p>0.90479964</text:p>
              </table:table-cell>
              <table:table-cell office:value-type="float" office:value="0.91220135">
                <text:p>0.91220135</text:p>
              </table:table-cell>
              <table:table-cell office:value-type="float" office:value="0.99123424">
                <text:p>0.991234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0233866">
                <text:p>0.90233866</text:p>
              </table:table-cell>
              <table:table-cell office:value-type="float" office:value="0.90946605">
                <text:p>0.90946605</text:p>
              </table:table-cell>
              <table:table-cell office:value-type="float" office:value="0.9884286">
                <text:p>0.98842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988715">
                <text:p>0.89988715</text:p>
              </table:table-cell>
              <table:table-cell office:value-type="float" office:value="0.90674135">
                <text:p>0.90674135</text:p>
              </table:table-cell>
              <table:table-cell office:value-type="float" office:value="0.98562971">
                <text:p>0.985629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9744502">
                <text:p>0.89744502</text:p>
              </table:table-cell>
              <table:table-cell office:value-type="float" office:value="0.90402721">
                <text:p>0.90402721</text:p>
              </table:table-cell>
              <table:table-cell office:value-type="float" office:value="0.98283754">
                <text:p>0.982837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9501216">
                <text:p>0.89501216</text:p>
              </table:table-cell>
              <table:table-cell office:value-type="float" office:value="0.90132356">
                <text:p>0.90132356</text:p>
              </table:table-cell>
              <table:table-cell office:value-type="float" office:value="0.98005206">
                <text:p>0.980052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9258849">
                <text:p>0.89258849</text:p>
              </table:table-cell>
              <table:table-cell office:value-type="float" office:value="0.89863036">
                <text:p>0.89863036</text:p>
              </table:table-cell>
              <table:table-cell office:value-type="float" office:value="0.97727325">
                <text:p>0.977273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9017389">
                <text:p>0.89017389</text:p>
              </table:table-cell>
              <table:table-cell office:value-type="float" office:value="0.89594756">
                <text:p>0.89594756</text:p>
              </table:table-cell>
              <table:table-cell office:value-type="float" office:value="0.9745011">
                <text:p>0.97450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8776827">
                <text:p>0.88776827</text:p>
              </table:table-cell>
              <table:table-cell office:value-type="float" office:value="0.89327509">
                <text:p>0.89327509</text:p>
              </table:table-cell>
              <table:table-cell office:value-type="float" office:value="0.97173558">
                <text:p>0.971735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8537154">
                <text:p>0.88537154</text:p>
              </table:table-cell>
              <table:table-cell office:value-type="float" office:value="0.89061291">
                <text:p>0.89061291</text:p>
              </table:table-cell>
              <table:table-cell office:value-type="float" office:value="0.96897667">
                <text:p>0.96897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8298361">
                <text:p>0.88298361</text:p>
              </table:table-cell>
              <table:table-cell office:value-type="float" office:value="0.88796098">
                <text:p>0.88796098</text:p>
              </table:table-cell>
              <table:table-cell office:value-type="float" office:value="0.96622435">
                <text:p>0.966224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8060437">
                <text:p>0.88060437</text:p>
              </table:table-cell>
              <table:table-cell office:value-type="float" office:value="0.88531922">
                <text:p>0.88531922</text:p>
              </table:table-cell>
              <table:table-cell office:value-type="float" office:value="0.96347862">
                <text:p>0.963478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7823375">
                <text:p>0.87823375</text:p>
              </table:table-cell>
              <table:table-cell office:value-type="float" office:value="0.88268761">
                <text:p>0.88268761</text:p>
              </table:table-cell>
              <table:table-cell office:value-type="float" office:value="0.96073946">
                <text:p>0.960739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7587164">
                <text:p>0.87587164</text:p>
              </table:table-cell>
              <table:table-cell office:value-type="float" office:value="0.88006609">
                <text:p>0.88006609</text:p>
              </table:table-cell>
              <table:table-cell office:value-type="float" office:value="0.95800686">
                <text:p>0.958006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7351795">
                <text:p>0.87351795</text:p>
              </table:table-cell>
              <table:table-cell office:value-type="float" office:value="0.8774546">
                <text:p>0.8774546</text:p>
              </table:table-cell>
              <table:table-cell office:value-type="float" office:value="0.95528081">
                <text:p>0.955280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711726">
                <text:p>0.8711726</text:p>
              </table:table-cell>
              <table:table-cell office:value-type="float" office:value="0.87485311">
                <text:p>0.87485311</text:p>
              </table:table-cell>
              <table:table-cell office:value-type="float" office:value="0.95256129">
                <text:p>0.952561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688355">
                <text:p>0.8688355</text:p>
              </table:table-cell>
              <table:table-cell office:value-type="float" office:value="0.87226156">
                <text:p>0.87226156</text:p>
              </table:table-cell>
              <table:table-cell office:value-type="float" office:value="0.9498483">
                <text:p>0.94984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6650655">
                <text:p>0.86650655</text:p>
              </table:table-cell>
              <table:table-cell office:value-type="float" office:value="0.8696799">
                <text:p>0.8696799</text:p>
              </table:table-cell>
              <table:table-cell office:value-type="float" office:value="0.94714184">
                <text:p>0.947141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6418568">
                <text:p>0.86418568</text:p>
              </table:table-cell>
              <table:table-cell office:value-type="float" office:value="0.86710809">
                <text:p>0.86710809</text:p>
              </table:table-cell>
              <table:table-cell office:value-type="float" office:value="0.94444189">
                <text:p>0.944441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6187278">
                <text:p>0.86187278</text:p>
              </table:table-cell>
              <table:table-cell office:value-type="float" office:value="0.86454608">
                <text:p>0.86454608</text:p>
              </table:table-cell>
              <table:table-cell office:value-type="float" office:value="0.94174846">
                <text:p>0.941748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5956778">
                <text:p>0.85956778</text:p>
              </table:table-cell>
              <table:table-cell office:value-type="float" office:value="0.86199383">
                <text:p>0.86199383</text:p>
              </table:table-cell>
              <table:table-cell office:value-type="float" office:value="0.93906154">
                <text:p>0.939061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5727059">
                <text:p>0.85727059</text:p>
              </table:table-cell>
              <table:table-cell office:value-type="float" office:value="0.85945128">
                <text:p>0.85945128</text:p>
              </table:table-cell>
              <table:table-cell office:value-type="float" office:value="0.93638113">
                <text:p>0.936381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5498113">
                <text:p>0.85498113</text:p>
              </table:table-cell>
              <table:table-cell office:value-type="float" office:value="0.85691839">
                <text:p>0.85691839</text:p>
              </table:table-cell>
              <table:table-cell office:value-type="float" office:value="0.93370722">
                <text:p>0.933707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5269932">
                <text:p>0.85269932</text:p>
              </table:table-cell>
              <table:table-cell office:value-type="float" office:value="0.85439513">
                <text:p>0.85439513</text:p>
              </table:table-cell>
              <table:table-cell office:value-type="float" office:value="0.93103982">
                <text:p>0.931039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5042506">
                <text:p>0.85042506</text:p>
              </table:table-cell>
              <table:table-cell office:value-type="float" office:value="0.85188143">
                <text:p>0.85188143</text:p>
              </table:table-cell>
              <table:table-cell office:value-type="float" office:value="0.92837893">
                <text:p>0.928378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4815828">
                <text:p>0.84815828</text:p>
              </table:table-cell>
              <table:table-cell office:value-type="float" office:value="0.84937727">
                <text:p>0.84937727</text:p>
              </table:table-cell>
              <table:table-cell office:value-type="float" office:value="0.92572455">
                <text:p>0.925724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458989">
                <text:p>0.8458989</text:p>
              </table:table-cell>
              <table:table-cell office:value-type="float" office:value="0.84688259">
                <text:p>0.84688259</text:p>
              </table:table-cell>
              <table:table-cell office:value-type="float" office:value="0.92307669">
                <text:p>0.923076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4364684">
                <text:p>0.84364684</text:p>
              </table:table-cell>
              <table:table-cell office:value-type="float" office:value="0.84439735">
                <text:p>0.84439735</text:p>
              </table:table-cell>
              <table:table-cell office:value-type="float" office:value="0.92043534">
                <text:p>0.920435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4140201">
                <text:p>0.84140201</text:p>
              </table:table-cell>
              <table:table-cell office:value-type="float" office:value="0.84192151">
                <text:p>0.84192151</text:p>
              </table:table-cell>
              <table:table-cell office:value-type="float" office:value="0.91780051">
                <text:p>0.917800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3916434">
                <text:p>0.83916434</text:p>
              </table:table-cell>
              <table:table-cell office:value-type="float" office:value="0.83945503">
                <text:p>0.83945503</text:p>
              </table:table-cell>
              <table:table-cell office:value-type="float" office:value="0.91517221">
                <text:p>0.915172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3693376">
                <text:p>0.83693376</text:p>
              </table:table-cell>
              <table:table-cell office:value-type="float" office:value="0.83699786">
                <text:p>0.83699786</text:p>
              </table:table-cell>
              <table:table-cell office:value-type="float" office:value="0.91255044">
                <text:p>0.912550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3471017">
                <text:p>0.83471017</text:p>
              </table:table-cell>
              <table:table-cell office:value-type="float" office:value="0.83454996">
                <text:p>0.83454996</text:p>
              </table:table-cell>
              <table:table-cell office:value-type="float" office:value="0.90993521">
                <text:p>0.909935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3249351">
                <text:p>0.83249351</text:p>
              </table:table-cell>
              <table:table-cell office:value-type="float" office:value="0.8321113">
                <text:p>0.8321113</text:p>
              </table:table-cell>
              <table:table-cell office:value-type="float" office:value="0.90732652">
                <text:p>0.907326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3028371">
                <text:p>0.83028371</text:p>
              </table:table-cell>
              <table:table-cell office:value-type="float" office:value="0.82968183">
                <text:p>0.82968183</text:p>
              </table:table-cell>
              <table:table-cell office:value-type="float" office:value="0.90472439">
                <text:p>0.904724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2808068">
                <text:p>0.82808068</text:p>
              </table:table-cell>
              <table:table-cell office:value-type="float" office:value="0.82726151">
                <text:p>0.82726151</text:p>
              </table:table-cell>
              <table:table-cell office:value-type="float" office:value="0.90212883">
                <text:p>0.902128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2588435">
                <text:p>0.82588435</text:p>
              </table:table-cell>
              <table:table-cell office:value-type="float" office:value="0.82485031">
                <text:p>0.82485031</text:p>
              </table:table-cell>
              <table:table-cell office:value-type="float" office:value="0.89953984">
                <text:p>0.899539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2369465">
                <text:p>0.82369465</text:p>
              </table:table-cell>
              <table:table-cell office:value-type="float" office:value="0.82244818">
                <text:p>0.82244818</text:p>
              </table:table-cell>
              <table:table-cell office:value-type="float" office:value="0.89695743">
                <text:p>0.896957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215115">
                <text:p>0.8215115</text:p>
              </table:table-cell>
              <table:table-cell office:value-type="float" office:value="0.82005508">
                <text:p>0.82005508</text:p>
              </table:table-cell>
              <table:table-cell office:value-type="float" office:value="0.89438162">
                <text:p>0.894381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1933485">
                <text:p>0.81933485</text:p>
              </table:table-cell>
              <table:table-cell office:value-type="float" office:value="0.81767098">
                <text:p>0.81767098</text:p>
              </table:table-cell>
              <table:table-cell office:value-type="float" office:value="0.89181241">
                <text:p>0.891812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171646">
                <text:p>0.8171646</text:p>
              </table:table-cell>
              <table:table-cell office:value-type="float" office:value="0.81529583">
                <text:p>0.81529583</text:p>
              </table:table-cell>
              <table:table-cell office:value-type="float" office:value="0.88924981">
                <text:p>0.889249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150007">
                <text:p>0.8150007</text:p>
              </table:table-cell>
              <table:table-cell office:value-type="float" office:value="0.81292961">
                <text:p>0.81292961</text:p>
              </table:table-cell>
              <table:table-cell office:value-type="float" office:value="0.88669384">
                <text:p>0.886693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1284307">
                <text:p>0.81284307</text:p>
              </table:table-cell>
              <table:table-cell office:value-type="float" office:value="0.81057227">
                <text:p>0.81057227</text:p>
              </table:table-cell>
              <table:table-cell office:value-type="float" office:value="0.88414452">
                <text:p>0.884144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1069165">
                <text:p>0.81069165</text:p>
              </table:table-cell>
              <table:table-cell office:value-type="float" office:value="0.80822378">
                <text:p>0.80822378</text:p>
              </table:table-cell>
              <table:table-cell office:value-type="float" office:value="0.88160184">
                <text:p>0.881601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0854637">
                <text:p>0.80854637</text:p>
              </table:table-cell>
              <table:table-cell office:value-type="float" office:value="0.8058841">
                <text:p>0.8058841</text:p>
              </table:table-cell>
              <table:table-cell office:value-type="float" office:value="0.87906584">
                <text:p>0.879065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0640716">
                <text:p>0.80640716</text:p>
              </table:table-cell>
              <table:table-cell office:value-type="float" office:value="0.8035532">
                <text:p>0.8035532</text:p>
              </table:table-cell>
              <table:table-cell office:value-type="float" office:value="0.87653651">
                <text:p>0.876536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0427395">
                <text:p>0.80427395</text:p>
              </table:table-cell>
              <table:table-cell office:value-type="float" office:value="0.80123103">
                <text:p>0.80123103</text:p>
              </table:table-cell>
              <table:table-cell office:value-type="float" office:value="0.87401387">
                <text:p>0.874013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0214669">
                <text:p>0.80214669</text:p>
              </table:table-cell>
              <table:table-cell office:value-type="float" office:value="0.79891758">
                <text:p>0.79891758</text:p>
              </table:table-cell>
              <table:table-cell office:value-type="float" office:value="0.87149794">
                <text:p>0.871497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000253">
                <text:p>0.8000253</text:p>
              </table:table-cell>
              <table:table-cell office:value-type="float" office:value="0.79661279">
                <text:p>0.79661279</text:p>
              </table:table-cell>
              <table:table-cell office:value-type="float" office:value="0.86898873">
                <text:p>0.868988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9790972">
                <text:p>0.79790972</text:p>
              </table:table-cell>
              <table:table-cell office:value-type="float" office:value="0.79431665">
                <text:p>0.79431665</text:p>
              </table:table-cell>
              <table:table-cell office:value-type="float" office:value="0.86648626">
                <text:p>0.866486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957999">
                <text:p>0.7957999</text:p>
              </table:table-cell>
              <table:table-cell office:value-type="float" office:value="0.7920291">
                <text:p>0.7920291</text:p>
              </table:table-cell>
              <table:table-cell office:value-type="float" office:value="0.86399054">
                <text:p>0.863990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9369576">
                <text:p>0.79369576</text:p>
              </table:table-cell>
              <table:table-cell office:value-type="float" office:value="0.78975013">
                <text:p>0.78975013</text:p>
              </table:table-cell>
              <table:table-cell office:value-type="float" office:value="0.86150158">
                <text:p>0.861501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9159725">
                <text:p>0.79159725</text:p>
              </table:table-cell>
              <table:table-cell office:value-type="float" office:value="0.7874797">
                <text:p>0.7874797</text:p>
              </table:table-cell>
              <table:table-cell office:value-type="float" office:value="0.8590194">
                <text:p>0.85901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8950431">
                <text:p>0.78950431</text:p>
              </table:table-cell>
              <table:table-cell office:value-type="float" office:value="0.78521778">
                <text:p>0.78521778</text:p>
              </table:table-cell>
              <table:table-cell office:value-type="float" office:value="0.85654402">
                <text:p>0.856544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8741687">
                <text:p>0.78741687</text:p>
              </table:table-cell>
              <table:table-cell office:value-type="float" office:value="0.78296433">
                <text:p>0.78296433</text:p>
              </table:table-cell>
              <table:table-cell office:value-type="float" office:value="0.85407544">
                <text:p>0.854075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8533489">
                <text:p>0.78533489</text:p>
              </table:table-cell>
              <table:table-cell office:value-type="float" office:value="0.78071932">
                <text:p>0.78071932</text:p>
              </table:table-cell>
              <table:table-cell office:value-type="float" office:value="0.8516137">
                <text:p>0.85161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8325829">
                <text:p>0.78325829</text:p>
              </table:table-cell>
              <table:table-cell office:value-type="float" office:value="0.77848273">
                <text:p>0.77848273</text:p>
              </table:table-cell>
              <table:table-cell office:value-type="float" office:value="0.84915879">
                <text:p>0.849158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8118704">
                <text:p>0.78118704</text:p>
              </table:table-cell>
              <table:table-cell office:value-type="float" office:value="0.77625452">
                <text:p>0.77625452</text:p>
              </table:table-cell>
              <table:table-cell office:value-type="float" office:value="0.84671073">
                <text:p>0.846710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7912106">
                <text:p>0.77912106</text:p>
              </table:table-cell>
              <table:table-cell office:value-type="float" office:value="0.77403466">
                <text:p>0.77403466</text:p>
              </table:table-cell>
              <table:table-cell office:value-type="float" office:value="0.84426955">
                <text:p>0.844269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770603">
                <text:p>0.7770603</text:p>
              </table:table-cell>
              <table:table-cell office:value-type="float" office:value="0.77182312">
                <text:p>0.77182312</text:p>
              </table:table-cell>
              <table:table-cell office:value-type="float" office:value="0.84183525">
                <text:p>0.841835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7500472">
                <text:p>0.77500472</text:p>
              </table:table-cell>
              <table:table-cell office:value-type="float" office:value="0.76961988">
                <text:p>0.76961988</text:p>
              </table:table-cell>
              <table:table-cell office:value-type="float" office:value="0.83940786">
                <text:p>0.839407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7295426">
                <text:p>0.77295426</text:p>
              </table:table-cell>
              <table:table-cell office:value-type="float" office:value="0.76742491">
                <text:p>0.76742491</text:p>
              </table:table-cell>
              <table:table-cell office:value-type="float" office:value="0.83698738">
                <text:p>0.836987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7090886">
                <text:p>0.77090886</text:p>
              </table:table-cell>
              <table:table-cell office:value-type="float" office:value="0.76523817">
                <text:p>0.76523817</text:p>
              </table:table-cell>
              <table:table-cell office:value-type="float" office:value="0.83457383">
                <text:p>0.834573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6886847">
                <text:p>0.76886847</text:p>
              </table:table-cell>
              <table:table-cell office:value-type="float" office:value="0.76305963">
                <text:p>0.76305963</text:p>
              </table:table-cell>
              <table:table-cell office:value-type="float" office:value="0.83216722">
                <text:p>0.832167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6683305">
                <text:p>0.76683305</text:p>
              </table:table-cell>
              <table:table-cell office:value-type="float" office:value="0.76088928">
                <text:p>0.76088928</text:p>
              </table:table-cell>
              <table:table-cell office:value-type="float" office:value="0.82976758">
                <text:p>0.829767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6480254">
                <text:p>0.76480254</text:p>
              </table:table-cell>
              <table:table-cell office:value-type="float" office:value="0.75872708">
                <text:p>0.75872708</text:p>
              </table:table-cell>
              <table:table-cell office:value-type="float" office:value="0.82737491">
                <text:p>0.827374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6277689">
                <text:p>0.76277689</text:p>
              </table:table-cell>
              <table:table-cell office:value-type="float" office:value="0.75657301">
                <text:p>0.75657301</text:p>
              </table:table-cell>
              <table:table-cell office:value-type="float" office:value="0.82498924">
                <text:p>0.824989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6075606">
                <text:p>0.76075606</text:p>
              </table:table-cell>
              <table:table-cell office:value-type="float" office:value="0.75442704">
                <text:p>0.75442704</text:p>
              </table:table-cell>
              <table:table-cell office:value-type="float" office:value="0.82261056">
                <text:p>0.822610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5874001">
                <text:p>0.75874001</text:p>
              </table:table-cell>
              <table:table-cell office:value-type="float" office:value="0.75228914">
                <text:p>0.75228914</text:p>
              </table:table-cell>
              <table:table-cell office:value-type="float" office:value="0.82023891">
                <text:p>0.820238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5672867">
                <text:p>0.75672867</text:p>
              </table:table-cell>
              <table:table-cell office:value-type="float" office:value="0.75015928">
                <text:p>0.75015928</text:p>
              </table:table-cell>
              <table:table-cell office:value-type="float" office:value="0.81787429">
                <text:p>0.817874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5472202">
                <text:p>0.75472202</text:p>
              </table:table-cell>
              <table:table-cell office:value-type="float" office:value="0.74803745">
                <text:p>0.74803745</text:p>
              </table:table-cell>
              <table:table-cell office:value-type="float" office:value="0.81551671">
                <text:p>0.815516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5271999">
                <text:p>0.75271999</text:p>
              </table:table-cell>
              <table:table-cell office:value-type="float" office:value="0.74592362">
                <text:p>0.74592362</text:p>
              </table:table-cell>
              <table:table-cell office:value-type="float" office:value="0.81316619">
                <text:p>0.813166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5072256">
                <text:p>0.75072256</text:p>
              </table:table-cell>
              <table:table-cell office:value-type="float" office:value="0.74381775">
                <text:p>0.74381775</text:p>
              </table:table-cell>
              <table:table-cell office:value-type="float" office:value="0.81082275">
                <text:p>0.810822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4872968">
                <text:p>0.74872968</text:p>
              </table:table-cell>
              <table:table-cell office:value-type="float" office:value="0.74171984">
                <text:p>0.74171984</text:p>
              </table:table-cell>
              <table:table-cell office:value-type="float" office:value="0.80848639">
                <text:p>0.80848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4674131">
                <text:p>0.74674131</text:p>
              </table:table-cell>
              <table:table-cell office:value-type="float" office:value="0.73962984">
                <text:p>0.73962984</text:p>
              </table:table-cell>
              <table:table-cell office:value-type="float" office:value="0.80615713">
                <text:p>0.806157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447574">
                <text:p>0.7447574</text:p>
              </table:table-cell>
              <table:table-cell office:value-type="float" office:value="0.73754775">
                <text:p>0.73754775</text:p>
              </table:table-cell>
              <table:table-cell office:value-type="float" office:value="0.80383498">
                <text:p>0.803834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4277791">
                <text:p>0.74277791</text:p>
              </table:table-cell>
              <table:table-cell office:value-type="float" office:value="0.73547352">
                <text:p>0.73547352</text:p>
              </table:table-cell>
              <table:table-cell office:value-type="float" office:value="0.80151995">
                <text:p>0.801519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4080282">
                <text:p>0.74080282</text:p>
              </table:table-cell>
              <table:table-cell office:value-type="float" office:value="0.73340715">
                <text:p>0.73340715</text:p>
              </table:table-cell>
              <table:table-cell office:value-type="float" office:value="0.79921205">
                <text:p>0.799212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73883207">
                <text:p>0.73883207</text:p>
              </table:table-cell>
              <table:table-cell office:value-type="float" office:value="0.73134861">
                <text:p>0.73134861</text:p>
              </table:table-cell>
              <table:table-cell office:value-type="float" office:value="0.7969113">
                <text:p>0.79691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3686564">
                <text:p>0.73686564</text:p>
              </table:table-cell>
              <table:table-cell office:value-type="float" office:value="0.72929787">
                <text:p>0.72929787</text:p>
              </table:table-cell>
              <table:table-cell office:value-type="float" office:value="0.79461771">
                <text:p>0.794617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3490348">
                <text:p>0.73490348</text:p>
              </table:table-cell>
              <table:table-cell office:value-type="float" office:value="0.72725491">
                <text:p>0.72725491</text:p>
              </table:table-cell>
              <table:table-cell office:value-type="float" office:value="0.79233128">
                <text:p>0.792331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3294557">
                <text:p>0.73294557</text:p>
              </table:table-cell>
              <table:table-cell office:value-type="float" office:value="0.72521972">
                <text:p>0.72521972</text:p>
              </table:table-cell>
              <table:table-cell office:value-type="float" office:value="0.79005203">
                <text:p>0.790052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3099186">
                <text:p>0.73099186</text:p>
              </table:table-cell>
              <table:table-cell office:value-type="float" office:value="0.72319226">
                <text:p>0.72319226</text:p>
              </table:table-cell>
              <table:table-cell office:value-type="float" office:value="0.78777997">
                <text:p>0.787779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2904232">
                <text:p>0.72904232</text:p>
              </table:table-cell>
              <table:table-cell office:value-type="float" office:value="0.72117251">
                <text:p>0.72117251</text:p>
              </table:table-cell>
              <table:table-cell office:value-type="float" office:value="0.7855151">
                <text:p>0.78551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2709692">
                <text:p>0.72709692</text:p>
              </table:table-cell>
              <table:table-cell office:value-type="float" office:value="0.71916046">
                <text:p>0.71916046</text:p>
              </table:table-cell>
              <table:table-cell office:value-type="float" office:value="0.78325744">
                <text:p>0.783257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2515564">
                <text:p>0.72515564</text:p>
              </table:table-cell>
              <table:table-cell office:value-type="float" office:value="0.71715608">
                <text:p>0.71715608</text:p>
              </table:table-cell>
              <table:table-cell office:value-type="float" office:value="0.78100699">
                <text:p>0.781006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2321843">
                <text:p>0.72321843</text:p>
              </table:table-cell>
              <table:table-cell office:value-type="float" office:value="0.71515936">
                <text:p>0.71515936</text:p>
              </table:table-cell>
              <table:table-cell office:value-type="float" office:value="0.77876377">
                <text:p>0.778763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2128527">
                <text:p>0.72128527</text:p>
              </table:table-cell>
              <table:table-cell office:value-type="float" office:value="0.71317026">
                <text:p>0.71317026</text:p>
              </table:table-cell>
              <table:table-cell office:value-type="float" office:value="0.77652777">
                <text:p>0.776527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1935612">
                <text:p>0.71935612</text:p>
              </table:table-cell>
              <table:table-cell office:value-type="float" office:value="0.71118877">
                <text:p>0.71118877</text:p>
              </table:table-cell>
              <table:table-cell office:value-type="float" office:value="0.77429901">
                <text:p>0.774299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1743097">
                <text:p>0.71743097</text:p>
              </table:table-cell>
              <table:table-cell office:value-type="float" office:value="0.70921486">
                <text:p>0.70921486</text:p>
              </table:table-cell>
              <table:table-cell office:value-type="float" office:value="0.77207749">
                <text:p>0.772077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1550979">
                <text:p>0.71550979</text:p>
              </table:table-cell>
              <table:table-cell office:value-type="float" office:value="0.70724852">
                <text:p>0.70724852</text:p>
              </table:table-cell>
              <table:table-cell office:value-type="float" office:value="0.76986323">
                <text:p>0.769863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1359254">
                <text:p>0.71359254</text:p>
              </table:table-cell>
              <table:table-cell office:value-type="float" office:value="0.70528973">
                <text:p>0.70528973</text:p>
              </table:table-cell>
              <table:table-cell office:value-type="float" office:value="0.76765622">
                <text:p>0.767656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116792">
                <text:p>0.7116792</text:p>
              </table:table-cell>
              <table:table-cell office:value-type="float" office:value="0.70333846">
                <text:p>0.70333846</text:p>
              </table:table-cell>
              <table:table-cell office:value-type="float" office:value="0.76545647">
                <text:p>0.765456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0976975">
                <text:p>0.70976975</text:p>
              </table:table-cell>
              <table:table-cell office:value-type="float" office:value="0.7013947">
                <text:p>0.7013947</text:p>
              </table:table-cell>
              <table:table-cell office:value-type="float" office:value="0.76326399">
                <text:p>0.763263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0786417">
                <text:p>0.70786417</text:p>
              </table:table-cell>
              <table:table-cell office:value-type="float" office:value="0.69945842">
                <text:p>0.69945842</text:p>
              </table:table-cell>
              <table:table-cell office:value-type="float" office:value="0.76107878">
                <text:p>0.761078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0596242">
                <text:p>0.70596242</text:p>
              </table:table-cell>
              <table:table-cell office:value-type="float" office:value="0.69752961">
                <text:p>0.69752961</text:p>
              </table:table-cell>
              <table:table-cell office:value-type="float" office:value="0.75890085">
                <text:p>0.758900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040645">
                <text:p>0.7040645</text:p>
              </table:table-cell>
              <table:table-cell office:value-type="float" office:value="0.69560824">
                <text:p>0.69560824</text:p>
              </table:table-cell>
              <table:table-cell office:value-type="float" office:value="0.75673019">
                <text:p>0.756730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0217037">
                <text:p>0.70217037</text:p>
              </table:table-cell>
              <table:table-cell office:value-type="float" office:value="0.69369429">
                <text:p>0.69369429</text:p>
              </table:table-cell>
              <table:table-cell office:value-type="float" office:value="0.75456682">
                <text:p>0.754566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0028002">
                <text:p>0.70028002</text:p>
              </table:table-cell>
              <table:table-cell office:value-type="float" office:value="0.69178775">
                <text:p>0.69178775</text:p>
              </table:table-cell>
              <table:table-cell office:value-type="float" office:value="0.75241073">
                <text:p>0.752410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9839342">
                <text:p>0.69839342</text:p>
              </table:table-cell>
              <table:table-cell office:value-type="float" office:value="0.68988859">
                <text:p>0.68988859</text:p>
              </table:table-cell>
              <table:table-cell office:value-type="float" office:value="0.75026193">
                <text:p>0.750261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9651057">
                <text:p>0.69651057</text:p>
              </table:table-cell>
              <table:table-cell office:value-type="float" office:value="0.68799679">
                <text:p>0.68799679</text:p>
              </table:table-cell>
              <table:table-cell office:value-type="float" office:value="0.74812042">
                <text:p>0.748120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9463144">
                <text:p>0.69463144</text:p>
              </table:table-cell>
              <table:table-cell office:value-type="float" office:value="0.68611235">
                <text:p>0.68611235</text:p>
              </table:table-cell>
              <table:table-cell office:value-type="float" office:value="0.7459862">
                <text:p>0.74598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9275601">
                <text:p>0.69275601</text:p>
              </table:table-cell>
              <table:table-cell office:value-type="float" office:value="0.68423522">
                <text:p>0.68423522</text:p>
              </table:table-cell>
              <table:table-cell office:value-type="float" office:value="0.74385927">
                <text:p>0.743859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9088427">
                <text:p>0.69088427</text:p>
              </table:table-cell>
              <table:table-cell office:value-type="float" office:value="0.6823654">
                <text:p>0.6823654</text:p>
              </table:table-cell>
              <table:table-cell office:value-type="float" office:value="0.74173963">
                <text:p>0.74173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8901621">
                <text:p>0.68901621</text:p>
              </table:table-cell>
              <table:table-cell office:value-type="float" office:value="0.68050286">
                <text:p>0.68050286</text:p>
              </table:table-cell>
              <table:table-cell office:value-type="float" office:value="0.73962729">
                <text:p>0.739627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871518">
                <text:p>0.6871518</text:p>
              </table:table-cell>
              <table:table-cell office:value-type="float" office:value="0.67864759">
                <text:p>0.67864759</text:p>
              </table:table-cell>
              <table:table-cell office:value-type="float" office:value="0.73752223">
                <text:p>0.737522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8529104">
                <text:p>0.68529104</text:p>
              </table:table-cell>
              <table:table-cell office:value-type="float" office:value="0.67679957">
                <text:p>0.67679957</text:p>
              </table:table-cell>
              <table:table-cell office:value-type="float" office:value="0.73542446">
                <text:p>0.735424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8343391">
                <text:p>0.68343391</text:p>
              </table:table-cell>
              <table:table-cell office:value-type="float" office:value="0.67495877">
                <text:p>0.67495877</text:p>
              </table:table-cell>
              <table:table-cell office:value-type="float" office:value="0.73333398">
                <text:p>0.733333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815804">
                <text:p>0.6815804</text:p>
              </table:table-cell>
              <table:table-cell office:value-type="float" office:value="0.67312518">
                <text:p>0.67312518</text:p>
              </table:table-cell>
              <table:table-cell office:value-type="float" office:value="0.73125078">
                <text:p>0.731250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797305">
                <text:p>0.6797305</text:p>
              </table:table-cell>
              <table:table-cell office:value-type="float" office:value="0.67129877">
                <text:p>0.67129877</text:p>
              </table:table-cell>
              <table:table-cell office:value-type="float" office:value="0.72917487">
                <text:p>0.729174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7788419">
                <text:p>0.67788419</text:p>
              </table:table-cell>
              <table:table-cell office:value-type="float" office:value="0.66947953">
                <text:p>0.66947953</text:p>
              </table:table-cell>
              <table:table-cell office:value-type="float" office:value="0.72710623">
                <text:p>0.727106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7604148">
                <text:p>0.67604148</text:p>
              </table:table-cell>
              <table:table-cell office:value-type="float" office:value="0.66766743">
                <text:p>0.66766743</text:p>
              </table:table-cell>
              <table:table-cell office:value-type="float" office:value="0.72504487">
                <text:p>0.725044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7420234">
                <text:p>0.67420234</text:p>
              </table:table-cell>
              <table:table-cell office:value-type="float" office:value="0.66586247">
                <text:p>0.66586247</text:p>
              </table:table-cell>
              <table:table-cell office:value-type="float" office:value="0.72299078">
                <text:p>0.722990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7236677">
                <text:p>0.67236677</text:p>
              </table:table-cell>
              <table:table-cell office:value-type="float" office:value="0.6640646">
                <text:p>0.6640646</text:p>
              </table:table-cell>
              <table:table-cell office:value-type="float" office:value="0.72094396">
                <text:p>0.720943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7053477">
                <text:p>0.67053477</text:p>
              </table:table-cell>
              <table:table-cell office:value-type="float" office:value="0.66227383">
                <text:p>0.66227383</text:p>
              </table:table-cell>
              <table:table-cell office:value-type="float" office:value="0.7189044">
                <text:p>0.71890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6870632">
                <text:p>0.66870632</text:p>
              </table:table-cell>
              <table:table-cell office:value-type="float" office:value="0.66049012">
                <text:p>0.66049012</text:p>
              </table:table-cell>
              <table:table-cell office:value-type="float" office:value="0.71687209">
                <text:p>0.716872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6688141">
                <text:p>0.66688141</text:p>
              </table:table-cell>
              <table:table-cell office:value-type="float" office:value="0.65871345">
                <text:p>0.65871345</text:p>
              </table:table-cell>
              <table:table-cell office:value-type="float" office:value="0.71484704">
                <text:p>0.714847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6506006">
                <text:p>0.66506006</text:p>
              </table:table-cell>
              <table:table-cell office:value-type="float" office:value="0.65694381">
                <text:p>0.65694381</text:p>
              </table:table-cell>
              <table:table-cell office:value-type="float" office:value="0.71282922">
                <text:p>0.712829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6324224">
                <text:p>0.66324224</text:p>
              </table:table-cell>
              <table:table-cell office:value-type="float" office:value="0.65518118">
                <text:p>0.65518118</text:p>
              </table:table-cell>
              <table:table-cell office:value-type="float" office:value="0.71081865">
                <text:p>0.710818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6142795">
                <text:p>0.66142795</text:p>
              </table:table-cell>
              <table:table-cell office:value-type="float" office:value="0.65342553">
                <text:p>0.65342553</text:p>
              </table:table-cell>
              <table:table-cell office:value-type="float" office:value="0.7088153">
                <text:p>0.70881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596172">
                <text:p>0.6596172</text:p>
              </table:table-cell>
              <table:table-cell office:value-type="float" office:value="0.65167684">
                <text:p>0.65167684</text:p>
              </table:table-cell>
              <table:table-cell office:value-type="float" office:value="0.70681917">
                <text:p>0.706819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5780998">
                <text:p>0.65780998</text:p>
              </table:table-cell>
              <table:table-cell office:value-type="float" office:value="0.6499351">
                <text:p>0.6499351</text:p>
              </table:table-cell>
              <table:table-cell office:value-type="float" office:value="0.70483026">
                <text:p>0.704830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5600628">
                <text:p>0.65600628</text:p>
              </table:table-cell>
              <table:table-cell office:value-type="float" office:value="0.64820028">
                <text:p>0.64820028</text:p>
              </table:table-cell>
              <table:table-cell office:value-type="float" office:value="0.70284855">
                <text:p>0.702848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542061">
                <text:p>0.6542061</text:p>
              </table:table-cell>
              <table:table-cell office:value-type="float" office:value="0.64647236">
                <text:p>0.64647236</text:p>
              </table:table-cell>
              <table:table-cell office:value-type="float" office:value="0.70087404">
                <text:p>0.700874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5240945">
                <text:p>0.65240945</text:p>
              </table:table-cell>
              <table:table-cell office:value-type="float" office:value="0.64475132">
                <text:p>0.64475132</text:p>
              </table:table-cell>
              <table:table-cell office:value-type="float" office:value="0.69890671">
                <text:p>0.698906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5061631">
                <text:p>0.65061631</text:p>
              </table:table-cell>
              <table:table-cell office:value-type="float" office:value="0.64303714">
                <text:p>0.64303714</text:p>
              </table:table-cell>
              <table:table-cell office:value-type="float" office:value="0.69694655">
                <text:p>0.696946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488267">
                <text:p>0.6488267</text:p>
              </table:table-cell>
              <table:table-cell office:value-type="float" office:value="0.6413298">
                <text:p>0.6413298</text:p>
              </table:table-cell>
              <table:table-cell office:value-type="float" office:value="0.69499356">
                <text:p>0.694993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4704062">
                <text:p>0.64704062</text:p>
              </table:table-cell>
              <table:table-cell office:value-type="float" office:value="0.63962928">
                <text:p>0.63962928</text:p>
              </table:table-cell>
              <table:table-cell office:value-type="float" office:value="0.69304772">
                <text:p>0.693047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4525806">
                <text:p>0.64525806</text:p>
              </table:table-cell>
              <table:table-cell office:value-type="float" office:value="0.63793555">
                <text:p>0.63793555</text:p>
              </table:table-cell>
              <table:table-cell office:value-type="float" office:value="0.69110902">
                <text:p>0.69110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4347902">
                <text:p>0.64347902</text:p>
              </table:table-cell>
              <table:table-cell office:value-type="float" office:value="0.63624859">
                <text:p>0.63624859</text:p>
              </table:table-cell>
              <table:table-cell office:value-type="float" office:value="0.68917745">
                <text:p>0.689177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4170351">
                <text:p>0.64170351</text:p>
              </table:table-cell>
              <table:table-cell office:value-type="float" office:value="0.63456839">
                <text:p>0.63456839</text:p>
              </table:table-cell>
              <table:table-cell office:value-type="float" office:value="0.68725301">
                <text:p>0.687253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3993154">
                <text:p>0.63993154</text:p>
              </table:table-cell>
              <table:table-cell office:value-type="float" office:value="0.63289491">
                <text:p>0.63289491</text:p>
              </table:table-cell>
              <table:table-cell office:value-type="float" office:value="0.68533566">
                <text:p>0.685335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3816309">
                <text:p>0.63816309</text:p>
              </table:table-cell>
              <table:table-cell office:value-type="float" office:value="0.63122814">
                <text:p>0.63122814</text:p>
              </table:table-cell>
              <table:table-cell office:value-type="float" office:value="0.68342541">
                <text:p>0.683425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3639819">
                <text:p>0.63639819</text:p>
              </table:table-cell>
              <table:table-cell office:value-type="float" office:value="0.62956806">
                <text:p>0.62956806</text:p>
              </table:table-cell>
              <table:table-cell office:value-type="float" office:value="0.68152223">
                <text:p>0.681522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3463683">
                <text:p>0.63463683</text:p>
              </table:table-cell>
              <table:table-cell office:value-type="float" office:value="0.62791464">
                <text:p>0.62791464</text:p>
              </table:table-cell>
              <table:table-cell office:value-type="float" office:value="0.67962613">
                <text:p>0.679626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3287901">
                <text:p>0.63287901</text:p>
              </table:table-cell>
              <table:table-cell office:value-type="float" office:value="0.62626786">
                <text:p>0.62626786</text:p>
              </table:table-cell>
              <table:table-cell office:value-type="float" office:value="0.67773707">
                <text:p>0.677737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3112475">
                <text:p>0.63112475</text:p>
              </table:table-cell>
              <table:table-cell office:value-type="float" office:value="0.6246277">
                <text:p>0.6246277</text:p>
              </table:table-cell>
              <table:table-cell office:value-type="float" office:value="0.67585505">
                <text:p>0.675855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2937405">
                <text:p>0.62937405</text:p>
              </table:table-cell>
              <table:table-cell office:value-type="float" office:value="0.62299413">
                <text:p>0.62299413</text:p>
              </table:table-cell>
              <table:table-cell office:value-type="float" office:value="0.67398005">
                <text:p>0.673980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2762691">
                <text:p>0.62762691</text:p>
              </table:table-cell>
              <table:table-cell office:value-type="float" office:value="0.62136714">
                <text:p>0.62136714</text:p>
              </table:table-cell>
              <table:table-cell office:value-type="float" office:value="0.67211205">
                <text:p>0.672112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2588334">
                <text:p>0.62588334</text:p>
              </table:table-cell>
              <table:table-cell office:value-type="float" office:value="0.6197467">
                <text:p>0.6197467</text:p>
              </table:table-cell>
              <table:table-cell office:value-type="float" office:value="0.67025105">
                <text:p>0.670251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2414335">
                <text:p>0.62414335</text:p>
              </table:table-cell>
              <table:table-cell office:value-type="float" office:value="0.61813278">
                <text:p>0.61813278</text:p>
              </table:table-cell>
              <table:table-cell office:value-type="float" office:value="0.66839702">
                <text:p>0.668397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2240695">
                <text:p>0.62240695</text:p>
              </table:table-cell>
              <table:table-cell office:value-type="float" office:value="0.61652536">
                <text:p>0.61652536</text:p>
              </table:table-cell>
              <table:table-cell office:value-type="float" office:value="0.66654995">
                <text:p>0.666549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2067413">
                <text:p>0.62067413</text:p>
              </table:table-cell>
              <table:table-cell office:value-type="float" office:value="0.61492443">
                <text:p>0.61492443</text:p>
              </table:table-cell>
              <table:table-cell office:value-type="float" office:value="0.66470982">
                <text:p>0.664709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1894492">
                <text:p>0.61894492</text:p>
              </table:table-cell>
              <table:table-cell office:value-type="float" office:value="0.61332995">
                <text:p>0.61332995</text:p>
              </table:table-cell>
              <table:table-cell office:value-type="float" office:value="0.66287662">
                <text:p>0.662876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1721932">
                <text:p>0.61721932</text:p>
              </table:table-cell>
              <table:table-cell office:value-type="float" office:value="0.6117419">
                <text:p>0.6117419</text:p>
              </table:table-cell>
              <table:table-cell office:value-type="float" office:value="0.66105032">
                <text:p>0.661050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1549733">
                <text:p>0.61549733</text:p>
              </table:table-cell>
              <table:table-cell office:value-type="float" office:value="0.61016026">
                <text:p>0.61016026</text:p>
              </table:table-cell>
              <table:table-cell office:value-type="float" office:value="0.65923091">
                <text:p>0.659230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1377897">
                <text:p>0.61377897</text:p>
              </table:table-cell>
              <table:table-cell office:value-type="float" office:value="0.60858501">
                <text:p>0.60858501</text:p>
              </table:table-cell>
              <table:table-cell office:value-type="float" office:value="0.65741838">
                <text:p>0.657418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1206425">
                <text:p>0.61206425</text:p>
              </table:table-cell>
              <table:table-cell office:value-type="float" office:value="0.60701611">
                <text:p>0.60701611</text:p>
              </table:table-cell>
              <table:table-cell office:value-type="float" office:value="0.6556127">
                <text:p>0.65561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1035317">
                <text:p>0.61035317</text:p>
              </table:table-cell>
              <table:table-cell office:value-type="float" office:value="0.60545356">
                <text:p>0.60545356</text:p>
              </table:table-cell>
              <table:table-cell office:value-type="float" office:value="0.65381385">
                <text:p>0.653813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0864575">
                <text:p>0.60864575</text:p>
              </table:table-cell>
              <table:table-cell office:value-type="float" office:value="0.60389731">
                <text:p>0.60389731</text:p>
              </table:table-cell>
              <table:table-cell office:value-type="float" office:value="0.65202183">
                <text:p>0.652021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0694199">
                <text:p>0.60694199</text:p>
              </table:table-cell>
              <table:table-cell office:value-type="float" office:value="0.60234735">
                <text:p>0.60234735</text:p>
              </table:table-cell>
              <table:table-cell office:value-type="float" office:value="0.6502366">
                <text:p>0.65023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0524191">
                <text:p>0.60524191</text:p>
              </table:table-cell>
              <table:table-cell office:value-type="float" office:value="0.60080366">
                <text:p>0.60080366</text:p>
              </table:table-cell>
              <table:table-cell office:value-type="float" office:value="0.64845815">
                <text:p>0.648458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0354552">
                <text:p>0.60354552</text:p>
              </table:table-cell>
              <table:table-cell office:value-type="float" office:value="0.5992662">
                <text:p>0.5992662</text:p>
              </table:table-cell>
              <table:table-cell office:value-type="float" office:value="0.64668645">
                <text:p>0.646686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0185282">
                <text:p>0.60185282</text:p>
              </table:table-cell>
              <table:table-cell office:value-type="float" office:value="0.59773496">
                <text:p>0.59773496</text:p>
              </table:table-cell>
              <table:table-cell office:value-type="float" office:value="0.6449215">
                <text:p>0.64492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0016383">
                <text:p>0.60016383</text:p>
              </table:table-cell>
              <table:table-cell office:value-type="float" office:value="0.59620991">
                <text:p>0.59620991</text:p>
              </table:table-cell>
              <table:table-cell office:value-type="float" office:value="0.64316327">
                <text:p>0.643163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9847856">
                <text:p>0.59847856</text:p>
              </table:table-cell>
              <table:table-cell office:value-type="float" office:value="0.59469102">
                <text:p>0.59469102</text:p>
              </table:table-cell>
              <table:table-cell office:value-type="float" office:value="0.64141174">
                <text:p>0.641411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9679702">
                <text:p>0.59679702</text:p>
              </table:table-cell>
              <table:table-cell office:value-type="float" office:value="0.59317826">
                <text:p>0.59317826</text:p>
              </table:table-cell>
              <table:table-cell office:value-type="float" office:value="0.63966688">
                <text:p>0.639666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9511922">
                <text:p>0.59511922</text:p>
              </table:table-cell>
              <table:table-cell office:value-type="float" office:value="0.59167163">
                <text:p>0.59167163</text:p>
              </table:table-cell>
              <table:table-cell office:value-type="float" office:value="0.63792869">
                <text:p>0.637928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9344518">
                <text:p>0.59344518</text:p>
              </table:table-cell>
              <table:table-cell office:value-type="float" office:value="0.59017107">
                <text:p>0.59017107</text:p>
              </table:table-cell>
              <table:table-cell office:value-type="float" office:value="0.63619713">
                <text:p>0.636197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917749">
                <text:p>0.5917749</text:p>
              </table:table-cell>
              <table:table-cell office:value-type="float" office:value="0.58867659">
                <text:p>0.58867659</text:p>
              </table:table-cell>
              <table:table-cell office:value-type="float" office:value="0.63447218">
                <text:p>0.634472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901084">
                <text:p>0.5901084</text:p>
              </table:table-cell>
              <table:table-cell office:value-type="float" office:value="0.58718813">
                <text:p>0.58718813</text:p>
              </table:table-cell>
              <table:table-cell office:value-type="float" office:value="0.63275384">
                <text:p>0.632753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8844569">
                <text:p>0.58844569</text:p>
              </table:table-cell>
              <table:table-cell office:value-type="float" office:value="0.58570569">
                <text:p>0.58570569</text:p>
              </table:table-cell>
              <table:table-cell office:value-type="float" office:value="0.63104206">
                <text:p>0.631042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8678678">
                <text:p>0.58678678</text:p>
              </table:table-cell>
              <table:table-cell office:value-type="float" office:value="0.58422924">
                <text:p>0.58422924</text:p>
              </table:table-cell>
              <table:table-cell office:value-type="float" office:value="0.62933684">
                <text:p>0.629336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8513169">
                <text:p>0.58513169</text:p>
              </table:table-cell>
              <table:table-cell office:value-type="float" office:value="0.58275875">
                <text:p>0.58275875</text:p>
              </table:table-cell>
              <table:table-cell office:value-type="float" office:value="0.62763815">
                <text:p>0.627638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8348042">
                <text:p>0.58348042</text:p>
              </table:table-cell>
              <table:table-cell office:value-type="float" office:value="0.58129419">
                <text:p>0.58129419</text:p>
              </table:table-cell>
              <table:table-cell office:value-type="float" office:value="0.62594596">
                <text:p>0.625945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8183299">
                <text:p>0.58183299</text:p>
              </table:table-cell>
              <table:table-cell office:value-type="float" office:value="0.57983553">
                <text:p>0.57983553</text:p>
              </table:table-cell>
              <table:table-cell office:value-type="float" office:value="0.62426026">
                <text:p>0.624260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8018941">
                <text:p>0.58018941</text:p>
              </table:table-cell>
              <table:table-cell office:value-type="float" office:value="0.57838276">
                <text:p>0.57838276</text:p>
              </table:table-cell>
              <table:table-cell office:value-type="float" office:value="0.62258102">
                <text:p>0.622581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7854969">
                <text:p>0.57854969</text:p>
              </table:table-cell>
              <table:table-cell office:value-type="float" office:value="0.57693585">
                <text:p>0.57693585</text:p>
              </table:table-cell>
              <table:table-cell office:value-type="float" office:value="0.62090823">
                <text:p>0.620908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7691385">
                <text:p>0.57691385</text:p>
              </table:table-cell>
              <table:table-cell office:value-type="float" office:value="0.57549476">
                <text:p>0.57549476</text:p>
              </table:table-cell>
              <table:table-cell office:value-type="float" office:value="0.61924185">
                <text:p>0.619241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752819">
                <text:p>0.5752819</text:p>
              </table:table-cell>
              <table:table-cell office:value-type="float" office:value="0.57405948">
                <text:p>0.57405948</text:p>
              </table:table-cell>
              <table:table-cell office:value-type="float" office:value="0.61758187">
                <text:p>0.617581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7365384">
                <text:p>0.57365384</text:p>
              </table:table-cell>
              <table:table-cell office:value-type="float" office:value="0.57262998">
                <text:p>0.57262998</text:p>
              </table:table-cell>
              <table:table-cell office:value-type="float" office:value="0.61592826">
                <text:p>0.615928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720297">
                <text:p>0.5720297</text:p>
              </table:table-cell>
              <table:table-cell office:value-type="float" office:value="0.57120622">
                <text:p>0.57120622</text:p>
              </table:table-cell>
              <table:table-cell office:value-type="float" office:value="0.61428099">
                <text:p>0.614280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7040949">
                <text:p>0.57040949</text:p>
              </table:table-cell>
              <table:table-cell office:value-type="float" office:value="0.5697882">
                <text:p>0.5697882</text:p>
              </table:table-cell>
              <table:table-cell office:value-type="float" office:value="0.61264006">
                <text:p>0.612640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6879322">
                <text:p>0.56879322</text:p>
              </table:table-cell>
              <table:table-cell office:value-type="float" office:value="0.56837586">
                <text:p>0.56837586</text:p>
              </table:table-cell>
              <table:table-cell office:value-type="float" office:value="0.61100542">
                <text:p>0.611005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6718089">
                <text:p>0.56718089</text:p>
              </table:table-cell>
              <table:table-cell office:value-type="float" office:value="0.56696921">
                <text:p>0.56696921</text:p>
              </table:table-cell>
              <table:table-cell office:value-type="float" office:value="0.60937707">
                <text:p>0.609377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6557253">
                <text:p>0.56557253</text:p>
              </table:table-cell>
              <table:table-cell office:value-type="float" office:value="0.56556819">
                <text:p>0.56556819</text:p>
              </table:table-cell>
              <table:table-cell office:value-type="float" office:value="0.60775497">
                <text:p>0.607754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6396814">
                <text:p>0.56396814</text:p>
              </table:table-cell>
              <table:table-cell office:value-type="float" office:value="0.56417279">
                <text:p>0.56417279</text:p>
              </table:table-cell>
              <table:table-cell office:value-type="float" office:value="0.6061391">
                <text:p>0.60613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6236774">
                <text:p>0.56236774</text:p>
              </table:table-cell>
              <table:table-cell office:value-type="float" office:value="0.56278299">
                <text:p>0.56278299</text:p>
              </table:table-cell>
              <table:table-cell office:value-type="float" office:value="0.60452944">
                <text:p>0.604529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6077134">
                <text:p>0.56077134</text:p>
              </table:table-cell>
              <table:table-cell office:value-type="float" office:value="0.56139875">
                <text:p>0.56139875</text:p>
              </table:table-cell>
              <table:table-cell office:value-type="float" office:value="0.60292596">
                <text:p>0.602925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5917895">
                <text:p>0.55917895</text:p>
              </table:table-cell>
              <table:table-cell office:value-type="float" office:value="0.56002005">
                <text:p>0.56002005</text:p>
              </table:table-cell>
              <table:table-cell office:value-type="float" office:value="0.60132865">
                <text:p>0.601328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5759058">
                <text:p>0.55759058</text:p>
              </table:table-cell>
              <table:table-cell office:value-type="float" office:value="0.55864686">
                <text:p>0.55864686</text:p>
              </table:table-cell>
              <table:table-cell office:value-type="float" office:value="0.59973747">
                <text:p>0.599737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5600625">
                <text:p>0.55600625</text:p>
              </table:table-cell>
              <table:table-cell office:value-type="float" office:value="0.55727915">
                <text:p>0.55727915</text:p>
              </table:table-cell>
              <table:table-cell office:value-type="float" office:value="0.5981524">
                <text:p>0.59815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5442596">
                <text:p>0.55442596</text:p>
              </table:table-cell>
              <table:table-cell office:value-type="float" office:value="0.5559169">
                <text:p>0.5559169</text:p>
              </table:table-cell>
              <table:table-cell office:value-type="float" office:value="0.59657342">
                <text:p>0.596573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5284973">
                <text:p>0.55284973</text:p>
              </table:table-cell>
              <table:table-cell office:value-type="float" office:value="0.55456009">
                <text:p>0.55456009</text:p>
              </table:table-cell>
              <table:table-cell office:value-type="float" office:value="0.59500051">
                <text:p>0.595000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5127757">
                <text:p>0.55127757</text:p>
              </table:table-cell>
              <table:table-cell office:value-type="float" office:value="0.55320868">
                <text:p>0.55320868</text:p>
              </table:table-cell>
              <table:table-cell office:value-type="float" office:value="0.59343363">
                <text:p>0.593433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4970949">
                <text:p>0.54970949</text:p>
              </table:table-cell>
              <table:table-cell office:value-type="float" office:value="0.55186264">
                <text:p>0.55186264</text:p>
              </table:table-cell>
              <table:table-cell office:value-type="float" office:value="0.59187277">
                <text:p>0.591872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481455">
                <text:p>0.5481455</text:p>
              </table:table-cell>
              <table:table-cell office:value-type="float" office:value="0.55052196">
                <text:p>0.55052196</text:p>
              </table:table-cell>
              <table:table-cell office:value-type="float" office:value="0.5903179">
                <text:p>0.59031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4658562">
                <text:p>0.54658562</text:p>
              </table:table-cell>
              <table:table-cell office:value-type="float" office:value="0.5491866">
                <text:p>0.5491866</text:p>
              </table:table-cell>
              <table:table-cell office:value-type="float" office:value="0.58876899">
                <text:p>0.588768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4502985">
                <text:p>0.54502985</text:p>
              </table:table-cell>
              <table:table-cell office:value-type="float" office:value="0.54785653">
                <text:p>0.54785653</text:p>
              </table:table-cell>
              <table:table-cell office:value-type="float" office:value="0.58722603">
                <text:p>0.587226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434782">
                <text:p>0.5434782</text:p>
              </table:table-cell>
              <table:table-cell office:value-type="float" office:value="0.54653174">
                <text:p>0.54653174</text:p>
              </table:table-cell>
              <table:table-cell office:value-type="float" office:value="0.58568898">
                <text:p>0.585688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4193069">
                <text:p>0.54193069</text:p>
              </table:table-cell>
              <table:table-cell office:value-type="float" office:value="0.54521219">
                <text:p>0.54521219</text:p>
              </table:table-cell>
              <table:table-cell office:value-type="float" office:value="0.58415783">
                <text:p>0.584157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4038732">
                <text:p>0.54038732</text:p>
              </table:table-cell>
              <table:table-cell office:value-type="float" office:value="0.54389785">
                <text:p>0.54389785</text:p>
              </table:table-cell>
              <table:table-cell office:value-type="float" office:value="0.58263254">
                <text:p>0.582632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388481">
                <text:p>0.5388481</text:p>
              </table:table-cell>
              <table:table-cell office:value-type="float" office:value="0.54258871">
                <text:p>0.54258871</text:p>
              </table:table-cell>
              <table:table-cell office:value-type="float" office:value="0.5811131">
                <text:p>0.58111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3731305">
                <text:p>0.53731305</text:p>
              </table:table-cell>
              <table:table-cell office:value-type="float" office:value="0.54128472">
                <text:p>0.54128472</text:p>
              </table:table-cell>
              <table:table-cell office:value-type="float" office:value="0.57959948">
                <text:p>0.579599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3578218">
                <text:p>0.53578218</text:p>
              </table:table-cell>
              <table:table-cell office:value-type="float" office:value="0.53998588">
                <text:p>0.53998588</text:p>
              </table:table-cell>
              <table:table-cell office:value-type="float" office:value="0.57809165">
                <text:p>0.578091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3425548">
                <text:p>0.53425548</text:p>
              </table:table-cell>
              <table:table-cell office:value-type="float" office:value="0.53869214">
                <text:p>0.53869214</text:p>
              </table:table-cell>
              <table:table-cell office:value-type="float" office:value="0.57658959">
                <text:p>0.576589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3273298">
                <text:p>0.53273298</text:p>
              </table:table-cell>
              <table:table-cell office:value-type="float" office:value="0.53740348">
                <text:p>0.53740348</text:p>
              </table:table-cell>
              <table:table-cell office:value-type="float" office:value="0.57509327">
                <text:p>0.575093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3121469">
                <text:p>0.53121469</text:p>
              </table:table-cell>
              <table:table-cell office:value-type="float" office:value="0.53611988">
                <text:p>0.53611988</text:p>
              </table:table-cell>
              <table:table-cell office:value-type="float" office:value="0.57360268">
                <text:p>0.573602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297006">
                <text:p>0.5297006</text:p>
              </table:table-cell>
              <table:table-cell office:value-type="float" office:value="0.53484131">
                <text:p>0.53484131</text:p>
              </table:table-cell>
              <table:table-cell office:value-type="float" office:value="0.57211778">
                <text:p>0.572117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2819073">
                <text:p>0.52819073</text:p>
              </table:table-cell>
              <table:table-cell office:value-type="float" office:value="0.53356774">
                <text:p>0.53356774</text:p>
              </table:table-cell>
              <table:table-cell office:value-type="float" office:value="0.57063855">
                <text:p>0.570638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2668509">
                <text:p>0.52668509</text:p>
              </table:table-cell>
              <table:table-cell office:value-type="float" office:value="0.53229914">
                <text:p>0.53229914</text:p>
              </table:table-cell>
              <table:table-cell office:value-type="float" office:value="0.56916497">
                <text:p>0.569164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2518368">
                <text:p>0.52518368</text:p>
              </table:table-cell>
              <table:table-cell office:value-type="float" office:value="0.5310355">
                <text:p>0.5310355</text:p>
              </table:table-cell>
              <table:table-cell office:value-type="float" office:value="0.56769701">
                <text:p>0.567697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2368652">
                <text:p>0.52368652</text:p>
              </table:table-cell>
              <table:table-cell office:value-type="float" office:value="0.52977677">
                <text:p>0.52977677</text:p>
              </table:table-cell>
              <table:table-cell office:value-type="float" office:value="0.56623464">
                <text:p>0.566234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2219361">
                <text:p>0.52219361</text:p>
              </table:table-cell>
              <table:table-cell office:value-type="float" office:value="0.52852294">
                <text:p>0.52852294</text:p>
              </table:table-cell>
              <table:table-cell office:value-type="float" office:value="0.56477785">
                <text:p>0.564777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2070495">
                <text:p>0.52070495</text:p>
              </table:table-cell>
              <table:table-cell office:value-type="float" office:value="0.52727398">
                <text:p>0.52727398</text:p>
              </table:table-cell>
              <table:table-cell office:value-type="float" office:value="0.56332661">
                <text:p>0.563326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1922056">
                <text:p>0.51922056</text:p>
              </table:table-cell>
              <table:table-cell office:value-type="float" office:value="0.52602986">
                <text:p>0.52602986</text:p>
              </table:table-cell>
              <table:table-cell office:value-type="float" office:value="0.56188089">
                <text:p>0.561880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1774045">
                <text:p>0.51774045</text:p>
              </table:table-cell>
              <table:table-cell office:value-type="float" office:value="0.52479056">
                <text:p>0.52479056</text:p>
              </table:table-cell>
              <table:table-cell office:value-type="float" office:value="0.56044067">
                <text:p>0.560440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1626461">
                <text:p>0.51626461</text:p>
              </table:table-cell>
              <table:table-cell office:value-type="float" office:value="0.52355605">
                <text:p>0.52355605</text:p>
              </table:table-cell>
              <table:table-cell office:value-type="float" office:value="0.55900593">
                <text:p>0.559005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1479305">
                <text:p>0.51479305</text:p>
              </table:table-cell>
              <table:table-cell office:value-type="float" office:value="0.5223263">
                <text:p>0.5223263</text:p>
              </table:table-cell>
              <table:table-cell office:value-type="float" office:value="0.55757663">
                <text:p>0.557576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1332579">
                <text:p>0.51332579</text:p>
              </table:table-cell>
              <table:table-cell office:value-type="float" office:value="0.52110128">
                <text:p>0.52110128</text:p>
              </table:table-cell>
              <table:table-cell office:value-type="float" office:value="0.55615276">
                <text:p>0.556152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1186282">
                <text:p>0.51186282</text:p>
              </table:table-cell>
              <table:table-cell office:value-type="float" office:value="0.51988098">
                <text:p>0.51988098</text:p>
              </table:table-cell>
              <table:table-cell office:value-type="float" office:value="0.55473429">
                <text:p>0.554734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1040416">
                <text:p>0.51040416</text:p>
              </table:table-cell>
              <table:table-cell office:value-type="float" office:value="0.51866536">
                <text:p>0.51866536</text:p>
              </table:table-cell>
              <table:table-cell office:value-type="float" office:value="0.5533212">
                <text:p>0.55332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89498">
                <text:p>0.5089498</text:p>
              </table:table-cell>
              <table:table-cell office:value-type="float" office:value="0.5174544">
                <text:p>0.5174544</text:p>
              </table:table-cell>
              <table:table-cell office:value-type="float" office:value="0.55191346">
                <text:p>0.551913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749975">
                <text:p>0.50749975</text:p>
              </table:table-cell>
              <table:table-cell office:value-type="float" office:value="0.51624807">
                <text:p>0.51624807</text:p>
              </table:table-cell>
              <table:table-cell office:value-type="float" office:value="0.55051105">
                <text:p>0.550511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605403">
                <text:p>0.50605403</text:p>
              </table:table-cell>
              <table:table-cell office:value-type="float" office:value="0.51504635">
                <text:p>0.51504635</text:p>
              </table:table-cell>
              <table:table-cell office:value-type="float" office:value="0.54911394">
                <text:p>0.549113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0461262">
                <text:p>0.50461262</text:p>
              </table:table-cell>
              <table:table-cell office:value-type="float" office:value="0.5138492">
                <text:p>0.5138492</text:p>
              </table:table-cell>
              <table:table-cell office:value-type="float" office:value="0.54772211">
                <text:p>0.547722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0317554">
                <text:p>0.50317554</text:p>
              </table:table-cell>
              <table:table-cell office:value-type="float" office:value="0.51265661">
                <text:p>0.51265661</text:p>
              </table:table-cell>
              <table:table-cell office:value-type="float" office:value="0.54633554">
                <text:p>0.546335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0174278">
                <text:p>0.50174278</text:p>
              </table:table-cell>
              <table:table-cell office:value-type="float" office:value="0.51146855">
                <text:p>0.51146855</text:p>
              </table:table-cell>
              <table:table-cell office:value-type="float" office:value="0.5449542">
                <text:p>0.54495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0031437">
                <text:p>0.50031437</text:p>
              </table:table-cell>
              <table:table-cell office:value-type="float" office:value="0.51028499">
                <text:p>0.51028499</text:p>
              </table:table-cell>
              <table:table-cell office:value-type="float" office:value="0.54357807">
                <text:p>0.543578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9889028">
                <text:p>0.49889028</text:p>
              </table:table-cell>
              <table:table-cell office:value-type="float" office:value="0.50910591">
                <text:p>0.50910591</text:p>
              </table:table-cell>
              <table:table-cell office:value-type="float" office:value="0.54220712">
                <text:p>0.542207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9747054">
                <text:p>0.49747054</text:p>
              </table:table-cell>
              <table:table-cell office:value-type="float" office:value="0.50793128">
                <text:p>0.50793128</text:p>
              </table:table-cell>
              <table:table-cell office:value-type="float" office:value="0.54084133">
                <text:p>0.540841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9605514">
                <text:p>0.49605514</text:p>
              </table:table-cell>
              <table:table-cell office:value-type="float" office:value="0.50676107">
                <text:p>0.50676107</text:p>
              </table:table-cell>
              <table:table-cell office:value-type="float" office:value="0.53948068">
                <text:p>0.539480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9464408">
                <text:p>0.49464408</text:p>
              </table:table-cell>
              <table:table-cell office:value-type="float" office:value="0.50559527">
                <text:p>0.50559527</text:p>
              </table:table-cell>
              <table:table-cell office:value-type="float" office:value="0.53812514">
                <text:p>0.538125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9323737">
                <text:p>0.49323737</text:p>
              </table:table-cell>
              <table:table-cell office:value-type="float" office:value="0.50443383">
                <text:p>0.50443383</text:p>
              </table:table-cell>
              <table:table-cell office:value-type="float" office:value="0.53677468">
                <text:p>0.536774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9183501">
                <text:p>0.49183501</text:p>
              </table:table-cell>
              <table:table-cell office:value-type="float" office:value="0.50327675">
                <text:p>0.50327675</text:p>
              </table:table-cell>
              <table:table-cell office:value-type="float" office:value="0.5354293">
                <text:p>0.53542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90437">
                <text:p>0.490437</text:p>
              </table:table-cell>
              <table:table-cell office:value-type="float" office:value="0.50212399">
                <text:p>0.50212399</text:p>
              </table:table-cell>
              <table:table-cell office:value-type="float" office:value="0.53408895">
                <text:p>0.534088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8904334">
                <text:p>0.48904334</text:p>
              </table:table-cell>
              <table:table-cell office:value-type="float" office:value="0.50097553">
                <text:p>0.50097553</text:p>
              </table:table-cell>
              <table:table-cell office:value-type="float" office:value="0.53275363">
                <text:p>0.532753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8765403">
                <text:p>0.48765403</text:p>
              </table:table-cell>
              <table:table-cell office:value-type="float" office:value="0.49983134">
                <text:p>0.49983134</text:p>
              </table:table-cell>
              <table:table-cell office:value-type="float" office:value="0.53142329">
                <text:p>0.531423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8626908">
                <text:p>0.48626908</text:p>
              </table:table-cell>
              <table:table-cell office:value-type="float" office:value="0.4986914">
                <text:p>0.4986914</text:p>
              </table:table-cell>
              <table:table-cell office:value-type="float" office:value="0.53009793">
                <text:p>0.530097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8488848">
                <text:p>0.48488848</text:p>
              </table:table-cell>
              <table:table-cell office:value-type="float" office:value="0.49755569">
                <text:p>0.49755569</text:p>
              </table:table-cell>
              <table:table-cell office:value-type="float" office:value="0.52877752">
                <text:p>0.528777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8351224">
                <text:p>0.48351224</text:p>
              </table:table-cell>
              <table:table-cell office:value-type="float" office:value="0.49642417">
                <text:p>0.49642417</text:p>
              </table:table-cell>
              <table:table-cell office:value-type="float" office:value="0.52746203">
                <text:p>0.527462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8214035">
                <text:p>0.48214035</text:p>
              </table:table-cell>
              <table:table-cell office:value-type="float" office:value="0.49529683">
                <text:p>0.49529683</text:p>
              </table:table-cell>
              <table:table-cell office:value-type="float" office:value="0.52615145">
                <text:p>0.526151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8077282">
                <text:p>0.48077282</text:p>
              </table:table-cell>
              <table:table-cell office:value-type="float" office:value="0.49417363">
                <text:p>0.49417363</text:p>
              </table:table-cell>
              <table:table-cell office:value-type="float" office:value="0.52484574">
                <text:p>0.524845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7940964">
                <text:p>0.47940964</text:p>
              </table:table-cell>
              <table:table-cell office:value-type="float" office:value="0.49305456">
                <text:p>0.49305456</text:p>
              </table:table-cell>
              <table:table-cell office:value-type="float" office:value="0.52354489">
                <text:p>0.523544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7805082">
                <text:p>0.47805082</text:p>
              </table:table-cell>
              <table:table-cell office:value-type="float" office:value="0.49193959">
                <text:p>0.49193959</text:p>
              </table:table-cell>
              <table:table-cell office:value-type="float" office:value="0.52224887">
                <text:p>0.522248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7669635">
                <text:p>0.47669635</text:p>
              </table:table-cell>
              <table:table-cell office:value-type="float" office:value="0.4908287">
                <text:p>0.4908287</text:p>
              </table:table-cell>
              <table:table-cell office:value-type="float" office:value="0.52095767">
                <text:p>0.520957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7534622">
                <text:p>0.47534622</text:p>
              </table:table-cell>
              <table:table-cell office:value-type="float" office:value="0.48972186">
                <text:p>0.48972186</text:p>
              </table:table-cell>
              <table:table-cell office:value-type="float" office:value="0.51967125">
                <text:p>0.519671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7400045">
                <text:p>0.47400045</text:p>
              </table:table-cell>
              <table:table-cell office:value-type="float" office:value="0.48861904">
                <text:p>0.48861904</text:p>
              </table:table-cell>
              <table:table-cell office:value-type="float" office:value="0.51838959">
                <text:p>0.518389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7265903">
                <text:p>0.47265903</text:p>
              </table:table-cell>
              <table:table-cell office:value-type="float" office:value="0.48752022">
                <text:p>0.48752022</text:p>
              </table:table-cell>
              <table:table-cell office:value-type="float" office:value="0.51711268">
                <text:p>0.517112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7132196">
                <text:p>0.47132196</text:p>
              </table:table-cell>
              <table:table-cell office:value-type="float" office:value="0.48642539">
                <text:p>0.48642539</text:p>
              </table:table-cell>
              <table:table-cell office:value-type="float" office:value="0.51584048">
                <text:p>0.5158404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6998922">
                <text:p>0.46998922</text:p>
              </table:table-cell>
              <table:table-cell office:value-type="float" office:value="0.48533451">
                <text:p>0.48533451</text:p>
              </table:table-cell>
              <table:table-cell office:value-type="float" office:value="0.51457299">
                <text:p>0.514572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6866083">
                <text:p>0.46866083</text:p>
              </table:table-cell>
              <table:table-cell office:value-type="float" office:value="0.48424756">
                <text:p>0.48424756</text:p>
              </table:table-cell>
              <table:table-cell office:value-type="float" office:value="0.51331017">
                <text:p>0.513310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6733678">
                <text:p>0.46733678</text:p>
              </table:table-cell>
              <table:table-cell office:value-type="float" office:value="0.48316451">
                <text:p>0.48316451</text:p>
              </table:table-cell>
              <table:table-cell office:value-type="float" office:value="0.512052">
                <text:p>0.5120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6601706">
                <text:p>0.46601706</text:p>
              </table:table-cell>
              <table:table-cell office:value-type="float" office:value="0.48208535">
                <text:p>0.48208535</text:p>
              </table:table-cell>
              <table:table-cell office:value-type="float" office:value="0.51079847">
                <text:p>0.510798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6470168">
                <text:p>0.46470168</text:p>
              </table:table-cell>
              <table:table-cell office:value-type="float" office:value="0.48101005">
                <text:p>0.48101005</text:p>
              </table:table-cell>
              <table:table-cell office:value-type="float" office:value="0.50954954">
                <text:p>0.509549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6339063">
                <text:p>0.46339063</text:p>
              </table:table-cell>
              <table:table-cell office:value-type="float" office:value="0.47993858">
                <text:p>0.47993858</text:p>
              </table:table-cell>
              <table:table-cell office:value-type="float" office:value="0.5083052">
                <text:p>0.5083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620839">
                <text:p>0.4620839</text:p>
              </table:table-cell>
              <table:table-cell office:value-type="float" office:value="0.47887093">
                <text:p>0.47887093</text:p>
              </table:table-cell>
              <table:table-cell office:value-type="float" office:value="0.50706543">
                <text:p>0.507065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6078149">
                <text:p>0.46078149</text:p>
              </table:table-cell>
              <table:table-cell office:value-type="float" office:value="0.47780706">
                <text:p>0.47780706</text:p>
              </table:table-cell>
              <table:table-cell office:value-type="float" office:value="0.5058302">
                <text:p>0.50583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594834">
                <text:p>0.4594834</text:p>
              </table:table-cell>
              <table:table-cell office:value-type="float" office:value="0.47674696">
                <text:p>0.47674696</text:p>
              </table:table-cell>
              <table:table-cell office:value-type="float" office:value="0.50459949">
                <text:p>0.5045994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5818963">
                <text:p>0.45818963</text:p>
              </table:table-cell>
              <table:table-cell office:value-type="float" office:value="0.47569061">
                <text:p>0.47569061</text:p>
              </table:table-cell>
              <table:table-cell office:value-type="float" office:value="0.50337328">
                <text:p>0.503373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5690016">
                <text:p>0.45690016</text:p>
              </table:table-cell>
              <table:table-cell office:value-type="float" office:value="0.47463797">
                <text:p>0.47463797</text:p>
              </table:table-cell>
              <table:table-cell office:value-type="float" office:value="0.50215155">
                <text:p>0.502151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55615">
                <text:p>0.455615</text:p>
              </table:table-cell>
              <table:table-cell office:value-type="float" office:value="0.47358903">
                <text:p>0.47358903</text:p>
              </table:table-cell>
              <table:table-cell office:value-type="float" office:value="0.50093428">
                <text:p>0.500934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5433413">
                <text:p>0.45433413</text:p>
              </table:table-cell>
              <table:table-cell office:value-type="float" office:value="0.47254376">
                <text:p>0.47254376</text:p>
              </table:table-cell>
              <table:table-cell office:value-type="float" office:value="0.49972145">
                <text:p>0.499721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5305756">
                <text:p>0.45305756</text:p>
              </table:table-cell>
              <table:table-cell office:value-type="float" office:value="0.47150215">
                <text:p>0.47150215</text:p>
              </table:table-cell>
              <table:table-cell office:value-type="float" office:value="0.49851303">
                <text:p>0.498513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5178528">
                <text:p>0.45178528</text:p>
              </table:table-cell>
              <table:table-cell office:value-type="float" office:value="0.47046416">
                <text:p>0.47046416</text:p>
              </table:table-cell>
              <table:table-cell office:value-type="float" office:value="0.497309">
                <text:p>0.4973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5051728">
                <text:p>0.45051728</text:p>
              </table:table-cell>
              <table:table-cell office:value-type="float" office:value="0.46942978">
                <text:p>0.46942978</text:p>
              </table:table-cell>
              <table:table-cell office:value-type="float" office:value="0.49610935">
                <text:p>0.496109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4925356">
                <text:p>0.44925356</text:p>
              </table:table-cell>
              <table:table-cell office:value-type="float" office:value="0.46839898">
                <text:p>0.46839898</text:p>
              </table:table-cell>
              <table:table-cell office:value-type="float" office:value="0.49491405">
                <text:p>0.494914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4799411">
                <text:p>0.44799411</text:p>
              </table:table-cell>
              <table:table-cell office:value-type="float" office:value="0.46737174">
                <text:p>0.46737174</text:p>
              </table:table-cell>
              <table:table-cell office:value-type="float" office:value="0.49372308">
                <text:p>0.493723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4673892">
                <text:p>0.44673892</text:p>
              </table:table-cell>
              <table:table-cell office:value-type="float" office:value="0.46634804">
                <text:p>0.46634804</text:p>
              </table:table-cell>
              <table:table-cell office:value-type="float" office:value="0.49253642">
                <text:p>0.492536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4548799">
                <text:p>0.44548799</text:p>
              </table:table-cell>
              <table:table-cell office:value-type="float" office:value="0.46532786">
                <text:p>0.46532786</text:p>
              </table:table-cell>
              <table:table-cell office:value-type="float" office:value="0.49135405">
                <text:p>0.491354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4424132">
                <text:p>0.44424132</text:p>
              </table:table-cell>
              <table:table-cell office:value-type="float" office:value="0.46431117">
                <text:p>0.46431117</text:p>
              </table:table-cell>
              <table:table-cell office:value-type="float" office:value="0.49017595">
                <text:p>0.490175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4299889">
                <text:p>0.44299889</text:p>
              </table:table-cell>
              <table:table-cell office:value-type="float" office:value="0.46329795">
                <text:p>0.46329795</text:p>
              </table:table-cell>
              <table:table-cell office:value-type="float" office:value="0.4890021">
                <text:p>0.48900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4176069">
                <text:p>0.44176069</text:p>
              </table:table-cell>
              <table:table-cell office:value-type="float" office:value="0.46228819">
                <text:p>0.46228819</text:p>
              </table:table-cell>
              <table:table-cell office:value-type="float" office:value="0.48783248">
                <text:p>0.487832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4052673">
                <text:p>0.44052673</text:p>
              </table:table-cell>
              <table:table-cell office:value-type="float" office:value="0.46128185">
                <text:p>0.46128185</text:p>
              </table:table-cell>
              <table:table-cell office:value-type="float" office:value="0.48666707">
                <text:p>0.486667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39297">
                <text:p>0.439297</text:p>
              </table:table-cell>
              <table:table-cell office:value-type="float" office:value="0.46027892">
                <text:p>0.46027892</text:p>
              </table:table-cell>
              <table:table-cell office:value-type="float" office:value="0.48550584">
                <text:p>0.485505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3807148">
                <text:p>0.43807148</text:p>
              </table:table-cell>
              <table:table-cell office:value-type="float" office:value="0.45927937">
                <text:p>0.45927937</text:p>
              </table:table-cell>
              <table:table-cell office:value-type="float" office:value="0.48434879">
                <text:p>0.484348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3685016">
                <text:p>0.43685016</text:p>
              </table:table-cell>
              <table:table-cell office:value-type="float" office:value="0.45828319">
                <text:p>0.45828319</text:p>
              </table:table-cell>
              <table:table-cell office:value-type="float" office:value="0.48319588">
                <text:p>0.483195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3563305">
                <text:p>0.43563305</text:p>
              </table:table-cell>
              <table:table-cell office:value-type="float" office:value="0.45729035">
                <text:p>0.45729035</text:p>
              </table:table-cell>
              <table:table-cell office:value-type="float" office:value="0.4820471">
                <text:p>0.48204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3442014">
                <text:p>0.43442014</text:p>
              </table:table-cell>
              <table:table-cell office:value-type="float" office:value="0.45630084">
                <text:p>0.45630084</text:p>
              </table:table-cell>
              <table:table-cell office:value-type="float" office:value="0.48090243">
                <text:p>0.480902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332114">
                <text:p>0.4332114</text:p>
              </table:table-cell>
              <table:table-cell office:value-type="float" office:value="0.45531462">
                <text:p>0.45531462</text:p>
              </table:table-cell>
              <table:table-cell office:value-type="float" office:value="0.47976185">
                <text:p>0.479761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3200685">
                <text:p>0.43200685</text:p>
              </table:table-cell>
              <table:table-cell office:value-type="float" office:value="0.45433168">
                <text:p>0.45433168</text:p>
              </table:table-cell>
              <table:table-cell office:value-type="float" office:value="0.47862534">
                <text:p>0.478625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3080646">
                <text:p>0.43080646</text:p>
              </table:table-cell>
              <table:table-cell office:value-type="float" office:value="0.453352">
                <text:p>0.453352</text:p>
              </table:table-cell>
              <table:table-cell office:value-type="float" office:value="0.47749288">
                <text:p>0.477492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2961023">
                <text:p>0.42961023</text:p>
              </table:table-cell>
              <table:table-cell office:value-type="float" office:value="0.45237556">
                <text:p>0.45237556</text:p>
              </table:table-cell>
              <table:table-cell office:value-type="float" office:value="0.47636445">
                <text:p>0.476364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2841815">
                <text:p>0.42841815</text:p>
              </table:table-cell>
              <table:table-cell office:value-type="float" office:value="0.45140234">
                <text:p>0.45140234</text:p>
              </table:table-cell>
              <table:table-cell office:value-type="float" office:value="0.47524003">
                <text:p>0.475240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2723022">
                <text:p>0.42723022</text:p>
              </table:table-cell>
              <table:table-cell office:value-type="float" office:value="0.45043231">
                <text:p>0.45043231</text:p>
              </table:table-cell>
              <table:table-cell office:value-type="float" office:value="0.4741196">
                <text:p>0.47411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2604642">
                <text:p>0.42604642</text:p>
              </table:table-cell>
              <table:table-cell office:value-type="float" office:value="0.44946545">
                <text:p>0.44946545</text:p>
              </table:table-cell>
              <table:table-cell office:value-type="float" office:value="0.47300315">
                <text:p>0.473003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2486674">
                <text:p>0.42486674</text:p>
              </table:table-cell>
              <table:table-cell office:value-type="float" office:value="0.44850175">
                <text:p>0.44850175</text:p>
              </table:table-cell>
              <table:table-cell office:value-type="float" office:value="0.47189065">
                <text:p>0.471890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2369118">
                <text:p>0.42369118</text:p>
              </table:table-cell>
              <table:table-cell office:value-type="float" office:value="0.44754119">
                <text:p>0.44754119</text:p>
              </table:table-cell>
              <table:table-cell office:value-type="float" office:value="0.47078208">
                <text:p>0.470782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2251972">
                <text:p>0.42251972</text:p>
              </table:table-cell>
              <table:table-cell office:value-type="float" office:value="0.44658374">
                <text:p>0.44658374</text:p>
              </table:table-cell>
              <table:table-cell office:value-type="float" office:value="0.46967744">
                <text:p>0.469677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2135236">
                <text:p>0.42135236</text:p>
              </table:table-cell>
              <table:table-cell office:value-type="float" office:value="0.44562938">
                <text:p>0.44562938</text:p>
              </table:table-cell>
              <table:table-cell office:value-type="float" office:value="0.46857669">
                <text:p>0.468576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2018909">
                <text:p>0.42018909</text:p>
              </table:table-cell>
              <table:table-cell office:value-type="float" office:value="0.4446781">
                <text:p>0.4446781</text:p>
              </table:table-cell>
              <table:table-cell office:value-type="float" office:value="0.46747982">
                <text:p>0.4674798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1902989">
                <text:p>0.41902989</text:p>
              </table:table-cell>
              <table:table-cell office:value-type="float" office:value="0.44372987">
                <text:p>0.44372987</text:p>
              </table:table-cell>
              <table:table-cell office:value-type="float" office:value="0.46638681">
                <text:p>0.466386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1787477">
                <text:p>0.41787477</text:p>
              </table:table-cell>
              <table:table-cell office:value-type="float" office:value="0.44278467">
                <text:p>0.44278467</text:p>
              </table:table-cell>
              <table:table-cell office:value-type="float" office:value="0.46529764">
                <text:p>0.465297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1672369">
                <text:p>0.41672369</text:p>
              </table:table-cell>
              <table:table-cell office:value-type="float" office:value="0.44184249">
                <text:p>0.44184249</text:p>
              </table:table-cell>
              <table:table-cell office:value-type="float" office:value="0.4642123">
                <text:p>0.46421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1557667">
                <text:p>0.41557667</text:p>
              </table:table-cell>
              <table:table-cell office:value-type="float" office:value="0.44090331">
                <text:p>0.44090331</text:p>
              </table:table-cell>
              <table:table-cell office:value-type="float" office:value="0.46313076">
                <text:p>0.463130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1443368">
                <text:p>0.41443368</text:p>
              </table:table-cell>
              <table:table-cell office:value-type="float" office:value="0.4399671">
                <text:p>0.4399671</text:p>
              </table:table-cell>
              <table:table-cell office:value-type="float" office:value="0.46205301">
                <text:p>0.462053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329472">
                <text:p>0.41329472</text:p>
              </table:table-cell>
              <table:table-cell office:value-type="float" office:value="0.43903385">
                <text:p>0.43903385</text:p>
              </table:table-cell>
              <table:table-cell office:value-type="float" office:value="0.46097903">
                <text:p>0.460979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1215977">
                <text:p>0.41215977</text:p>
              </table:table-cell>
              <table:table-cell office:value-type="float" office:value="0.43810353">
                <text:p>0.43810353</text:p>
              </table:table-cell>
              <table:table-cell office:value-type="float" office:value="0.4599088">
                <text:p>0.45990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1102883">
                <text:p>0.41102883</text:p>
              </table:table-cell>
              <table:table-cell office:value-type="float" office:value="0.43717613">
                <text:p>0.43717613</text:p>
              </table:table-cell>
              <table:table-cell office:value-type="float" office:value="0.45884231">
                <text:p>0.458842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0990189">
                <text:p>0.40990189</text:p>
              </table:table-cell>
              <table:table-cell office:value-type="float" office:value="0.43625163">
                <text:p>0.43625163</text:p>
              </table:table-cell>
              <table:table-cell office:value-type="float" office:value="0.45777953">
                <text:p>0.457779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0877893">
                <text:p>0.40877893</text:p>
              </table:table-cell>
              <table:table-cell office:value-type="float" office:value="0.43533">
                <text:p>0.43533</text:p>
              </table:table-cell>
              <table:table-cell office:value-type="float" office:value="0.45672045">
                <text:p>0.4567204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0765994">
                <text:p>0.40765994</text:p>
              </table:table-cell>
              <table:table-cell office:value-type="float" office:value="0.43441124">
                <text:p>0.43441124</text:p>
              </table:table-cell>
              <table:table-cell office:value-type="float" office:value="0.45566505">
                <text:p>0.455665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0654492">
                <text:p>0.40654492</text:p>
              </table:table-cell>
              <table:table-cell office:value-type="float" office:value="0.43349532">
                <text:p>0.43349532</text:p>
              </table:table-cell>
              <table:table-cell office:value-type="float" office:value="0.45461332">
                <text:p>0.454613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0543385">
                <text:p>0.40543385</text:p>
              </table:table-cell>
              <table:table-cell office:value-type="float" office:value="0.43258222">
                <text:p>0.43258222</text:p>
              </table:table-cell>
              <table:table-cell office:value-type="float" office:value="0.45356523">
                <text:p>0.453565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0432672">
                <text:p>0.40432672</text:p>
              </table:table-cell>
              <table:table-cell office:value-type="float" office:value="0.43167192">
                <text:p>0.43167192</text:p>
              </table:table-cell>
              <table:table-cell office:value-type="float" office:value="0.45252077">
                <text:p>0.452520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0322352">
                <text:p>0.40322352</text:p>
              </table:table-cell>
              <table:table-cell office:value-type="float" office:value="0.43076441">
                <text:p>0.43076441</text:p>
              </table:table-cell>
              <table:table-cell office:value-type="float" office:value="0.45147992">
                <text:p>0.451479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0212424">
                <text:p>0.40212424</text:p>
              </table:table-cell>
              <table:table-cell office:value-type="float" office:value="0.42985967">
                <text:p>0.42985967</text:p>
              </table:table-cell>
              <table:table-cell office:value-type="float" office:value="0.45044266">
                <text:p>0.450442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0102887">
                <text:p>0.40102887</text:p>
              </table:table-cell>
              <table:table-cell office:value-type="float" office:value="0.42895767">
                <text:p>0.42895767</text:p>
              </table:table-cell>
              <table:table-cell office:value-type="float" office:value="0.44940899">
                <text:p>0.449408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9993739">
                <text:p>0.39993739</text:p>
              </table:table-cell>
              <table:table-cell office:value-type="float" office:value="0.42805841">
                <text:p>0.42805841</text:p>
              </table:table-cell>
              <table:table-cell office:value-type="float" office:value="0.44837887">
                <text:p>0.448378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988498">
                <text:p>0.3988498</text:p>
              </table:table-cell>
              <table:table-cell office:value-type="float" office:value="0.42716185">
                <text:p>0.42716185</text:p>
              </table:table-cell>
              <table:table-cell office:value-type="float" office:value="0.4473523">
                <text:p>0.44735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9776609">
                <text:p>0.39776609</text:p>
              </table:table-cell>
              <table:table-cell office:value-type="float" office:value="0.42626799">
                <text:p>0.42626799</text:p>
              </table:table-cell>
              <table:table-cell office:value-type="float" office:value="0.44632925">
                <text:p>0.446329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9668623">
                <text:p>0.39668623</text:p>
              </table:table-cell>
              <table:table-cell office:value-type="float" office:value="0.42537681">
                <text:p>0.42537681</text:p>
              </table:table-cell>
              <table:table-cell office:value-type="float" office:value="0.44530972">
                <text:p>0.445309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9561023">
                <text:p>0.39561023</text:p>
              </table:table-cell>
              <table:table-cell office:value-type="float" office:value="0.42448828">
                <text:p>0.42448828</text:p>
              </table:table-cell>
              <table:table-cell office:value-type="float" office:value="0.44429368">
                <text:p>0.444293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9453806">
                <text:p>0.39453806</text:p>
              </table:table-cell>
              <table:table-cell office:value-type="float" office:value="0.4236024">
                <text:p>0.4236024</text:p>
              </table:table-cell>
              <table:table-cell office:value-type="float" office:value="0.44328111">
                <text:p>0.443281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9346973">
                <text:p>0.39346973</text:p>
              </table:table-cell>
              <table:table-cell office:value-type="float" office:value="0.42271914">
                <text:p>0.42271914</text:p>
              </table:table-cell>
              <table:table-cell office:value-type="float" office:value="0.44227201">
                <text:p>0.442272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9240521">
                <text:p>0.39240521</text:p>
              </table:table-cell>
              <table:table-cell office:value-type="float" office:value="0.42183848">
                <text:p>0.42183848</text:p>
              </table:table-cell>
              <table:table-cell office:value-type="float" office:value="0.44126635">
                <text:p>0.441266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9134449">
                <text:p>0.39134449</text:p>
              </table:table-cell>
              <table:table-cell office:value-type="float" office:value="0.42096041">
                <text:p>0.42096041</text:p>
              </table:table-cell>
              <table:table-cell office:value-type="float" office:value="0.44026412">
                <text:p>0.440264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9028757">
                <text:p>0.39028757</text:p>
              </table:table-cell>
              <table:table-cell office:value-type="float" office:value="0.42008491">
                <text:p>0.42008491</text:p>
              </table:table-cell>
              <table:table-cell office:value-type="float" office:value="0.4392653">
                <text:p>0.43926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923442">
                <text:p>0.38923442</text:p>
              </table:table-cell>
              <table:table-cell office:value-type="float" office:value="0.41921196">
                <text:p>0.41921196</text:p>
              </table:table-cell>
              <table:table-cell office:value-type="float" office:value="0.43826988">
                <text:p>0.438269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8818505">
                <text:p>0.38818505</text:p>
              </table:table-cell>
              <table:table-cell office:value-type="float" office:value="0.41834155">
                <text:p>0.41834155</text:p>
              </table:table-cell>
              <table:table-cell office:value-type="float" office:value="0.43727784">
                <text:p>0.437277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8713943">
                <text:p>0.38713943</text:p>
              </table:table-cell>
              <table:table-cell office:value-type="float" office:value="0.41747365">
                <text:p>0.41747365</text:p>
              </table:table-cell>
              <table:table-cell office:value-type="float" office:value="0.43628917">
                <text:p>0.436289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8609756">
                <text:p>0.38609756</text:p>
              </table:table-cell>
              <table:table-cell office:value-type="float" office:value="0.41660826">
                <text:p>0.41660826</text:p>
              </table:table-cell>
              <table:table-cell office:value-type="float" office:value="0.43530384">
                <text:p>0.435303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8505942">
                <text:p>0.38505942</text:p>
              </table:table-cell>
              <table:table-cell office:value-type="float" office:value="0.41574535">
                <text:p>0.41574535</text:p>
              </table:table-cell>
              <table:table-cell office:value-type="float" office:value="0.43432185">
                <text:p>0.434321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84025">
                <text:p>0.384025</text:p>
              </table:table-cell>
              <table:table-cell office:value-type="float" office:value="0.41488491">
                <text:p>0.41488491</text:p>
              </table:table-cell>
              <table:table-cell office:value-type="float" office:value="0.43334317">
                <text:p>0.433343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8299429">
                <text:p>0.38299429</text:p>
              </table:table-cell>
              <table:table-cell office:value-type="float" office:value="0.41402692">
                <text:p>0.41402692</text:p>
              </table:table-cell>
              <table:table-cell office:value-type="float" office:value="0.4323678">
                <text:p>0.43236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8196727">
                <text:p>0.38196727</text:p>
              </table:table-cell>
              <table:table-cell office:value-type="float" office:value="0.41317137">
                <text:p>0.41317137</text:p>
              </table:table-cell>
              <table:table-cell office:value-type="float" office:value="0.43139571">
                <text:p>0.431395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8094394">
                <text:p>0.38094394</text:p>
              </table:table-cell>
              <table:table-cell office:value-type="float" office:value="0.41231823">
                <text:p>0.41231823</text:p>
              </table:table-cell>
              <table:table-cell office:value-type="float" office:value="0.4304269">
                <text:p>0.43042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7992428">
                <text:p>0.37992428</text:p>
              </table:table-cell>
              <table:table-cell office:value-type="float" office:value="0.41146749">
                <text:p>0.41146749</text:p>
              </table:table-cell>
              <table:table-cell office:value-type="float" office:value="0.42946134">
                <text:p>0.429461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7890829">
                <text:p>0.37890829</text:p>
              </table:table-cell>
              <table:table-cell office:value-type="float" office:value="0.41061914">
                <text:p>0.41061914</text:p>
              </table:table-cell>
              <table:table-cell office:value-type="float" office:value="0.42849902">
                <text:p>0.428499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7789594">
                <text:p>0.37789594</text:p>
              </table:table-cell>
              <table:table-cell office:value-type="float" office:value="0.40977316">
                <text:p>0.40977316</text:p>
              </table:table-cell>
              <table:table-cell office:value-type="float" office:value="0.42753993">
                <text:p>0.427539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7688723">
                <text:p>0.37688723</text:p>
              </table:table-cell>
              <table:table-cell office:value-type="float" office:value="0.40892953">
                <text:p>0.40892953</text:p>
              </table:table-cell>
              <table:table-cell office:value-type="float" office:value="0.42658405">
                <text:p>0.426584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7588214">
                <text:p>0.37588214</text:p>
              </table:table-cell>
              <table:table-cell office:value-type="float" office:value="0.40808824">
                <text:p>0.40808824</text:p>
              </table:table-cell>
              <table:table-cell office:value-type="float" office:value="0.42563137">
                <text:p>0.425631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7488066">
                <text:p>0.37488066</text:p>
              </table:table-cell>
              <table:table-cell office:value-type="float" office:value="0.40724927">
                <text:p>0.40724927</text:p>
              </table:table-cell>
              <table:table-cell office:value-type="float" office:value="0.42468187">
                <text:p>0.424681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7388278">
                <text:p>0.37388278</text:p>
              </table:table-cell>
              <table:table-cell office:value-type="float" office:value="0.4064126">
                <text:p>0.4064126</text:p>
              </table:table-cell>
              <table:table-cell office:value-type="float" office:value="0.42373553">
                <text:p>0.423735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7288849">
                <text:p>0.37288849</text:p>
              </table:table-cell>
              <table:table-cell office:value-type="float" office:value="0.40557822">
                <text:p>0.40557822</text:p>
              </table:table-cell>
              <table:table-cell office:value-type="float" office:value="0.42279235">
                <text:p>0.422792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7189777">
                <text:p>0.37189777</text:p>
              </table:table-cell>
              <table:table-cell office:value-type="float" office:value="0.40474611">
                <text:p>0.40474611</text:p>
              </table:table-cell>
              <table:table-cell office:value-type="float" office:value="0.4218523">
                <text:p>0.42185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7091061">
                <text:p>0.37091061</text:p>
              </table:table-cell>
              <table:table-cell office:value-type="float" office:value="0.40391626">
                <text:p>0.40391626</text:p>
              </table:table-cell>
              <table:table-cell office:value-type="float" office:value="0.42091538">
                <text:p>0.420915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6992701">
                <text:p>0.36992701</text:p>
              </table:table-cell>
              <table:table-cell office:value-type="float" office:value="0.40308866">
                <text:p>0.40308866</text:p>
              </table:table-cell>
              <table:table-cell office:value-type="float" office:value="0.41998157">
                <text:p>0.419981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6894694">
                <text:p>0.36894694</text:p>
              </table:table-cell>
              <table:table-cell office:value-type="float" office:value="0.40226328">
                <text:p>0.40226328</text:p>
              </table:table-cell>
              <table:table-cell office:value-type="float" office:value="0.41905085">
                <text:p>0.419050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679704">
                <text:p>0.3679704</text:p>
              </table:table-cell>
              <table:table-cell office:value-type="float" office:value="0.40144011">
                <text:p>0.40144011</text:p>
              </table:table-cell>
              <table:table-cell office:value-type="float" office:value="0.41812321">
                <text:p>0.418123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6699737">
                <text:p>0.36699737</text:p>
              </table:table-cell>
              <table:table-cell office:value-type="float" office:value="0.40061914">
                <text:p>0.40061914</text:p>
              </table:table-cell>
              <table:table-cell office:value-type="float" office:value="0.41719864">
                <text:p>0.417198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6602784">
                <text:p>0.36602784</text:p>
              </table:table-cell>
              <table:table-cell office:value-type="float" office:value="0.39980034">
                <text:p>0.39980034</text:p>
              </table:table-cell>
              <table:table-cell office:value-type="float" office:value="0.41627712">
                <text:p>0.416277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650618">
                <text:p>0.3650618</text:p>
              </table:table-cell>
              <table:table-cell office:value-type="float" office:value="0.39898372">
                <text:p>0.39898372</text:p>
              </table:table-cell>
              <table:table-cell office:value-type="float" office:value="0.41535864">
                <text:p>0.415358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6409923">
                <text:p>0.36409923</text:p>
              </table:table-cell>
              <table:table-cell office:value-type="float" office:value="0.39816924">
                <text:p>0.39816924</text:p>
              </table:table-cell>
              <table:table-cell office:value-type="float" office:value="0.41444318">
                <text:p>0.414443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6314013">
                <text:p>0.36314013</text:p>
              </table:table-cell>
              <table:table-cell office:value-type="float" office:value="0.39735691">
                <text:p>0.39735691</text:p>
              </table:table-cell>
              <table:table-cell office:value-type="float" office:value="0.41353074">
                <text:p>0.413530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6218448">
                <text:p>0.36218448</text:p>
              </table:table-cell>
              <table:table-cell office:value-type="float" office:value="0.39654669">
                <text:p>0.39654669</text:p>
              </table:table-cell>
              <table:table-cell office:value-type="float" office:value="0.41262129">
                <text:p>0.412621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6123227">
                <text:p>0.36123227</text:p>
              </table:table-cell>
              <table:table-cell office:value-type="float" office:value="0.39573858">
                <text:p>0.39573858</text:p>
              </table:table-cell>
              <table:table-cell office:value-type="float" office:value="0.41171482">
                <text:p>0.411714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6028348">
                <text:p>0.36028348</text:p>
              </table:table-cell>
              <table:table-cell office:value-type="float" office:value="0.39493256">
                <text:p>0.39493256</text:p>
              </table:table-cell>
              <table:table-cell office:value-type="float" office:value="0.41081132">
                <text:p>0.410811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5933811">
                <text:p>0.35933811</text:p>
              </table:table-cell>
              <table:table-cell office:value-type="float" office:value="0.39412862">
                <text:p>0.39412862</text:p>
              </table:table-cell>
              <table:table-cell office:value-type="float" office:value="0.40991078">
                <text:p>0.409910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5839614">
                <text:p>0.35839614</text:p>
              </table:table-cell>
              <table:table-cell office:value-type="float" office:value="0.39332674">
                <text:p>0.39332674</text:p>
              </table:table-cell>
              <table:table-cell office:value-type="float" office:value="0.40901318">
                <text:p>0.409013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5745756">
                <text:p>0.35745756</text:p>
              </table:table-cell>
              <table:table-cell office:value-type="float" office:value="0.39252691">
                <text:p>0.39252691</text:p>
              </table:table-cell>
              <table:table-cell office:value-type="float" office:value="0.40811852">
                <text:p>0.408118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5652235">
                <text:p>0.35652235</text:p>
              </table:table-cell>
              <table:table-cell office:value-type="float" office:value="0.39172912">
                <text:p>0.39172912</text:p>
              </table:table-cell>
              <table:table-cell office:value-type="float" office:value="0.40722676">
                <text:p>0.407226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5559051">
                <text:p>0.35559051</text:p>
              </table:table-cell>
              <table:table-cell office:value-type="float" office:value="0.39093335">
                <text:p>0.39093335</text:p>
              </table:table-cell>
              <table:table-cell office:value-type="float" office:value="0.40633791">
                <text:p>0.406337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5466203">
                <text:p>0.35466203</text:p>
              </table:table-cell>
              <table:table-cell office:value-type="float" office:value="0.39013958">
                <text:p>0.39013958</text:p>
              </table:table-cell>
              <table:table-cell office:value-type="float" office:value="0.40545195">
                <text:p>0.405451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5373688">
                <text:p>0.35373688</text:p>
              </table:table-cell>
              <table:table-cell office:value-type="float" office:value="0.38934781">
                <text:p>0.38934781</text:p>
              </table:table-cell>
              <table:table-cell office:value-type="float" office:value="0.40456887">
                <text:p>0.404568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5281506">
                <text:p>0.35281506</text:p>
              </table:table-cell>
              <table:table-cell office:value-type="float" office:value="0.38855801">
                <text:p>0.38855801</text:p>
              </table:table-cell>
              <table:table-cell office:value-type="float" office:value="0.40368865">
                <text:p>0.403688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5189656">
                <text:p>0.35189656</text:p>
              </table:table-cell>
              <table:table-cell office:value-type="float" office:value="0.38777018">
                <text:p>0.38777018</text:p>
              </table:table-cell>
              <table:table-cell office:value-type="float" office:value="0.40281129">
                <text:p>0.402811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5098136">
                <text:p>0.35098136</text:p>
              </table:table-cell>
              <table:table-cell office:value-type="float" office:value="0.38698431">
                <text:p>0.38698431</text:p>
              </table:table-cell>
              <table:table-cell office:value-type="float" office:value="0.40193676">
                <text:p>0.401936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5006945">
                <text:p>0.35006945</text:p>
              </table:table-cell>
              <table:table-cell office:value-type="float" office:value="0.38620037">
                <text:p>0.38620037</text:p>
              </table:table-cell>
              <table:table-cell office:value-type="float" office:value="0.40106505">
                <text:p>0.401065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4916082">
                <text:p>0.34916082</text:p>
              </table:table-cell>
              <table:table-cell office:value-type="float" office:value="0.38541835">
                <text:p>0.38541835</text:p>
              </table:table-cell>
              <table:table-cell office:value-type="float" office:value="0.40019616">
                <text:p>0.400196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4825545">
                <text:p>0.34825545</text:p>
              </table:table-cell>
              <table:table-cell office:value-type="float" office:value="0.38463825">
                <text:p>0.38463825</text:p>
              </table:table-cell>
              <table:table-cell office:value-type="float" office:value="0.39933007">
                <text:p>0.399330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4735334">
                <text:p>0.34735334</text:p>
              </table:table-cell>
              <table:table-cell office:value-type="float" office:value="0.38386004">
                <text:p>0.38386004</text:p>
              </table:table-cell>
              <table:table-cell office:value-type="float" office:value="0.39846677">
                <text:p>0.398466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4645447">
                <text:p>0.34645447</text:p>
              </table:table-cell>
              <table:table-cell office:value-type="float" office:value="0.38308373">
                <text:p>0.38308373</text:p>
              </table:table-cell>
              <table:table-cell office:value-type="float" office:value="0.39760624">
                <text:p>0.397606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4555884">
                <text:p>0.34555884</text:p>
              </table:table-cell>
              <table:table-cell office:value-type="float" office:value="0.38230928">
                <text:p>0.38230928</text:p>
              </table:table-cell>
              <table:table-cell office:value-type="float" office:value="0.39674848">
                <text:p>0.396748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4466642">
                <text:p>0.34466642</text:p>
              </table:table-cell>
              <table:table-cell office:value-type="float" office:value="0.38153669">
                <text:p>0.38153669</text:p>
              </table:table-cell>
              <table:table-cell office:value-type="float" office:value="0.39589347">
                <text:p>0.395893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437772">
                <text:p>0.3437772</text:p>
              </table:table-cell>
              <table:table-cell office:value-type="float" office:value="0.38076595">
                <text:p>0.38076595</text:p>
              </table:table-cell>
              <table:table-cell office:value-type="float" office:value="0.39504119">
                <text:p>0.395041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4289118">
                <text:p>0.34289118</text:p>
              </table:table-cell>
              <table:table-cell office:value-type="float" office:value="0.37999704">
                <text:p>0.37999704</text:p>
              </table:table-cell>
              <table:table-cell office:value-type="float" office:value="0.39419165">
                <text:p>0.394191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4200835">
                <text:p>0.34200835</text:p>
              </table:table-cell>
              <table:table-cell office:value-type="float" office:value="0.37922995">
                <text:p>0.37922995</text:p>
              </table:table-cell>
              <table:table-cell office:value-type="float" office:value="0.39334481">
                <text:p>0.393344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4112868">
                <text:p>0.34112868</text:p>
              </table:table-cell>
              <table:table-cell office:value-type="float" office:value="0.37846467">
                <text:p>0.37846467</text:p>
              </table:table-cell>
              <table:table-cell office:value-type="float" office:value="0.39250068">
                <text:p>0.392500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4025217">
                <text:p>0.34025217</text:p>
              </table:table-cell>
              <table:table-cell office:value-type="float" office:value="0.37770119">
                <text:p>0.37770119</text:p>
              </table:table-cell>
              <table:table-cell office:value-type="float" office:value="0.39165924">
                <text:p>0.391659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393788">
                <text:p>0.3393788</text:p>
              </table:table-cell>
              <table:table-cell office:value-type="float" office:value="0.37693949">
                <text:p>0.37693949</text:p>
              </table:table-cell>
              <table:table-cell office:value-type="float" office:value="0.39082048">
                <text:p>0.390820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3850857">
                <text:p>0.33850857</text:p>
              </table:table-cell>
              <table:table-cell office:value-type="float" office:value="0.37617957">
                <text:p>0.37617957</text:p>
              </table:table-cell>
              <table:table-cell office:value-type="float" office:value="0.38998439">
                <text:p>0.389984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3764146">
                <text:p>0.33764146</text:p>
              </table:table-cell>
              <table:table-cell office:value-type="float" office:value="0.3754214">
                <text:p>0.3754214</text:p>
              </table:table-cell>
              <table:table-cell office:value-type="float" office:value="0.38915095">
                <text:p>0.389150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3677745">
                <text:p>0.33677745</text:p>
              </table:table-cell>
              <table:table-cell office:value-type="float" office:value="0.37466498">
                <text:p>0.37466498</text:p>
              </table:table-cell>
              <table:table-cell office:value-type="float" office:value="0.38832016">
                <text:p>0.388320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3591655">
                <text:p>0.33591655</text:p>
              </table:table-cell>
              <table:table-cell office:value-type="float" office:value="0.37391029">
                <text:p>0.37391029</text:p>
              </table:table-cell>
              <table:table-cell office:value-type="float" office:value="0.38749199">
                <text:p>0.387491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3505873">
                <text:p>0.33505873</text:p>
              </table:table-cell>
              <table:table-cell office:value-type="float" office:value="0.37315733">
                <text:p>0.37315733</text:p>
              </table:table-cell>
              <table:table-cell office:value-type="float" office:value="0.38666645">
                <text:p>0.386666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3420399">
                <text:p>0.33420399</text:p>
              </table:table-cell>
              <table:table-cell office:value-type="float" office:value="0.37240608">
                <text:p>0.37240608</text:p>
              </table:table-cell>
              <table:table-cell office:value-type="float" office:value="0.38584352">
                <text:p>0.385843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3335231">
                <text:p>0.33335231</text:p>
              </table:table-cell>
              <table:table-cell office:value-type="float" office:value="0.37165654">
                <text:p>0.37165654</text:p>
              </table:table-cell>
              <table:table-cell office:value-type="float" office:value="0.38502319">
                <text:p>0.385023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3250368">
                <text:p>0.33250368</text:p>
              </table:table-cell>
              <table:table-cell office:value-type="float" office:value="0.37090868">
                <text:p>0.37090868</text:p>
              </table:table-cell>
              <table:table-cell office:value-type="float" office:value="0.38420544">
                <text:p>0.384205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3165808">
                <text:p>0.33165808</text:p>
              </table:table-cell>
              <table:table-cell office:value-type="float" office:value="0.3701625">
                <text:p>0.3701625</text:p>
              </table:table-cell>
              <table:table-cell office:value-type="float" office:value="0.38339027">
                <text:p>0.383390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3081552">
                <text:p>0.33081552</text:p>
              </table:table-cell>
              <table:table-cell office:value-type="float" office:value="0.36941798">
                <text:p>0.36941798</text:p>
              </table:table-cell>
              <table:table-cell office:value-type="float" office:value="0.38257766">
                <text:p>0.382577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2997597">
                <text:p>0.32997597</text:p>
              </table:table-cell>
              <table:table-cell office:value-type="float" office:value="0.36867512">
                <text:p>0.36867512</text:p>
              </table:table-cell>
              <table:table-cell office:value-type="float" office:value="0.3817676">
                <text:p>0.38176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2913942">
                <text:p>0.32913942</text:p>
              </table:table-cell>
              <table:table-cell office:value-type="float" office:value="0.36793391">
                <text:p>0.36793391</text:p>
              </table:table-cell>
              <table:table-cell office:value-type="float" office:value="0.38096009">
                <text:p>0.380960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2830587">
                <text:p>0.32830587</text:p>
              </table:table-cell>
              <table:table-cell office:value-type="float" office:value="0.36719432">
                <text:p>0.36719432</text:p>
              </table:table-cell>
              <table:table-cell office:value-type="float" office:value="0.38015511">
                <text:p>0.380155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2747529">
                <text:p>0.32747529</text:p>
              </table:table-cell>
              <table:table-cell office:value-type="float" office:value="0.36645636">
                <text:p>0.36645636</text:p>
              </table:table-cell>
              <table:table-cell office:value-type="float" office:value="0.37935265">
                <text:p>0.379352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2664768">
                <text:p>0.32664768</text:p>
              </table:table-cell>
              <table:table-cell office:value-type="float" office:value="0.36572002">
                <text:p>0.36572002</text:p>
              </table:table-cell>
              <table:table-cell office:value-type="float" office:value="0.3785527">
                <text:p>0.37855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2582303">
                <text:p>0.32582303</text:p>
              </table:table-cell>
              <table:table-cell office:value-type="float" office:value="0.36498527">
                <text:p>0.36498527</text:p>
              </table:table-cell>
              <table:table-cell office:value-type="float" office:value="0.37775524">
                <text:p>0.377755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2500133">
                <text:p>0.32500133</text:p>
              </table:table-cell>
              <table:table-cell office:value-type="float" office:value="0.36425212">
                <text:p>0.36425212</text:p>
              </table:table-cell>
              <table:table-cell office:value-type="float" office:value="0.37696028">
                <text:p>0.376960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2418256">
                <text:p>0.32418256</text:p>
              </table:table-cell>
              <table:table-cell office:value-type="float" office:value="0.36352054">
                <text:p>0.36352054</text:p>
              </table:table-cell>
              <table:table-cell office:value-type="float" office:value="0.37616779">
                <text:p>0.376167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2336671">
                <text:p>0.32336671</text:p>
              </table:table-cell>
              <table:table-cell office:value-type="float" office:value="0.36279054">
                <text:p>0.36279054</text:p>
              </table:table-cell>
              <table:table-cell office:value-type="float" office:value="0.37537777">
                <text:p>0.375377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2255378">
                <text:p>0.32255378</text:p>
              </table:table-cell>
              <table:table-cell office:value-type="float" office:value="0.36206209">
                <text:p>0.36206209</text:p>
              </table:table-cell>
              <table:table-cell office:value-type="float" office:value="0.37459021">
                <text:p>0.3745902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2174374">
                <text:p>0.32174374</text:p>
              </table:table-cell>
              <table:table-cell office:value-type="float" office:value="0.3613352">
                <text:p>0.3613352</text:p>
              </table:table-cell>
              <table:table-cell office:value-type="float" office:value="0.37380509">
                <text:p>0.373805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2093659">
                <text:p>0.32093659</text:p>
              </table:table-cell>
              <table:table-cell office:value-type="float" office:value="0.36060985">
                <text:p>0.36060985</text:p>
              </table:table-cell>
              <table:table-cell office:value-type="float" office:value="0.37302241">
                <text:p>0.373022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2013232">
                <text:p>0.32013232</text:p>
              </table:table-cell>
              <table:table-cell office:value-type="float" office:value="0.35988603">
                <text:p>0.35988603</text:p>
              </table:table-cell>
              <table:table-cell office:value-type="float" office:value="0.37224215">
                <text:p>0.372242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1933092">
                <text:p>0.31933092</text:p>
              </table:table-cell>
              <table:table-cell office:value-type="float" office:value="0.35916373">
                <text:p>0.35916373</text:p>
              </table:table-cell>
              <table:table-cell office:value-type="float" office:value="0.37146431">
                <text:p>0.371464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1853237">
                <text:p>0.31853237</text:p>
              </table:table-cell>
              <table:table-cell office:value-type="float" office:value="0.35844294">
                <text:p>0.35844294</text:p>
              </table:table-cell>
              <table:table-cell office:value-type="float" office:value="0.37068887">
                <text:p>0.370688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1773666">
                <text:p>0.31773666</text:p>
              </table:table-cell>
              <table:table-cell office:value-type="float" office:value="0.35772365">
                <text:p>0.35772365</text:p>
              </table:table-cell>
              <table:table-cell office:value-type="float" office:value="0.36991583">
                <text:p>0.3699158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1694378">
                <text:p>0.31694378</text:p>
              </table:table-cell>
              <table:table-cell office:value-type="float" office:value="0.35700586">
                <text:p>0.35700586</text:p>
              </table:table-cell>
              <table:table-cell office:value-type="float" office:value="0.36914517">
                <text:p>0.369145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1615373">
                <text:p>0.31615373</text:p>
              </table:table-cell>
              <table:table-cell office:value-type="float" office:value="0.35628955">
                <text:p>0.35628955</text:p>
              </table:table-cell>
              <table:table-cell office:value-type="float" office:value="0.36837688">
                <text:p>0.368376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31536648">
                <text:p>0.31536648</text:p>
              </table:table-cell>
              <table:table-cell office:value-type="float" office:value="0.35557471">
                <text:p>0.35557471</text:p>
              </table:table-cell>
              <table:table-cell office:value-type="float" office:value="0.36761096">
                <text:p>0.367610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1458204">
                <text:p>0.31458204</text:p>
              </table:table-cell>
              <table:table-cell office:value-type="float" office:value="0.35486134">
                <text:p>0.35486134</text:p>
              </table:table-cell>
              <table:table-cell office:value-type="float" office:value="0.3668474">
                <text:p>0.36684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1380038">
                <text:p>0.31380038</text:p>
              </table:table-cell>
              <table:table-cell office:value-type="float" office:value="0.35414943">
                <text:p>0.35414943</text:p>
              </table:table-cell>
              <table:table-cell office:value-type="float" office:value="0.36608618">
                <text:p>0.366086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130215">
                <text:p>0.3130215</text:p>
              </table:table-cell>
              <table:table-cell office:value-type="float" office:value="0.35343897">
                <text:p>0.35343897</text:p>
              </table:table-cell>
              <table:table-cell office:value-type="float" office:value="0.3653273">
                <text:p>0.365327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31224539">
                <text:p>0.31224539</text:p>
              </table:table-cell>
              <table:table-cell office:value-type="float" office:value="0.35272995">
                <text:p>0.35272995</text:p>
              </table:table-cell>
              <table:table-cell office:value-type="float" office:value="0.36457074">
                <text:p>0.3645707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1147202">
                <text:p>0.31147202</text:p>
              </table:table-cell>
              <table:table-cell office:value-type="float" office:value="0.35202236">
                <text:p>0.35202236</text:p>
              </table:table-cell>
              <table:table-cell office:value-type="float" office:value="0.36381649">
                <text:p>0.363816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1070141">
                <text:p>0.31070141</text:p>
              </table:table-cell>
              <table:table-cell office:value-type="float" office:value="0.35131619">
                <text:p>0.35131619</text:p>
              </table:table-cell>
              <table:table-cell office:value-type="float" office:value="0.36306455">
                <text:p>0.363064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30993353">
                <text:p>0.30993353</text:p>
              </table:table-cell>
              <table:table-cell office:value-type="float" office:value="0.35061144">
                <text:p>0.35061144</text:p>
              </table:table-cell>
              <table:table-cell office:value-type="float" office:value="0.36231491">
                <text:p>0.362314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30916836">
                <text:p>0.30916836</text:p>
              </table:table-cell>
              <table:table-cell office:value-type="float" office:value="0.3499081">
                <text:p>0.3499081</text:p>
              </table:table-cell>
              <table:table-cell office:value-type="float" office:value="0.36156756">
                <text:p>0.361567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0840591">
                <text:p>0.30840591</text:p>
              </table:table-cell>
              <table:table-cell office:value-type="float" office:value="0.34920616">
                <text:p>0.34920616</text:p>
              </table:table-cell>
              <table:table-cell office:value-type="float" office:value="0.36082248">
                <text:p>0.360822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0764617">
                <text:p>0.30764617</text:p>
              </table:table-cell>
              <table:table-cell office:value-type="float" office:value="0.34850561">
                <text:p>0.34850561</text:p>
              </table:table-cell>
              <table:table-cell office:value-type="float" office:value="0.36007967">
                <text:p>0.360079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0688911">
                <text:p>0.30688911</text:p>
              </table:table-cell>
              <table:table-cell office:value-type="float" office:value="0.34780645">
                <text:p>0.34780645</text:p>
              </table:table-cell>
              <table:table-cell office:value-type="float" office:value="0.35933912">
                <text:p>0.359339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0613473">
                <text:p>0.30613473</text:p>
              </table:table-cell>
              <table:table-cell office:value-type="float" office:value="0.34710867">
                <text:p>0.34710867</text:p>
              </table:table-cell>
              <table:table-cell office:value-type="float" office:value="0.35860082">
                <text:p>0.358600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0538302">
                <text:p>0.30538302</text:p>
              </table:table-cell>
              <table:table-cell office:value-type="float" office:value="0.34641225">
                <text:p>0.34641225</text:p>
              </table:table-cell>
              <table:table-cell office:value-type="float" office:value="0.35786476">
                <text:p>0.357864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0463396">
                <text:p>0.30463396</text:p>
              </table:table-cell>
              <table:table-cell office:value-type="float" office:value="0.3457172">
                <text:p>0.3457172</text:p>
              </table:table-cell>
              <table:table-cell office:value-type="float" office:value="0.35713094">
                <text:p>0.357130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0388756">
                <text:p>0.30388756</text:p>
              </table:table-cell>
              <table:table-cell office:value-type="float" office:value="0.34502351">
                <text:p>0.34502351</text:p>
              </table:table-cell>
              <table:table-cell office:value-type="float" office:value="0.35639933">
                <text:p>0.356399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0314379">
                <text:p>0.30314379</text:p>
              </table:table-cell>
              <table:table-cell office:value-type="float" office:value="0.34433117">
                <text:p>0.34433117</text:p>
              </table:table-cell>
              <table:table-cell office:value-type="float" office:value="0.35566993">
                <text:p>0.355669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0240265">
                <text:p>0.30240265</text:p>
              </table:table-cell>
              <table:table-cell office:value-type="float" office:value="0.34364017">
                <text:p>0.34364017</text:p>
              </table:table-cell>
              <table:table-cell office:value-type="float" office:value="0.35494274">
                <text:p>0.354942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0166412">
                <text:p>0.30166412</text:p>
              </table:table-cell>
              <table:table-cell office:value-type="float" office:value="0.34295051">
                <text:p>0.34295051</text:p>
              </table:table-cell>
              <table:table-cell office:value-type="float" office:value="0.35421775">
                <text:p>0.354217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009282">
                <text:p>0.3009282</text:p>
              </table:table-cell>
              <table:table-cell office:value-type="float" office:value="0.34226217">
                <text:p>0.34226217</text:p>
              </table:table-cell>
              <table:table-cell office:value-type="float" office:value="0.35349494">
                <text:p>0.353494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0019488">
                <text:p>0.30019488</text:p>
              </table:table-cell>
              <table:table-cell office:value-type="float" office:value="0.34157517">
                <text:p>0.34157517</text:p>
              </table:table-cell>
              <table:table-cell office:value-type="float" office:value="0.35277431">
                <text:p>0.352774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9946414">
                <text:p>0.29946414</text:p>
              </table:table-cell>
              <table:table-cell office:value-type="float" office:value="0.34088948">
                <text:p>0.34088948</text:p>
              </table:table-cell>
              <table:table-cell office:value-type="float" office:value="0.35205585">
                <text:p>0.352055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9873598">
                <text:p>0.29873598</text:p>
              </table:table-cell>
              <table:table-cell office:value-type="float" office:value="0.34020511">
                <text:p>0.34020511</text:p>
              </table:table-cell>
              <table:table-cell office:value-type="float" office:value="0.35133954">
                <text:p>0.3513395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9801037">
                <text:p>0.29801037</text:p>
              </table:table-cell>
              <table:table-cell office:value-type="float" office:value="0.33952204">
                <text:p>0.33952204</text:p>
              </table:table-cell>
              <table:table-cell office:value-type="float" office:value="0.35062539">
                <text:p>0.350625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9728733">
                <text:p>0.29728733</text:p>
              </table:table-cell>
              <table:table-cell office:value-type="float" office:value="0.33884027">
                <text:p>0.33884027</text:p>
              </table:table-cell>
              <table:table-cell office:value-type="float" office:value="0.34991338">
                <text:p>0.349913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9656683">
                <text:p>0.29656683</text:p>
              </table:table-cell>
              <table:table-cell office:value-type="float" office:value="0.3381598">
                <text:p>0.3381598</text:p>
              </table:table-cell>
              <table:table-cell office:value-type="float" office:value="0.3492035">
                <text:p>0.34920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9584886">
                <text:p>0.29584886</text:p>
              </table:table-cell>
              <table:table-cell office:value-type="float" office:value="0.33748063">
                <text:p>0.33748063</text:p>
              </table:table-cell>
              <table:table-cell office:value-type="float" office:value="0.34849575">
                <text:p>0.348495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9513341">
                <text:p>0.29513341</text:p>
              </table:table-cell>
              <table:table-cell office:value-type="float" office:value="0.33680273">
                <text:p>0.33680273</text:p>
              </table:table-cell>
              <table:table-cell office:value-type="float" office:value="0.34779011">
                <text:p>0.347790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9442048">
                <text:p>0.29442048</text:p>
              </table:table-cell>
              <table:table-cell office:value-type="float" office:value="0.33612612">
                <text:p>0.33612612</text:p>
              </table:table-cell>
              <table:table-cell office:value-type="float" office:value="0.34708659">
                <text:p>0.347086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9371005">
                <text:p>0.29371005</text:p>
              </table:table-cell>
              <table:table-cell office:value-type="float" office:value="0.33545079">
                <text:p>0.33545079</text:p>
              </table:table-cell>
              <table:table-cell office:value-type="float" office:value="0.34638516">
                <text:p>0.346385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9300212">
                <text:p>0.29300212</text:p>
              </table:table-cell>
              <table:table-cell office:value-type="float" office:value="0.33477673">
                <text:p>0.33477673</text:p>
              </table:table-cell>
              <table:table-cell office:value-type="float" office:value="0.34568582">
                <text:p>0.345685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9229667">
                <text:p>0.29229667</text:p>
              </table:table-cell>
              <table:table-cell office:value-type="float" office:value="0.33410393">
                <text:p>0.33410393</text:p>
              </table:table-cell>
              <table:table-cell office:value-type="float" office:value="0.34498857">
                <text:p>0.3449885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9159369">
                <text:p>0.29159369</text:p>
              </table:table-cell>
              <table:table-cell office:value-type="float" office:value="0.3334324">
                <text:p>0.3334324</text:p>
              </table:table-cell>
              <table:table-cell office:value-type="float" office:value="0.34429339">
                <text:p>0.344293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9089318">
                <text:p>0.29089318</text:p>
              </table:table-cell>
              <table:table-cell office:value-type="float" office:value="0.33276213">
                <text:p>0.33276213</text:p>
              </table:table-cell>
              <table:table-cell office:value-type="float" office:value="0.34360028">
                <text:p>0.343600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9019512">
                <text:p>0.29019512</text:p>
              </table:table-cell>
              <table:table-cell office:value-type="float" office:value="0.33209311">
                <text:p>0.33209311</text:p>
              </table:table-cell>
              <table:table-cell office:value-type="float" office:value="0.34290923">
                <text:p>0.342909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949951">
                <text:p>0.28949951</text:p>
              </table:table-cell>
              <table:table-cell office:value-type="float" office:value="0.33142534">
                <text:p>0.33142534</text:p>
              </table:table-cell>
              <table:table-cell office:value-type="float" office:value="0.34222022">
                <text:p>0.342220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8880633">
                <text:p>0.28880633</text:p>
              </table:table-cell>
              <table:table-cell office:value-type="float" office:value="0.33075883">
                <text:p>0.33075883</text:p>
              </table:table-cell>
              <table:table-cell office:value-type="float" office:value="0.34153326">
                <text:p>0.341533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8811557">
                <text:p>0.28811557</text:p>
              </table:table-cell>
              <table:table-cell office:value-type="float" office:value="0.33009355">
                <text:p>0.33009355</text:p>
              </table:table-cell>
              <table:table-cell office:value-type="float" office:value="0.34084834">
                <text:p>0.340848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8742723">
                <text:p>0.28742723</text:p>
              </table:table-cell>
              <table:table-cell office:value-type="float" office:value="0.32942952">
                <text:p>0.32942952</text:p>
              </table:table-cell>
              <table:table-cell office:value-type="float" office:value="0.34016543">
                <text:p>0.340165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8674129">
                <text:p>0.28674129</text:p>
              </table:table-cell>
              <table:table-cell office:value-type="float" office:value="0.32876672">
                <text:p>0.32876672</text:p>
              </table:table-cell>
              <table:table-cell office:value-type="float" office:value="0.33948455">
                <text:p>0.339484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8605775">
                <text:p>0.28605775</text:p>
              </table:table-cell>
              <table:table-cell office:value-type="float" office:value="0.32810516">
                <text:p>0.32810516</text:p>
              </table:table-cell>
              <table:table-cell office:value-type="float" office:value="0.33880568">
                <text:p>0.3388056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853766">
                <text:p>0.2853766</text:p>
              </table:table-cell>
              <table:table-cell office:value-type="float" office:value="0.32744483">
                <text:p>0.32744483</text:p>
              </table:table-cell>
              <table:table-cell office:value-type="float" office:value="0.33812881">
                <text:p>0.3381288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8469783">
                <text:p>0.28469783</text:p>
              </table:table-cell>
              <table:table-cell office:value-type="float" office:value="0.32678573">
                <text:p>0.32678573</text:p>
              </table:table-cell>
              <table:table-cell office:value-type="float" office:value="0.33745393">
                <text:p>0.337453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8402142">
                <text:p>0.28402142</text:p>
              </table:table-cell>
              <table:table-cell office:value-type="float" office:value="0.32612786">
                <text:p>0.32612786</text:p>
              </table:table-cell>
              <table:table-cell office:value-type="float" office:value="0.33678104">
                <text:p>0.336781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8334736">
                <text:p>0.28334736</text:p>
              </table:table-cell>
              <table:table-cell office:value-type="float" office:value="0.32547121">
                <text:p>0.32547121</text:p>
              </table:table-cell>
              <table:table-cell office:value-type="float" office:value="0.33611013">
                <text:p>0.336110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8267566">
                <text:p>0.28267566</text:p>
              </table:table-cell>
              <table:table-cell office:value-type="float" office:value="0.32481578">
                <text:p>0.32481578</text:p>
              </table:table-cell>
              <table:table-cell office:value-type="float" office:value="0.33544119">
                <text:p>0.335441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8200629">
                <text:p>0.28200629</text:p>
              </table:table-cell>
              <table:table-cell office:value-type="float" office:value="0.32416158">
                <text:p>0.32416158</text:p>
              </table:table-cell>
              <table:table-cell office:value-type="float" office:value="0.33477422">
                <text:p>0.334774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8133926">
                <text:p>0.28133926</text:p>
              </table:table-cell>
              <table:table-cell office:value-type="float" office:value="0.32350859">
                <text:p>0.32350859</text:p>
              </table:table-cell>
              <table:table-cell office:value-type="float" office:value="0.3341092">
                <text:p>0.33410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8067454">
                <text:p>0.28067454</text:p>
              </table:table-cell>
              <table:table-cell office:value-type="float" office:value="0.32285682">
                <text:p>0.32285682</text:p>
              </table:table-cell>
              <table:table-cell office:value-type="float" office:value="0.33344613">
                <text:p>0.333446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8001214">
                <text:p>0.28001214</text:p>
              </table:table-cell>
              <table:table-cell office:value-type="float" office:value="0.32220626">
                <text:p>0.32220626</text:p>
              </table:table-cell>
              <table:table-cell office:value-type="float" office:value="0.332785">
                <text:p>0.3327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7935204">
                <text:p>0.27935204</text:p>
              </table:table-cell>
              <table:table-cell office:value-type="float" office:value="0.32155691">
                <text:p>0.32155691</text:p>
              </table:table-cell>
              <table:table-cell office:value-type="float" office:value="0.3321258">
                <text:p>0.33212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7869423">
                <text:p>0.27869423</text:p>
              </table:table-cell>
              <table:table-cell office:value-type="float" office:value="0.32090878">
                <text:p>0.32090878</text:p>
              </table:table-cell>
              <table:table-cell office:value-type="float" office:value="0.33146853">
                <text:p>0.331468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780387">
                <text:p>0.2780387</text:p>
              </table:table-cell>
              <table:table-cell office:value-type="float" office:value="0.32026186">
                <text:p>0.32026186</text:p>
              </table:table-cell>
              <table:table-cell office:value-type="float" office:value="0.33081318">
                <text:p>0.3308131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7738545">
                <text:p>0.27738545</text:p>
              </table:table-cell>
              <table:table-cell office:value-type="float" office:value="0.31961615">
                <text:p>0.31961615</text:p>
              </table:table-cell>
              <table:table-cell office:value-type="float" office:value="0.33015974">
                <text:p>0.330159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7673446">
                <text:p>0.27673446</text:p>
              </table:table-cell>
              <table:table-cell office:value-type="float" office:value="0.31897165">
                <text:p>0.31897165</text:p>
              </table:table-cell>
              <table:table-cell office:value-type="float" office:value="0.3295082">
                <text:p>0.329508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7608573">
                <text:p>0.27608573</text:p>
              </table:table-cell>
              <table:table-cell office:value-type="float" office:value="0.31832835">
                <text:p>0.31832835</text:p>
              </table:table-cell>
              <table:table-cell office:value-type="float" office:value="0.32885856">
                <text:p>0.328858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7543924">
                <text:p>0.27543924</text:p>
              </table:table-cell>
              <table:table-cell office:value-type="float" office:value="0.31768626">
                <text:p>0.31768626</text:p>
              </table:table-cell>
              <table:table-cell office:value-type="float" office:value="0.32821081">
                <text:p>0.3282108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7479499">
                <text:p>0.27479499</text:p>
              </table:table-cell>
              <table:table-cell office:value-type="float" office:value="0.31704539">
                <text:p>0.31704539</text:p>
              </table:table-cell>
              <table:table-cell office:value-type="float" office:value="0.32756494">
                <text:p>0.327564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7415297">
                <text:p>0.27415297</text:p>
              </table:table-cell>
              <table:table-cell office:value-type="float" office:value="0.31640571">
                <text:p>0.31640571</text:p>
              </table:table-cell>
              <table:table-cell office:value-type="float" office:value="0.32692095">
                <text:p>0.326920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7351318">
                <text:p>0.27351318</text:p>
              </table:table-cell>
              <table:table-cell office:value-type="float" office:value="0.31576725">
                <text:p>0.31576725</text:p>
              </table:table-cell>
              <table:table-cell office:value-type="float" office:value="0.32627882">
                <text:p>0.3262788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7287559">
                <text:p>0.27287559</text:p>
              </table:table-cell>
              <table:table-cell office:value-type="float" office:value="0.31512999">
                <text:p>0.31512999</text:p>
              </table:table-cell>
              <table:table-cell office:value-type="float" office:value="0.32563856">
                <text:p>0.325638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722402">
                <text:p>0.2722402</text:p>
              </table:table-cell>
              <table:table-cell office:value-type="float" office:value="0.31449393">
                <text:p>0.31449393</text:p>
              </table:table-cell>
              <table:table-cell office:value-type="float" office:value="0.32500014">
                <text:p>0.325000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7160701">
                <text:p>0.27160701</text:p>
              </table:table-cell>
              <table:table-cell office:value-type="float" office:value="0.31385909">
                <text:p>0.31385909</text:p>
              </table:table-cell>
              <table:table-cell office:value-type="float" office:value="0.32436358">
                <text:p>0.324363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7097601">
                <text:p>0.27097601</text:p>
              </table:table-cell>
              <table:table-cell office:value-type="float" office:value="0.31322545">
                <text:p>0.31322545</text:p>
              </table:table-cell>
              <table:table-cell office:value-type="float" office:value="0.32372885">
                <text:p>0.323728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7034717">
                <text:p>0.27034717</text:p>
              </table:table-cell>
              <table:table-cell office:value-type="float" office:value="0.31259302">
                <text:p>0.31259302</text:p>
              </table:table-cell>
              <table:table-cell office:value-type="float" office:value="0.32309596">
                <text:p>0.323095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6972051">
                <text:p>0.26972051</text:p>
              </table:table-cell>
              <table:table-cell office:value-type="float" office:value="0.3119618">
                <text:p>0.3119618</text:p>
              </table:table-cell>
              <table:table-cell office:value-type="float" office:value="0.32246489">
                <text:p>0.3224648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6909601">
                <text:p>0.26909601</text:p>
              </table:table-cell>
              <table:table-cell office:value-type="float" office:value="0.31133178">
                <text:p>0.31133178</text:p>
              </table:table-cell>
              <table:table-cell office:value-type="float" office:value="0.32183564">
                <text:p>0.321835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6847365">
                <text:p>0.26847365</text:p>
              </table:table-cell>
              <table:table-cell office:value-type="float" office:value="0.31070298">
                <text:p>0.31070298</text:p>
              </table:table-cell>
              <table:table-cell office:value-type="float" office:value="0.32120821">
                <text:p>0.321208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6785344">
                <text:p>0.26785344</text:p>
              </table:table-cell>
              <table:table-cell office:value-type="float" office:value="0.31007538">
                <text:p>0.31007538</text:p>
              </table:table-cell>
              <table:table-cell office:value-type="float" office:value="0.32058258">
                <text:p>0.320582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6723536">
                <text:p>0.26723536</text:p>
              </table:table-cell>
              <table:table-cell office:value-type="float" office:value="0.309449">
                <text:p>0.309449</text:p>
              </table:table-cell>
              <table:table-cell office:value-type="float" office:value="0.31995874">
                <text:p>0.319958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666194">
                <text:p>0.2666194</text:p>
              </table:table-cell>
              <table:table-cell office:value-type="float" office:value="0.30882383">
                <text:p>0.30882383</text:p>
              </table:table-cell>
              <table:table-cell office:value-type="float" office:value="0.3193367">
                <text:p>0.31933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6600556">
                <text:p>0.26600556</text:p>
              </table:table-cell>
              <table:table-cell office:value-type="float" office:value="0.30819988">
                <text:p>0.30819988</text:p>
              </table:table-cell>
              <table:table-cell office:value-type="float" office:value="0.31871645">
                <text:p>0.318716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6539383">
                <text:p>0.26539383</text:p>
              </table:table-cell>
              <table:table-cell office:value-type="float" office:value="0.30757714">
                <text:p>0.30757714</text:p>
              </table:table-cell>
              <table:table-cell office:value-type="float" office:value="0.31809797">
                <text:p>0.318097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6478419">
                <text:p>0.26478419</text:p>
              </table:table-cell>
              <table:table-cell office:value-type="float" office:value="0.30695562">
                <text:p>0.30695562</text:p>
              </table:table-cell>
              <table:table-cell office:value-type="float" office:value="0.31748126">
                <text:p>0.317481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6417665">
                <text:p>0.26417665</text:p>
              </table:table-cell>
              <table:table-cell office:value-type="float" office:value="0.30633531">
                <text:p>0.30633531</text:p>
              </table:table-cell>
              <table:table-cell office:value-type="float" office:value="0.31686632">
                <text:p>0.316866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6357119">
                <text:p>0.26357119</text:p>
              </table:table-cell>
              <table:table-cell office:value-type="float" office:value="0.30571623">
                <text:p>0.30571623</text:p>
              </table:table-cell>
              <table:table-cell office:value-type="float" office:value="0.31625314">
                <text:p>0.316253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629678">
                <text:p>0.2629678</text:p>
              </table:table-cell>
              <table:table-cell office:value-type="float" office:value="0.30509837">
                <text:p>0.30509837</text:p>
              </table:table-cell>
              <table:table-cell office:value-type="float" office:value="0.31564171">
                <text:p>0.315641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6236648">
                <text:p>0.26236648</text:p>
              </table:table-cell>
              <table:table-cell office:value-type="float" office:value="0.30448173">
                <text:p>0.30448173</text:p>
              </table:table-cell>
              <table:table-cell office:value-type="float" office:value="0.31503203">
                <text:p>0.315032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6176721">
                <text:p>0.26176721</text:p>
              </table:table-cell>
              <table:table-cell office:value-type="float" office:value="0.30386632">
                <text:p>0.30386632</text:p>
              </table:table-cell>
              <table:table-cell office:value-type="float" office:value="0.31442408">
                <text:p>0.314424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6117">
                <text:p>0.26117</text:p>
              </table:table-cell>
              <table:table-cell office:value-type="float" office:value="0.30325213">
                <text:p>0.30325213</text:p>
              </table:table-cell>
              <table:table-cell office:value-type="float" office:value="0.31381787">
                <text:p>0.313817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6057482">
                <text:p>0.26057482</text:p>
              </table:table-cell>
              <table:table-cell office:value-type="float" office:value="0.30263917">
                <text:p>0.30263917</text:p>
              </table:table-cell>
              <table:table-cell office:value-type="float" office:value="0.31321338">
                <text:p>0.313213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5998168">
                <text:p>0.25998168</text:p>
              </table:table-cell>
              <table:table-cell office:value-type="float" office:value="0.30202745">
                <text:p>0.30202745</text:p>
              </table:table-cell>
              <table:table-cell office:value-type="float" office:value="0.31261061">
                <text:p>0.312610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5939056">
                <text:p>0.25939056</text:p>
              </table:table-cell>
              <table:table-cell office:value-type="float" office:value="0.30141696">
                <text:p>0.30141696</text:p>
              </table:table-cell>
              <table:table-cell office:value-type="float" office:value="0.31200956">
                <text:p>0.312009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5880146">
                <text:p>0.25880146</text:p>
              </table:table-cell>
              <table:table-cell office:value-type="float" office:value="0.3008077">
                <text:p>0.3008077</text:p>
              </table:table-cell>
              <table:table-cell office:value-type="float" office:value="0.31141021">
                <text:p>0.3114102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5821437">
                <text:p>0.25821437</text:p>
              </table:table-cell>
              <table:table-cell office:value-type="float" office:value="0.30019968">
                <text:p>0.30019968</text:p>
              </table:table-cell>
              <table:table-cell office:value-type="float" office:value="0.31081257">
                <text:p>0.310812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5762928">
                <text:p>0.25762928</text:p>
              </table:table-cell>
              <table:table-cell office:value-type="float" office:value="0.29959291">
                <text:p>0.29959291</text:p>
              </table:table-cell>
              <table:table-cell office:value-type="float" office:value="0.31021662">
                <text:p>0.310216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5704618">
                <text:p>0.25704618</text:p>
              </table:table-cell>
              <table:table-cell office:value-type="float" office:value="0.29898737">
                <text:p>0.29898737</text:p>
              </table:table-cell>
              <table:table-cell office:value-type="float" office:value="0.30962236">
                <text:p>0.309622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5646507">
                <text:p>0.25646507</text:p>
              </table:table-cell>
              <table:table-cell office:value-type="float" office:value="0.29838308">
                <text:p>0.29838308</text:p>
              </table:table-cell>
              <table:table-cell office:value-type="float" office:value="0.30902978">
                <text:p>0.309029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5588593">
                <text:p>0.25588593</text:p>
              </table:table-cell>
              <table:table-cell office:value-type="float" office:value="0.29778004">
                <text:p>0.29778004</text:p>
              </table:table-cell>
              <table:table-cell office:value-type="float" office:value="0.30843887">
                <text:p>0.3084388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5530876">
                <text:p>0.25530876</text:p>
              </table:table-cell>
              <table:table-cell office:value-type="float" office:value="0.29717824">
                <text:p>0.29717824</text:p>
              </table:table-cell>
              <table:table-cell office:value-type="float" office:value="0.30784964">
                <text:p>0.307849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5473355">
                <text:p>0.25473355</text:p>
              </table:table-cell>
              <table:table-cell office:value-type="float" office:value="0.2965777">
                <text:p>0.2965777</text:p>
              </table:table-cell>
              <table:table-cell office:value-type="float" office:value="0.30726207">
                <text:p>0.307262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541603">
                <text:p>0.2541603</text:p>
              </table:table-cell>
              <table:table-cell office:value-type="float" office:value="0.29597842">
                <text:p>0.29597842</text:p>
              </table:table-cell>
              <table:table-cell office:value-type="float" office:value="0.30667615">
                <text:p>0.306676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5358899">
                <text:p>0.25358899</text:p>
              </table:table-cell>
              <table:table-cell office:value-type="float" office:value="0.29538039">
                <text:p>0.29538039</text:p>
              </table:table-cell>
              <table:table-cell office:value-type="float" office:value="0.30609189">
                <text:p>0.3060918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301961">
                <text:p>0.25301961</text:p>
              </table:table-cell>
              <table:table-cell office:value-type="float" office:value="0.29478362">
                <text:p>0.29478362</text:p>
              </table:table-cell>
              <table:table-cell office:value-type="float" office:value="0.30550928">
                <text:p>0.305509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5245217">
                <text:p>0.25245217</text:p>
              </table:table-cell>
              <table:table-cell office:value-type="float" office:value="0.29418812">
                <text:p>0.29418812</text:p>
              </table:table-cell>
              <table:table-cell office:value-type="float" office:value="0.3049283">
                <text:p>0.30492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5188665">
                <text:p>0.25188665</text:p>
              </table:table-cell>
              <table:table-cell office:value-type="float" office:value="0.29359388">
                <text:p>0.29359388</text:p>
              </table:table-cell>
              <table:table-cell office:value-type="float" office:value="0.30434896">
                <text:p>0.304348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5132305">
                <text:p>0.25132305</text:p>
              </table:table-cell>
              <table:table-cell office:value-type="float" office:value="0.29300091">
                <text:p>0.29300091</text:p>
              </table:table-cell>
              <table:table-cell office:value-type="float" office:value="0.30377125">
                <text:p>0.303771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5076135">
                <text:p>0.25076135</text:p>
              </table:table-cell>
              <table:table-cell office:value-type="float" office:value="0.29240921">
                <text:p>0.29240921</text:p>
              </table:table-cell>
              <table:table-cell office:value-type="float" office:value="0.30319516">
                <text:p>0.303195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5020155">
                <text:p>0.25020155</text:p>
              </table:table-cell>
              <table:table-cell office:value-type="float" office:value="0.29181878">
                <text:p>0.29181878</text:p>
              </table:table-cell>
              <table:table-cell office:value-type="float" office:value="0.30262068">
                <text:p>0.3026206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4964364">
                <text:p>0.24964364</text:p>
              </table:table-cell>
              <table:table-cell office:value-type="float" office:value="0.29122963">
                <text:p>0.29122963</text:p>
              </table:table-cell>
              <table:table-cell office:value-type="float" office:value="0.30204782">
                <text:p>0.302047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4908762">
                <text:p>0.24908762</text:p>
              </table:table-cell>
              <table:table-cell office:value-type="float" office:value="0.29064175">
                <text:p>0.29064175</text:p>
              </table:table-cell>
              <table:table-cell office:value-type="float" office:value="0.30147656">
                <text:p>0.3014765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4853347">
                <text:p>0.24853347</text:p>
              </table:table-cell>
              <table:table-cell office:value-type="float" office:value="0.29005516">
                <text:p>0.29005516</text:p>
              </table:table-cell>
              <table:table-cell office:value-type="float" office:value="0.30090689">
                <text:p>0.300906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4798119">
                <text:p>0.24798119</text:p>
              </table:table-cell>
              <table:table-cell office:value-type="float" office:value="0.28946985">
                <text:p>0.28946985</text:p>
              </table:table-cell>
              <table:table-cell office:value-type="float" office:value="0.30033883">
                <text:p>0.300338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4743078">
                <text:p>0.24743078</text:p>
              </table:table-cell>
              <table:table-cell office:value-type="float" office:value="0.28888583">
                <text:p>0.28888583</text:p>
              </table:table-cell>
              <table:table-cell office:value-type="float" office:value="0.29977234">
                <text:p>0.299772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4688221">
                <text:p>0.24688221</text:p>
              </table:table-cell>
              <table:table-cell office:value-type="float" office:value="0.2883031">
                <text:p>0.2883031</text:p>
              </table:table-cell>
              <table:table-cell office:value-type="float" office:value="0.29920744">
                <text:p>0.2992074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463355">
                <text:p>0.2463355</text:p>
              </table:table-cell>
              <table:table-cell office:value-type="float" office:value="0.28772166">
                <text:p>0.28772166</text:p>
              </table:table-cell>
              <table:table-cell office:value-type="float" office:value="0.29864412">
                <text:p>0.298644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4579063">
                <text:p>0.24579063</text:p>
              </table:table-cell>
              <table:table-cell office:value-type="float" office:value="0.28714151">
                <text:p>0.28714151</text:p>
              </table:table-cell>
              <table:table-cell office:value-type="float" office:value="0.29808237">
                <text:p>0.2980823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4524758">
                <text:p>0.24524758</text:p>
              </table:table-cell>
              <table:table-cell office:value-type="float" office:value="0.28656266">
                <text:p>0.28656266</text:p>
              </table:table-cell>
              <table:table-cell office:value-type="float" office:value="0.29752218">
                <text:p>0.297522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4470637">
                <text:p>0.24470637</text:p>
              </table:table-cell>
              <table:table-cell office:value-type="float" office:value="0.28598511">
                <text:p>0.28598511</text:p>
              </table:table-cell>
              <table:table-cell office:value-type="float" office:value="0.29696355">
                <text:p>0.296963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4416697">
                <text:p>0.24416697</text:p>
              </table:table-cell>
              <table:table-cell office:value-type="float" office:value="0.28540886">
                <text:p>0.28540886</text:p>
              </table:table-cell>
              <table:table-cell office:value-type="float" office:value="0.29640647">
                <text:p>0.2964064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4362938">
                <text:p>0.24362938</text:p>
              </table:table-cell>
              <table:table-cell office:value-type="float" office:value="0.28483392">
                <text:p>0.28483392</text:p>
              </table:table-cell>
              <table:table-cell office:value-type="float" office:value="0.29585094">
                <text:p>0.2958509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4309359">
                <text:p>0.24309359</text:p>
              </table:table-cell>
              <table:table-cell office:value-type="float" office:value="0.28426028">
                <text:p>0.28426028</text:p>
              </table:table-cell>
              <table:table-cell office:value-type="float" office:value="0.29529695">
                <text:p>0.2952969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425596">
                <text:p>0.2425596</text:p>
              </table:table-cell>
              <table:table-cell office:value-type="float" office:value="0.28368795">
                <text:p>0.28368795</text:p>
              </table:table-cell>
              <table:table-cell office:value-type="float" office:value="0.2947445">
                <text:p>0.29474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420274">
                <text:p>0.2420274</text:p>
              </table:table-cell>
              <table:table-cell office:value-type="float" office:value="0.28311693">
                <text:p>0.28311693</text:p>
              </table:table-cell>
              <table:table-cell office:value-type="float" office:value="0.29419358">
                <text:p>0.2941935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4149698">
                <text:p>0.24149698</text:p>
              </table:table-cell>
              <table:table-cell office:value-type="float" office:value="0.28254723">
                <text:p>0.28254723</text:p>
              </table:table-cell>
              <table:table-cell office:value-type="float" office:value="0.29364419">
                <text:p>0.293644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4096834">
                <text:p>0.24096834</text:p>
              </table:table-cell>
              <table:table-cell office:value-type="float" office:value="0.28197884">
                <text:p>0.28197884</text:p>
              </table:table-cell>
              <table:table-cell office:value-type="float" office:value="0.29309632">
                <text:p>0.293096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4044146">
                <text:p>0.24044146</text:p>
              </table:table-cell>
              <table:table-cell office:value-type="float" office:value="0.28141177">
                <text:p>0.28141177</text:p>
              </table:table-cell>
              <table:table-cell office:value-type="float" office:value="0.29254996">
                <text:p>0.292549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3991635">
                <text:p>0.23991635</text:p>
              </table:table-cell>
              <table:table-cell office:value-type="float" office:value="0.28084602">
                <text:p>0.28084602</text:p>
              </table:table-cell>
              <table:table-cell office:value-type="float" office:value="0.29200512">
                <text:p>0.292005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3939299">
                <text:p>0.23939299</text:p>
              </table:table-cell>
              <table:table-cell office:value-type="float" office:value="0.28028159">
                <text:p>0.28028159</text:p>
              </table:table-cell>
              <table:table-cell office:value-type="float" office:value="0.29146177">
                <text:p>0.2914617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3887137">
                <text:p>0.23887137</text:p>
              </table:table-cell>
              <table:table-cell office:value-type="float" office:value="0.27971848">
                <text:p>0.27971848</text:p>
              </table:table-cell>
              <table:table-cell office:value-type="float" office:value="0.29091993">
                <text:p>0.2909199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383515">
                <text:p>0.2383515</text:p>
              </table:table-cell>
              <table:table-cell office:value-type="float" office:value="0.2791567">
                <text:p>0.2791567</text:p>
              </table:table-cell>
              <table:table-cell office:value-type="float" office:value="0.29037958">
                <text:p>0.290379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3783336">
                <text:p>0.23783336</text:p>
              </table:table-cell>
              <table:table-cell office:value-type="float" office:value="0.27859625">
                <text:p>0.27859625</text:p>
              </table:table-cell>
              <table:table-cell office:value-type="float" office:value="0.28984072">
                <text:p>0.2898407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3731694">
                <text:p>0.23731694</text:p>
              </table:table-cell>
              <table:table-cell office:value-type="float" office:value="0.27803713">
                <text:p>0.27803713</text:p>
              </table:table-cell>
              <table:table-cell office:value-type="float" office:value="0.28930334">
                <text:p>0.289303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3680225">
                <text:p>0.23680225</text:p>
              </table:table-cell>
              <table:table-cell office:value-type="float" office:value="0.27747934">
                <text:p>0.27747934</text:p>
              </table:table-cell>
              <table:table-cell office:value-type="float" office:value="0.28876744">
                <text:p>0.288767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3628926">
                <text:p>0.23628926</text:p>
              </table:table-cell>
              <table:table-cell office:value-type="float" office:value="0.27692289">
                <text:p>0.27692289</text:p>
              </table:table-cell>
              <table:table-cell office:value-type="float" office:value="0.28823302">
                <text:p>0.288233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3577799">
                <text:p>0.23577799</text:p>
              </table:table-cell>
              <table:table-cell office:value-type="float" office:value="0.27636777">
                <text:p>0.27636777</text:p>
              </table:table-cell>
              <table:table-cell office:value-type="float" office:value="0.28770006">
                <text:p>0.287700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3526841">
                <text:p>0.23526841</text:p>
              </table:table-cell>
              <table:table-cell office:value-type="float" office:value="0.27581398">
                <text:p>0.27581398</text:p>
              </table:table-cell>
              <table:table-cell office:value-type="float" office:value="0.28716856">
                <text:p>0.287168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3476052">
                <text:p>0.23476052</text:p>
              </table:table-cell>
              <table:table-cell office:value-type="float" office:value="0.27526154">
                <text:p>0.27526154</text:p>
              </table:table-cell>
              <table:table-cell office:value-type="float" office:value="0.28663852">
                <text:p>0.286638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3425432">
                <text:p>0.23425432</text:p>
              </table:table-cell>
              <table:table-cell office:value-type="float" office:value="0.27471043">
                <text:p>0.27471043</text:p>
              </table:table-cell>
              <table:table-cell office:value-type="float" office:value="0.28610993">
                <text:p>0.286109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337498">
                <text:p>0.2337498</text:p>
              </table:table-cell>
              <table:table-cell office:value-type="float" office:value="0.27416066">
                <text:p>0.27416066</text:p>
              </table:table-cell>
              <table:table-cell office:value-type="float" office:value="0.28558279">
                <text:p>0.285582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3324695">
                <text:p>0.23324695</text:p>
              </table:table-cell>
              <table:table-cell office:value-type="float" office:value="0.27361224">
                <text:p>0.27361224</text:p>
              </table:table-cell>
              <table:table-cell office:value-type="float" office:value="0.2850571">
                <text:p>0.285057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3274576">
                <text:p>0.23274576</text:p>
              </table:table-cell>
              <table:table-cell office:value-type="float" office:value="0.27306516">
                <text:p>0.27306516</text:p>
              </table:table-cell>
              <table:table-cell office:value-type="float" office:value="0.28453284">
                <text:p>0.284532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3224624">
                <text:p>0.23224624</text:p>
              </table:table-cell>
              <table:table-cell office:value-type="float" office:value="0.27251943">
                <text:p>0.27251943</text:p>
              </table:table-cell>
              <table:table-cell office:value-type="float" office:value="0.28401001">
                <text:p>0.284010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3174837">
                <text:p>0.23174837</text:p>
              </table:table-cell>
              <table:table-cell office:value-type="float" office:value="0.27197504">
                <text:p>0.27197504</text:p>
              </table:table-cell>
              <table:table-cell office:value-type="float" office:value="0.28348861">
                <text:p>0.283488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23125214">
                <text:p>0.23125214</text:p>
              </table:table-cell>
              <table:table-cell office:value-type="float" office:value="0.27143199">
                <text:p>0.27143199</text:p>
              </table:table-cell>
              <table:table-cell office:value-type="float" office:value="0.28296863">
                <text:p>0.282968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3075755">
                <text:p>0.23075755</text:p>
              </table:table-cell>
              <table:table-cell office:value-type="float" office:value="0.2708903">
                <text:p>0.2708903</text:p>
              </table:table-cell>
              <table:table-cell office:value-type="float" office:value="0.28245007">
                <text:p>0.282450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302646">
                <text:p>0.2302646</text:p>
              </table:table-cell>
              <table:table-cell office:value-type="float" office:value="0.27034995">
                <text:p>0.27034995</text:p>
              </table:table-cell>
              <table:table-cell office:value-type="float" office:value="0.28193292">
                <text:p>0.281932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2977327">
                <text:p>0.22977327</text:p>
              </table:table-cell>
              <table:table-cell office:value-type="float" office:value="0.26981095">
                <text:p>0.26981095</text:p>
              </table:table-cell>
              <table:table-cell office:value-type="float" office:value="0.28141718">
                <text:p>0.281417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2928356">
                <text:p>0.22928356</text:p>
              </table:table-cell>
              <table:table-cell office:value-type="float" office:value="0.2692733">
                <text:p>0.2692733</text:p>
              </table:table-cell>
              <table:table-cell office:value-type="float" office:value="0.28090284">
                <text:p>0.280902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2879547">
                <text:p>0.22879547</text:p>
              </table:table-cell>
              <table:table-cell office:value-type="float" office:value="0.26873701">
                <text:p>0.26873701</text:p>
              </table:table-cell>
              <table:table-cell office:value-type="float" office:value="0.28038989">
                <text:p>0.2803898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2830898">
                <text:p>0.22830898</text:p>
              </table:table-cell>
              <table:table-cell office:value-type="float" office:value="0.26820206">
                <text:p>0.26820206</text:p>
              </table:table-cell>
              <table:table-cell office:value-type="float" office:value="0.27987834">
                <text:p>0.2798783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2782409">
                <text:p>0.22782409</text:p>
              </table:table-cell>
              <table:table-cell office:value-type="float" office:value="0.26766846">
                <text:p>0.26766846</text:p>
              </table:table-cell>
              <table:table-cell office:value-type="float" office:value="0.27936818">
                <text:p>0.279368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273408">
                <text:p>0.2273408</text:p>
              </table:table-cell>
              <table:table-cell office:value-type="float" office:value="0.26713622">
                <text:p>0.26713622</text:p>
              </table:table-cell>
              <table:table-cell office:value-type="float" office:value="0.27885941">
                <text:p>0.278859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268591">
                <text:p>0.2268591</text:p>
              </table:table-cell>
              <table:table-cell office:value-type="float" office:value="0.26660533">
                <text:p>0.26660533</text:p>
              </table:table-cell>
              <table:table-cell office:value-type="float" office:value="0.27835201">
                <text:p>0.278352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2637898">
                <text:p>0.22637898</text:p>
              </table:table-cell>
              <table:table-cell office:value-type="float" office:value="0.26607579">
                <text:p>0.26607579</text:p>
              </table:table-cell>
              <table:table-cell office:value-type="float" office:value="0.27784598">
                <text:p>0.277845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2590043">
                <text:p>0.22590043</text:p>
              </table:table-cell>
              <table:table-cell office:value-type="float" office:value="0.26554761">
                <text:p>0.26554761</text:p>
              </table:table-cell>
              <table:table-cell office:value-type="float" office:value="0.27734132">
                <text:p>0.277341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2542345">
                <text:p>0.22542345</text:p>
              </table:table-cell>
              <table:table-cell office:value-type="float" office:value="0.26502078">
                <text:p>0.26502078</text:p>
              </table:table-cell>
              <table:table-cell office:value-type="float" office:value="0.27683803">
                <text:p>0.276838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2494804">
                <text:p>0.22494804</text:p>
              </table:table-cell>
              <table:table-cell office:value-type="float" office:value="0.2644953">
                <text:p>0.2644953</text:p>
              </table:table-cell>
              <table:table-cell office:value-type="float" office:value="0.27633609">
                <text:p>0.276336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2447419">
                <text:p>0.22447419</text:p>
              </table:table-cell>
              <table:table-cell office:value-type="float" office:value="0.26397117">
                <text:p>0.26397117</text:p>
              </table:table-cell>
              <table:table-cell office:value-type="float" office:value="0.27583551">
                <text:p>0.275835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2400188">
                <text:p>0.22400188</text:p>
              </table:table-cell>
              <table:table-cell office:value-type="float" office:value="0.2634484">
                <text:p>0.2634484</text:p>
              </table:table-cell>
              <table:table-cell office:value-type="float" office:value="0.27533629">
                <text:p>0.275336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2353112">
                <text:p>0.22353112</text:p>
              </table:table-cell>
              <table:table-cell office:value-type="float" office:value="0.26292698">
                <text:p>0.26292698</text:p>
              </table:table-cell>
              <table:table-cell office:value-type="float" office:value="0.2748384">
                <text:p>0.27483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230619">
                <text:p>0.2230619</text:p>
              </table:table-cell>
              <table:table-cell office:value-type="float" office:value="0.26240691">
                <text:p>0.26240691</text:p>
              </table:table-cell>
              <table:table-cell office:value-type="float" office:value="0.27434186">
                <text:p>0.274341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2259421">
                <text:p>0.22259421</text:p>
              </table:table-cell>
              <table:table-cell office:value-type="float" office:value="0.26188819">
                <text:p>0.26188819</text:p>
              </table:table-cell>
              <table:table-cell office:value-type="float" office:value="0.27384665">
                <text:p>0.273846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2212805">
                <text:p>0.22212805</text:p>
              </table:table-cell>
              <table:table-cell office:value-type="float" office:value="0.26137083">
                <text:p>0.26137083</text:p>
              </table:table-cell>
              <table:table-cell office:value-type="float" office:value="0.27335278">
                <text:p>0.2733527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2166341">
                <text:p>0.22166341</text:p>
              </table:table-cell>
              <table:table-cell office:value-type="float" office:value="0.26085481">
                <text:p>0.26085481</text:p>
              </table:table-cell>
              <table:table-cell office:value-type="float" office:value="0.27286023">
                <text:p>0.272860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2120029">
                <text:p>0.22120029</text:p>
              </table:table-cell>
              <table:table-cell office:value-type="float" office:value="0.26034015">
                <text:p>0.26034015</text:p>
              </table:table-cell>
              <table:table-cell office:value-type="float" office:value="0.272369">
                <text:p>0.2723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2073867">
                <text:p>0.22073867</text:p>
              </table:table-cell>
              <table:table-cell office:value-type="float" office:value="0.25982683">
                <text:p>0.25982683</text:p>
              </table:table-cell>
              <table:table-cell office:value-type="float" office:value="0.27187909">
                <text:p>0.271879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2027856">
                <text:p>0.22027856</text:p>
              </table:table-cell>
              <table:table-cell office:value-type="float" office:value="0.25931487">
                <text:p>0.25931487</text:p>
              </table:table-cell>
              <table:table-cell office:value-type="float" office:value="0.2713905">
                <text:p>0.27139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1981994">
                <text:p>0.21981994</text:p>
              </table:table-cell>
              <table:table-cell office:value-type="float" office:value="0.25880425">
                <text:p>0.25880425</text:p>
              </table:table-cell>
              <table:table-cell office:value-type="float" office:value="0.27090321">
                <text:p>0.270903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1936281">
                <text:p>0.21936281</text:p>
              </table:table-cell>
              <table:table-cell office:value-type="float" office:value="0.25829498">
                <text:p>0.25829498</text:p>
              </table:table-cell>
              <table:table-cell office:value-type="float" office:value="0.27041723">
                <text:p>0.270417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1890717">
                <text:p>0.21890717</text:p>
              </table:table-cell>
              <table:table-cell office:value-type="float" office:value="0.25778706">
                <text:p>0.25778706</text:p>
              </table:table-cell>
              <table:table-cell office:value-type="float" office:value="0.26993255">
                <text:p>0.269932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1845301">
                <text:p>0.21845301</text:p>
              </table:table-cell>
              <table:table-cell office:value-type="float" office:value="0.25728048">
                <text:p>0.25728048</text:p>
              </table:table-cell>
              <table:table-cell office:value-type="float" office:value="0.26944917">
                <text:p>0.269449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1800032">
                <text:p>0.21800032</text:p>
              </table:table-cell>
              <table:table-cell office:value-type="float" office:value="0.25677525">
                <text:p>0.25677525</text:p>
              </table:table-cell>
              <table:table-cell office:value-type="float" office:value="0.26896707">
                <text:p>0.268967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175491">
                <text:p>0.2175491</text:p>
              </table:table-cell>
              <table:table-cell office:value-type="float" office:value="0.25627136">
                <text:p>0.25627136</text:p>
              </table:table-cell>
              <table:table-cell office:value-type="float" office:value="0.26848627">
                <text:p>0.268486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1709935">
                <text:p>0.21709935</text:p>
              </table:table-cell>
              <table:table-cell office:value-type="float" office:value="0.25576882">
                <text:p>0.25576882</text:p>
              </table:table-cell>
              <table:table-cell office:value-type="float" office:value="0.26800674">
                <text:p>0.2680067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1665104">
                <text:p>0.21665104</text:p>
              </table:table-cell>
              <table:table-cell office:value-type="float" office:value="0.25526761">
                <text:p>0.25526761</text:p>
              </table:table-cell>
              <table:table-cell office:value-type="float" office:value="0.26752849">
                <text:p>0.267528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1620419">
                <text:p>0.21620419</text:p>
              </table:table-cell>
              <table:table-cell office:value-type="float" office:value="0.25476774">
                <text:p>0.25476774</text:p>
              </table:table-cell>
              <table:table-cell office:value-type="float" office:value="0.26705152">
                <text:p>0.267051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1575879">
                <text:p>0.21575879</text:p>
              </table:table-cell>
              <table:table-cell office:value-type="float" office:value="0.25426922">
                <text:p>0.25426922</text:p>
              </table:table-cell>
              <table:table-cell office:value-type="float" office:value="0.26657582">
                <text:p>0.266575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1531482">
                <text:p>0.21531482</text:p>
              </table:table-cell>
              <table:table-cell office:value-type="float" office:value="0.25377203">
                <text:p>0.25377203</text:p>
              </table:table-cell>
              <table:table-cell office:value-type="float" office:value="0.26610138">
                <text:p>0.2661013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1487229">
                <text:p>0.21487229</text:p>
              </table:table-cell>
              <table:table-cell office:value-type="float" office:value="0.25327617">
                <text:p>0.25327617</text:p>
              </table:table-cell>
              <table:table-cell office:value-type="float" office:value="0.2656282">
                <text:p>0.26562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1443118">
                <text:p>0.21443118</text:p>
              </table:table-cell>
              <table:table-cell office:value-type="float" office:value="0.25278165">
                <text:p>0.25278165</text:p>
              </table:table-cell>
              <table:table-cell office:value-type="float" office:value="0.26515628">
                <text:p>0.265156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139915">
                <text:p>0.2139915</text:p>
              </table:table-cell>
              <table:table-cell office:value-type="float" office:value="0.25228846">
                <text:p>0.25228846</text:p>
              </table:table-cell>
              <table:table-cell office:value-type="float" office:value="0.26468561">
                <text:p>0.2646856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21355323">
                <text:p>0.21355323</text:p>
              </table:table-cell>
              <table:table-cell office:value-type="float" office:value="0.25179661">
                <text:p>0.25179661</text:p>
              </table:table-cell>
              <table:table-cell office:value-type="float" office:value="0.26421619">
                <text:p>0.264216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21311637">
                <text:p>0.21311637</text:p>
              </table:table-cell>
              <table:table-cell office:value-type="float" office:value="0.25130608">
                <text:p>0.25130608</text:p>
              </table:table-cell>
              <table:table-cell office:value-type="float" office:value="0.26374801">
                <text:p>0.263748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1268092">
                <text:p>0.21268092</text:p>
              </table:table-cell>
              <table:table-cell office:value-type="float" office:value="0.25081688">
                <text:p>0.25081688</text:p>
              </table:table-cell>
              <table:table-cell office:value-type="float" office:value="0.26328108">
                <text:p>0.263281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1224687">
                <text:p>0.21224687</text:p>
              </table:table-cell>
              <table:table-cell office:value-type="float" office:value="0.250329">
                <text:p>0.250329</text:p>
              </table:table-cell>
              <table:table-cell office:value-type="float" office:value="0.26281537">
                <text:p>0.2628153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1181422">
                <text:p>0.21181422</text:p>
              </table:table-cell>
              <table:table-cell office:value-type="float" office:value="0.24984245">
                <text:p>0.24984245</text:p>
              </table:table-cell>
              <table:table-cell office:value-type="float" office:value="0.2623509">
                <text:p>0.26235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1138295">
                <text:p>0.21138295</text:p>
              </table:table-cell>
              <table:table-cell office:value-type="float" office:value="0.24935722">
                <text:p>0.24935722</text:p>
              </table:table-cell>
              <table:table-cell office:value-type="float" office:value="0.26188766">
                <text:p>0.261887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1095307">
                <text:p>0.21095307</text:p>
              </table:table-cell>
              <table:table-cell office:value-type="float" office:value="0.24887331">
                <text:p>0.24887331</text:p>
              </table:table-cell>
              <table:table-cell office:value-type="float" office:value="0.26142564">
                <text:p>0.2614256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1052456">
                <text:p>0.21052456</text:p>
              </table:table-cell>
              <table:table-cell office:value-type="float" office:value="0.24839072">
                <text:p>0.24839072</text:p>
              </table:table-cell>
              <table:table-cell office:value-type="float" office:value="0.26096484">
                <text:p>0.260964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1009743">
                <text:p>0.21009743</text:p>
              </table:table-cell>
              <table:table-cell office:value-type="float" office:value="0.24790944">
                <text:p>0.24790944</text:p>
              </table:table-cell>
              <table:table-cell office:value-type="float" office:value="0.26050525">
                <text:p>0.260505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0967167">
                <text:p>0.20967167</text:p>
              </table:table-cell>
              <table:table-cell office:value-type="float" office:value="0.24742948">
                <text:p>0.24742948</text:p>
              </table:table-cell>
              <table:table-cell office:value-type="float" office:value="0.26004688">
                <text:p>0.260046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0924727">
                <text:p>0.20924727</text:p>
              </table:table-cell>
              <table:table-cell office:value-type="float" office:value="0.24695083">
                <text:p>0.24695083</text:p>
              </table:table-cell>
              <table:table-cell office:value-type="float" office:value="0.25958971">
                <text:p>0.2595897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0882422">
                <text:p>0.20882422</text:p>
              </table:table-cell>
              <table:table-cell office:value-type="float" office:value="0.24647349">
                <text:p>0.24647349</text:p>
              </table:table-cell>
              <table:table-cell office:value-type="float" office:value="0.25913374">
                <text:p>0.2591337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0840253">
                <text:p>0.20840253</text:p>
              </table:table-cell>
              <table:table-cell office:value-type="float" office:value="0.24599746">
                <text:p>0.24599746</text:p>
              </table:table-cell>
              <table:table-cell office:value-type="float" office:value="0.25867897">
                <text:p>0.258678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20798218">
                <text:p>0.20798218</text:p>
              </table:table-cell>
              <table:table-cell office:value-type="float" office:value="0.24552273">
                <text:p>0.24552273</text:p>
              </table:table-cell>
              <table:table-cell office:value-type="float" office:value="0.2582254">
                <text:p>0.25822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0756318">
                <text:p>0.20756318</text:p>
              </table:table-cell>
              <table:table-cell office:value-type="float" office:value="0.2450493">
                <text:p>0.2450493</text:p>
              </table:table-cell>
              <table:table-cell office:value-type="float" office:value="0.25777301">
                <text:p>0.257773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0714551">
                <text:p>0.20714551</text:p>
              </table:table-cell>
              <table:table-cell office:value-type="float" office:value="0.24457717">
                <text:p>0.24457717</text:p>
              </table:table-cell>
              <table:table-cell office:value-type="float" office:value="0.25732182">
                <text:p>0.257321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0672917">
                <text:p>0.20672917</text:p>
              </table:table-cell>
              <table:table-cell office:value-type="float" office:value="0.24410635">
                <text:p>0.24410635</text:p>
              </table:table-cell>
              <table:table-cell office:value-type="float" office:value="0.2568718">
                <text:p>0.25687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20631416">
                <text:p>0.20631416</text:p>
              </table:table-cell>
              <table:table-cell office:value-type="float" office:value="0.24363681">
                <text:p>0.24363681</text:p>
              </table:table-cell>
              <table:table-cell office:value-type="float" office:value="0.25642297">
                <text:p>0.2564229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0590046">
                <text:p>0.20590046</text:p>
              </table:table-cell>
              <table:table-cell office:value-type="float" office:value="0.24316857">
                <text:p>0.24316857</text:p>
              </table:table-cell>
              <table:table-cell office:value-type="float" office:value="0.25597531">
                <text:p>0.255975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0548808">
                <text:p>0.20548808</text:p>
              </table:table-cell>
              <table:table-cell office:value-type="float" office:value="0.24270163">
                <text:p>0.24270163</text:p>
              </table:table-cell>
              <table:table-cell office:value-type="float" office:value="0.25552882">
                <text:p>0.2555288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0507701">
                <text:p>0.20507701</text:p>
              </table:table-cell>
              <table:table-cell office:value-type="float" office:value="0.24223597">
                <text:p>0.24223597</text:p>
              </table:table-cell>
              <table:table-cell office:value-type="float" office:value="0.2550835">
                <text:p>0.25508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0466725">
                <text:p>0.20466725</text:p>
              </table:table-cell>
              <table:table-cell office:value-type="float" office:value="0.24177159">
                <text:p>0.24177159</text:p>
              </table:table-cell>
              <table:table-cell office:value-type="float" office:value="0.25463934">
                <text:p>0.254639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0425879">
                <text:p>0.20425879</text:p>
              </table:table-cell>
              <table:table-cell office:value-type="float" office:value="0.2413085">
                <text:p>0.2413085</text:p>
              </table:table-cell>
              <table:table-cell office:value-type="float" office:value="0.25419633">
                <text:p>0.254196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0385162">
                <text:p>0.20385162</text:p>
              </table:table-cell>
              <table:table-cell office:value-type="float" office:value="0.24084669">
                <text:p>0.24084669</text:p>
              </table:table-cell>
              <table:table-cell office:value-type="float" office:value="0.25375449">
                <text:p>0.2537544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0344574">
                <text:p>0.20344574</text:p>
              </table:table-cell>
              <table:table-cell office:value-type="float" office:value="0.24038615">
                <text:p>0.24038615</text:p>
              </table:table-cell>
              <table:table-cell office:value-type="float" office:value="0.2533138">
                <text:p>0.253313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0304114">
                <text:p>0.20304114</text:p>
              </table:table-cell>
              <table:table-cell office:value-type="float" office:value="0.23992689">
                <text:p>0.23992689</text:p>
              </table:table-cell>
              <table:table-cell office:value-type="float" office:value="0.25287425">
                <text:p>0.252874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20263783">
                <text:p>0.20263783</text:p>
              </table:table-cell>
              <table:table-cell office:value-type="float" office:value="0.23946891">
                <text:p>0.23946891</text:p>
              </table:table-cell>
              <table:table-cell office:value-type="float" office:value="0.25243585">
                <text:p>0.2524358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20223579">
                <text:p>0.20223579</text:p>
              </table:table-cell>
              <table:table-cell office:value-type="float" office:value="0.23901219">
                <text:p>0.23901219</text:p>
              </table:table-cell>
              <table:table-cell office:value-type="float" office:value="0.25199858">
                <text:p>0.251998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20183502">
                <text:p>0.20183502</text:p>
              </table:table-cell>
              <table:table-cell office:value-type="float" office:value="0.23855674">
                <text:p>0.23855674</text:p>
              </table:table-cell>
              <table:table-cell office:value-type="float" office:value="0.25156246">
                <text:p>0.251562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20143551">
                <text:p>0.20143551</text:p>
              </table:table-cell>
              <table:table-cell office:value-type="float" office:value="0.23810255">
                <text:p>0.23810255</text:p>
              </table:table-cell>
              <table:table-cell office:value-type="float" office:value="0.25112746">
                <text:p>0.2511274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0103726">
                <text:p>0.20103726</text:p>
              </table:table-cell>
              <table:table-cell office:value-type="float" office:value="0.23764963">
                <text:p>0.23764963</text:p>
              </table:table-cell>
              <table:table-cell office:value-type="float" office:value="0.2506936">
                <text:p>0.250693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0064027">
                <text:p>0.20064027</text:p>
              </table:table-cell>
              <table:table-cell office:value-type="float" office:value="0.23719796">
                <text:p>0.23719796</text:p>
              </table:table-cell>
              <table:table-cell office:value-type="float" office:value="0.25026086">
                <text:p>0.250260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0024453">
                <text:p>0.20024453</text:p>
              </table:table-cell>
              <table:table-cell office:value-type="float" office:value="0.23674755">
                <text:p>0.23674755</text:p>
              </table:table-cell>
              <table:table-cell office:value-type="float" office:value="0.24982924">
                <text:p>0.249829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9985003">
                <text:p>0.19985003</text:p>
              </table:table-cell>
              <table:table-cell office:value-type="float" office:value="0.23629839">
                <text:p>0.23629839</text:p>
              </table:table-cell>
              <table:table-cell office:value-type="float" office:value="0.24939874">
                <text:p>0.249398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9945678">
                <text:p>0.19945678</text:p>
              </table:table-cell>
              <table:table-cell office:value-type="float" office:value="0.23585048">
                <text:p>0.23585048</text:p>
              </table:table-cell>
              <table:table-cell office:value-type="float" office:value="0.24896935">
                <text:p>0.248969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9906476">
                <text:p>0.19906476</text:p>
              </table:table-cell>
              <table:table-cell office:value-type="float" office:value="0.23540382">
                <text:p>0.23540382</text:p>
              </table:table-cell>
              <table:table-cell office:value-type="float" office:value="0.24854107">
                <text:p>0.248541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9867397">
                <text:p>0.19867397</text:p>
              </table:table-cell>
              <table:table-cell office:value-type="float" office:value="0.2349584">
                <text:p>0.2349584</text:p>
              </table:table-cell>
              <table:table-cell office:value-type="float" office:value="0.2481139">
                <text:p>0.24811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982844">
                <text:p>0.1982844</text:p>
              </table:table-cell>
              <table:table-cell office:value-type="float" office:value="0.23451422">
                <text:p>0.23451422</text:p>
              </table:table-cell>
              <table:table-cell office:value-type="float" office:value="0.24768783">
                <text:p>0.247687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9789606">
                <text:p>0.19789606</text:p>
              </table:table-cell>
              <table:table-cell office:value-type="float" office:value="0.23407128">
                <text:p>0.23407128</text:p>
              </table:table-cell>
              <table:table-cell office:value-type="float" office:value="0.24726286">
                <text:p>0.247262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9750893">
                <text:p>0.19750893</text:p>
              </table:table-cell>
              <table:table-cell office:value-type="float" office:value="0.23362958">
                <text:p>0.23362958</text:p>
              </table:table-cell>
              <table:table-cell office:value-type="float" office:value="0.24683899">
                <text:p>0.246838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9712302">
                <text:p>0.19712302</text:p>
              </table:table-cell>
              <table:table-cell office:value-type="float" office:value="0.2331891">
                <text:p>0.2331891</text:p>
              </table:table-cell>
              <table:table-cell office:value-type="float" office:value="0.24641621">
                <text:p>0.246416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9673831">
                <text:p>0.19673831</text:p>
              </table:table-cell>
              <table:table-cell office:value-type="float" office:value="0.23274986">
                <text:p>0.23274986</text:p>
              </table:table-cell>
              <table:table-cell office:value-type="float" office:value="0.24599451">
                <text:p>0.245994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9635481">
                <text:p>0.19635481</text:p>
              </table:table-cell>
              <table:table-cell office:value-type="float" office:value="0.23231184">
                <text:p>0.23231184</text:p>
              </table:table-cell>
              <table:table-cell office:value-type="float" office:value="0.24557391">
                <text:p>0.245573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959725">
                <text:p>0.1959725</text:p>
              </table:table-cell>
              <table:table-cell office:value-type="float" office:value="0.23187504">
                <text:p>0.23187504</text:p>
              </table:table-cell>
              <table:table-cell office:value-type="float" office:value="0.24515438">
                <text:p>0.245154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9559139">
                <text:p>0.19559139</text:p>
              </table:table-cell>
              <table:table-cell office:value-type="float" office:value="0.23143946">
                <text:p>0.23143946</text:p>
              </table:table-cell>
              <table:table-cell office:value-type="float" office:value="0.24473593">
                <text:p>0.2447359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9521146">
                <text:p>0.19521146</text:p>
              </table:table-cell>
              <table:table-cell office:value-type="float" office:value="0.2310051">
                <text:p>0.2310051</text:p>
              </table:table-cell>
              <table:table-cell office:value-type="float" office:value="0.24431855">
                <text:p>0.244318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9483272">
                <text:p>0.19483272</text:p>
              </table:table-cell>
              <table:table-cell office:value-type="float" office:value="0.23057195">
                <text:p>0.23057195</text:p>
              </table:table-cell>
              <table:table-cell office:value-type="float" office:value="0.24390225">
                <text:p>0.243902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9445516">
                <text:p>0.19445516</text:p>
              </table:table-cell>
              <table:table-cell office:value-type="float" office:value="0.23014002">
                <text:p>0.23014002</text:p>
              </table:table-cell>
              <table:table-cell office:value-type="float" office:value="0.24348701">
                <text:p>0.243487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9407877">
                <text:p>0.19407877</text:p>
              </table:table-cell>
              <table:table-cell office:value-type="float" office:value="0.22970929">
                <text:p>0.22970929</text:p>
              </table:table-cell>
              <table:table-cell office:value-type="float" office:value="0.24307284">
                <text:p>0.2430728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9370355">
                <text:p>0.19370355</text:p>
              </table:table-cell>
              <table:table-cell office:value-type="float" office:value="0.22927976">
                <text:p>0.22927976</text:p>
              </table:table-cell>
              <table:table-cell office:value-type="float" office:value="0.24265972">
                <text:p>0.2426597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933295">
                <text:p>0.1933295</text:p>
              </table:table-cell>
              <table:table-cell office:value-type="float" office:value="0.22885143">
                <text:p>0.22885143</text:p>
              </table:table-cell>
              <table:table-cell office:value-type="float" office:value="0.24224767">
                <text:p>0.242247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9295661">
                <text:p>0.19295661</text:p>
              </table:table-cell>
              <table:table-cell office:value-type="float" office:value="0.22842431">
                <text:p>0.22842431</text:p>
              </table:table-cell>
              <table:table-cell office:value-type="float" office:value="0.24183666">
                <text:p>0.2418366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9258488">
                <text:p>0.19258488</text:p>
              </table:table-cell>
              <table:table-cell office:value-type="float" office:value="0.22799837">
                <text:p>0.22799837</text:p>
              </table:table-cell>
              <table:table-cell office:value-type="float" office:value="0.24142671">
                <text:p>0.2414267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9221429">
                <text:p>0.19221429</text:p>
              </table:table-cell>
              <table:table-cell office:value-type="float" office:value="0.22757363">
                <text:p>0.22757363</text:p>
              </table:table-cell>
              <table:table-cell office:value-type="float" office:value="0.2410178">
                <text:p>0.24101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9184486">
                <text:p>0.19184486</text:p>
              </table:table-cell>
              <table:table-cell office:value-type="float" office:value="0.22715007">
                <text:p>0.22715007</text:p>
              </table:table-cell>
              <table:table-cell office:value-type="float" office:value="0.24060994">
                <text:p>0.2406099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9147657">
                <text:p>0.19147657</text:p>
              </table:table-cell>
              <table:table-cell office:value-type="float" office:value="0.2267277">
                <text:p>0.2267277</text:p>
              </table:table-cell>
              <table:table-cell office:value-type="float" office:value="0.24020311">
                <text:p>0.240203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9110942">
                <text:p>0.19110942</text:p>
              </table:table-cell>
              <table:table-cell office:value-type="float" office:value="0.22630651">
                <text:p>0.22630651</text:p>
              </table:table-cell>
              <table:table-cell office:value-type="float" office:value="0.23979732">
                <text:p>0.239797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907434">
                <text:p>0.1907434</text:p>
              </table:table-cell>
              <table:table-cell office:value-type="float" office:value="0.2258865">
                <text:p>0.2258865</text:p>
              </table:table-cell>
              <table:table-cell office:value-type="float" office:value="0.23939257">
                <text:p>0.2393925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9037851">
                <text:p>0.19037851</text:p>
              </table:table-cell>
              <table:table-cell office:value-type="float" office:value="0.22546767">
                <text:p>0.22546767</text:p>
              </table:table-cell>
              <table:table-cell office:value-type="float" office:value="0.23898884">
                <text:p>0.238988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9001475">
                <text:p>0.19001475</text:p>
              </table:table-cell>
              <table:table-cell office:value-type="float" office:value="0.22505">
                <text:p>0.22505</text:p>
              </table:table-cell>
              <table:table-cell office:value-type="float" office:value="0.23858614">
                <text:p>0.238586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8965211">
                <text:p>0.18965211</text:p>
              </table:table-cell>
              <table:table-cell office:value-type="float" office:value="0.22463351">
                <text:p>0.22463351</text:p>
              </table:table-cell>
              <table:table-cell office:value-type="float" office:value="0.23818446">
                <text:p>0.2381844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8929059">
                <text:p>0.18929059</text:p>
              </table:table-cell>
              <table:table-cell office:value-type="float" office:value="0.22421818">
                <text:p>0.22421818</text:p>
              </table:table-cell>
              <table:table-cell office:value-type="float" office:value="0.2377838">
                <text:p>0.237783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8893018">
                <text:p>0.18893018</text:p>
              </table:table-cell>
              <table:table-cell office:value-type="float" office:value="0.22380401">
                <text:p>0.22380401</text:p>
              </table:table-cell>
              <table:table-cell office:value-type="float" office:value="0.23738416">
                <text:p>0.237384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8857088">
                <text:p>0.18857088</text:p>
              </table:table-cell>
              <table:table-cell office:value-type="float" office:value="0.223391">
                <text:p>0.223391</text:p>
              </table:table-cell>
              <table:table-cell office:value-type="float" office:value="0.23698553">
                <text:p>0.236985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8821268">
                <text:p>0.18821268</text:p>
              </table:table-cell>
              <table:table-cell office:value-type="float" office:value="0.22297914">
                <text:p>0.22297914</text:p>
              </table:table-cell>
              <table:table-cell office:value-type="float" office:value="0.23658791">
                <text:p>0.236587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8785559">
                <text:p>0.18785559</text:p>
              </table:table-cell>
              <table:table-cell office:value-type="float" office:value="0.22256844">
                <text:p>0.22256844</text:p>
              </table:table-cell>
              <table:table-cell office:value-type="float" office:value="0.2361913">
                <text:p>0.23619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8749959">
                <text:p>0.18749959</text:p>
              </table:table-cell>
              <table:table-cell office:value-type="float" office:value="0.22215889">
                <text:p>0.22215889</text:p>
              </table:table-cell>
              <table:table-cell office:value-type="float" office:value="0.23579569">
                <text:p>0.2357956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8714468">
                <text:p>0.18714468</text:p>
              </table:table-cell>
              <table:table-cell office:value-type="float" office:value="0.22175048">
                <text:p>0.22175048</text:p>
              </table:table-cell>
              <table:table-cell office:value-type="float" office:value="0.23540108">
                <text:p>0.235401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8679086">
                <text:p>0.18679086</text:p>
              </table:table-cell>
              <table:table-cell office:value-type="float" office:value="0.22134321">
                <text:p>0.22134321</text:p>
              </table:table-cell>
              <table:table-cell office:value-type="float" office:value="0.23500746">
                <text:p>0.235007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8643812">
                <text:p>0.18643812</text:p>
              </table:table-cell>
              <table:table-cell office:value-type="float" office:value="0.22093709">
                <text:p>0.22093709</text:p>
              </table:table-cell>
              <table:table-cell office:value-type="float" office:value="0.23461484">
                <text:p>0.234614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8608646">
                <text:p>0.18608646</text:p>
              </table:table-cell>
              <table:table-cell office:value-type="float" office:value="0.22053209">
                <text:p>0.22053209</text:p>
              </table:table-cell>
              <table:table-cell office:value-type="float" office:value="0.23422321">
                <text:p>0.234223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8573587">
                <text:p>0.18573587</text:p>
              </table:table-cell>
              <table:table-cell office:value-type="float" office:value="0.22012823">
                <text:p>0.22012823</text:p>
              </table:table-cell>
              <table:table-cell office:value-type="float" office:value="0.23383256">
                <text:p>0.233832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8538636">
                <text:p>0.18538636</text:p>
              </table:table-cell>
              <table:table-cell office:value-type="float" office:value="0.2197255">
                <text:p>0.2197255</text:p>
              </table:table-cell>
              <table:table-cell office:value-type="float" office:value="0.2334429">
                <text:p>0.23344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8503791">
                <text:p>0.18503791</text:p>
              </table:table-cell>
              <table:table-cell office:value-type="float" office:value="0.2193239">
                <text:p>0.2193239</text:p>
              </table:table-cell>
              <table:table-cell office:value-type="float" office:value="0.23305422">
                <text:p>0.233054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469053">
                <text:p>0.18469053</text:p>
              </table:table-cell>
              <table:table-cell office:value-type="float" office:value="0.21892342">
                <text:p>0.21892342</text:p>
              </table:table-cell>
              <table:table-cell office:value-type="float" office:value="0.23266652">
                <text:p>0.232666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843442">
                <text:p>0.1843442</text:p>
              </table:table-cell>
              <table:table-cell office:value-type="float" office:value="0.21852406">
                <text:p>0.21852406</text:p>
              </table:table-cell>
              <table:table-cell office:value-type="float" office:value="0.23227979">
                <text:p>0.2322797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8399893">
                <text:p>0.18399893</text:p>
              </table:table-cell>
              <table:table-cell office:value-type="float" office:value="0.21812581">
                <text:p>0.21812581</text:p>
              </table:table-cell>
              <table:table-cell office:value-type="float" office:value="0.23189404">
                <text:p>0.231894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8365471">
                <text:p>0.18365471</text:p>
              </table:table-cell>
              <table:table-cell office:value-type="float" office:value="0.21772867">
                <text:p>0.21772867</text:p>
              </table:table-cell>
              <table:table-cell office:value-type="float" office:value="0.23150925">
                <text:p>0.231509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8331154">
                <text:p>0.18331154</text:p>
              </table:table-cell>
              <table:table-cell office:value-type="float" office:value="0.21733265">
                <text:p>0.21733265</text:p>
              </table:table-cell>
              <table:table-cell office:value-type="float" office:value="0.23112542">
                <text:p>0.231125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8296941">
                <text:p>0.18296941</text:p>
              </table:table-cell>
              <table:table-cell office:value-type="float" office:value="0.21693773">
                <text:p>0.21693773</text:p>
              </table:table-cell>
              <table:table-cell office:value-type="float" office:value="0.23074256">
                <text:p>0.2307425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8262832">
                <text:p>0.18262832</text:p>
              </table:table-cell>
              <table:table-cell office:value-type="float" office:value="0.21654391">
                <text:p>0.21654391</text:p>
              </table:table-cell>
              <table:table-cell office:value-type="float" office:value="0.23036066">
                <text:p>0.230360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8228826">
                <text:p>0.18228826</text:p>
              </table:table-cell>
              <table:table-cell office:value-type="float" office:value="0.21615119">
                <text:p>0.21615119</text:p>
              </table:table-cell>
              <table:table-cell office:value-type="float" office:value="0.22997971">
                <text:p>0.229979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8194923">
                <text:p>0.18194923</text:p>
              </table:table-cell>
              <table:table-cell office:value-type="float" office:value="0.21575957">
                <text:p>0.21575957</text:p>
              </table:table-cell>
              <table:table-cell office:value-type="float" office:value="0.22959971">
                <text:p>0.229599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8161123">
                <text:p>0.18161123</text:p>
              </table:table-cell>
              <table:table-cell office:value-type="float" office:value="0.21536904">
                <text:p>0.21536904</text:p>
              </table:table-cell>
              <table:table-cell office:value-type="float" office:value="0.22922067">
                <text:p>0.229220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8127425">
                <text:p>0.18127425</text:p>
              </table:table-cell>
              <table:table-cell office:value-type="float" office:value="0.2149796">
                <text:p>0.2149796</text:p>
              </table:table-cell>
              <table:table-cell office:value-type="float" office:value="0.22884257">
                <text:p>0.2288425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8093829">
                <text:p>0.18093829</text:p>
              </table:table-cell>
              <table:table-cell office:value-type="float" office:value="0.21459125">
                <text:p>0.21459125</text:p>
              </table:table-cell>
              <table:table-cell office:value-type="float" office:value="0.22846541">
                <text:p>0.228465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8060334">
                <text:p>0.18060334</text:p>
              </table:table-cell>
              <table:table-cell office:value-type="float" office:value="0.21420398">
                <text:p>0.21420398</text:p>
              </table:table-cell>
              <table:table-cell office:value-type="float" office:value="0.2280892">
                <text:p>0.228089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8026941">
                <text:p>0.18026941</text:p>
              </table:table-cell>
              <table:table-cell office:value-type="float" office:value="0.21381779">
                <text:p>0.21381779</text:p>
              </table:table-cell>
              <table:table-cell office:value-type="float" office:value="0.22771392">
                <text:p>0.227713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7993648">
                <text:p>0.17993648</text:p>
              </table:table-cell>
              <table:table-cell office:value-type="float" office:value="0.21343267">
                <text:p>0.21343267</text:p>
              </table:table-cell>
              <table:table-cell office:value-type="float" office:value="0.22733957">
                <text:p>0.2273395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7960456">
                <text:p>0.17960456</text:p>
              </table:table-cell>
              <table:table-cell office:value-type="float" office:value="0.21304863">
                <text:p>0.21304863</text:p>
              </table:table-cell>
              <table:table-cell office:value-type="float" office:value="0.22696616">
                <text:p>0.226966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7927364">
                <text:p>0.17927364</text:p>
              </table:table-cell>
              <table:table-cell office:value-type="float" office:value="0.21266566">
                <text:p>0.21266566</text:p>
              </table:table-cell>
              <table:table-cell office:value-type="float" office:value="0.22659368">
                <text:p>0.226593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7894371">
                <text:p>0.17894371</text:p>
              </table:table-cell>
              <table:table-cell office:value-type="float" office:value="0.21228375">
                <text:p>0.21228375</text:p>
              </table:table-cell>
              <table:table-cell office:value-type="float" office:value="0.22622212">
                <text:p>0.2262221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7861477">
                <text:p>0.17861477</text:p>
              </table:table-cell>
              <table:table-cell office:value-type="float" office:value="0.21190291">
                <text:p>0.21190291</text:p>
              </table:table-cell>
              <table:table-cell office:value-type="float" office:value="0.22585148">
                <text:p>0.225851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7828683">
                <text:p>0.17828683</text:p>
              </table:table-cell>
              <table:table-cell office:value-type="float" office:value="0.21152313">
                <text:p>0.21152313</text:p>
              </table:table-cell>
              <table:table-cell office:value-type="float" office:value="0.22548176">
                <text:p>0.2254817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7795986">
                <text:p>0.17795986</text:p>
              </table:table-cell>
              <table:table-cell office:value-type="float" office:value="0.2111444">
                <text:p>0.2111444</text:p>
              </table:table-cell>
              <table:table-cell office:value-type="float" office:value="0.22511296">
                <text:p>0.225112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7763388">
                <text:p>0.17763388</text:p>
              </table:table-cell>
              <table:table-cell office:value-type="float" office:value="0.21076673">
                <text:p>0.21076673</text:p>
              </table:table-cell>
              <table:table-cell office:value-type="float" office:value="0.22474508">
                <text:p>0.2247450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7730887">
                <text:p>0.17730887</text:p>
              </table:table-cell>
              <table:table-cell office:value-type="float" office:value="0.2103901">
                <text:p>0.2103901</text:p>
              </table:table-cell>
              <table:table-cell office:value-type="float" office:value="0.2243781">
                <text:p>0.224378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7698484">
                <text:p>0.17698484</text:p>
              </table:table-cell>
              <table:table-cell office:value-type="float" office:value="0.21001453">
                <text:p>0.21001453</text:p>
              </table:table-cell>
              <table:table-cell office:value-type="float" office:value="0.22401204">
                <text:p>0.224012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7666178">
                <text:p>0.17666178</text:p>
              </table:table-cell>
              <table:table-cell office:value-type="float" office:value="0.20963999">
                <text:p>0.20963999</text:p>
              </table:table-cell>
              <table:table-cell office:value-type="float" office:value="0.22364687">
                <text:p>0.223646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7633968">
                <text:p>0.17633968</text:p>
              </table:table-cell>
              <table:table-cell office:value-type="float" office:value="0.2092665">
                <text:p>0.2092665</text:p>
              </table:table-cell>
              <table:table-cell office:value-type="float" office:value="0.22328261">
                <text:p>0.223282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7601855">
                <text:p>0.17601855</text:p>
              </table:table-cell>
              <table:table-cell office:value-type="float" office:value="0.20889404">
                <text:p>0.20889404</text:p>
              </table:table-cell>
              <table:table-cell office:value-type="float" office:value="0.22291925">
                <text:p>0.222919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7569837">
                <text:p>0.17569837</text:p>
              </table:table-cell>
              <table:table-cell office:value-type="float" office:value="0.20852262">
                <text:p>0.20852262</text:p>
              </table:table-cell>
              <table:table-cell office:value-type="float" office:value="0.22255679">
                <text:p>0.2225567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7537915">
                <text:p>0.17537915</text:p>
              </table:table-cell>
              <table:table-cell office:value-type="float" office:value="0.20815223">
                <text:p>0.20815223</text:p>
              </table:table-cell>
              <table:table-cell office:value-type="float" office:value="0.22219522">
                <text:p>0.222195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7506088">
                <text:p>0.17506088</text:p>
              </table:table-cell>
              <table:table-cell office:value-type="float" office:value="0.20778286">
                <text:p>0.20778286</text:p>
              </table:table-cell>
              <table:table-cell office:value-type="float" office:value="0.22183454">
                <text:p>0.2218345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7474356">
                <text:p>0.17474356</text:p>
              </table:table-cell>
              <table:table-cell office:value-type="float" office:value="0.20741452">
                <text:p>0.20741452</text:p>
              </table:table-cell>
              <table:table-cell office:value-type="float" office:value="0.22147475">
                <text:p>0.221474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7442718">
                <text:p>0.17442718</text:p>
              </table:table-cell>
              <table:table-cell office:value-type="float" office:value="0.2070472">
                <text:p>0.2070472</text:p>
              </table:table-cell>
              <table:table-cell office:value-type="float" office:value="0.22111584">
                <text:p>0.2211158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7411174">
                <text:p>0.17411174</text:p>
              </table:table-cell>
              <table:table-cell office:value-type="float" office:value="0.2066809">
                <text:p>0.2066809</text:p>
              </table:table-cell>
              <table:table-cell office:value-type="float" office:value="0.22075782">
                <text:p>0.2207578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7379724">
                <text:p>0.17379724</text:p>
              </table:table-cell>
              <table:table-cell office:value-type="float" office:value="0.20631561">
                <text:p>0.20631561</text:p>
              </table:table-cell>
              <table:table-cell office:value-type="float" office:value="0.22040067">
                <text:p>0.220400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7348367">
                <text:p>0.17348367</text:p>
              </table:table-cell>
              <table:table-cell office:value-type="float" office:value="0.20595134">
                <text:p>0.20595134</text:p>
              </table:table-cell>
              <table:table-cell office:value-type="float" office:value="0.22004441">
                <text:p>0.2200444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7317103">
                <text:p>0.17317103</text:p>
              </table:table-cell>
              <table:table-cell office:value-type="float" office:value="0.20558807">
                <text:p>0.20558807</text:p>
              </table:table-cell>
              <table:table-cell office:value-type="float" office:value="0.21968901">
                <text:p>0.219689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7285932">
                <text:p>0.17285932</text:p>
              </table:table-cell>
              <table:table-cell office:value-type="float" office:value="0.2052258">
                <text:p>0.2052258</text:p>
              </table:table-cell>
              <table:table-cell office:value-type="float" office:value="0.21933449">
                <text:p>0.219334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7254854">
                <text:p>0.17254854</text:p>
              </table:table-cell>
              <table:table-cell office:value-type="float" office:value="0.20486454">
                <text:p>0.20486454</text:p>
              </table:table-cell>
              <table:table-cell office:value-type="float" office:value="0.21898084">
                <text:p>0.2189808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7223867">
                <text:p>0.17223867</text:p>
              </table:table-cell>
              <table:table-cell office:value-type="float" office:value="0.20450428">
                <text:p>0.20450428</text:p>
              </table:table-cell>
              <table:table-cell office:value-type="float" office:value="0.21862805">
                <text:p>0.218628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7192971">
                <text:p>0.17192971</text:p>
              </table:table-cell>
              <table:table-cell office:value-type="float" office:value="0.20414501">
                <text:p>0.20414501</text:p>
              </table:table-cell>
              <table:table-cell office:value-type="float" office:value="0.21827613">
                <text:p>0.218276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7162167">
                <text:p>0.17162167</text:p>
              </table:table-cell>
              <table:table-cell office:value-type="float" office:value="0.20378673">
                <text:p>0.20378673</text:p>
              </table:table-cell>
              <table:table-cell office:value-type="float" office:value="0.21792506">
                <text:p>0.217925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7131454">
                <text:p>0.17131454</text:p>
              </table:table-cell>
              <table:table-cell office:value-type="float" office:value="0.20342944">
                <text:p>0.20342944</text:p>
              </table:table-cell>
              <table:table-cell office:value-type="float" office:value="0.21757485">
                <text:p>0.2175748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7100832">
                <text:p>0.17100832</text:p>
              </table:table-cell>
              <table:table-cell office:value-type="float" office:value="0.20307314">
                <text:p>0.20307314</text:p>
              </table:table-cell>
              <table:table-cell office:value-type="float" office:value="0.2172255">
                <text:p>0.21722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7070299">
                <text:p>0.17070299</text:p>
              </table:table-cell>
              <table:table-cell office:value-type="float" office:value="0.20271782">
                <text:p>0.20271782</text:p>
              </table:table-cell>
              <table:table-cell office:value-type="float" office:value="0.216877">
                <text:p>0.21687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7039857">
                <text:p>0.17039857</text:p>
              </table:table-cell>
              <table:table-cell office:value-type="float" office:value="0.20236348">
                <text:p>0.20236348</text:p>
              </table:table-cell>
              <table:table-cell office:value-type="float" office:value="0.21652936">
                <text:p>0.216529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7009504">
                <text:p>0.17009504</text:p>
              </table:table-cell>
              <table:table-cell office:value-type="float" office:value="0.20201012">
                <text:p>0.20201012</text:p>
              </table:table-cell>
              <table:table-cell office:value-type="float" office:value="0.21618255">
                <text:p>0.216182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697924">
                <text:p>0.1697924</text:p>
              </table:table-cell>
              <table:table-cell office:value-type="float" office:value="0.20165772">
                <text:p>0.20165772</text:p>
              </table:table-cell>
              <table:table-cell office:value-type="float" office:value="0.2158366">
                <text:p>0.215836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6949065">
                <text:p>0.16949065</text:p>
              </table:table-cell>
              <table:table-cell office:value-type="float" office:value="0.2013063">
                <text:p>0.2013063</text:p>
              </table:table-cell>
              <table:table-cell office:value-type="float" office:value="0.21549148">
                <text:p>0.215491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6918979">
                <text:p>0.16918979</text:p>
              </table:table-cell>
              <table:table-cell office:value-type="float" office:value="0.20095585">
                <text:p>0.20095585</text:p>
              </table:table-cell>
              <table:table-cell office:value-type="float" office:value="0.2151472">
                <text:p>0.215147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6888981">
                <text:p>0.16888981</text:p>
              </table:table-cell>
              <table:table-cell office:value-type="float" office:value="0.20060636">
                <text:p>0.20060636</text:p>
              </table:table-cell>
              <table:table-cell office:value-type="float" office:value="0.21480376">
                <text:p>0.2148037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6859071">
                <text:p>0.16859071</text:p>
              </table:table-cell>
              <table:table-cell office:value-type="float" office:value="0.20025783">
                <text:p>0.20025783</text:p>
              </table:table-cell>
              <table:table-cell office:value-type="float" office:value="0.21446115">
                <text:p>0.214461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6829248">
                <text:p>0.16829248</text:p>
              </table:table-cell>
              <table:table-cell office:value-type="float" office:value="0.19991026">
                <text:p>0.19991026</text:p>
              </table:table-cell>
              <table:table-cell office:value-type="float" office:value="0.21411938">
                <text:p>0.214119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6799513">
                <text:p>0.16799513</text:p>
              </table:table-cell>
              <table:table-cell office:value-type="float" office:value="0.19956364">
                <text:p>0.19956364</text:p>
              </table:table-cell>
              <table:table-cell office:value-type="float" office:value="0.21377843">
                <text:p>0.2137784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6769864">
                <text:p>0.16769864</text:p>
              </table:table-cell>
              <table:table-cell office:value-type="float" office:value="0.19921797">
                <text:p>0.19921797</text:p>
              </table:table-cell>
              <table:table-cell office:value-type="float" office:value="0.21343831">
                <text:p>0.213438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6740302">
                <text:p>0.16740302</text:p>
              </table:table-cell>
              <table:table-cell office:value-type="float" office:value="0.19887326">
                <text:p>0.19887326</text:p>
              </table:table-cell>
              <table:table-cell office:value-type="float" office:value="0.21309901">
                <text:p>0.213099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6710826">
                <text:p>0.16710826</text:p>
              </table:table-cell>
              <table:table-cell office:value-type="float" office:value="0.19852948">
                <text:p>0.19852948</text:p>
              </table:table-cell>
              <table:table-cell office:value-type="float" office:value="0.21276054">
                <text:p>0.212760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6681437">
                <text:p>0.16681437</text:p>
              </table:table-cell>
              <table:table-cell office:value-type="float" office:value="0.19818665">
                <text:p>0.19818665</text:p>
              </table:table-cell>
              <table:table-cell office:value-type="float" office:value="0.21242288">
                <text:p>0.212422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6652132">
                <text:p>0.16652132</text:p>
              </table:table-cell>
              <table:table-cell office:value-type="float" office:value="0.19784476">
                <text:p>0.19784476</text:p>
              </table:table-cell>
              <table:table-cell office:value-type="float" office:value="0.21208604">
                <text:p>0.212086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6622913">
                <text:p>0.16622913</text:p>
              </table:table-cell>
              <table:table-cell office:value-type="float" office:value="0.19750381">
                <text:p>0.19750381</text:p>
              </table:table-cell>
              <table:table-cell office:value-type="float" office:value="0.21175001">
                <text:p>0.211750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6593779">
                <text:p>0.16593779</text:p>
              </table:table-cell>
              <table:table-cell office:value-type="float" office:value="0.19716379">
                <text:p>0.19716379</text:p>
              </table:table-cell>
              <table:table-cell office:value-type="float" office:value="0.21141479">
                <text:p>0.2114147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656473">
                <text:p>0.1656473</text:p>
              </table:table-cell>
              <table:table-cell office:value-type="float" office:value="0.19682469">
                <text:p>0.19682469</text:p>
              </table:table-cell>
              <table:table-cell office:value-type="float" office:value="0.21108038">
                <text:p>0.211080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6535765">
                <text:p>0.16535765</text:p>
              </table:table-cell>
              <table:table-cell office:value-type="float" office:value="0.19648653">
                <text:p>0.19648653</text:p>
              </table:table-cell>
              <table:table-cell office:value-type="float" office:value="0.21074678">
                <text:p>0.2107467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6506884">
                <text:p>0.16506884</text:p>
              </table:table-cell>
              <table:table-cell office:value-type="float" office:value="0.19614929">
                <text:p>0.19614929</text:p>
              </table:table-cell>
              <table:table-cell office:value-type="float" office:value="0.21041398">
                <text:p>0.210413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6478087">
                <text:p>0.16478087</text:p>
              </table:table-cell>
              <table:table-cell office:value-type="float" office:value="0.19581297">
                <text:p>0.19581297</text:p>
              </table:table-cell>
              <table:table-cell office:value-type="float" office:value="0.21008198">
                <text:p>0.2100819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6449373">
                <text:p>0.16449373</text:p>
              </table:table-cell>
              <table:table-cell office:value-type="float" office:value="0.19547757">
                <text:p>0.19547757</text:p>
              </table:table-cell>
              <table:table-cell office:value-type="float" office:value="0.20975077">
                <text:p>0.209750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6420742">
                <text:p>0.16420742</text:p>
              </table:table-cell>
              <table:table-cell office:value-type="float" office:value="0.19514308">
                <text:p>0.19514308</text:p>
              </table:table-cell>
              <table:table-cell office:value-type="float" office:value="0.20942037">
                <text:p>0.209420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6392194">
                <text:p>0.16392194</text:p>
              </table:table-cell>
              <table:table-cell office:value-type="float" office:value="0.19480951">
                <text:p>0.19480951</text:p>
              </table:table-cell>
              <table:table-cell office:value-type="float" office:value="0.20909075">
                <text:p>0.209090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6363728">
                <text:p>0.16363728</text:p>
              </table:table-cell>
              <table:table-cell office:value-type="float" office:value="0.19447684">
                <text:p>0.19447684</text:p>
              </table:table-cell>
              <table:table-cell office:value-type="float" office:value="0.20876193">
                <text:p>0.2087619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6335344">
                <text:p>0.16335344</text:p>
              </table:table-cell>
              <table:table-cell office:value-type="float" office:value="0.19414508">
                <text:p>0.19414508</text:p>
              </table:table-cell>
              <table:table-cell office:value-type="float" office:value="0.2084339">
                <text:p>0.20843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6307043">
                <text:p>0.16307043</text:p>
              </table:table-cell>
              <table:table-cell office:value-type="float" office:value="0.19381423">
                <text:p>0.19381423</text:p>
              </table:table-cell>
              <table:table-cell office:value-type="float" office:value="0.20810665">
                <text:p>0.20810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